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6">
      <style:text-properties fo:color="#000000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2" table:style-name="ta1">
        <table:table-column table:style-name="co1" table:number-columns-repeated="16384" table:default-cell-style-name="ce1"/>
        <table:table-row table:style-name="ro1">
          <table:table-cell table:style-name="ce3"/>
          <table:table-cell office:value-type="float" office:value="0" table:style-name="ce3">
            <text:p>000000</text:p>
          </table:table-cell>
          <table:table-cell office:value-type="float" office:value="1" table:style-name="ce3">
            <text:p>000001</text:p>
          </table:table-cell>
          <table:table-cell office:value-type="float" office:value="2" table:style-name="ce3">
            <text:p>000002</text:p>
          </table:table-cell>
          <table:table-cell office:value-type="float" office:value="3" table:style-name="ce3">
            <text:p>000003</text:p>
          </table:table-cell>
          <table:table-cell office:value-type="float" office:value="4" table:style-name="ce3">
            <text:p>000004</text:p>
          </table:table-cell>
          <table:table-cell office:value-type="float" office:value="5" table:style-name="ce3">
            <text:p>000005</text:p>
          </table:table-cell>
          <table:table-cell office:value-type="float" office:value="6" table:style-name="ce3">
            <text:p>000006</text:p>
          </table:table-cell>
          <table:table-cell office:value-type="float" office:value="7" table:style-name="ce3">
            <text:p>000007</text:p>
          </table:table-cell>
          <table:table-cell office:value-type="float" office:value="8" table:style-name="ce3">
            <text:p>000008</text:p>
          </table:table-cell>
          <table:table-cell office:value-type="float" office:value="9" table:style-name="ce3">
            <text:p>000009</text:p>
          </table:table-cell>
          <table:table-cell office:value-type="float" office:value="10" table:style-name="ce3">
            <text:p>000010</text:p>
          </table:table-cell>
          <table:table-cell office:value-type="float" office:value="11" table:style-name="ce3">
            <text:p>000011</text:p>
          </table:table-cell>
          <table:table-cell office:value-type="float" office:value="12" table:style-name="ce3">
            <text:p>000012</text:p>
          </table:table-cell>
          <table:table-cell office:value-type="float" office:value="13" table:style-name="ce3">
            <text:p>000013</text:p>
          </table:table-cell>
          <table:table-cell office:value-type="float" office:value="14" table:style-name="ce3">
            <text:p>000014</text:p>
          </table:table-cell>
          <table:table-cell office:value-type="float" office:value="15" table:style-name="ce3">
            <text:p>000015</text:p>
          </table:table-cell>
          <table:table-cell office:value-type="float" office:value="16" table:style-name="ce3">
            <text:p>000016</text:p>
          </table:table-cell>
          <table:table-cell office:value-type="float" office:value="17" table:style-name="ce3">
            <text:p>000017</text:p>
          </table:table-cell>
          <table:table-cell office:value-type="float" office:value="18" table:style-name="ce3">
            <text:p>000018</text:p>
          </table:table-cell>
          <table:table-cell office:value-type="float" office:value="19" table:style-name="ce3">
            <text:p>000019</text:p>
          </table:table-cell>
          <table:table-cell office:value-type="float" office:value="20" table:style-name="ce3">
            <text:p>000020</text:p>
          </table:table-cell>
          <table:table-cell office:value-type="float" office:value="21" table:style-name="ce3">
            <text:p>000021</text:p>
          </table:table-cell>
          <table:table-cell office:value-type="float" office:value="22" table:style-name="ce3">
            <text:p>000022</text:p>
          </table:table-cell>
          <table:table-cell office:value-type="float" office:value="23" table:style-name="ce3">
            <text:p>000023</text:p>
          </table:table-cell>
          <table:table-cell office:value-type="float" office:value="24" table:style-name="ce3">
            <text:p>000024</text:p>
          </table:table-cell>
          <table:table-cell office:value-type="float" office:value="25" table:style-name="ce3">
            <text:p>000025</text:p>
          </table:table-cell>
          <table:table-cell office:value-type="float" office:value="26" table:style-name="ce3">
            <text:p>000026</text:p>
          </table:table-cell>
          <table:table-cell office:value-type="float" office:value="27" table:style-name="ce3">
            <text:p>000027</text:p>
          </table:table-cell>
          <table:table-cell office:value-type="float" office:value="28" table:style-name="ce3">
            <text:p>000028</text:p>
          </table:table-cell>
          <table:table-cell office:value-type="float" office:value="29" table:style-name="ce3">
            <text:p>000029</text:p>
          </table:table-cell>
          <table:table-cell office:value-type="float" office:value="30" table:style-name="ce3">
            <text:p>000030</text:p>
          </table:table-cell>
          <table:table-cell office:value-type="float" office:value="31" table:style-name="ce3">
            <text:p>000031</text:p>
          </table:table-cell>
          <table:table-cell office:value-type="float" office:value="32" table:style-name="ce3">
            <text:p>000032</text:p>
          </table:table-cell>
          <table:table-cell office:value-type="float" office:value="33" table:style-name="ce3">
            <text:p>000033</text:p>
          </table:table-cell>
          <table:table-cell office:value-type="float" office:value="34" table:style-name="ce3">
            <text:p>000034</text:p>
          </table:table-cell>
          <table:table-cell office:value-type="float" office:value="35" table:style-name="ce3">
            <text:p>000035</text:p>
          </table:table-cell>
          <table:table-cell office:value-type="float" office:value="36" table:style-name="ce3">
            <text:p>000036</text:p>
          </table:table-cell>
          <table:table-cell office:value-type="float" office:value="37" table:style-name="ce3">
            <text:p>000037</text:p>
          </table:table-cell>
          <table:table-cell office:value-type="float" office:value="38" table:style-name="ce3">
            <text:p>000038</text:p>
          </table:table-cell>
          <table:table-cell office:value-type="float" office:value="39" table:style-name="ce3">
            <text:p>000039</text:p>
          </table:table-cell>
          <table:table-cell office:value-type="float" office:value="40" table:style-name="ce3">
            <text:p>000040</text:p>
          </table:table-cell>
          <table:table-cell office:value-type="float" office:value="41" table:style-name="ce3">
            <text:p>000041</text:p>
          </table:table-cell>
          <table:table-cell office:value-type="float" office:value="42" table:style-name="ce3">
            <text:p>000042</text:p>
          </table:table-cell>
          <table:table-cell office:value-type="float" office:value="43" table:style-name="ce3">
            <text:p>000043</text:p>
          </table:table-cell>
          <table:table-cell office:value-type="float" office:value="44" table:style-name="ce3">
            <text:p>000044</text:p>
          </table:table-cell>
          <table:table-cell office:value-type="float" office:value="45" table:style-name="ce3">
            <text:p>000045</text:p>
          </table:table-cell>
          <table:table-cell office:value-type="float" office:value="46" table:style-name="ce3">
            <text:p>000046</text:p>
          </table:table-cell>
          <table:table-cell office:value-type="float" office:value="47" table:style-name="ce3">
            <text:p>000047</text:p>
          </table:table-cell>
          <table:table-cell office:value-type="float" office:value="48" table:style-name="ce3">
            <text:p>000048</text:p>
          </table:table-cell>
          <table:table-cell office:value-type="float" office:value="49" table:style-name="ce3">
            <text:p>000049</text:p>
          </table:table-cell>
          <table:table-cell office:value-type="float" office:value="50" table:style-name="ce3">
            <text:p>000050</text:p>
          </table:table-cell>
          <table:table-cell office:value-type="float" office:value="51" table:style-name="ce3">
            <text:p>000051</text:p>
          </table:table-cell>
          <table:table-cell office:value-type="float" office:value="52" table:style-name="ce3">
            <text:p>000052</text:p>
          </table:table-cell>
          <table:table-cell office:value-type="float" office:value="53" table:style-name="ce3">
            <text:p>000053</text:p>
          </table:table-cell>
          <table:table-cell office:value-type="float" office:value="54" table:style-name="ce3">
            <text:p>000054</text:p>
          </table:table-cell>
          <table:table-cell office:value-type="float" office:value="55" table:style-name="ce3">
            <text:p>000055</text:p>
          </table:table-cell>
          <table:table-cell office:value-type="float" office:value="56" table:style-name="ce3">
            <text:p>000056</text:p>
          </table:table-cell>
          <table:table-cell office:value-type="float" office:value="57" table:style-name="ce3">
            <text:p>000057</text:p>
          </table:table-cell>
          <table:table-cell office:value-type="float" office:value="58" table:style-name="ce3">
            <text:p>000058</text:p>
          </table:table-cell>
          <table:table-cell office:value-type="float" office:value="59" table:style-name="ce3">
            <text:p>000059</text:p>
          </table:table-cell>
          <table:table-cell office:value-type="float" office:value="60" table:style-name="ce3">
            <text:p>000060</text:p>
          </table:table-cell>
          <table:table-cell office:value-type="float" office:value="61" table:style-name="ce3">
            <text:p>000061</text:p>
          </table:table-cell>
          <table:table-cell office:value-type="float" office:value="62" table:style-name="ce3">
            <text:p>000062</text:p>
          </table:table-cell>
          <table:table-cell office:value-type="float" office:value="63" table:style-name="ce3">
            <text:p>000063</text:p>
          </table:table-cell>
          <table:table-cell table:number-columns-repeated="16319"/>
        </table:table-row>
        <table:table-row table:style-name="ro1">
          <table:table-cell office:value-type="float" office:value="0" table:style-name="ce3">
            <text:p>000000</text:p>
          </table:table-cell>
          <table:table-cell office:value-type="float" office:value="0" table:formula="of:=BITXOR([.$A2];[.B$1])" table:style-name="ce2">
            <text:p>000000</text:p>
          </table:table-cell>
          <table:table-cell office:value-type="float" office:value="1" table:formula="of:=BITXOR([.$A2];[.C$1])" table:style-name="ce2">
            <text:p>000001</text:p>
          </table:table-cell>
          <table:table-cell office:value-type="float" office:value="2" table:formula="of:=BITXOR([.$A2];[.D$1])" table:style-name="ce2">
            <text:p>000002</text:p>
          </table:table-cell>
          <table:table-cell office:value-type="float" office:value="3" table:formula="of:=BITXOR([.$A2];[.E$1])" table:style-name="ce2">
            <text:p>000003</text:p>
          </table:table-cell>
          <table:table-cell office:value-type="float" office:value="4" table:formula="of:=BITXOR([.$A2];[.F$1])" table:style-name="ce2">
            <text:p>000004</text:p>
          </table:table-cell>
          <table:table-cell office:value-type="float" office:value="5" table:formula="of:=BITXOR([.$A2];[.G$1])" table:style-name="ce2">
            <text:p>000005</text:p>
          </table:table-cell>
          <table:table-cell office:value-type="float" office:value="6" table:formula="of:=BITXOR([.$A2];[.H$1])" table:style-name="ce2">
            <text:p>000006</text:p>
          </table:table-cell>
          <table:table-cell office:value-type="float" office:value="7" table:formula="of:=BITXOR([.$A2];[.I$1])" table:style-name="ce2">
            <text:p>000007</text:p>
          </table:table-cell>
          <table:table-cell office:value-type="float" office:value="8" table:formula="of:=BITXOR([.$A2];[.J$1])" table:style-name="ce2">
            <text:p>000008</text:p>
          </table:table-cell>
          <table:table-cell office:value-type="float" office:value="9" table:formula="of:=BITXOR([.$A2];[.K$1])" table:style-name="ce2">
            <text:p>000009</text:p>
          </table:table-cell>
          <table:table-cell office:value-type="float" office:value="10" table:formula="of:=BITXOR([.$A2];[.L$1])" table:style-name="ce2">
            <text:p>000010</text:p>
          </table:table-cell>
          <table:table-cell office:value-type="float" office:value="11" table:formula="of:=BITXOR([.$A2];[.M$1])" table:style-name="ce2">
            <text:p>000011</text:p>
          </table:table-cell>
          <table:table-cell office:value-type="float" office:value="12" table:formula="of:=BITXOR([.$A2];[.N$1])" table:style-name="ce2">
            <text:p>000012</text:p>
          </table:table-cell>
          <table:table-cell office:value-type="float" office:value="13" table:formula="of:=BITXOR([.$A2];[.O$1])" table:style-name="ce2">
            <text:p>000013</text:p>
          </table:table-cell>
          <table:table-cell office:value-type="float" office:value="14" table:formula="of:=BITXOR([.$A2];[.P$1])" table:style-name="ce2">
            <text:p>000014</text:p>
          </table:table-cell>
          <table:table-cell office:value-type="float" office:value="15" table:formula="of:=BITXOR([.$A2];[.Q$1])" table:style-name="ce2">
            <text:p>000015</text:p>
          </table:table-cell>
          <table:table-cell office:value-type="float" office:value="16" table:formula="of:=BITXOR([.$A2];[.R$1])" table:style-name="ce2">
            <text:p>000016</text:p>
          </table:table-cell>
          <table:table-cell office:value-type="float" office:value="17" table:formula="of:=BITXOR([.$A2];[.S$1])" table:style-name="ce2">
            <text:p>000017</text:p>
          </table:table-cell>
          <table:table-cell office:value-type="float" office:value="18" table:formula="of:=BITXOR([.$A2];[.T$1])" table:style-name="ce2">
            <text:p>000018</text:p>
          </table:table-cell>
          <table:table-cell office:value-type="float" office:value="19" table:formula="of:=BITXOR([.$A2];[.U$1])" table:style-name="ce2">
            <text:p>000019</text:p>
          </table:table-cell>
          <table:table-cell office:value-type="float" office:value="20" table:formula="of:=BITXOR([.$A2];[.V$1])" table:style-name="ce2">
            <text:p>000020</text:p>
          </table:table-cell>
          <table:table-cell office:value-type="float" office:value="21" table:formula="of:=BITXOR([.$A2];[.W$1])" table:style-name="ce2">
            <text:p>000021</text:p>
          </table:table-cell>
          <table:table-cell office:value-type="float" office:value="22" table:formula="of:=BITXOR([.$A2];[.X$1])" table:style-name="ce2">
            <text:p>000022</text:p>
          </table:table-cell>
          <table:table-cell office:value-type="float" office:value="23" table:formula="of:=BITXOR([.$A2];[.Y$1])" table:style-name="ce2">
            <text:p>000023</text:p>
          </table:table-cell>
          <table:table-cell office:value-type="float" office:value="24" table:formula="of:=BITXOR([.$A2];[.Z$1])" table:style-name="ce2">
            <text:p>000024</text:p>
          </table:table-cell>
          <table:table-cell office:value-type="float" office:value="25" table:formula="of:=BITXOR([.$A2];[.AA$1])" table:style-name="ce2">
            <text:p>000025</text:p>
          </table:table-cell>
          <table:table-cell office:value-type="float" office:value="26" table:formula="of:=BITXOR([.$A2];[.AB$1])" table:style-name="ce2">
            <text:p>000026</text:p>
          </table:table-cell>
          <table:table-cell office:value-type="float" office:value="27" table:formula="of:=BITXOR([.$A2];[.AC$1])" table:style-name="ce2">
            <text:p>000027</text:p>
          </table:table-cell>
          <table:table-cell office:value-type="float" office:value="28" table:formula="of:=BITXOR([.$A2];[.AD$1])" table:style-name="ce2">
            <text:p>000028</text:p>
          </table:table-cell>
          <table:table-cell office:value-type="float" office:value="29" table:formula="of:=BITXOR([.$A2];[.AE$1])" table:style-name="ce2">
            <text:p>000029</text:p>
          </table:table-cell>
          <table:table-cell office:value-type="float" office:value="30" table:formula="of:=BITXOR([.$A2];[.AF$1])" table:style-name="ce2">
            <text:p>000030</text:p>
          </table:table-cell>
          <table:table-cell office:value-type="float" office:value="31" table:formula="of:=BITXOR([.$A2];[.AG$1])" table:style-name="ce2">
            <text:p>000031</text:p>
          </table:table-cell>
          <table:table-cell office:value-type="float" office:value="32" table:formula="of:=BITXOR([.$A2];[.AH$1])" table:style-name="ce2">
            <text:p>000032</text:p>
          </table:table-cell>
          <table:table-cell office:value-type="float" office:value="33" table:formula="of:=BITXOR([.$A2];[.AI$1])" table:style-name="ce2">
            <text:p>000033</text:p>
          </table:table-cell>
          <table:table-cell office:value-type="float" office:value="34" table:formula="of:=BITXOR([.$A2];[.AJ$1])" table:style-name="ce2">
            <text:p>000034</text:p>
          </table:table-cell>
          <table:table-cell office:value-type="float" office:value="35" table:formula="of:=BITXOR([.$A2];[.AK$1])" table:style-name="ce2">
            <text:p>000035</text:p>
          </table:table-cell>
          <table:table-cell office:value-type="float" office:value="36" table:formula="of:=BITXOR([.$A2];[.AL$1])" table:style-name="ce2">
            <text:p>000036</text:p>
          </table:table-cell>
          <table:table-cell office:value-type="float" office:value="37" table:formula="of:=BITXOR([.$A2];[.AM$1])" table:style-name="ce2">
            <text:p>000037</text:p>
          </table:table-cell>
          <table:table-cell office:value-type="float" office:value="38" table:formula="of:=BITXOR([.$A2];[.AN$1])" table:style-name="ce2">
            <text:p>000038</text:p>
          </table:table-cell>
          <table:table-cell office:value-type="float" office:value="39" table:formula="of:=BITXOR([.$A2];[.AO$1])" table:style-name="ce2">
            <text:p>000039</text:p>
          </table:table-cell>
          <table:table-cell office:value-type="float" office:value="40" table:formula="of:=BITXOR([.$A2];[.AP$1])" table:style-name="ce2">
            <text:p>000040</text:p>
          </table:table-cell>
          <table:table-cell office:value-type="float" office:value="41" table:formula="of:=BITXOR([.$A2];[.AQ$1])" table:style-name="ce2">
            <text:p>000041</text:p>
          </table:table-cell>
          <table:table-cell office:value-type="float" office:value="42" table:formula="of:=BITXOR([.$A2];[.AR$1])" table:style-name="ce2">
            <text:p>000042</text:p>
          </table:table-cell>
          <table:table-cell office:value-type="float" office:value="43" table:formula="of:=BITXOR([.$A2];[.AS$1])" table:style-name="ce2">
            <text:p>000043</text:p>
          </table:table-cell>
          <table:table-cell office:value-type="float" office:value="44" table:formula="of:=BITXOR([.$A2];[.AT$1])" table:style-name="ce2">
            <text:p>000044</text:p>
          </table:table-cell>
          <table:table-cell office:value-type="float" office:value="45" table:formula="of:=BITXOR([.$A2];[.AU$1])" table:style-name="ce2">
            <text:p>000045</text:p>
          </table:table-cell>
          <table:table-cell office:value-type="float" office:value="46" table:formula="of:=BITXOR([.$A2];[.AV$1])" table:style-name="ce2">
            <text:p>000046</text:p>
          </table:table-cell>
          <table:table-cell office:value-type="float" office:value="47" table:formula="of:=BITXOR([.$A2];[.AW$1])" table:style-name="ce2">
            <text:p>000047</text:p>
          </table:table-cell>
          <table:table-cell office:value-type="float" office:value="48" table:formula="of:=BITXOR([.$A2];[.AX$1])" table:style-name="ce2">
            <text:p>000048</text:p>
          </table:table-cell>
          <table:table-cell office:value-type="float" office:value="49" table:formula="of:=BITXOR([.$A2];[.AY$1])" table:style-name="ce2">
            <text:p>000049</text:p>
          </table:table-cell>
          <table:table-cell office:value-type="float" office:value="50" table:formula="of:=BITXOR([.$A2];[.AZ$1])" table:style-name="ce2">
            <text:p>000050</text:p>
          </table:table-cell>
          <table:table-cell office:value-type="float" office:value="51" table:formula="of:=BITXOR([.$A2];[.BA$1])" table:style-name="ce2">
            <text:p>000051</text:p>
          </table:table-cell>
          <table:table-cell office:value-type="float" office:value="52" table:formula="of:=BITXOR([.$A2];[.BB$1])" table:style-name="ce2">
            <text:p>000052</text:p>
          </table:table-cell>
          <table:table-cell office:value-type="float" office:value="53" table:formula="of:=BITXOR([.$A2];[.BC$1])" table:style-name="ce2">
            <text:p>000053</text:p>
          </table:table-cell>
          <table:table-cell office:value-type="float" office:value="54" table:formula="of:=BITXOR([.$A2];[.BD$1])" table:style-name="ce2">
            <text:p>000054</text:p>
          </table:table-cell>
          <table:table-cell office:value-type="float" office:value="55" table:formula="of:=BITXOR([.$A2];[.BE$1])" table:style-name="ce2">
            <text:p>000055</text:p>
          </table:table-cell>
          <table:table-cell office:value-type="float" office:value="56" table:formula="of:=BITXOR([.$A2];[.BF$1])" table:style-name="ce2">
            <text:p>000056</text:p>
          </table:table-cell>
          <table:table-cell office:value-type="float" office:value="57" table:formula="of:=BITXOR([.$A2];[.BG$1])" table:style-name="ce2">
            <text:p>000057</text:p>
          </table:table-cell>
          <table:table-cell office:value-type="float" office:value="58" table:formula="of:=BITXOR([.$A2];[.BH$1])" table:style-name="ce2">
            <text:p>000058</text:p>
          </table:table-cell>
          <table:table-cell office:value-type="float" office:value="59" table:formula="of:=BITXOR([.$A2];[.BI$1])" table:style-name="ce2">
            <text:p>000059</text:p>
          </table:table-cell>
          <table:table-cell office:value-type="float" office:value="60" table:formula="of:=BITXOR([.$A2];[.BJ$1])" table:style-name="ce2">
            <text:p>000060</text:p>
          </table:table-cell>
          <table:table-cell office:value-type="float" office:value="61" table:formula="of:=BITXOR([.$A2];[.BK$1])" table:style-name="ce2">
            <text:p>000061</text:p>
          </table:table-cell>
          <table:table-cell office:value-type="float" office:value="62" table:formula="of:=BITXOR([.$A2];[.BL$1])" table:style-name="ce2">
            <text:p>000062</text:p>
          </table:table-cell>
          <table:table-cell office:value-type="float" office:value="63" table:formula="of:=BITXOR([.$A2];[.BM$1])" table:style-name="ce2">
            <text:p>000063</text:p>
          </table:table-cell>
          <table:table-cell table:number-columns-repeated="16319"/>
        </table:table-row>
        <table:table-row table:style-name="ro1">
          <table:table-cell office:value-type="float" office:value="1" table:style-name="ce3">
            <text:p>000001</text:p>
          </table:table-cell>
          <table:table-cell office:value-type="float" office:value="1" table:formula="of:=BITXOR([.$A3];[.B$1])" table:style-name="ce2">
            <text:p>000001</text:p>
          </table:table-cell>
          <table:table-cell office:value-type="float" office:value="0" table:formula="of:=BITXOR([.$A3];[.C$1])" table:style-name="ce2">
            <text:p>000000</text:p>
          </table:table-cell>
          <table:table-cell office:value-type="float" office:value="3" table:formula="of:=BITXOR([.$A3];[.D$1])" table:style-name="ce2">
            <text:p>000003</text:p>
          </table:table-cell>
          <table:table-cell office:value-type="float" office:value="2" table:formula="of:=BITXOR([.$A3];[.E$1])" table:style-name="ce2">
            <text:p>000002</text:p>
          </table:table-cell>
          <table:table-cell office:value-type="float" office:value="5" table:formula="of:=BITXOR([.$A3];[.F$1])" table:style-name="ce2">
            <text:p>000005</text:p>
          </table:table-cell>
          <table:table-cell office:value-type="float" office:value="4" table:formula="of:=BITXOR([.$A3];[.G$1])" table:style-name="ce2">
            <text:p>000004</text:p>
          </table:table-cell>
          <table:table-cell office:value-type="float" office:value="7" table:formula="of:=BITXOR([.$A3];[.H$1])" table:style-name="ce2">
            <text:p>000007</text:p>
          </table:table-cell>
          <table:table-cell office:value-type="float" office:value="6" table:formula="of:=BITXOR([.$A3];[.I$1])" table:style-name="ce2">
            <text:p>000006</text:p>
          </table:table-cell>
          <table:table-cell office:value-type="float" office:value="9" table:formula="of:=BITXOR([.$A3];[.J$1])" table:style-name="ce2">
            <text:p>000009</text:p>
          </table:table-cell>
          <table:table-cell office:value-type="float" office:value="8" table:formula="of:=BITXOR([.$A3];[.K$1])" table:style-name="ce2">
            <text:p>000008</text:p>
          </table:table-cell>
          <table:table-cell office:value-type="float" office:value="11" table:formula="of:=BITXOR([.$A3];[.L$1])" table:style-name="ce2">
            <text:p>000011</text:p>
          </table:table-cell>
          <table:table-cell office:value-type="float" office:value="10" table:formula="of:=BITXOR([.$A3];[.M$1])" table:style-name="ce2">
            <text:p>000010</text:p>
          </table:table-cell>
          <table:table-cell office:value-type="float" office:value="13" table:formula="of:=BITXOR([.$A3];[.N$1])" table:style-name="ce2">
            <text:p>000013</text:p>
          </table:table-cell>
          <table:table-cell office:value-type="float" office:value="12" table:formula="of:=BITXOR([.$A3];[.O$1])" table:style-name="ce2">
            <text:p>000012</text:p>
          </table:table-cell>
          <table:table-cell office:value-type="float" office:value="15" table:formula="of:=BITXOR([.$A3];[.P$1])" table:style-name="ce2">
            <text:p>000015</text:p>
          </table:table-cell>
          <table:table-cell office:value-type="float" office:value="14" table:formula="of:=BITXOR([.$A3];[.Q$1])" table:style-name="ce2">
            <text:p>000014</text:p>
          </table:table-cell>
          <table:table-cell office:value-type="float" office:value="17" table:formula="of:=BITXOR([.$A3];[.R$1])" table:style-name="ce2">
            <text:p>000017</text:p>
          </table:table-cell>
          <table:table-cell office:value-type="float" office:value="16" table:formula="of:=BITXOR([.$A3];[.S$1])" table:style-name="ce2">
            <text:p>000016</text:p>
          </table:table-cell>
          <table:table-cell office:value-type="float" office:value="19" table:formula="of:=BITXOR([.$A3];[.T$1])" table:style-name="ce2">
            <text:p>000019</text:p>
          </table:table-cell>
          <table:table-cell office:value-type="float" office:value="18" table:formula="of:=BITXOR([.$A3];[.U$1])" table:style-name="ce2">
            <text:p>000018</text:p>
          </table:table-cell>
          <table:table-cell office:value-type="float" office:value="21" table:formula="of:=BITXOR([.$A3];[.V$1])" table:style-name="ce2">
            <text:p>000021</text:p>
          </table:table-cell>
          <table:table-cell office:value-type="float" office:value="20" table:formula="of:=BITXOR([.$A3];[.W$1])" table:style-name="ce2">
            <text:p>000020</text:p>
          </table:table-cell>
          <table:table-cell office:value-type="float" office:value="23" table:formula="of:=BITXOR([.$A3];[.X$1])" table:style-name="ce2">
            <text:p>000023</text:p>
          </table:table-cell>
          <table:table-cell office:value-type="float" office:value="22" table:formula="of:=BITXOR([.$A3];[.Y$1])" table:style-name="ce2">
            <text:p>000022</text:p>
          </table:table-cell>
          <table:table-cell office:value-type="float" office:value="25" table:formula="of:=BITXOR([.$A3];[.Z$1])" table:style-name="ce2">
            <text:p>000025</text:p>
          </table:table-cell>
          <table:table-cell office:value-type="float" office:value="24" table:formula="of:=BITXOR([.$A3];[.AA$1])" table:style-name="ce2">
            <text:p>000024</text:p>
          </table:table-cell>
          <table:table-cell office:value-type="float" office:value="27" table:formula="of:=BITXOR([.$A3];[.AB$1])" table:style-name="ce2">
            <text:p>000027</text:p>
          </table:table-cell>
          <table:table-cell office:value-type="float" office:value="26" table:formula="of:=BITXOR([.$A3];[.AC$1])" table:style-name="ce2">
            <text:p>000026</text:p>
          </table:table-cell>
          <table:table-cell office:value-type="float" office:value="29" table:formula="of:=BITXOR([.$A3];[.AD$1])" table:style-name="ce2">
            <text:p>000029</text:p>
          </table:table-cell>
          <table:table-cell office:value-type="float" office:value="28" table:formula="of:=BITXOR([.$A3];[.AE$1])" table:style-name="ce2">
            <text:p>000028</text:p>
          </table:table-cell>
          <table:table-cell office:value-type="float" office:value="31" table:formula="of:=BITXOR([.$A3];[.AF$1])" table:style-name="ce2">
            <text:p>000031</text:p>
          </table:table-cell>
          <table:table-cell office:value-type="float" office:value="30" table:formula="of:=BITXOR([.$A3];[.AG$1])" table:style-name="ce2">
            <text:p>000030</text:p>
          </table:table-cell>
          <table:table-cell office:value-type="float" office:value="33" table:formula="of:=BITXOR([.$A3];[.AH$1])" table:style-name="ce2">
            <text:p>000033</text:p>
          </table:table-cell>
          <table:table-cell office:value-type="float" office:value="32" table:formula="of:=BITXOR([.$A3];[.AI$1])" table:style-name="ce2">
            <text:p>000032</text:p>
          </table:table-cell>
          <table:table-cell office:value-type="float" office:value="35" table:formula="of:=BITXOR([.$A3];[.AJ$1])" table:style-name="ce2">
            <text:p>000035</text:p>
          </table:table-cell>
          <table:table-cell office:value-type="float" office:value="34" table:formula="of:=BITXOR([.$A3];[.AK$1])" table:style-name="ce2">
            <text:p>000034</text:p>
          </table:table-cell>
          <table:table-cell office:value-type="float" office:value="37" table:formula="of:=BITXOR([.$A3];[.AL$1])" table:style-name="ce2">
            <text:p>000037</text:p>
          </table:table-cell>
          <table:table-cell office:value-type="float" office:value="36" table:formula="of:=BITXOR([.$A3];[.AM$1])" table:style-name="ce2">
            <text:p>000036</text:p>
          </table:table-cell>
          <table:table-cell office:value-type="float" office:value="39" table:formula="of:=BITXOR([.$A3];[.AN$1])" table:style-name="ce2">
            <text:p>000039</text:p>
          </table:table-cell>
          <table:table-cell office:value-type="float" office:value="38" table:formula="of:=BITXOR([.$A3];[.AO$1])" table:style-name="ce2">
            <text:p>000038</text:p>
          </table:table-cell>
          <table:table-cell office:value-type="float" office:value="41" table:formula="of:=BITXOR([.$A3];[.AP$1])" table:style-name="ce2">
            <text:p>000041</text:p>
          </table:table-cell>
          <table:table-cell office:value-type="float" office:value="40" table:formula="of:=BITXOR([.$A3];[.AQ$1])" table:style-name="ce2">
            <text:p>000040</text:p>
          </table:table-cell>
          <table:table-cell office:value-type="float" office:value="43" table:formula="of:=BITXOR([.$A3];[.AR$1])" table:style-name="ce2">
            <text:p>000043</text:p>
          </table:table-cell>
          <table:table-cell office:value-type="float" office:value="42" table:formula="of:=BITXOR([.$A3];[.AS$1])" table:style-name="ce2">
            <text:p>000042</text:p>
          </table:table-cell>
          <table:table-cell office:value-type="float" office:value="45" table:formula="of:=BITXOR([.$A3];[.AT$1])" table:style-name="ce2">
            <text:p>000045</text:p>
          </table:table-cell>
          <table:table-cell office:value-type="float" office:value="44" table:formula="of:=BITXOR([.$A3];[.AU$1])" table:style-name="ce2">
            <text:p>000044</text:p>
          </table:table-cell>
          <table:table-cell office:value-type="float" office:value="47" table:formula="of:=BITXOR([.$A3];[.AV$1])" table:style-name="ce2">
            <text:p>000047</text:p>
          </table:table-cell>
          <table:table-cell office:value-type="float" office:value="46" table:formula="of:=BITXOR([.$A3];[.AW$1])" table:style-name="ce2">
            <text:p>000046</text:p>
          </table:table-cell>
          <table:table-cell office:value-type="float" office:value="49" table:formula="of:=BITXOR([.$A3];[.AX$1])" table:style-name="ce2">
            <text:p>000049</text:p>
          </table:table-cell>
          <table:table-cell office:value-type="float" office:value="48" table:formula="of:=BITXOR([.$A3];[.AY$1])" table:style-name="ce2">
            <text:p>000048</text:p>
          </table:table-cell>
          <table:table-cell office:value-type="float" office:value="51" table:formula="of:=BITXOR([.$A3];[.AZ$1])" table:style-name="ce2">
            <text:p>000051</text:p>
          </table:table-cell>
          <table:table-cell office:value-type="float" office:value="50" table:formula="of:=BITXOR([.$A3];[.BA$1])" table:style-name="ce2">
            <text:p>000050</text:p>
          </table:table-cell>
          <table:table-cell office:value-type="float" office:value="53" table:formula="of:=BITXOR([.$A3];[.BB$1])" table:style-name="ce2">
            <text:p>000053</text:p>
          </table:table-cell>
          <table:table-cell office:value-type="float" office:value="52" table:formula="of:=BITXOR([.$A3];[.BC$1])" table:style-name="ce2">
            <text:p>000052</text:p>
          </table:table-cell>
          <table:table-cell office:value-type="float" office:value="55" table:formula="of:=BITXOR([.$A3];[.BD$1])" table:style-name="ce2">
            <text:p>000055</text:p>
          </table:table-cell>
          <table:table-cell office:value-type="float" office:value="54" table:formula="of:=BITXOR([.$A3];[.BE$1])" table:style-name="ce2">
            <text:p>000054</text:p>
          </table:table-cell>
          <table:table-cell office:value-type="float" office:value="57" table:formula="of:=BITXOR([.$A3];[.BF$1])" table:style-name="ce2">
            <text:p>000057</text:p>
          </table:table-cell>
          <table:table-cell office:value-type="float" office:value="56" table:formula="of:=BITXOR([.$A3];[.BG$1])" table:style-name="ce2">
            <text:p>000056</text:p>
          </table:table-cell>
          <table:table-cell office:value-type="float" office:value="59" table:formula="of:=BITXOR([.$A3];[.BH$1])" table:style-name="ce2">
            <text:p>000059</text:p>
          </table:table-cell>
          <table:table-cell office:value-type="float" office:value="58" table:formula="of:=BITXOR([.$A3];[.BI$1])" table:style-name="ce2">
            <text:p>000058</text:p>
          </table:table-cell>
          <table:table-cell office:value-type="float" office:value="61" table:formula="of:=BITXOR([.$A3];[.BJ$1])" table:style-name="ce2">
            <text:p>000061</text:p>
          </table:table-cell>
          <table:table-cell office:value-type="float" office:value="60" table:formula="of:=BITXOR([.$A3];[.BK$1])" table:style-name="ce2">
            <text:p>000060</text:p>
          </table:table-cell>
          <table:table-cell office:value-type="float" office:value="63" table:formula="of:=BITXOR([.$A3];[.BL$1])" table:style-name="ce2">
            <text:p>000063</text:p>
          </table:table-cell>
          <table:table-cell office:value-type="float" office:value="62" table:formula="of:=BITXOR([.$A3];[.BM$1])" table:style-name="ce2">
            <text:p>000062</text:p>
          </table:table-cell>
          <table:table-cell table:number-columns-repeated="16319"/>
        </table:table-row>
        <table:table-row table:style-name="ro1">
          <table:table-cell office:value-type="float" office:value="2" table:style-name="ce3">
            <text:p>000002</text:p>
          </table:table-cell>
          <table:table-cell office:value-type="float" office:value="2" table:formula="of:=BITXOR([.$A4];[.B$1])" table:style-name="ce2">
            <text:p>000002</text:p>
          </table:table-cell>
          <table:table-cell office:value-type="float" office:value="3" table:formula="of:=BITXOR([.$A4];[.C$1])" table:style-name="ce2">
            <text:p>000003</text:p>
          </table:table-cell>
          <table:table-cell office:value-type="float" office:value="0" table:formula="of:=BITXOR([.$A4];[.D$1])" table:style-name="ce2">
            <text:p>000000</text:p>
          </table:table-cell>
          <table:table-cell office:value-type="float" office:value="1" table:formula="of:=BITXOR([.$A4];[.E$1])" table:style-name="ce2">
            <text:p>000001</text:p>
          </table:table-cell>
          <table:table-cell office:value-type="float" office:value="6" table:formula="of:=BITXOR([.$A4];[.F$1])" table:style-name="ce2">
            <text:p>000006</text:p>
          </table:table-cell>
          <table:table-cell office:value-type="float" office:value="7" table:formula="of:=BITXOR([.$A4];[.G$1])" table:style-name="ce2">
            <text:p>000007</text:p>
          </table:table-cell>
          <table:table-cell office:value-type="float" office:value="4" table:formula="of:=BITXOR([.$A4];[.H$1])" table:style-name="ce2">
            <text:p>000004</text:p>
          </table:table-cell>
          <table:table-cell office:value-type="float" office:value="5" table:formula="of:=BITXOR([.$A4];[.I$1])" table:style-name="ce2">
            <text:p>000005</text:p>
          </table:table-cell>
          <table:table-cell office:value-type="float" office:value="10" table:formula="of:=BITXOR([.$A4];[.J$1])" table:style-name="ce2">
            <text:p>000010</text:p>
          </table:table-cell>
          <table:table-cell office:value-type="float" office:value="11" table:formula="of:=BITXOR([.$A4];[.K$1])" table:style-name="ce2">
            <text:p>000011</text:p>
          </table:table-cell>
          <table:table-cell office:value-type="float" office:value="8" table:formula="of:=BITXOR([.$A4];[.L$1])" table:style-name="ce2">
            <text:p>000008</text:p>
          </table:table-cell>
          <table:table-cell office:value-type="float" office:value="9" table:formula="of:=BITXOR([.$A4];[.M$1])" table:style-name="ce2">
            <text:p>000009</text:p>
          </table:table-cell>
          <table:table-cell office:value-type="float" office:value="14" table:formula="of:=BITXOR([.$A4];[.N$1])" table:style-name="ce2">
            <text:p>000014</text:p>
          </table:table-cell>
          <table:table-cell office:value-type="float" office:value="15" table:formula="of:=BITXOR([.$A4];[.O$1])" table:style-name="ce2">
            <text:p>000015</text:p>
          </table:table-cell>
          <table:table-cell office:value-type="float" office:value="12" table:formula="of:=BITXOR([.$A4];[.P$1])" table:style-name="ce2">
            <text:p>000012</text:p>
          </table:table-cell>
          <table:table-cell office:value-type="float" office:value="13" table:formula="of:=BITXOR([.$A4];[.Q$1])" table:style-name="ce2">
            <text:p>000013</text:p>
          </table:table-cell>
          <table:table-cell office:value-type="float" office:value="18" table:formula="of:=BITXOR([.$A4];[.R$1])" table:style-name="ce2">
            <text:p>000018</text:p>
          </table:table-cell>
          <table:table-cell office:value-type="float" office:value="19" table:formula="of:=BITXOR([.$A4];[.S$1])" table:style-name="ce2">
            <text:p>000019</text:p>
          </table:table-cell>
          <table:table-cell office:value-type="float" office:value="16" table:formula="of:=BITXOR([.$A4];[.T$1])" table:style-name="ce2">
            <text:p>000016</text:p>
          </table:table-cell>
          <table:table-cell office:value-type="float" office:value="17" table:formula="of:=BITXOR([.$A4];[.U$1])" table:style-name="ce2">
            <text:p>000017</text:p>
          </table:table-cell>
          <table:table-cell office:value-type="float" office:value="22" table:formula="of:=BITXOR([.$A4];[.V$1])" table:style-name="ce2">
            <text:p>000022</text:p>
          </table:table-cell>
          <table:table-cell office:value-type="float" office:value="23" table:formula="of:=BITXOR([.$A4];[.W$1])" table:style-name="ce2">
            <text:p>000023</text:p>
          </table:table-cell>
          <table:table-cell office:value-type="float" office:value="20" table:formula="of:=BITXOR([.$A4];[.X$1])" table:style-name="ce2">
            <text:p>000020</text:p>
          </table:table-cell>
          <table:table-cell office:value-type="float" office:value="21" table:formula="of:=BITXOR([.$A4];[.Y$1])" table:style-name="ce2">
            <text:p>000021</text:p>
          </table:table-cell>
          <table:table-cell office:value-type="float" office:value="26" table:formula="of:=BITXOR([.$A4];[.Z$1])" table:style-name="ce2">
            <text:p>000026</text:p>
          </table:table-cell>
          <table:table-cell office:value-type="float" office:value="27" table:formula="of:=BITXOR([.$A4];[.AA$1])" table:style-name="ce2">
            <text:p>000027</text:p>
          </table:table-cell>
          <table:table-cell office:value-type="float" office:value="24" table:formula="of:=BITXOR([.$A4];[.AB$1])" table:style-name="ce2">
            <text:p>000024</text:p>
          </table:table-cell>
          <table:table-cell office:value-type="float" office:value="25" table:formula="of:=BITXOR([.$A4];[.AC$1])" table:style-name="ce2">
            <text:p>000025</text:p>
          </table:table-cell>
          <table:table-cell office:value-type="float" office:value="30" table:formula="of:=BITXOR([.$A4];[.AD$1])" table:style-name="ce2">
            <text:p>000030</text:p>
          </table:table-cell>
          <table:table-cell office:value-type="float" office:value="31" table:formula="of:=BITXOR([.$A4];[.AE$1])" table:style-name="ce2">
            <text:p>000031</text:p>
          </table:table-cell>
          <table:table-cell office:value-type="float" office:value="28" table:formula="of:=BITXOR([.$A4];[.AF$1])" table:style-name="ce2">
            <text:p>000028</text:p>
          </table:table-cell>
          <table:table-cell office:value-type="float" office:value="29" table:formula="of:=BITXOR([.$A4];[.AG$1])" table:style-name="ce2">
            <text:p>000029</text:p>
          </table:table-cell>
          <table:table-cell office:value-type="float" office:value="34" table:formula="of:=BITXOR([.$A4];[.AH$1])" table:style-name="ce2">
            <text:p>000034</text:p>
          </table:table-cell>
          <table:table-cell office:value-type="float" office:value="35" table:formula="of:=BITXOR([.$A4];[.AI$1])" table:style-name="ce2">
            <text:p>000035</text:p>
          </table:table-cell>
          <table:table-cell office:value-type="float" office:value="32" table:formula="of:=BITXOR([.$A4];[.AJ$1])" table:style-name="ce2">
            <text:p>000032</text:p>
          </table:table-cell>
          <table:table-cell office:value-type="float" office:value="33" table:formula="of:=BITXOR([.$A4];[.AK$1])" table:style-name="ce2">
            <text:p>000033</text:p>
          </table:table-cell>
          <table:table-cell office:value-type="float" office:value="38" table:formula="of:=BITXOR([.$A4];[.AL$1])" table:style-name="ce2">
            <text:p>000038</text:p>
          </table:table-cell>
          <table:table-cell office:value-type="float" office:value="39" table:formula="of:=BITXOR([.$A4];[.AM$1])" table:style-name="ce2">
            <text:p>000039</text:p>
          </table:table-cell>
          <table:table-cell office:value-type="float" office:value="36" table:formula="of:=BITXOR([.$A4];[.AN$1])" table:style-name="ce2">
            <text:p>000036</text:p>
          </table:table-cell>
          <table:table-cell office:value-type="float" office:value="37" table:formula="of:=BITXOR([.$A4];[.AO$1])" table:style-name="ce2">
            <text:p>000037</text:p>
          </table:table-cell>
          <table:table-cell office:value-type="float" office:value="42" table:formula="of:=BITXOR([.$A4];[.AP$1])" table:style-name="ce2">
            <text:p>000042</text:p>
          </table:table-cell>
          <table:table-cell office:value-type="float" office:value="43" table:formula="of:=BITXOR([.$A4];[.AQ$1])" table:style-name="ce2">
            <text:p>000043</text:p>
          </table:table-cell>
          <table:table-cell office:value-type="float" office:value="40" table:formula="of:=BITXOR([.$A4];[.AR$1])" table:style-name="ce2">
            <text:p>000040</text:p>
          </table:table-cell>
          <table:table-cell office:value-type="float" office:value="41" table:formula="of:=BITXOR([.$A4];[.AS$1])" table:style-name="ce2">
            <text:p>000041</text:p>
          </table:table-cell>
          <table:table-cell office:value-type="float" office:value="46" table:formula="of:=BITXOR([.$A4];[.AT$1])" table:style-name="ce2">
            <text:p>000046</text:p>
          </table:table-cell>
          <table:table-cell office:value-type="float" office:value="47" table:formula="of:=BITXOR([.$A4];[.AU$1])" table:style-name="ce2">
            <text:p>000047</text:p>
          </table:table-cell>
          <table:table-cell office:value-type="float" office:value="44" table:formula="of:=BITXOR([.$A4];[.AV$1])" table:style-name="ce2">
            <text:p>000044</text:p>
          </table:table-cell>
          <table:table-cell office:value-type="float" office:value="45" table:formula="of:=BITXOR([.$A4];[.AW$1])" table:style-name="ce2">
            <text:p>000045</text:p>
          </table:table-cell>
          <table:table-cell office:value-type="float" office:value="50" table:formula="of:=BITXOR([.$A4];[.AX$1])" table:style-name="ce2">
            <text:p>000050</text:p>
          </table:table-cell>
          <table:table-cell office:value-type="float" office:value="51" table:formula="of:=BITXOR([.$A4];[.AY$1])" table:style-name="ce2">
            <text:p>000051</text:p>
          </table:table-cell>
          <table:table-cell office:value-type="float" office:value="48" table:formula="of:=BITXOR([.$A4];[.AZ$1])" table:style-name="ce2">
            <text:p>000048</text:p>
          </table:table-cell>
          <table:table-cell office:value-type="float" office:value="49" table:formula="of:=BITXOR([.$A4];[.BA$1])" table:style-name="ce2">
            <text:p>000049</text:p>
          </table:table-cell>
          <table:table-cell office:value-type="float" office:value="54" table:formula="of:=BITXOR([.$A4];[.BB$1])" table:style-name="ce2">
            <text:p>000054</text:p>
          </table:table-cell>
          <table:table-cell office:value-type="float" office:value="55" table:formula="of:=BITXOR([.$A4];[.BC$1])" table:style-name="ce2">
            <text:p>000055</text:p>
          </table:table-cell>
          <table:table-cell office:value-type="float" office:value="52" table:formula="of:=BITXOR([.$A4];[.BD$1])" table:style-name="ce2">
            <text:p>000052</text:p>
          </table:table-cell>
          <table:table-cell office:value-type="float" office:value="53" table:formula="of:=BITXOR([.$A4];[.BE$1])" table:style-name="ce2">
            <text:p>000053</text:p>
          </table:table-cell>
          <table:table-cell office:value-type="float" office:value="58" table:formula="of:=BITXOR([.$A4];[.BF$1])" table:style-name="ce2">
            <text:p>000058</text:p>
          </table:table-cell>
          <table:table-cell office:value-type="float" office:value="59" table:formula="of:=BITXOR([.$A4];[.BG$1])" table:style-name="ce2">
            <text:p>000059</text:p>
          </table:table-cell>
          <table:table-cell office:value-type="float" office:value="56" table:formula="of:=BITXOR([.$A4];[.BH$1])" table:style-name="ce2">
            <text:p>000056</text:p>
          </table:table-cell>
          <table:table-cell office:value-type="float" office:value="57" table:formula="of:=BITXOR([.$A4];[.BI$1])" table:style-name="ce2">
            <text:p>000057</text:p>
          </table:table-cell>
          <table:table-cell office:value-type="float" office:value="62" table:formula="of:=BITXOR([.$A4];[.BJ$1])" table:style-name="ce2">
            <text:p>000062</text:p>
          </table:table-cell>
          <table:table-cell office:value-type="float" office:value="63" table:formula="of:=BITXOR([.$A4];[.BK$1])" table:style-name="ce2">
            <text:p>000063</text:p>
          </table:table-cell>
          <table:table-cell office:value-type="float" office:value="60" table:formula="of:=BITXOR([.$A4];[.BL$1])" table:style-name="ce2">
            <text:p>000060</text:p>
          </table:table-cell>
          <table:table-cell office:value-type="float" office:value="61" table:formula="of:=BITXOR([.$A4];[.BM$1])" table:style-name="ce2">
            <text:p>000061</text:p>
          </table:table-cell>
          <table:table-cell table:number-columns-repeated="16319"/>
        </table:table-row>
        <table:table-row table:style-name="ro1">
          <table:table-cell office:value-type="float" office:value="3" table:style-name="ce3">
            <text:p>000003</text:p>
          </table:table-cell>
          <table:table-cell office:value-type="float" office:value="3" table:formula="of:=BITXOR([.$A5];[.B$1])" table:style-name="ce2">
            <text:p>000003</text:p>
          </table:table-cell>
          <table:table-cell office:value-type="float" office:value="2" table:formula="of:=BITXOR([.$A5];[.C$1])" table:style-name="ce2">
            <text:p>000002</text:p>
          </table:table-cell>
          <table:table-cell office:value-type="float" office:value="1" table:formula="of:=BITXOR([.$A5];[.D$1])" table:style-name="ce2">
            <text:p>000001</text:p>
          </table:table-cell>
          <table:table-cell office:value-type="float" office:value="0" table:formula="of:=BITXOR([.$A5];[.E$1])" table:style-name="ce2">
            <text:p>000000</text:p>
          </table:table-cell>
          <table:table-cell office:value-type="float" office:value="7" table:formula="of:=BITXOR([.$A5];[.F$1])" table:style-name="ce2">
            <text:p>000007</text:p>
          </table:table-cell>
          <table:table-cell office:value-type="float" office:value="6" table:formula="of:=BITXOR([.$A5];[.G$1])" table:style-name="ce2">
            <text:p>000006</text:p>
          </table:table-cell>
          <table:table-cell office:value-type="float" office:value="5" table:formula="of:=BITXOR([.$A5];[.H$1])" table:style-name="ce2">
            <text:p>000005</text:p>
          </table:table-cell>
          <table:table-cell office:value-type="float" office:value="4" table:formula="of:=BITXOR([.$A5];[.I$1])" table:style-name="ce2">
            <text:p>000004</text:p>
          </table:table-cell>
          <table:table-cell office:value-type="float" office:value="11" table:formula="of:=BITXOR([.$A5];[.J$1])" table:style-name="ce2">
            <text:p>000011</text:p>
          </table:table-cell>
          <table:table-cell office:value-type="float" office:value="10" table:formula="of:=BITXOR([.$A5];[.K$1])" table:style-name="ce2">
            <text:p>000010</text:p>
          </table:table-cell>
          <table:table-cell office:value-type="float" office:value="9" table:formula="of:=BITXOR([.$A5];[.L$1])" table:style-name="ce2">
            <text:p>000009</text:p>
          </table:table-cell>
          <table:table-cell office:value-type="float" office:value="8" table:formula="of:=BITXOR([.$A5];[.M$1])" table:style-name="ce2">
            <text:p>000008</text:p>
          </table:table-cell>
          <table:table-cell office:value-type="float" office:value="15" table:formula="of:=BITXOR([.$A5];[.N$1])" table:style-name="ce2">
            <text:p>000015</text:p>
          </table:table-cell>
          <table:table-cell office:value-type="float" office:value="14" table:formula="of:=BITXOR([.$A5];[.O$1])" table:style-name="ce2">
            <text:p>000014</text:p>
          </table:table-cell>
          <table:table-cell office:value-type="float" office:value="13" table:formula="of:=BITXOR([.$A5];[.P$1])" table:style-name="ce2">
            <text:p>000013</text:p>
          </table:table-cell>
          <table:table-cell office:value-type="float" office:value="12" table:formula="of:=BITXOR([.$A5];[.Q$1])" table:style-name="ce2">
            <text:p>000012</text:p>
          </table:table-cell>
          <table:table-cell office:value-type="float" office:value="19" table:formula="of:=BITXOR([.$A5];[.R$1])" table:style-name="ce2">
            <text:p>000019</text:p>
          </table:table-cell>
          <table:table-cell office:value-type="float" office:value="18" table:formula="of:=BITXOR([.$A5];[.S$1])" table:style-name="ce2">
            <text:p>000018</text:p>
          </table:table-cell>
          <table:table-cell office:value-type="float" office:value="17" table:formula="of:=BITXOR([.$A5];[.T$1])" table:style-name="ce2">
            <text:p>000017</text:p>
          </table:table-cell>
          <table:table-cell office:value-type="float" office:value="16" table:formula="of:=BITXOR([.$A5];[.U$1])" table:style-name="ce2">
            <text:p>000016</text:p>
          </table:table-cell>
          <table:table-cell office:value-type="float" office:value="23" table:formula="of:=BITXOR([.$A5];[.V$1])" table:style-name="ce2">
            <text:p>000023</text:p>
          </table:table-cell>
          <table:table-cell office:value-type="float" office:value="22" table:formula="of:=BITXOR([.$A5];[.W$1])" table:style-name="ce2">
            <text:p>000022</text:p>
          </table:table-cell>
          <table:table-cell office:value-type="float" office:value="21" table:formula="of:=BITXOR([.$A5];[.X$1])" table:style-name="ce2">
            <text:p>000021</text:p>
          </table:table-cell>
          <table:table-cell office:value-type="float" office:value="20" table:formula="of:=BITXOR([.$A5];[.Y$1])" table:style-name="ce2">
            <text:p>000020</text:p>
          </table:table-cell>
          <table:table-cell office:value-type="float" office:value="27" table:formula="of:=BITXOR([.$A5];[.Z$1])" table:style-name="ce2">
            <text:p>000027</text:p>
          </table:table-cell>
          <table:table-cell office:value-type="float" office:value="26" table:formula="of:=BITXOR([.$A5];[.AA$1])" table:style-name="ce2">
            <text:p>000026</text:p>
          </table:table-cell>
          <table:table-cell office:value-type="float" office:value="25" table:formula="of:=BITXOR([.$A5];[.AB$1])" table:style-name="ce2">
            <text:p>000025</text:p>
          </table:table-cell>
          <table:table-cell office:value-type="float" office:value="24" table:formula="of:=BITXOR([.$A5];[.AC$1])" table:style-name="ce2">
            <text:p>000024</text:p>
          </table:table-cell>
          <table:table-cell office:value-type="float" office:value="31" table:formula="of:=BITXOR([.$A5];[.AD$1])" table:style-name="ce2">
            <text:p>000031</text:p>
          </table:table-cell>
          <table:table-cell office:value-type="float" office:value="30" table:formula="of:=BITXOR([.$A5];[.AE$1])" table:style-name="ce2">
            <text:p>000030</text:p>
          </table:table-cell>
          <table:table-cell office:value-type="float" office:value="29" table:formula="of:=BITXOR([.$A5];[.AF$1])" table:style-name="ce2">
            <text:p>000029</text:p>
          </table:table-cell>
          <table:table-cell office:value-type="float" office:value="28" table:formula="of:=BITXOR([.$A5];[.AG$1])" table:style-name="ce2">
            <text:p>000028</text:p>
          </table:table-cell>
          <table:table-cell office:value-type="float" office:value="35" table:formula="of:=BITXOR([.$A5];[.AH$1])" table:style-name="ce2">
            <text:p>000035</text:p>
          </table:table-cell>
          <table:table-cell office:value-type="float" office:value="34" table:formula="of:=BITXOR([.$A5];[.AI$1])" table:style-name="ce2">
            <text:p>000034</text:p>
          </table:table-cell>
          <table:table-cell office:value-type="float" office:value="33" table:formula="of:=BITXOR([.$A5];[.AJ$1])" table:style-name="ce2">
            <text:p>000033</text:p>
          </table:table-cell>
          <table:table-cell office:value-type="float" office:value="32" table:formula="of:=BITXOR([.$A5];[.AK$1])" table:style-name="ce2">
            <text:p>000032</text:p>
          </table:table-cell>
          <table:table-cell office:value-type="float" office:value="39" table:formula="of:=BITXOR([.$A5];[.AL$1])" table:style-name="ce2">
            <text:p>000039</text:p>
          </table:table-cell>
          <table:table-cell office:value-type="float" office:value="38" table:formula="of:=BITXOR([.$A5];[.AM$1])" table:style-name="ce2">
            <text:p>000038</text:p>
          </table:table-cell>
          <table:table-cell office:value-type="float" office:value="37" table:formula="of:=BITXOR([.$A5];[.AN$1])" table:style-name="ce2">
            <text:p>000037</text:p>
          </table:table-cell>
          <table:table-cell office:value-type="float" office:value="36" table:formula="of:=BITXOR([.$A5];[.AO$1])" table:style-name="ce2">
            <text:p>000036</text:p>
          </table:table-cell>
          <table:table-cell office:value-type="float" office:value="43" table:formula="of:=BITXOR([.$A5];[.AP$1])" table:style-name="ce2">
            <text:p>000043</text:p>
          </table:table-cell>
          <table:table-cell office:value-type="float" office:value="42" table:formula="of:=BITXOR([.$A5];[.AQ$1])" table:style-name="ce2">
            <text:p>000042</text:p>
          </table:table-cell>
          <table:table-cell office:value-type="float" office:value="41" table:formula="of:=BITXOR([.$A5];[.AR$1])" table:style-name="ce2">
            <text:p>000041</text:p>
          </table:table-cell>
          <table:table-cell office:value-type="float" office:value="40" table:formula="of:=BITXOR([.$A5];[.AS$1])" table:style-name="ce2">
            <text:p>000040</text:p>
          </table:table-cell>
          <table:table-cell office:value-type="float" office:value="47" table:formula="of:=BITXOR([.$A5];[.AT$1])" table:style-name="ce2">
            <text:p>000047</text:p>
          </table:table-cell>
          <table:table-cell office:value-type="float" office:value="46" table:formula="of:=BITXOR([.$A5];[.AU$1])" table:style-name="ce2">
            <text:p>000046</text:p>
          </table:table-cell>
          <table:table-cell office:value-type="float" office:value="45" table:formula="of:=BITXOR([.$A5];[.AV$1])" table:style-name="ce2">
            <text:p>000045</text:p>
          </table:table-cell>
          <table:table-cell office:value-type="float" office:value="44" table:formula="of:=BITXOR([.$A5];[.AW$1])" table:style-name="ce2">
            <text:p>000044</text:p>
          </table:table-cell>
          <table:table-cell office:value-type="float" office:value="51" table:formula="of:=BITXOR([.$A5];[.AX$1])" table:style-name="ce2">
            <text:p>000051</text:p>
          </table:table-cell>
          <table:table-cell office:value-type="float" office:value="50" table:formula="of:=BITXOR([.$A5];[.AY$1])" table:style-name="ce2">
            <text:p>000050</text:p>
          </table:table-cell>
          <table:table-cell office:value-type="float" office:value="49" table:formula="of:=BITXOR([.$A5];[.AZ$1])" table:style-name="ce2">
            <text:p>000049</text:p>
          </table:table-cell>
          <table:table-cell office:value-type="float" office:value="48" table:formula="of:=BITXOR([.$A5];[.BA$1])" table:style-name="ce2">
            <text:p>000048</text:p>
          </table:table-cell>
          <table:table-cell office:value-type="float" office:value="55" table:formula="of:=BITXOR([.$A5];[.BB$1])" table:style-name="ce2">
            <text:p>000055</text:p>
          </table:table-cell>
          <table:table-cell office:value-type="float" office:value="54" table:formula="of:=BITXOR([.$A5];[.BC$1])" table:style-name="ce2">
            <text:p>000054</text:p>
          </table:table-cell>
          <table:table-cell office:value-type="float" office:value="53" table:formula="of:=BITXOR([.$A5];[.BD$1])" table:style-name="ce2">
            <text:p>000053</text:p>
          </table:table-cell>
          <table:table-cell office:value-type="float" office:value="52" table:formula="of:=BITXOR([.$A5];[.BE$1])" table:style-name="ce2">
            <text:p>000052</text:p>
          </table:table-cell>
          <table:table-cell office:value-type="float" office:value="59" table:formula="of:=BITXOR([.$A5];[.BF$1])" table:style-name="ce2">
            <text:p>000059</text:p>
          </table:table-cell>
          <table:table-cell office:value-type="float" office:value="58" table:formula="of:=BITXOR([.$A5];[.BG$1])" table:style-name="ce2">
            <text:p>000058</text:p>
          </table:table-cell>
          <table:table-cell office:value-type="float" office:value="57" table:formula="of:=BITXOR([.$A5];[.BH$1])" table:style-name="ce2">
            <text:p>000057</text:p>
          </table:table-cell>
          <table:table-cell office:value-type="float" office:value="56" table:formula="of:=BITXOR([.$A5];[.BI$1])" table:style-name="ce2">
            <text:p>000056</text:p>
          </table:table-cell>
          <table:table-cell office:value-type="float" office:value="63" table:formula="of:=BITXOR([.$A5];[.BJ$1])" table:style-name="ce2">
            <text:p>000063</text:p>
          </table:table-cell>
          <table:table-cell office:value-type="float" office:value="62" table:formula="of:=BITXOR([.$A5];[.BK$1])" table:style-name="ce2">
            <text:p>000062</text:p>
          </table:table-cell>
          <table:table-cell office:value-type="float" office:value="61" table:formula="of:=BITXOR([.$A5];[.BL$1])" table:style-name="ce2">
            <text:p>000061</text:p>
          </table:table-cell>
          <table:table-cell office:value-type="float" office:value="60" table:formula="of:=BITXOR([.$A5];[.BM$1])" table:style-name="ce2">
            <text:p>000060</text:p>
          </table:table-cell>
          <table:table-cell table:number-columns-repeated="16319"/>
        </table:table-row>
        <table:table-row table:style-name="ro1">
          <table:table-cell office:value-type="float" office:value="4" table:style-name="ce3">
            <text:p>000004</text:p>
          </table:table-cell>
          <table:table-cell office:value-type="float" office:value="4" table:formula="of:=BITXOR([.$A6];[.B$1])" table:style-name="ce2">
            <text:p>000004</text:p>
          </table:table-cell>
          <table:table-cell office:value-type="float" office:value="5" table:formula="of:=BITXOR([.$A6];[.C$1])" table:style-name="ce2">
            <text:p>000005</text:p>
          </table:table-cell>
          <table:table-cell office:value-type="float" office:value="6" table:formula="of:=BITXOR([.$A6];[.D$1])" table:style-name="ce2">
            <text:p>000006</text:p>
          </table:table-cell>
          <table:table-cell office:value-type="float" office:value="7" table:formula="of:=BITXOR([.$A6];[.E$1])" table:style-name="ce2">
            <text:p>000007</text:p>
          </table:table-cell>
          <table:table-cell office:value-type="float" office:value="0" table:formula="of:=BITXOR([.$A6];[.F$1])" table:style-name="ce2">
            <text:p>000000</text:p>
          </table:table-cell>
          <table:table-cell office:value-type="float" office:value="1" table:formula="of:=BITXOR([.$A6];[.G$1])" table:style-name="ce2">
            <text:p>000001</text:p>
          </table:table-cell>
          <table:table-cell office:value-type="float" office:value="2" table:formula="of:=BITXOR([.$A6];[.H$1])" table:style-name="ce2">
            <text:p>000002</text:p>
          </table:table-cell>
          <table:table-cell office:value-type="float" office:value="3" table:formula="of:=BITXOR([.$A6];[.I$1])" table:style-name="ce2">
            <text:p>000003</text:p>
          </table:table-cell>
          <table:table-cell office:value-type="float" office:value="12" table:formula="of:=BITXOR([.$A6];[.J$1])" table:style-name="ce2">
            <text:p>000012</text:p>
          </table:table-cell>
          <table:table-cell office:value-type="float" office:value="13" table:formula="of:=BITXOR([.$A6];[.K$1])" table:style-name="ce2">
            <text:p>000013</text:p>
          </table:table-cell>
          <table:table-cell office:value-type="float" office:value="14" table:formula="of:=BITXOR([.$A6];[.L$1])" table:style-name="ce2">
            <text:p>000014</text:p>
          </table:table-cell>
          <table:table-cell office:value-type="float" office:value="15" table:formula="of:=BITXOR([.$A6];[.M$1])" table:style-name="ce2">
            <text:p>000015</text:p>
          </table:table-cell>
          <table:table-cell office:value-type="float" office:value="8" table:formula="of:=BITXOR([.$A6];[.N$1])" table:style-name="ce2">
            <text:p>000008</text:p>
          </table:table-cell>
          <table:table-cell office:value-type="float" office:value="9" table:formula="of:=BITXOR([.$A6];[.O$1])" table:style-name="ce2">
            <text:p>000009</text:p>
          </table:table-cell>
          <table:table-cell office:value-type="float" office:value="10" table:formula="of:=BITXOR([.$A6];[.P$1])" table:style-name="ce2">
            <text:p>000010</text:p>
          </table:table-cell>
          <table:table-cell office:value-type="float" office:value="11" table:formula="of:=BITXOR([.$A6];[.Q$1])" table:style-name="ce2">
            <text:p>000011</text:p>
          </table:table-cell>
          <table:table-cell office:value-type="float" office:value="20" table:formula="of:=BITXOR([.$A6];[.R$1])" table:style-name="ce2">
            <text:p>000020</text:p>
          </table:table-cell>
          <table:table-cell office:value-type="float" office:value="21" table:formula="of:=BITXOR([.$A6];[.S$1])" table:style-name="ce2">
            <text:p>000021</text:p>
          </table:table-cell>
          <table:table-cell office:value-type="float" office:value="22" table:formula="of:=BITXOR([.$A6];[.T$1])" table:style-name="ce2">
            <text:p>000022</text:p>
          </table:table-cell>
          <table:table-cell office:value-type="float" office:value="23" table:formula="of:=BITXOR([.$A6];[.U$1])" table:style-name="ce2">
            <text:p>000023</text:p>
          </table:table-cell>
          <table:table-cell office:value-type="float" office:value="16" table:formula="of:=BITXOR([.$A6];[.V$1])" table:style-name="ce2">
            <text:p>000016</text:p>
          </table:table-cell>
          <table:table-cell office:value-type="float" office:value="17" table:formula="of:=BITXOR([.$A6];[.W$1])" table:style-name="ce2">
            <text:p>000017</text:p>
          </table:table-cell>
          <table:table-cell office:value-type="float" office:value="18" table:formula="of:=BITXOR([.$A6];[.X$1])" table:style-name="ce2">
            <text:p>000018</text:p>
          </table:table-cell>
          <table:table-cell office:value-type="float" office:value="19" table:formula="of:=BITXOR([.$A6];[.Y$1])" table:style-name="ce2">
            <text:p>000019</text:p>
          </table:table-cell>
          <table:table-cell office:value-type="float" office:value="28" table:formula="of:=BITXOR([.$A6];[.Z$1])" table:style-name="ce2">
            <text:p>000028</text:p>
          </table:table-cell>
          <table:table-cell office:value-type="float" office:value="29" table:formula="of:=BITXOR([.$A6];[.AA$1])" table:style-name="ce2">
            <text:p>000029</text:p>
          </table:table-cell>
          <table:table-cell office:value-type="float" office:value="30" table:formula="of:=BITXOR([.$A6];[.AB$1])" table:style-name="ce2">
            <text:p>000030</text:p>
          </table:table-cell>
          <table:table-cell office:value-type="float" office:value="31" table:formula="of:=BITXOR([.$A6];[.AC$1])" table:style-name="ce2">
            <text:p>000031</text:p>
          </table:table-cell>
          <table:table-cell office:value-type="float" office:value="24" table:formula="of:=BITXOR([.$A6];[.AD$1])" table:style-name="ce2">
            <text:p>000024</text:p>
          </table:table-cell>
          <table:table-cell office:value-type="float" office:value="25" table:formula="of:=BITXOR([.$A6];[.AE$1])" table:style-name="ce2">
            <text:p>000025</text:p>
          </table:table-cell>
          <table:table-cell office:value-type="float" office:value="26" table:formula="of:=BITXOR([.$A6];[.AF$1])" table:style-name="ce2">
            <text:p>000026</text:p>
          </table:table-cell>
          <table:table-cell office:value-type="float" office:value="27" table:formula="of:=BITXOR([.$A6];[.AG$1])" table:style-name="ce2">
            <text:p>000027</text:p>
          </table:table-cell>
          <table:table-cell office:value-type="float" office:value="36" table:formula="of:=BITXOR([.$A6];[.AH$1])" table:style-name="ce2">
            <text:p>000036</text:p>
          </table:table-cell>
          <table:table-cell office:value-type="float" office:value="37" table:formula="of:=BITXOR([.$A6];[.AI$1])" table:style-name="ce2">
            <text:p>000037</text:p>
          </table:table-cell>
          <table:table-cell office:value-type="float" office:value="38" table:formula="of:=BITXOR([.$A6];[.AJ$1])" table:style-name="ce2">
            <text:p>000038</text:p>
          </table:table-cell>
          <table:table-cell office:value-type="float" office:value="39" table:formula="of:=BITXOR([.$A6];[.AK$1])" table:style-name="ce2">
            <text:p>000039</text:p>
          </table:table-cell>
          <table:table-cell office:value-type="float" office:value="32" table:formula="of:=BITXOR([.$A6];[.AL$1])" table:style-name="ce2">
            <text:p>000032</text:p>
          </table:table-cell>
          <table:table-cell office:value-type="float" office:value="33" table:formula="of:=BITXOR([.$A6];[.AM$1])" table:style-name="ce2">
            <text:p>000033</text:p>
          </table:table-cell>
          <table:table-cell office:value-type="float" office:value="34" table:formula="of:=BITXOR([.$A6];[.AN$1])" table:style-name="ce2">
            <text:p>000034</text:p>
          </table:table-cell>
          <table:table-cell office:value-type="float" office:value="35" table:formula="of:=BITXOR([.$A6];[.AO$1])" table:style-name="ce2">
            <text:p>000035</text:p>
          </table:table-cell>
          <table:table-cell office:value-type="float" office:value="44" table:formula="of:=BITXOR([.$A6];[.AP$1])" table:style-name="ce2">
            <text:p>000044</text:p>
          </table:table-cell>
          <table:table-cell office:value-type="float" office:value="45" table:formula="of:=BITXOR([.$A6];[.AQ$1])" table:style-name="ce2">
            <text:p>000045</text:p>
          </table:table-cell>
          <table:table-cell office:value-type="float" office:value="46" table:formula="of:=BITXOR([.$A6];[.AR$1])" table:style-name="ce2">
            <text:p>000046</text:p>
          </table:table-cell>
          <table:table-cell office:value-type="float" office:value="47" table:formula="of:=BITXOR([.$A6];[.AS$1])" table:style-name="ce2">
            <text:p>000047</text:p>
          </table:table-cell>
          <table:table-cell office:value-type="float" office:value="40" table:formula="of:=BITXOR([.$A6];[.AT$1])" table:style-name="ce2">
            <text:p>000040</text:p>
          </table:table-cell>
          <table:table-cell office:value-type="float" office:value="41" table:formula="of:=BITXOR([.$A6];[.AU$1])" table:style-name="ce2">
            <text:p>000041</text:p>
          </table:table-cell>
          <table:table-cell office:value-type="float" office:value="42" table:formula="of:=BITXOR([.$A6];[.AV$1])" table:style-name="ce2">
            <text:p>000042</text:p>
          </table:table-cell>
          <table:table-cell office:value-type="float" office:value="43" table:formula="of:=BITXOR([.$A6];[.AW$1])" table:style-name="ce2">
            <text:p>000043</text:p>
          </table:table-cell>
          <table:table-cell office:value-type="float" office:value="52" table:formula="of:=BITXOR([.$A6];[.AX$1])" table:style-name="ce2">
            <text:p>000052</text:p>
          </table:table-cell>
          <table:table-cell office:value-type="float" office:value="53" table:formula="of:=BITXOR([.$A6];[.AY$1])" table:style-name="ce2">
            <text:p>000053</text:p>
          </table:table-cell>
          <table:table-cell office:value-type="float" office:value="54" table:formula="of:=BITXOR([.$A6];[.AZ$1])" table:style-name="ce2">
            <text:p>000054</text:p>
          </table:table-cell>
          <table:table-cell office:value-type="float" office:value="55" table:formula="of:=BITXOR([.$A6];[.BA$1])" table:style-name="ce2">
            <text:p>000055</text:p>
          </table:table-cell>
          <table:table-cell office:value-type="float" office:value="48" table:formula="of:=BITXOR([.$A6];[.BB$1])" table:style-name="ce2">
            <text:p>000048</text:p>
          </table:table-cell>
          <table:table-cell office:value-type="float" office:value="49" table:formula="of:=BITXOR([.$A6];[.BC$1])" table:style-name="ce2">
            <text:p>000049</text:p>
          </table:table-cell>
          <table:table-cell office:value-type="float" office:value="50" table:formula="of:=BITXOR([.$A6];[.BD$1])" table:style-name="ce2">
            <text:p>000050</text:p>
          </table:table-cell>
          <table:table-cell office:value-type="float" office:value="51" table:formula="of:=BITXOR([.$A6];[.BE$1])" table:style-name="ce2">
            <text:p>000051</text:p>
          </table:table-cell>
          <table:table-cell office:value-type="float" office:value="60" table:formula="of:=BITXOR([.$A6];[.BF$1])" table:style-name="ce2">
            <text:p>000060</text:p>
          </table:table-cell>
          <table:table-cell office:value-type="float" office:value="61" table:formula="of:=BITXOR([.$A6];[.BG$1])" table:style-name="ce2">
            <text:p>000061</text:p>
          </table:table-cell>
          <table:table-cell office:value-type="float" office:value="62" table:formula="of:=BITXOR([.$A6];[.BH$1])" table:style-name="ce2">
            <text:p>000062</text:p>
          </table:table-cell>
          <table:table-cell office:value-type="float" office:value="63" table:formula="of:=BITXOR([.$A6];[.BI$1])" table:style-name="ce2">
            <text:p>000063</text:p>
          </table:table-cell>
          <table:table-cell office:value-type="float" office:value="56" table:formula="of:=BITXOR([.$A6];[.BJ$1])" table:style-name="ce2">
            <text:p>000056</text:p>
          </table:table-cell>
          <table:table-cell office:value-type="float" office:value="57" table:formula="of:=BITXOR([.$A6];[.BK$1])" table:style-name="ce2">
            <text:p>000057</text:p>
          </table:table-cell>
          <table:table-cell office:value-type="float" office:value="58" table:formula="of:=BITXOR([.$A6];[.BL$1])" table:style-name="ce2">
            <text:p>000058</text:p>
          </table:table-cell>
          <table:table-cell office:value-type="float" office:value="59" table:formula="of:=BITXOR([.$A6];[.BM$1])" table:style-name="ce2">
            <text:p>000059</text:p>
          </table:table-cell>
          <table:table-cell table:number-columns-repeated="16319"/>
        </table:table-row>
        <table:table-row table:style-name="ro1">
          <table:table-cell office:value-type="float" office:value="5" table:style-name="ce3">
            <text:p>000005</text:p>
          </table:table-cell>
          <table:table-cell office:value-type="float" office:value="5" table:formula="of:=BITXOR([.$A7];[.B$1])" table:style-name="ce2">
            <text:p>000005</text:p>
          </table:table-cell>
          <table:table-cell office:value-type="float" office:value="4" table:formula="of:=BITXOR([.$A7];[.C$1])" table:style-name="ce2">
            <text:p>000004</text:p>
          </table:table-cell>
          <table:table-cell office:value-type="float" office:value="7" table:formula="of:=BITXOR([.$A7];[.D$1])" table:style-name="ce2">
            <text:p>000007</text:p>
          </table:table-cell>
          <table:table-cell office:value-type="float" office:value="6" table:formula="of:=BITXOR([.$A7];[.E$1])" table:style-name="ce2">
            <text:p>000006</text:p>
          </table:table-cell>
          <table:table-cell office:value-type="float" office:value="1" table:formula="of:=BITXOR([.$A7];[.F$1])" table:style-name="ce2">
            <text:p>000001</text:p>
          </table:table-cell>
          <table:table-cell office:value-type="float" office:value="0" table:formula="of:=BITXOR([.$A7];[.G$1])" table:style-name="ce2">
            <text:p>000000</text:p>
          </table:table-cell>
          <table:table-cell office:value-type="float" office:value="3" table:formula="of:=BITXOR([.$A7];[.H$1])" table:style-name="ce2">
            <text:p>000003</text:p>
          </table:table-cell>
          <table:table-cell office:value-type="float" office:value="2" table:formula="of:=BITXOR([.$A7];[.I$1])" table:style-name="ce2">
            <text:p>000002</text:p>
          </table:table-cell>
          <table:table-cell office:value-type="float" office:value="13" table:formula="of:=BITXOR([.$A7];[.J$1])" table:style-name="ce2">
            <text:p>000013</text:p>
          </table:table-cell>
          <table:table-cell office:value-type="float" office:value="12" table:formula="of:=BITXOR([.$A7];[.K$1])" table:style-name="ce2">
            <text:p>000012</text:p>
          </table:table-cell>
          <table:table-cell office:value-type="float" office:value="15" table:formula="of:=BITXOR([.$A7];[.L$1])" table:style-name="ce2">
            <text:p>000015</text:p>
          </table:table-cell>
          <table:table-cell office:value-type="float" office:value="14" table:formula="of:=BITXOR([.$A7];[.M$1])" table:style-name="ce2">
            <text:p>000014</text:p>
          </table:table-cell>
          <table:table-cell office:value-type="float" office:value="9" table:formula="of:=BITXOR([.$A7];[.N$1])" table:style-name="ce2">
            <text:p>000009</text:p>
          </table:table-cell>
          <table:table-cell office:value-type="float" office:value="8" table:formula="of:=BITXOR([.$A7];[.O$1])" table:style-name="ce2">
            <text:p>000008</text:p>
          </table:table-cell>
          <table:table-cell office:value-type="float" office:value="11" table:formula="of:=BITXOR([.$A7];[.P$1])" table:style-name="ce2">
            <text:p>000011</text:p>
          </table:table-cell>
          <table:table-cell office:value-type="float" office:value="10" table:formula="of:=BITXOR([.$A7];[.Q$1])" table:style-name="ce2">
            <text:p>000010</text:p>
          </table:table-cell>
          <table:table-cell office:value-type="float" office:value="21" table:formula="of:=BITXOR([.$A7];[.R$1])" table:style-name="ce2">
            <text:p>000021</text:p>
          </table:table-cell>
          <table:table-cell office:value-type="float" office:value="20" table:formula="of:=BITXOR([.$A7];[.S$1])" table:style-name="ce2">
            <text:p>000020</text:p>
          </table:table-cell>
          <table:table-cell office:value-type="float" office:value="23" table:formula="of:=BITXOR([.$A7];[.T$1])" table:style-name="ce2">
            <text:p>000023</text:p>
          </table:table-cell>
          <table:table-cell office:value-type="float" office:value="22" table:formula="of:=BITXOR([.$A7];[.U$1])" table:style-name="ce2">
            <text:p>000022</text:p>
          </table:table-cell>
          <table:table-cell office:value-type="float" office:value="17" table:formula="of:=BITXOR([.$A7];[.V$1])" table:style-name="ce2">
            <text:p>000017</text:p>
          </table:table-cell>
          <table:table-cell office:value-type="float" office:value="16" table:formula="of:=BITXOR([.$A7];[.W$1])" table:style-name="ce2">
            <text:p>000016</text:p>
          </table:table-cell>
          <table:table-cell office:value-type="float" office:value="19" table:formula="of:=BITXOR([.$A7];[.X$1])" table:style-name="ce2">
            <text:p>000019</text:p>
          </table:table-cell>
          <table:table-cell office:value-type="float" office:value="18" table:formula="of:=BITXOR([.$A7];[.Y$1])" table:style-name="ce2">
            <text:p>000018</text:p>
          </table:table-cell>
          <table:table-cell office:value-type="float" office:value="29" table:formula="of:=BITXOR([.$A7];[.Z$1])" table:style-name="ce2">
            <text:p>000029</text:p>
          </table:table-cell>
          <table:table-cell office:value-type="float" office:value="28" table:formula="of:=BITXOR([.$A7];[.AA$1])" table:style-name="ce2">
            <text:p>000028</text:p>
          </table:table-cell>
          <table:table-cell office:value-type="float" office:value="31" table:formula="of:=BITXOR([.$A7];[.AB$1])" table:style-name="ce2">
            <text:p>000031</text:p>
          </table:table-cell>
          <table:table-cell office:value-type="float" office:value="30" table:formula="of:=BITXOR([.$A7];[.AC$1])" table:style-name="ce2">
            <text:p>000030</text:p>
          </table:table-cell>
          <table:table-cell office:value-type="float" office:value="25" table:formula="of:=BITXOR([.$A7];[.AD$1])" table:style-name="ce2">
            <text:p>000025</text:p>
          </table:table-cell>
          <table:table-cell office:value-type="float" office:value="24" table:formula="of:=BITXOR([.$A7];[.AE$1])" table:style-name="ce2">
            <text:p>000024</text:p>
          </table:table-cell>
          <table:table-cell office:value-type="float" office:value="27" table:formula="of:=BITXOR([.$A7];[.AF$1])" table:style-name="ce2">
            <text:p>000027</text:p>
          </table:table-cell>
          <table:table-cell office:value-type="float" office:value="26" table:formula="of:=BITXOR([.$A7];[.AG$1])" table:style-name="ce2">
            <text:p>000026</text:p>
          </table:table-cell>
          <table:table-cell office:value-type="float" office:value="37" table:formula="of:=BITXOR([.$A7];[.AH$1])" table:style-name="ce2">
            <text:p>000037</text:p>
          </table:table-cell>
          <table:table-cell office:value-type="float" office:value="36" table:formula="of:=BITXOR([.$A7];[.AI$1])" table:style-name="ce2">
            <text:p>000036</text:p>
          </table:table-cell>
          <table:table-cell office:value-type="float" office:value="39" table:formula="of:=BITXOR([.$A7];[.AJ$1])" table:style-name="ce2">
            <text:p>000039</text:p>
          </table:table-cell>
          <table:table-cell office:value-type="float" office:value="38" table:formula="of:=BITXOR([.$A7];[.AK$1])" table:style-name="ce2">
            <text:p>000038</text:p>
          </table:table-cell>
          <table:table-cell office:value-type="float" office:value="33" table:formula="of:=BITXOR([.$A7];[.AL$1])" table:style-name="ce2">
            <text:p>000033</text:p>
          </table:table-cell>
          <table:table-cell office:value-type="float" office:value="32" table:formula="of:=BITXOR([.$A7];[.AM$1])" table:style-name="ce2">
            <text:p>000032</text:p>
          </table:table-cell>
          <table:table-cell office:value-type="float" office:value="35" table:formula="of:=BITXOR([.$A7];[.AN$1])" table:style-name="ce2">
            <text:p>000035</text:p>
          </table:table-cell>
          <table:table-cell office:value-type="float" office:value="34" table:formula="of:=BITXOR([.$A7];[.AO$1])" table:style-name="ce2">
            <text:p>000034</text:p>
          </table:table-cell>
          <table:table-cell office:value-type="float" office:value="45" table:formula="of:=BITXOR([.$A7];[.AP$1])" table:style-name="ce2">
            <text:p>000045</text:p>
          </table:table-cell>
          <table:table-cell office:value-type="float" office:value="44" table:formula="of:=BITXOR([.$A7];[.AQ$1])" table:style-name="ce2">
            <text:p>000044</text:p>
          </table:table-cell>
          <table:table-cell office:value-type="float" office:value="47" table:formula="of:=BITXOR([.$A7];[.AR$1])" table:style-name="ce2">
            <text:p>000047</text:p>
          </table:table-cell>
          <table:table-cell office:value-type="float" office:value="46" table:formula="of:=BITXOR([.$A7];[.AS$1])" table:style-name="ce2">
            <text:p>000046</text:p>
          </table:table-cell>
          <table:table-cell office:value-type="float" office:value="41" table:formula="of:=BITXOR([.$A7];[.AT$1])" table:style-name="ce2">
            <text:p>000041</text:p>
          </table:table-cell>
          <table:table-cell office:value-type="float" office:value="40" table:formula="of:=BITXOR([.$A7];[.AU$1])" table:style-name="ce2">
            <text:p>000040</text:p>
          </table:table-cell>
          <table:table-cell office:value-type="float" office:value="43" table:formula="of:=BITXOR([.$A7];[.AV$1])" table:style-name="ce2">
            <text:p>000043</text:p>
          </table:table-cell>
          <table:table-cell office:value-type="float" office:value="42" table:formula="of:=BITXOR([.$A7];[.AW$1])" table:style-name="ce2">
            <text:p>000042</text:p>
          </table:table-cell>
          <table:table-cell office:value-type="float" office:value="53" table:formula="of:=BITXOR([.$A7];[.AX$1])" table:style-name="ce2">
            <text:p>000053</text:p>
          </table:table-cell>
          <table:table-cell office:value-type="float" office:value="52" table:formula="of:=BITXOR([.$A7];[.AY$1])" table:style-name="ce2">
            <text:p>000052</text:p>
          </table:table-cell>
          <table:table-cell office:value-type="float" office:value="55" table:formula="of:=BITXOR([.$A7];[.AZ$1])" table:style-name="ce2">
            <text:p>000055</text:p>
          </table:table-cell>
          <table:table-cell office:value-type="float" office:value="54" table:formula="of:=BITXOR([.$A7];[.BA$1])" table:style-name="ce2">
            <text:p>000054</text:p>
          </table:table-cell>
          <table:table-cell office:value-type="float" office:value="49" table:formula="of:=BITXOR([.$A7];[.BB$1])" table:style-name="ce2">
            <text:p>000049</text:p>
          </table:table-cell>
          <table:table-cell office:value-type="float" office:value="48" table:formula="of:=BITXOR([.$A7];[.BC$1])" table:style-name="ce2">
            <text:p>000048</text:p>
          </table:table-cell>
          <table:table-cell office:value-type="float" office:value="51" table:formula="of:=BITXOR([.$A7];[.BD$1])" table:style-name="ce2">
            <text:p>000051</text:p>
          </table:table-cell>
          <table:table-cell office:value-type="float" office:value="50" table:formula="of:=BITXOR([.$A7];[.BE$1])" table:style-name="ce2">
            <text:p>000050</text:p>
          </table:table-cell>
          <table:table-cell office:value-type="float" office:value="61" table:formula="of:=BITXOR([.$A7];[.BF$1])" table:style-name="ce2">
            <text:p>000061</text:p>
          </table:table-cell>
          <table:table-cell office:value-type="float" office:value="60" table:formula="of:=BITXOR([.$A7];[.BG$1])" table:style-name="ce2">
            <text:p>000060</text:p>
          </table:table-cell>
          <table:table-cell office:value-type="float" office:value="63" table:formula="of:=BITXOR([.$A7];[.BH$1])" table:style-name="ce2">
            <text:p>000063</text:p>
          </table:table-cell>
          <table:table-cell office:value-type="float" office:value="62" table:formula="of:=BITXOR([.$A7];[.BI$1])" table:style-name="ce2">
            <text:p>000062</text:p>
          </table:table-cell>
          <table:table-cell office:value-type="float" office:value="57" table:formula="of:=BITXOR([.$A7];[.BJ$1])" table:style-name="ce2">
            <text:p>000057</text:p>
          </table:table-cell>
          <table:table-cell office:value-type="float" office:value="56" table:formula="of:=BITXOR([.$A7];[.BK$1])" table:style-name="ce2">
            <text:p>000056</text:p>
          </table:table-cell>
          <table:table-cell office:value-type="float" office:value="59" table:formula="of:=BITXOR([.$A7];[.BL$1])" table:style-name="ce2">
            <text:p>000059</text:p>
          </table:table-cell>
          <table:table-cell office:value-type="float" office:value="58" table:formula="of:=BITXOR([.$A7];[.BM$1])" table:style-name="ce2">
            <text:p>000058</text:p>
          </table:table-cell>
          <table:table-cell table:number-columns-repeated="16319"/>
        </table:table-row>
        <table:table-row table:style-name="ro1">
          <table:table-cell office:value-type="float" office:value="6" table:style-name="ce3">
            <text:p>000006</text:p>
          </table:table-cell>
          <table:table-cell office:value-type="float" office:value="6" table:formula="of:=BITXOR([.$A8];[.B$1])" table:style-name="ce2">
            <text:p>000006</text:p>
          </table:table-cell>
          <table:table-cell office:value-type="float" office:value="7" table:formula="of:=BITXOR([.$A8];[.C$1])" table:style-name="ce2">
            <text:p>000007</text:p>
          </table:table-cell>
          <table:table-cell office:value-type="float" office:value="4" table:formula="of:=BITXOR([.$A8];[.D$1])" table:style-name="ce2">
            <text:p>000004</text:p>
          </table:table-cell>
          <table:table-cell office:value-type="float" office:value="5" table:formula="of:=BITXOR([.$A8];[.E$1])" table:style-name="ce2">
            <text:p>000005</text:p>
          </table:table-cell>
          <table:table-cell office:value-type="float" office:value="2" table:formula="of:=BITXOR([.$A8];[.F$1])" table:style-name="ce2">
            <text:p>000002</text:p>
          </table:table-cell>
          <table:table-cell office:value-type="float" office:value="3" table:formula="of:=BITXOR([.$A8];[.G$1])" table:style-name="ce2">
            <text:p>000003</text:p>
          </table:table-cell>
          <table:table-cell office:value-type="float" office:value="0" table:formula="of:=BITXOR([.$A8];[.H$1])" table:style-name="ce2">
            <text:p>000000</text:p>
          </table:table-cell>
          <table:table-cell office:value-type="float" office:value="1" table:formula="of:=BITXOR([.$A8];[.I$1])" table:style-name="ce2">
            <text:p>000001</text:p>
          </table:table-cell>
          <table:table-cell office:value-type="float" office:value="14" table:formula="of:=BITXOR([.$A8];[.J$1])" table:style-name="ce2">
            <text:p>000014</text:p>
          </table:table-cell>
          <table:table-cell office:value-type="float" office:value="15" table:formula="of:=BITXOR([.$A8];[.K$1])" table:style-name="ce2">
            <text:p>000015</text:p>
          </table:table-cell>
          <table:table-cell office:value-type="float" office:value="12" table:formula="of:=BITXOR([.$A8];[.L$1])" table:style-name="ce2">
            <text:p>000012</text:p>
          </table:table-cell>
          <table:table-cell office:value-type="float" office:value="13" table:formula="of:=BITXOR([.$A8];[.M$1])" table:style-name="ce2">
            <text:p>000013</text:p>
          </table:table-cell>
          <table:table-cell office:value-type="float" office:value="10" table:formula="of:=BITXOR([.$A8];[.N$1])" table:style-name="ce2">
            <text:p>000010</text:p>
          </table:table-cell>
          <table:table-cell office:value-type="float" office:value="11" table:formula="of:=BITXOR([.$A8];[.O$1])" table:style-name="ce2">
            <text:p>000011</text:p>
          </table:table-cell>
          <table:table-cell office:value-type="float" office:value="8" table:formula="of:=BITXOR([.$A8];[.P$1])" table:style-name="ce2">
            <text:p>000008</text:p>
          </table:table-cell>
          <table:table-cell office:value-type="float" office:value="9" table:formula="of:=BITXOR([.$A8];[.Q$1])" table:style-name="ce2">
            <text:p>000009</text:p>
          </table:table-cell>
          <table:table-cell office:value-type="float" office:value="22" table:formula="of:=BITXOR([.$A8];[.R$1])" table:style-name="ce2">
            <text:p>000022</text:p>
          </table:table-cell>
          <table:table-cell office:value-type="float" office:value="23" table:formula="of:=BITXOR([.$A8];[.S$1])" table:style-name="ce2">
            <text:p>000023</text:p>
          </table:table-cell>
          <table:table-cell office:value-type="float" office:value="20" table:formula="of:=BITXOR([.$A8];[.T$1])" table:style-name="ce2">
            <text:p>000020</text:p>
          </table:table-cell>
          <table:table-cell office:value-type="float" office:value="21" table:formula="of:=BITXOR([.$A8];[.U$1])" table:style-name="ce2">
            <text:p>000021</text:p>
          </table:table-cell>
          <table:table-cell office:value-type="float" office:value="18" table:formula="of:=BITXOR([.$A8];[.V$1])" table:style-name="ce2">
            <text:p>000018</text:p>
          </table:table-cell>
          <table:table-cell office:value-type="float" office:value="19" table:formula="of:=BITXOR([.$A8];[.W$1])" table:style-name="ce2">
            <text:p>000019</text:p>
          </table:table-cell>
          <table:table-cell office:value-type="float" office:value="16" table:formula="of:=BITXOR([.$A8];[.X$1])" table:style-name="ce2">
            <text:p>000016</text:p>
          </table:table-cell>
          <table:table-cell office:value-type="float" office:value="17" table:formula="of:=BITXOR([.$A8];[.Y$1])" table:style-name="ce2">
            <text:p>000017</text:p>
          </table:table-cell>
          <table:table-cell office:value-type="float" office:value="30" table:formula="of:=BITXOR([.$A8];[.Z$1])" table:style-name="ce2">
            <text:p>000030</text:p>
          </table:table-cell>
          <table:table-cell office:value-type="float" office:value="31" table:formula="of:=BITXOR([.$A8];[.AA$1])" table:style-name="ce2">
            <text:p>000031</text:p>
          </table:table-cell>
          <table:table-cell office:value-type="float" office:value="28" table:formula="of:=BITXOR([.$A8];[.AB$1])" table:style-name="ce2">
            <text:p>000028</text:p>
          </table:table-cell>
          <table:table-cell office:value-type="float" office:value="29" table:formula="of:=BITXOR([.$A8];[.AC$1])" table:style-name="ce2">
            <text:p>000029</text:p>
          </table:table-cell>
          <table:table-cell office:value-type="float" office:value="26" table:formula="of:=BITXOR([.$A8];[.AD$1])" table:style-name="ce2">
            <text:p>000026</text:p>
          </table:table-cell>
          <table:table-cell office:value-type="float" office:value="27" table:formula="of:=BITXOR([.$A8];[.AE$1])" table:style-name="ce2">
            <text:p>000027</text:p>
          </table:table-cell>
          <table:table-cell office:value-type="float" office:value="24" table:formula="of:=BITXOR([.$A8];[.AF$1])" table:style-name="ce2">
            <text:p>000024</text:p>
          </table:table-cell>
          <table:table-cell office:value-type="float" office:value="25" table:formula="of:=BITXOR([.$A8];[.AG$1])" table:style-name="ce2">
            <text:p>000025</text:p>
          </table:table-cell>
          <table:table-cell office:value-type="float" office:value="38" table:formula="of:=BITXOR([.$A8];[.AH$1])" table:style-name="ce2">
            <text:p>000038</text:p>
          </table:table-cell>
          <table:table-cell office:value-type="float" office:value="39" table:formula="of:=BITXOR([.$A8];[.AI$1])" table:style-name="ce2">
            <text:p>000039</text:p>
          </table:table-cell>
          <table:table-cell office:value-type="float" office:value="36" table:formula="of:=BITXOR([.$A8];[.AJ$1])" table:style-name="ce2">
            <text:p>000036</text:p>
          </table:table-cell>
          <table:table-cell office:value-type="float" office:value="37" table:formula="of:=BITXOR([.$A8];[.AK$1])" table:style-name="ce2">
            <text:p>000037</text:p>
          </table:table-cell>
          <table:table-cell office:value-type="float" office:value="34" table:formula="of:=BITXOR([.$A8];[.AL$1])" table:style-name="ce2">
            <text:p>000034</text:p>
          </table:table-cell>
          <table:table-cell office:value-type="float" office:value="35" table:formula="of:=BITXOR([.$A8];[.AM$1])" table:style-name="ce2">
            <text:p>000035</text:p>
          </table:table-cell>
          <table:table-cell office:value-type="float" office:value="32" table:formula="of:=BITXOR([.$A8];[.AN$1])" table:style-name="ce2">
            <text:p>000032</text:p>
          </table:table-cell>
          <table:table-cell office:value-type="float" office:value="33" table:formula="of:=BITXOR([.$A8];[.AO$1])" table:style-name="ce2">
            <text:p>000033</text:p>
          </table:table-cell>
          <table:table-cell office:value-type="float" office:value="46" table:formula="of:=BITXOR([.$A8];[.AP$1])" table:style-name="ce2">
            <text:p>000046</text:p>
          </table:table-cell>
          <table:table-cell office:value-type="float" office:value="47" table:formula="of:=BITXOR([.$A8];[.AQ$1])" table:style-name="ce2">
            <text:p>000047</text:p>
          </table:table-cell>
          <table:table-cell office:value-type="float" office:value="44" table:formula="of:=BITXOR([.$A8];[.AR$1])" table:style-name="ce2">
            <text:p>000044</text:p>
          </table:table-cell>
          <table:table-cell office:value-type="float" office:value="45" table:formula="of:=BITXOR([.$A8];[.AS$1])" table:style-name="ce2">
            <text:p>000045</text:p>
          </table:table-cell>
          <table:table-cell office:value-type="float" office:value="42" table:formula="of:=BITXOR([.$A8];[.AT$1])" table:style-name="ce2">
            <text:p>000042</text:p>
          </table:table-cell>
          <table:table-cell office:value-type="float" office:value="43" table:formula="of:=BITXOR([.$A8];[.AU$1])" table:style-name="ce2">
            <text:p>000043</text:p>
          </table:table-cell>
          <table:table-cell office:value-type="float" office:value="40" table:formula="of:=BITXOR([.$A8];[.AV$1])" table:style-name="ce2">
            <text:p>000040</text:p>
          </table:table-cell>
          <table:table-cell office:value-type="float" office:value="41" table:formula="of:=BITXOR([.$A8];[.AW$1])" table:style-name="ce2">
            <text:p>000041</text:p>
          </table:table-cell>
          <table:table-cell office:value-type="float" office:value="54" table:formula="of:=BITXOR([.$A8];[.AX$1])" table:style-name="ce2">
            <text:p>000054</text:p>
          </table:table-cell>
          <table:table-cell office:value-type="float" office:value="55" table:formula="of:=BITXOR([.$A8];[.AY$1])" table:style-name="ce2">
            <text:p>000055</text:p>
          </table:table-cell>
          <table:table-cell office:value-type="float" office:value="52" table:formula="of:=BITXOR([.$A8];[.AZ$1])" table:style-name="ce2">
            <text:p>000052</text:p>
          </table:table-cell>
          <table:table-cell office:value-type="float" office:value="53" table:formula="of:=BITXOR([.$A8];[.BA$1])" table:style-name="ce2">
            <text:p>000053</text:p>
          </table:table-cell>
          <table:table-cell office:value-type="float" office:value="50" table:formula="of:=BITXOR([.$A8];[.BB$1])" table:style-name="ce2">
            <text:p>000050</text:p>
          </table:table-cell>
          <table:table-cell office:value-type="float" office:value="51" table:formula="of:=BITXOR([.$A8];[.BC$1])" table:style-name="ce2">
            <text:p>000051</text:p>
          </table:table-cell>
          <table:table-cell office:value-type="float" office:value="48" table:formula="of:=BITXOR([.$A8];[.BD$1])" table:style-name="ce2">
            <text:p>000048</text:p>
          </table:table-cell>
          <table:table-cell office:value-type="float" office:value="49" table:formula="of:=BITXOR([.$A8];[.BE$1])" table:style-name="ce2">
            <text:p>000049</text:p>
          </table:table-cell>
          <table:table-cell office:value-type="float" office:value="62" table:formula="of:=BITXOR([.$A8];[.BF$1])" table:style-name="ce2">
            <text:p>000062</text:p>
          </table:table-cell>
          <table:table-cell office:value-type="float" office:value="63" table:formula="of:=BITXOR([.$A8];[.BG$1])" table:style-name="ce2">
            <text:p>000063</text:p>
          </table:table-cell>
          <table:table-cell office:value-type="float" office:value="60" table:formula="of:=BITXOR([.$A8];[.BH$1])" table:style-name="ce2">
            <text:p>000060</text:p>
          </table:table-cell>
          <table:table-cell office:value-type="float" office:value="61" table:formula="of:=BITXOR([.$A8];[.BI$1])" table:style-name="ce2">
            <text:p>000061</text:p>
          </table:table-cell>
          <table:table-cell office:value-type="float" office:value="58" table:formula="of:=BITXOR([.$A8];[.BJ$1])" table:style-name="ce2">
            <text:p>000058</text:p>
          </table:table-cell>
          <table:table-cell office:value-type="float" office:value="59" table:formula="of:=BITXOR([.$A8];[.BK$1])" table:style-name="ce2">
            <text:p>000059</text:p>
          </table:table-cell>
          <table:table-cell office:value-type="float" office:value="56" table:formula="of:=BITXOR([.$A8];[.BL$1])" table:style-name="ce2">
            <text:p>000056</text:p>
          </table:table-cell>
          <table:table-cell office:value-type="float" office:value="57" table:formula="of:=BITXOR([.$A8];[.BM$1])" table:style-name="ce2">
            <text:p>000057</text:p>
          </table:table-cell>
          <table:table-cell table:number-columns-repeated="16319"/>
        </table:table-row>
        <table:table-row table:style-name="ro1">
          <table:table-cell office:value-type="float" office:value="7" table:style-name="ce3">
            <text:p>000007</text:p>
          </table:table-cell>
          <table:table-cell office:value-type="float" office:value="7" table:formula="of:=BITXOR([.$A9];[.B$1])" table:style-name="ce2">
            <text:p>000007</text:p>
          </table:table-cell>
          <table:table-cell office:value-type="float" office:value="6" table:formula="of:=BITXOR([.$A9];[.C$1])" table:style-name="ce2">
            <text:p>000006</text:p>
          </table:table-cell>
          <table:table-cell office:value-type="float" office:value="5" table:formula="of:=BITXOR([.$A9];[.D$1])" table:style-name="ce2">
            <text:p>000005</text:p>
          </table:table-cell>
          <table:table-cell office:value-type="float" office:value="4" table:formula="of:=BITXOR([.$A9];[.E$1])" table:style-name="ce2">
            <text:p>000004</text:p>
          </table:table-cell>
          <table:table-cell office:value-type="float" office:value="3" table:formula="of:=BITXOR([.$A9];[.F$1])" table:style-name="ce2">
            <text:p>000003</text:p>
          </table:table-cell>
          <table:table-cell office:value-type="float" office:value="2" table:formula="of:=BITXOR([.$A9];[.G$1])" table:style-name="ce2">
            <text:p>000002</text:p>
          </table:table-cell>
          <table:table-cell office:value-type="float" office:value="1" table:formula="of:=BITXOR([.$A9];[.H$1])" table:style-name="ce2">
            <text:p>000001</text:p>
          </table:table-cell>
          <table:table-cell office:value-type="float" office:value="0" table:formula="of:=BITXOR([.$A9];[.I$1])" table:style-name="ce2">
            <text:p>000000</text:p>
          </table:table-cell>
          <table:table-cell office:value-type="float" office:value="15" table:formula="of:=BITXOR([.$A9];[.J$1])" table:style-name="ce2">
            <text:p>000015</text:p>
          </table:table-cell>
          <table:table-cell office:value-type="float" office:value="14" table:formula="of:=BITXOR([.$A9];[.K$1])" table:style-name="ce2">
            <text:p>000014</text:p>
          </table:table-cell>
          <table:table-cell office:value-type="float" office:value="13" table:formula="of:=BITXOR([.$A9];[.L$1])" table:style-name="ce2">
            <text:p>000013</text:p>
          </table:table-cell>
          <table:table-cell office:value-type="float" office:value="12" table:formula="of:=BITXOR([.$A9];[.M$1])" table:style-name="ce2">
            <text:p>000012</text:p>
          </table:table-cell>
          <table:table-cell office:value-type="float" office:value="11" table:formula="of:=BITXOR([.$A9];[.N$1])" table:style-name="ce2">
            <text:p>000011</text:p>
          </table:table-cell>
          <table:table-cell office:value-type="float" office:value="10" table:formula="of:=BITXOR([.$A9];[.O$1])" table:style-name="ce2">
            <text:p>000010</text:p>
          </table:table-cell>
          <table:table-cell office:value-type="float" office:value="9" table:formula="of:=BITXOR([.$A9];[.P$1])" table:style-name="ce2">
            <text:p>000009</text:p>
          </table:table-cell>
          <table:table-cell office:value-type="float" office:value="8" table:formula="of:=BITXOR([.$A9];[.Q$1])" table:style-name="ce2">
            <text:p>000008</text:p>
          </table:table-cell>
          <table:table-cell office:value-type="float" office:value="23" table:formula="of:=BITXOR([.$A9];[.R$1])" table:style-name="ce2">
            <text:p>000023</text:p>
          </table:table-cell>
          <table:table-cell office:value-type="float" office:value="22" table:formula="of:=BITXOR([.$A9];[.S$1])" table:style-name="ce2">
            <text:p>000022</text:p>
          </table:table-cell>
          <table:table-cell office:value-type="float" office:value="21" table:formula="of:=BITXOR([.$A9];[.T$1])" table:style-name="ce2">
            <text:p>000021</text:p>
          </table:table-cell>
          <table:table-cell office:value-type="float" office:value="20" table:formula="of:=BITXOR([.$A9];[.U$1])" table:style-name="ce2">
            <text:p>000020</text:p>
          </table:table-cell>
          <table:table-cell office:value-type="float" office:value="19" table:formula="of:=BITXOR([.$A9];[.V$1])" table:style-name="ce2">
            <text:p>000019</text:p>
          </table:table-cell>
          <table:table-cell office:value-type="float" office:value="18" table:formula="of:=BITXOR([.$A9];[.W$1])" table:style-name="ce2">
            <text:p>000018</text:p>
          </table:table-cell>
          <table:table-cell office:value-type="float" office:value="17" table:formula="of:=BITXOR([.$A9];[.X$1])" table:style-name="ce2">
            <text:p>000017</text:p>
          </table:table-cell>
          <table:table-cell office:value-type="float" office:value="16" table:formula="of:=BITXOR([.$A9];[.Y$1])" table:style-name="ce2">
            <text:p>000016</text:p>
          </table:table-cell>
          <table:table-cell office:value-type="float" office:value="31" table:formula="of:=BITXOR([.$A9];[.Z$1])" table:style-name="ce2">
            <text:p>000031</text:p>
          </table:table-cell>
          <table:table-cell office:value-type="float" office:value="30" table:formula="of:=BITXOR([.$A9];[.AA$1])" table:style-name="ce2">
            <text:p>000030</text:p>
          </table:table-cell>
          <table:table-cell office:value-type="float" office:value="29" table:formula="of:=BITXOR([.$A9];[.AB$1])" table:style-name="ce2">
            <text:p>000029</text:p>
          </table:table-cell>
          <table:table-cell office:value-type="float" office:value="28" table:formula="of:=BITXOR([.$A9];[.AC$1])" table:style-name="ce2">
            <text:p>000028</text:p>
          </table:table-cell>
          <table:table-cell office:value-type="float" office:value="27" table:formula="of:=BITXOR([.$A9];[.AD$1])" table:style-name="ce2">
            <text:p>000027</text:p>
          </table:table-cell>
          <table:table-cell office:value-type="float" office:value="26" table:formula="of:=BITXOR([.$A9];[.AE$1])" table:style-name="ce2">
            <text:p>000026</text:p>
          </table:table-cell>
          <table:table-cell office:value-type="float" office:value="25" table:formula="of:=BITXOR([.$A9];[.AF$1])" table:style-name="ce2">
            <text:p>000025</text:p>
          </table:table-cell>
          <table:table-cell office:value-type="float" office:value="24" table:formula="of:=BITXOR([.$A9];[.AG$1])" table:style-name="ce2">
            <text:p>000024</text:p>
          </table:table-cell>
          <table:table-cell office:value-type="float" office:value="39" table:formula="of:=BITXOR([.$A9];[.AH$1])" table:style-name="ce2">
            <text:p>000039</text:p>
          </table:table-cell>
          <table:table-cell office:value-type="float" office:value="38" table:formula="of:=BITXOR([.$A9];[.AI$1])" table:style-name="ce2">
            <text:p>000038</text:p>
          </table:table-cell>
          <table:table-cell office:value-type="float" office:value="37" table:formula="of:=BITXOR([.$A9];[.AJ$1])" table:style-name="ce2">
            <text:p>000037</text:p>
          </table:table-cell>
          <table:table-cell office:value-type="float" office:value="36" table:formula="of:=BITXOR([.$A9];[.AK$1])" table:style-name="ce2">
            <text:p>000036</text:p>
          </table:table-cell>
          <table:table-cell office:value-type="float" office:value="35" table:formula="of:=BITXOR([.$A9];[.AL$1])" table:style-name="ce2">
            <text:p>000035</text:p>
          </table:table-cell>
          <table:table-cell office:value-type="float" office:value="34" table:formula="of:=BITXOR([.$A9];[.AM$1])" table:style-name="ce2">
            <text:p>000034</text:p>
          </table:table-cell>
          <table:table-cell office:value-type="float" office:value="33" table:formula="of:=BITXOR([.$A9];[.AN$1])" table:style-name="ce2">
            <text:p>000033</text:p>
          </table:table-cell>
          <table:table-cell office:value-type="float" office:value="32" table:formula="of:=BITXOR([.$A9];[.AO$1])" table:style-name="ce2">
            <text:p>000032</text:p>
          </table:table-cell>
          <table:table-cell office:value-type="float" office:value="47" table:formula="of:=BITXOR([.$A9];[.AP$1])" table:style-name="ce2">
            <text:p>000047</text:p>
          </table:table-cell>
          <table:table-cell office:value-type="float" office:value="46" table:formula="of:=BITXOR([.$A9];[.AQ$1])" table:style-name="ce2">
            <text:p>000046</text:p>
          </table:table-cell>
          <table:table-cell office:value-type="float" office:value="45" table:formula="of:=BITXOR([.$A9];[.AR$1])" table:style-name="ce2">
            <text:p>000045</text:p>
          </table:table-cell>
          <table:table-cell office:value-type="float" office:value="44" table:formula="of:=BITXOR([.$A9];[.AS$1])" table:style-name="ce2">
            <text:p>000044</text:p>
          </table:table-cell>
          <table:table-cell office:value-type="float" office:value="43" table:formula="of:=BITXOR([.$A9];[.AT$1])" table:style-name="ce2">
            <text:p>000043</text:p>
          </table:table-cell>
          <table:table-cell office:value-type="float" office:value="42" table:formula="of:=BITXOR([.$A9];[.AU$1])" table:style-name="ce2">
            <text:p>000042</text:p>
          </table:table-cell>
          <table:table-cell office:value-type="float" office:value="41" table:formula="of:=BITXOR([.$A9];[.AV$1])" table:style-name="ce2">
            <text:p>000041</text:p>
          </table:table-cell>
          <table:table-cell office:value-type="float" office:value="40" table:formula="of:=BITXOR([.$A9];[.AW$1])" table:style-name="ce2">
            <text:p>000040</text:p>
          </table:table-cell>
          <table:table-cell office:value-type="float" office:value="55" table:formula="of:=BITXOR([.$A9];[.AX$1])" table:style-name="ce2">
            <text:p>000055</text:p>
          </table:table-cell>
          <table:table-cell office:value-type="float" office:value="54" table:formula="of:=BITXOR([.$A9];[.AY$1])" table:style-name="ce2">
            <text:p>000054</text:p>
          </table:table-cell>
          <table:table-cell office:value-type="float" office:value="53" table:formula="of:=BITXOR([.$A9];[.AZ$1])" table:style-name="ce2">
            <text:p>000053</text:p>
          </table:table-cell>
          <table:table-cell office:value-type="float" office:value="52" table:formula="of:=BITXOR([.$A9];[.BA$1])" table:style-name="ce2">
            <text:p>000052</text:p>
          </table:table-cell>
          <table:table-cell office:value-type="float" office:value="51" table:formula="of:=BITXOR([.$A9];[.BB$1])" table:style-name="ce2">
            <text:p>000051</text:p>
          </table:table-cell>
          <table:table-cell office:value-type="float" office:value="50" table:formula="of:=BITXOR([.$A9];[.BC$1])" table:style-name="ce2">
            <text:p>000050</text:p>
          </table:table-cell>
          <table:table-cell office:value-type="float" office:value="49" table:formula="of:=BITXOR([.$A9];[.BD$1])" table:style-name="ce2">
            <text:p>000049</text:p>
          </table:table-cell>
          <table:table-cell office:value-type="float" office:value="48" table:formula="of:=BITXOR([.$A9];[.BE$1])" table:style-name="ce2">
            <text:p>000048</text:p>
          </table:table-cell>
          <table:table-cell office:value-type="float" office:value="63" table:formula="of:=BITXOR([.$A9];[.BF$1])" table:style-name="ce2">
            <text:p>000063</text:p>
          </table:table-cell>
          <table:table-cell office:value-type="float" office:value="62" table:formula="of:=BITXOR([.$A9];[.BG$1])" table:style-name="ce2">
            <text:p>000062</text:p>
          </table:table-cell>
          <table:table-cell office:value-type="float" office:value="61" table:formula="of:=BITXOR([.$A9];[.BH$1])" table:style-name="ce2">
            <text:p>000061</text:p>
          </table:table-cell>
          <table:table-cell office:value-type="float" office:value="60" table:formula="of:=BITXOR([.$A9];[.BI$1])" table:style-name="ce2">
            <text:p>000060</text:p>
          </table:table-cell>
          <table:table-cell office:value-type="float" office:value="59" table:formula="of:=BITXOR([.$A9];[.BJ$1])" table:style-name="ce2">
            <text:p>000059</text:p>
          </table:table-cell>
          <table:table-cell office:value-type="float" office:value="58" table:formula="of:=BITXOR([.$A9];[.BK$1])" table:style-name="ce2">
            <text:p>000058</text:p>
          </table:table-cell>
          <table:table-cell office:value-type="float" office:value="57" table:formula="of:=BITXOR([.$A9];[.BL$1])" table:style-name="ce2">
            <text:p>000057</text:p>
          </table:table-cell>
          <table:table-cell office:value-type="float" office:value="56" table:formula="of:=BITXOR([.$A9];[.BM$1])" table:style-name="ce2">
            <text:p>000056</text:p>
          </table:table-cell>
          <table:table-cell table:number-columns-repeated="16319"/>
        </table:table-row>
        <table:table-row table:style-name="ro1">
          <table:table-cell office:value-type="float" office:value="8" table:style-name="ce3">
            <text:p>000008</text:p>
          </table:table-cell>
          <table:table-cell office:value-type="float" office:value="8" table:formula="of:=BITXOR([.$A10];[.B$1])" table:style-name="ce2">
            <text:p>000008</text:p>
          </table:table-cell>
          <table:table-cell office:value-type="float" office:value="9" table:formula="of:=BITXOR([.$A10];[.C$1])" table:style-name="ce2">
            <text:p>000009</text:p>
          </table:table-cell>
          <table:table-cell office:value-type="float" office:value="10" table:formula="of:=BITXOR([.$A10];[.D$1])" table:style-name="ce2">
            <text:p>000010</text:p>
          </table:table-cell>
          <table:table-cell office:value-type="float" office:value="11" table:formula="of:=BITXOR([.$A10];[.E$1])" table:style-name="ce2">
            <text:p>000011</text:p>
          </table:table-cell>
          <table:table-cell office:value-type="float" office:value="12" table:formula="of:=BITXOR([.$A10];[.F$1])" table:style-name="ce2">
            <text:p>000012</text:p>
          </table:table-cell>
          <table:table-cell office:value-type="float" office:value="13" table:formula="of:=BITXOR([.$A10];[.G$1])" table:style-name="ce2">
            <text:p>000013</text:p>
          </table:table-cell>
          <table:table-cell office:value-type="float" office:value="14" table:formula="of:=BITXOR([.$A10];[.H$1])" table:style-name="ce2">
            <text:p>000014</text:p>
          </table:table-cell>
          <table:table-cell office:value-type="float" office:value="15" table:formula="of:=BITXOR([.$A10];[.I$1])" table:style-name="ce2">
            <text:p>000015</text:p>
          </table:table-cell>
          <table:table-cell office:value-type="float" office:value="0" table:formula="of:=BITXOR([.$A10];[.J$1])" table:style-name="ce2">
            <text:p>000000</text:p>
          </table:table-cell>
          <table:table-cell office:value-type="float" office:value="1" table:formula="of:=BITXOR([.$A10];[.K$1])" table:style-name="ce2">
            <text:p>000001</text:p>
          </table:table-cell>
          <table:table-cell office:value-type="float" office:value="2" table:formula="of:=BITXOR([.$A10];[.L$1])" table:style-name="ce2">
            <text:p>000002</text:p>
          </table:table-cell>
          <table:table-cell office:value-type="float" office:value="3" table:formula="of:=BITXOR([.$A10];[.M$1])" table:style-name="ce2">
            <text:p>000003</text:p>
          </table:table-cell>
          <table:table-cell office:value-type="float" office:value="4" table:formula="of:=BITXOR([.$A10];[.N$1])" table:style-name="ce2">
            <text:p>000004</text:p>
          </table:table-cell>
          <table:table-cell office:value-type="float" office:value="5" table:formula="of:=BITXOR([.$A10];[.O$1])" table:style-name="ce2">
            <text:p>000005</text:p>
          </table:table-cell>
          <table:table-cell office:value-type="float" office:value="6" table:formula="of:=BITXOR([.$A10];[.P$1])" table:style-name="ce2">
            <text:p>000006</text:p>
          </table:table-cell>
          <table:table-cell office:value-type="float" office:value="7" table:formula="of:=BITXOR([.$A10];[.Q$1])" table:style-name="ce2">
            <text:p>000007</text:p>
          </table:table-cell>
          <table:table-cell office:value-type="float" office:value="24" table:formula="of:=BITXOR([.$A10];[.R$1])" table:style-name="ce2">
            <text:p>000024</text:p>
          </table:table-cell>
          <table:table-cell office:value-type="float" office:value="25" table:formula="of:=BITXOR([.$A10];[.S$1])" table:style-name="ce2">
            <text:p>000025</text:p>
          </table:table-cell>
          <table:table-cell office:value-type="float" office:value="26" table:formula="of:=BITXOR([.$A10];[.T$1])" table:style-name="ce2">
            <text:p>000026</text:p>
          </table:table-cell>
          <table:table-cell office:value-type="float" office:value="27" table:formula="of:=BITXOR([.$A10];[.U$1])" table:style-name="ce2">
            <text:p>000027</text:p>
          </table:table-cell>
          <table:table-cell office:value-type="float" office:value="28" table:formula="of:=BITXOR([.$A10];[.V$1])" table:style-name="ce2">
            <text:p>000028</text:p>
          </table:table-cell>
          <table:table-cell office:value-type="float" office:value="29" table:formula="of:=BITXOR([.$A10];[.W$1])" table:style-name="ce2">
            <text:p>000029</text:p>
          </table:table-cell>
          <table:table-cell office:value-type="float" office:value="30" table:formula="of:=BITXOR([.$A10];[.X$1])" table:style-name="ce2">
            <text:p>000030</text:p>
          </table:table-cell>
          <table:table-cell office:value-type="float" office:value="31" table:formula="of:=BITXOR([.$A10];[.Y$1])" table:style-name="ce2">
            <text:p>000031</text:p>
          </table:table-cell>
          <table:table-cell office:value-type="float" office:value="16" table:formula="of:=BITXOR([.$A10];[.Z$1])" table:style-name="ce2">
            <text:p>000016</text:p>
          </table:table-cell>
          <table:table-cell office:value-type="float" office:value="17" table:formula="of:=BITXOR([.$A10];[.AA$1])" table:style-name="ce2">
            <text:p>000017</text:p>
          </table:table-cell>
          <table:table-cell office:value-type="float" office:value="18" table:formula="of:=BITXOR([.$A10];[.AB$1])" table:style-name="ce2">
            <text:p>000018</text:p>
          </table:table-cell>
          <table:table-cell office:value-type="float" office:value="19" table:formula="of:=BITXOR([.$A10];[.AC$1])" table:style-name="ce2">
            <text:p>000019</text:p>
          </table:table-cell>
          <table:table-cell office:value-type="float" office:value="20" table:formula="of:=BITXOR([.$A10];[.AD$1])" table:style-name="ce2">
            <text:p>000020</text:p>
          </table:table-cell>
          <table:table-cell office:value-type="float" office:value="21" table:formula="of:=BITXOR([.$A10];[.AE$1])" table:style-name="ce2">
            <text:p>000021</text:p>
          </table:table-cell>
          <table:table-cell office:value-type="float" office:value="22" table:formula="of:=BITXOR([.$A10];[.AF$1])" table:style-name="ce2">
            <text:p>000022</text:p>
          </table:table-cell>
          <table:table-cell office:value-type="float" office:value="23" table:formula="of:=BITXOR([.$A10];[.AG$1])" table:style-name="ce2">
            <text:p>000023</text:p>
          </table:table-cell>
          <table:table-cell office:value-type="float" office:value="40" table:formula="of:=BITXOR([.$A10];[.AH$1])" table:style-name="ce2">
            <text:p>000040</text:p>
          </table:table-cell>
          <table:table-cell office:value-type="float" office:value="41" table:formula="of:=BITXOR([.$A10];[.AI$1])" table:style-name="ce2">
            <text:p>000041</text:p>
          </table:table-cell>
          <table:table-cell office:value-type="float" office:value="42" table:formula="of:=BITXOR([.$A10];[.AJ$1])" table:style-name="ce2">
            <text:p>000042</text:p>
          </table:table-cell>
          <table:table-cell office:value-type="float" office:value="43" table:formula="of:=BITXOR([.$A10];[.AK$1])" table:style-name="ce2">
            <text:p>000043</text:p>
          </table:table-cell>
          <table:table-cell office:value-type="float" office:value="44" table:formula="of:=BITXOR([.$A10];[.AL$1])" table:style-name="ce2">
            <text:p>000044</text:p>
          </table:table-cell>
          <table:table-cell office:value-type="float" office:value="45" table:formula="of:=BITXOR([.$A10];[.AM$1])" table:style-name="ce2">
            <text:p>000045</text:p>
          </table:table-cell>
          <table:table-cell office:value-type="float" office:value="46" table:formula="of:=BITXOR([.$A10];[.AN$1])" table:style-name="ce2">
            <text:p>000046</text:p>
          </table:table-cell>
          <table:table-cell office:value-type="float" office:value="47" table:formula="of:=BITXOR([.$A10];[.AO$1])" table:style-name="ce2">
            <text:p>000047</text:p>
          </table:table-cell>
          <table:table-cell office:value-type="float" office:value="32" table:formula="of:=BITXOR([.$A10];[.AP$1])" table:style-name="ce2">
            <text:p>000032</text:p>
          </table:table-cell>
          <table:table-cell office:value-type="float" office:value="33" table:formula="of:=BITXOR([.$A10];[.AQ$1])" table:style-name="ce2">
            <text:p>000033</text:p>
          </table:table-cell>
          <table:table-cell office:value-type="float" office:value="34" table:formula="of:=BITXOR([.$A10];[.AR$1])" table:style-name="ce2">
            <text:p>000034</text:p>
          </table:table-cell>
          <table:table-cell office:value-type="float" office:value="35" table:formula="of:=BITXOR([.$A10];[.AS$1])" table:style-name="ce2">
            <text:p>000035</text:p>
          </table:table-cell>
          <table:table-cell office:value-type="float" office:value="36" table:formula="of:=BITXOR([.$A10];[.AT$1])" table:style-name="ce2">
            <text:p>000036</text:p>
          </table:table-cell>
          <table:table-cell office:value-type="float" office:value="37" table:formula="of:=BITXOR([.$A10];[.AU$1])" table:style-name="ce2">
            <text:p>000037</text:p>
          </table:table-cell>
          <table:table-cell office:value-type="float" office:value="38" table:formula="of:=BITXOR([.$A10];[.AV$1])" table:style-name="ce2">
            <text:p>000038</text:p>
          </table:table-cell>
          <table:table-cell office:value-type="float" office:value="39" table:formula="of:=BITXOR([.$A10];[.AW$1])" table:style-name="ce2">
            <text:p>000039</text:p>
          </table:table-cell>
          <table:table-cell office:value-type="float" office:value="56" table:formula="of:=BITXOR([.$A10];[.AX$1])" table:style-name="ce2">
            <text:p>000056</text:p>
          </table:table-cell>
          <table:table-cell office:value-type="float" office:value="57" table:formula="of:=BITXOR([.$A10];[.AY$1])" table:style-name="ce2">
            <text:p>000057</text:p>
          </table:table-cell>
          <table:table-cell office:value-type="float" office:value="58" table:formula="of:=BITXOR([.$A10];[.AZ$1])" table:style-name="ce2">
            <text:p>000058</text:p>
          </table:table-cell>
          <table:table-cell office:value-type="float" office:value="59" table:formula="of:=BITXOR([.$A10];[.BA$1])" table:style-name="ce2">
            <text:p>000059</text:p>
          </table:table-cell>
          <table:table-cell office:value-type="float" office:value="60" table:formula="of:=BITXOR([.$A10];[.BB$1])" table:style-name="ce2">
            <text:p>000060</text:p>
          </table:table-cell>
          <table:table-cell office:value-type="float" office:value="61" table:formula="of:=BITXOR([.$A10];[.BC$1])" table:style-name="ce2">
            <text:p>000061</text:p>
          </table:table-cell>
          <table:table-cell office:value-type="float" office:value="62" table:formula="of:=BITXOR([.$A10];[.BD$1])" table:style-name="ce2">
            <text:p>000062</text:p>
          </table:table-cell>
          <table:table-cell office:value-type="float" office:value="63" table:formula="of:=BITXOR([.$A10];[.BE$1])" table:style-name="ce2">
            <text:p>000063</text:p>
          </table:table-cell>
          <table:table-cell office:value-type="float" office:value="48" table:formula="of:=BITXOR([.$A10];[.BF$1])" table:style-name="ce2">
            <text:p>000048</text:p>
          </table:table-cell>
          <table:table-cell office:value-type="float" office:value="49" table:formula="of:=BITXOR([.$A10];[.BG$1])" table:style-name="ce2">
            <text:p>000049</text:p>
          </table:table-cell>
          <table:table-cell office:value-type="float" office:value="50" table:formula="of:=BITXOR([.$A10];[.BH$1])" table:style-name="ce2">
            <text:p>000050</text:p>
          </table:table-cell>
          <table:table-cell office:value-type="float" office:value="51" table:formula="of:=BITXOR([.$A10];[.BI$1])" table:style-name="ce2">
            <text:p>000051</text:p>
          </table:table-cell>
          <table:table-cell office:value-type="float" office:value="52" table:formula="of:=BITXOR([.$A10];[.BJ$1])" table:style-name="ce2">
            <text:p>000052</text:p>
          </table:table-cell>
          <table:table-cell office:value-type="float" office:value="53" table:formula="of:=BITXOR([.$A10];[.BK$1])" table:style-name="ce2">
            <text:p>000053</text:p>
          </table:table-cell>
          <table:table-cell office:value-type="float" office:value="54" table:formula="of:=BITXOR([.$A10];[.BL$1])" table:style-name="ce2">
            <text:p>000054</text:p>
          </table:table-cell>
          <table:table-cell office:value-type="float" office:value="55" table:formula="of:=BITXOR([.$A10];[.BM$1])" table:style-name="ce2">
            <text:p>000055</text:p>
          </table:table-cell>
          <table:table-cell table:number-columns-repeated="16319"/>
        </table:table-row>
        <table:table-row table:style-name="ro1">
          <table:table-cell office:value-type="float" office:value="9" table:style-name="ce3">
            <text:p>000009</text:p>
          </table:table-cell>
          <table:table-cell office:value-type="float" office:value="9" table:formula="of:=BITXOR([.$A11];[.B$1])" table:style-name="ce2">
            <text:p>000009</text:p>
          </table:table-cell>
          <table:table-cell office:value-type="float" office:value="8" table:formula="of:=BITXOR([.$A11];[.C$1])" table:style-name="ce2">
            <text:p>000008</text:p>
          </table:table-cell>
          <table:table-cell office:value-type="float" office:value="11" table:formula="of:=BITXOR([.$A11];[.D$1])" table:style-name="ce2">
            <text:p>000011</text:p>
          </table:table-cell>
          <table:table-cell office:value-type="float" office:value="10" table:formula="of:=BITXOR([.$A11];[.E$1])" table:style-name="ce2">
            <text:p>000010</text:p>
          </table:table-cell>
          <table:table-cell office:value-type="float" office:value="13" table:formula="of:=BITXOR([.$A11];[.F$1])" table:style-name="ce2">
            <text:p>000013</text:p>
          </table:table-cell>
          <table:table-cell office:value-type="float" office:value="12" table:formula="of:=BITXOR([.$A11];[.G$1])" table:style-name="ce2">
            <text:p>000012</text:p>
          </table:table-cell>
          <table:table-cell office:value-type="float" office:value="15" table:formula="of:=BITXOR([.$A11];[.H$1])" table:style-name="ce2">
            <text:p>000015</text:p>
          </table:table-cell>
          <table:table-cell office:value-type="float" office:value="14" table:formula="of:=BITXOR([.$A11];[.I$1])" table:style-name="ce2">
            <text:p>000014</text:p>
          </table:table-cell>
          <table:table-cell office:value-type="float" office:value="1" table:formula="of:=BITXOR([.$A11];[.J$1])" table:style-name="ce2">
            <text:p>000001</text:p>
          </table:table-cell>
          <table:table-cell office:value-type="float" office:value="0" table:formula="of:=BITXOR([.$A11];[.K$1])" table:style-name="ce2">
            <text:p>000000</text:p>
          </table:table-cell>
          <table:table-cell office:value-type="float" office:value="3" table:formula="of:=BITXOR([.$A11];[.L$1])" table:style-name="ce2">
            <text:p>000003</text:p>
          </table:table-cell>
          <table:table-cell office:value-type="float" office:value="2" table:formula="of:=BITXOR([.$A11];[.M$1])" table:style-name="ce2">
            <text:p>000002</text:p>
          </table:table-cell>
          <table:table-cell office:value-type="float" office:value="5" table:formula="of:=BITXOR([.$A11];[.N$1])" table:style-name="ce2">
            <text:p>000005</text:p>
          </table:table-cell>
          <table:table-cell office:value-type="float" office:value="4" table:formula="of:=BITXOR([.$A11];[.O$1])" table:style-name="ce2">
            <text:p>000004</text:p>
          </table:table-cell>
          <table:table-cell office:value-type="float" office:value="7" table:formula="of:=BITXOR([.$A11];[.P$1])" table:style-name="ce2">
            <text:p>000007</text:p>
          </table:table-cell>
          <table:table-cell office:value-type="float" office:value="6" table:formula="of:=BITXOR([.$A11];[.Q$1])" table:style-name="ce2">
            <text:p>000006</text:p>
          </table:table-cell>
          <table:table-cell office:value-type="float" office:value="25" table:formula="of:=BITXOR([.$A11];[.R$1])" table:style-name="ce2">
            <text:p>000025</text:p>
          </table:table-cell>
          <table:table-cell office:value-type="float" office:value="24" table:formula="of:=BITXOR([.$A11];[.S$1])" table:style-name="ce2">
            <text:p>000024</text:p>
          </table:table-cell>
          <table:table-cell office:value-type="float" office:value="27" table:formula="of:=BITXOR([.$A11];[.T$1])" table:style-name="ce2">
            <text:p>000027</text:p>
          </table:table-cell>
          <table:table-cell office:value-type="float" office:value="26" table:formula="of:=BITXOR([.$A11];[.U$1])" table:style-name="ce2">
            <text:p>000026</text:p>
          </table:table-cell>
          <table:table-cell office:value-type="float" office:value="29" table:formula="of:=BITXOR([.$A11];[.V$1])" table:style-name="ce2">
            <text:p>000029</text:p>
          </table:table-cell>
          <table:table-cell office:value-type="float" office:value="28" table:formula="of:=BITXOR([.$A11];[.W$1])" table:style-name="ce2">
            <text:p>000028</text:p>
          </table:table-cell>
          <table:table-cell office:value-type="float" office:value="31" table:formula="of:=BITXOR([.$A11];[.X$1])" table:style-name="ce2">
            <text:p>000031</text:p>
          </table:table-cell>
          <table:table-cell office:value-type="float" office:value="30" table:formula="of:=BITXOR([.$A11];[.Y$1])" table:style-name="ce2">
            <text:p>000030</text:p>
          </table:table-cell>
          <table:table-cell office:value-type="float" office:value="17" table:formula="of:=BITXOR([.$A11];[.Z$1])" table:style-name="ce2">
            <text:p>000017</text:p>
          </table:table-cell>
          <table:table-cell office:value-type="float" office:value="16" table:formula="of:=BITXOR([.$A11];[.AA$1])" table:style-name="ce2">
            <text:p>000016</text:p>
          </table:table-cell>
          <table:table-cell office:value-type="float" office:value="19" table:formula="of:=BITXOR([.$A11];[.AB$1])" table:style-name="ce2">
            <text:p>000019</text:p>
          </table:table-cell>
          <table:table-cell office:value-type="float" office:value="18" table:formula="of:=BITXOR([.$A11];[.AC$1])" table:style-name="ce2">
            <text:p>000018</text:p>
          </table:table-cell>
          <table:table-cell office:value-type="float" office:value="21" table:formula="of:=BITXOR([.$A11];[.AD$1])" table:style-name="ce2">
            <text:p>000021</text:p>
          </table:table-cell>
          <table:table-cell office:value-type="float" office:value="20" table:formula="of:=BITXOR([.$A11];[.AE$1])" table:style-name="ce2">
            <text:p>000020</text:p>
          </table:table-cell>
          <table:table-cell office:value-type="float" office:value="23" table:formula="of:=BITXOR([.$A11];[.AF$1])" table:style-name="ce2">
            <text:p>000023</text:p>
          </table:table-cell>
          <table:table-cell office:value-type="float" office:value="22" table:formula="of:=BITXOR([.$A11];[.AG$1])" table:style-name="ce2">
            <text:p>000022</text:p>
          </table:table-cell>
          <table:table-cell office:value-type="float" office:value="41" table:formula="of:=BITXOR([.$A11];[.AH$1])" table:style-name="ce2">
            <text:p>000041</text:p>
          </table:table-cell>
          <table:table-cell office:value-type="float" office:value="40" table:formula="of:=BITXOR([.$A11];[.AI$1])" table:style-name="ce2">
            <text:p>000040</text:p>
          </table:table-cell>
          <table:table-cell office:value-type="float" office:value="43" table:formula="of:=BITXOR([.$A11];[.AJ$1])" table:style-name="ce2">
            <text:p>000043</text:p>
          </table:table-cell>
          <table:table-cell office:value-type="float" office:value="42" table:formula="of:=BITXOR([.$A11];[.AK$1])" table:style-name="ce2">
            <text:p>000042</text:p>
          </table:table-cell>
          <table:table-cell office:value-type="float" office:value="45" table:formula="of:=BITXOR([.$A11];[.AL$1])" table:style-name="ce2">
            <text:p>000045</text:p>
          </table:table-cell>
          <table:table-cell office:value-type="float" office:value="44" table:formula="of:=BITXOR([.$A11];[.AM$1])" table:style-name="ce2">
            <text:p>000044</text:p>
          </table:table-cell>
          <table:table-cell office:value-type="float" office:value="47" table:formula="of:=BITXOR([.$A11];[.AN$1])" table:style-name="ce2">
            <text:p>000047</text:p>
          </table:table-cell>
          <table:table-cell office:value-type="float" office:value="46" table:formula="of:=BITXOR([.$A11];[.AO$1])" table:style-name="ce2">
            <text:p>000046</text:p>
          </table:table-cell>
          <table:table-cell office:value-type="float" office:value="33" table:formula="of:=BITXOR([.$A11];[.AP$1])" table:style-name="ce2">
            <text:p>000033</text:p>
          </table:table-cell>
          <table:table-cell office:value-type="float" office:value="32" table:formula="of:=BITXOR([.$A11];[.AQ$1])" table:style-name="ce2">
            <text:p>000032</text:p>
          </table:table-cell>
          <table:table-cell office:value-type="float" office:value="35" table:formula="of:=BITXOR([.$A11];[.AR$1])" table:style-name="ce2">
            <text:p>000035</text:p>
          </table:table-cell>
          <table:table-cell office:value-type="float" office:value="34" table:formula="of:=BITXOR([.$A11];[.AS$1])" table:style-name="ce2">
            <text:p>000034</text:p>
          </table:table-cell>
          <table:table-cell office:value-type="float" office:value="37" table:formula="of:=BITXOR([.$A11];[.AT$1])" table:style-name="ce2">
            <text:p>000037</text:p>
          </table:table-cell>
          <table:table-cell office:value-type="float" office:value="36" table:formula="of:=BITXOR([.$A11];[.AU$1])" table:style-name="ce2">
            <text:p>000036</text:p>
          </table:table-cell>
          <table:table-cell office:value-type="float" office:value="39" table:formula="of:=BITXOR([.$A11];[.AV$1])" table:style-name="ce2">
            <text:p>000039</text:p>
          </table:table-cell>
          <table:table-cell office:value-type="float" office:value="38" table:formula="of:=BITXOR([.$A11];[.AW$1])" table:style-name="ce2">
            <text:p>000038</text:p>
          </table:table-cell>
          <table:table-cell office:value-type="float" office:value="57" table:formula="of:=BITXOR([.$A11];[.AX$1])" table:style-name="ce2">
            <text:p>000057</text:p>
          </table:table-cell>
          <table:table-cell office:value-type="float" office:value="56" table:formula="of:=BITXOR([.$A11];[.AY$1])" table:style-name="ce2">
            <text:p>000056</text:p>
          </table:table-cell>
          <table:table-cell office:value-type="float" office:value="59" table:formula="of:=BITXOR([.$A11];[.AZ$1])" table:style-name="ce2">
            <text:p>000059</text:p>
          </table:table-cell>
          <table:table-cell office:value-type="float" office:value="58" table:formula="of:=BITXOR([.$A11];[.BA$1])" table:style-name="ce2">
            <text:p>000058</text:p>
          </table:table-cell>
          <table:table-cell office:value-type="float" office:value="61" table:formula="of:=BITXOR([.$A11];[.BB$1])" table:style-name="ce2">
            <text:p>000061</text:p>
          </table:table-cell>
          <table:table-cell office:value-type="float" office:value="60" table:formula="of:=BITXOR([.$A11];[.BC$1])" table:style-name="ce2">
            <text:p>000060</text:p>
          </table:table-cell>
          <table:table-cell office:value-type="float" office:value="63" table:formula="of:=BITXOR([.$A11];[.BD$1])" table:style-name="ce2">
            <text:p>000063</text:p>
          </table:table-cell>
          <table:table-cell office:value-type="float" office:value="62" table:formula="of:=BITXOR([.$A11];[.BE$1])" table:style-name="ce2">
            <text:p>000062</text:p>
          </table:table-cell>
          <table:table-cell office:value-type="float" office:value="49" table:formula="of:=BITXOR([.$A11];[.BF$1])" table:style-name="ce2">
            <text:p>000049</text:p>
          </table:table-cell>
          <table:table-cell office:value-type="float" office:value="48" table:formula="of:=BITXOR([.$A11];[.BG$1])" table:style-name="ce2">
            <text:p>000048</text:p>
          </table:table-cell>
          <table:table-cell office:value-type="float" office:value="51" table:formula="of:=BITXOR([.$A11];[.BH$1])" table:style-name="ce2">
            <text:p>000051</text:p>
          </table:table-cell>
          <table:table-cell office:value-type="float" office:value="50" table:formula="of:=BITXOR([.$A11];[.BI$1])" table:style-name="ce2">
            <text:p>000050</text:p>
          </table:table-cell>
          <table:table-cell office:value-type="float" office:value="53" table:formula="of:=BITXOR([.$A11];[.BJ$1])" table:style-name="ce2">
            <text:p>000053</text:p>
          </table:table-cell>
          <table:table-cell office:value-type="float" office:value="52" table:formula="of:=BITXOR([.$A11];[.BK$1])" table:style-name="ce2">
            <text:p>000052</text:p>
          </table:table-cell>
          <table:table-cell office:value-type="float" office:value="55" table:formula="of:=BITXOR([.$A11];[.BL$1])" table:style-name="ce2">
            <text:p>000055</text:p>
          </table:table-cell>
          <table:table-cell office:value-type="float" office:value="54" table:formula="of:=BITXOR([.$A11];[.BM$1])" table:style-name="ce2">
            <text:p>000054</text:p>
          </table:table-cell>
          <table:table-cell table:number-columns-repeated="16319"/>
        </table:table-row>
        <table:table-row table:style-name="ro1">
          <table:table-cell office:value-type="float" office:value="10" table:style-name="ce3">
            <text:p>000010</text:p>
          </table:table-cell>
          <table:table-cell office:value-type="float" office:value="10" table:formula="of:=BITXOR([.$A12];[.B$1])" table:style-name="ce2">
            <text:p>000010</text:p>
          </table:table-cell>
          <table:table-cell office:value-type="float" office:value="11" table:formula="of:=BITXOR([.$A12];[.C$1])" table:style-name="ce2">
            <text:p>000011</text:p>
          </table:table-cell>
          <table:table-cell office:value-type="float" office:value="8" table:formula="of:=BITXOR([.$A12];[.D$1])" table:style-name="ce2">
            <text:p>000008</text:p>
          </table:table-cell>
          <table:table-cell office:value-type="float" office:value="9" table:formula="of:=BITXOR([.$A12];[.E$1])" table:style-name="ce2">
            <text:p>000009</text:p>
          </table:table-cell>
          <table:table-cell office:value-type="float" office:value="14" table:formula="of:=BITXOR([.$A12];[.F$1])" table:style-name="ce2">
            <text:p>000014</text:p>
          </table:table-cell>
          <table:table-cell office:value-type="float" office:value="15" table:formula="of:=BITXOR([.$A12];[.G$1])" table:style-name="ce2">
            <text:p>000015</text:p>
          </table:table-cell>
          <table:table-cell office:value-type="float" office:value="12" table:formula="of:=BITXOR([.$A12];[.H$1])" table:style-name="ce2">
            <text:p>000012</text:p>
          </table:table-cell>
          <table:table-cell office:value-type="float" office:value="13" table:formula="of:=BITXOR([.$A12];[.I$1])" table:style-name="ce2">
            <text:p>000013</text:p>
          </table:table-cell>
          <table:table-cell office:value-type="float" office:value="2" table:formula="of:=BITXOR([.$A12];[.J$1])" table:style-name="ce2">
            <text:p>000002</text:p>
          </table:table-cell>
          <table:table-cell office:value-type="float" office:value="3" table:formula="of:=BITXOR([.$A12];[.K$1])" table:style-name="ce2">
            <text:p>000003</text:p>
          </table:table-cell>
          <table:table-cell office:value-type="float" office:value="0" table:formula="of:=BITXOR([.$A12];[.L$1])" table:style-name="ce2">
            <text:p>000000</text:p>
          </table:table-cell>
          <table:table-cell office:value-type="float" office:value="1" table:formula="of:=BITXOR([.$A12];[.M$1])" table:style-name="ce2">
            <text:p>000001</text:p>
          </table:table-cell>
          <table:table-cell office:value-type="float" office:value="6" table:formula="of:=BITXOR([.$A12];[.N$1])" table:style-name="ce2">
            <text:p>000006</text:p>
          </table:table-cell>
          <table:table-cell office:value-type="float" office:value="7" table:formula="of:=BITXOR([.$A12];[.O$1])" table:style-name="ce2">
            <text:p>000007</text:p>
          </table:table-cell>
          <table:table-cell office:value-type="float" office:value="4" table:formula="of:=BITXOR([.$A12];[.P$1])" table:style-name="ce2">
            <text:p>000004</text:p>
          </table:table-cell>
          <table:table-cell office:value-type="float" office:value="5" table:formula="of:=BITXOR([.$A12];[.Q$1])" table:style-name="ce2">
            <text:p>000005</text:p>
          </table:table-cell>
          <table:table-cell office:value-type="float" office:value="26" table:formula="of:=BITXOR([.$A12];[.R$1])" table:style-name="ce2">
            <text:p>000026</text:p>
          </table:table-cell>
          <table:table-cell office:value-type="float" office:value="27" table:formula="of:=BITXOR([.$A12];[.S$1])" table:style-name="ce2">
            <text:p>000027</text:p>
          </table:table-cell>
          <table:table-cell office:value-type="float" office:value="24" table:formula="of:=BITXOR([.$A12];[.T$1])" table:style-name="ce2">
            <text:p>000024</text:p>
          </table:table-cell>
          <table:table-cell office:value-type="float" office:value="25" table:formula="of:=BITXOR([.$A12];[.U$1])" table:style-name="ce2">
            <text:p>000025</text:p>
          </table:table-cell>
          <table:table-cell office:value-type="float" office:value="30" table:formula="of:=BITXOR([.$A12];[.V$1])" table:style-name="ce2">
            <text:p>000030</text:p>
          </table:table-cell>
          <table:table-cell office:value-type="float" office:value="31" table:formula="of:=BITXOR([.$A12];[.W$1])" table:style-name="ce2">
            <text:p>000031</text:p>
          </table:table-cell>
          <table:table-cell office:value-type="float" office:value="28" table:formula="of:=BITXOR([.$A12];[.X$1])" table:style-name="ce2">
            <text:p>000028</text:p>
          </table:table-cell>
          <table:table-cell office:value-type="float" office:value="29" table:formula="of:=BITXOR([.$A12];[.Y$1])" table:style-name="ce2">
            <text:p>000029</text:p>
          </table:table-cell>
          <table:table-cell office:value-type="float" office:value="18" table:formula="of:=BITXOR([.$A12];[.Z$1])" table:style-name="ce2">
            <text:p>000018</text:p>
          </table:table-cell>
          <table:table-cell office:value-type="float" office:value="19" table:formula="of:=BITXOR([.$A12];[.AA$1])" table:style-name="ce2">
            <text:p>000019</text:p>
          </table:table-cell>
          <table:table-cell office:value-type="float" office:value="16" table:formula="of:=BITXOR([.$A12];[.AB$1])" table:style-name="ce2">
            <text:p>000016</text:p>
          </table:table-cell>
          <table:table-cell office:value-type="float" office:value="17" table:formula="of:=BITXOR([.$A12];[.AC$1])" table:style-name="ce2">
            <text:p>000017</text:p>
          </table:table-cell>
          <table:table-cell office:value-type="float" office:value="22" table:formula="of:=BITXOR([.$A12];[.AD$1])" table:style-name="ce2">
            <text:p>000022</text:p>
          </table:table-cell>
          <table:table-cell office:value-type="float" office:value="23" table:formula="of:=BITXOR([.$A12];[.AE$1])" table:style-name="ce2">
            <text:p>000023</text:p>
          </table:table-cell>
          <table:table-cell office:value-type="float" office:value="20" table:formula="of:=BITXOR([.$A12];[.AF$1])" table:style-name="ce2">
            <text:p>000020</text:p>
          </table:table-cell>
          <table:table-cell office:value-type="float" office:value="21" table:formula="of:=BITXOR([.$A12];[.AG$1])" table:style-name="ce2">
            <text:p>000021</text:p>
          </table:table-cell>
          <table:table-cell office:value-type="float" office:value="42" table:formula="of:=BITXOR([.$A12];[.AH$1])" table:style-name="ce2">
            <text:p>000042</text:p>
          </table:table-cell>
          <table:table-cell office:value-type="float" office:value="43" table:formula="of:=BITXOR([.$A12];[.AI$1])" table:style-name="ce2">
            <text:p>000043</text:p>
          </table:table-cell>
          <table:table-cell office:value-type="float" office:value="40" table:formula="of:=BITXOR([.$A12];[.AJ$1])" table:style-name="ce2">
            <text:p>000040</text:p>
          </table:table-cell>
          <table:table-cell office:value-type="float" office:value="41" table:formula="of:=BITXOR([.$A12];[.AK$1])" table:style-name="ce2">
            <text:p>000041</text:p>
          </table:table-cell>
          <table:table-cell office:value-type="float" office:value="46" table:formula="of:=BITXOR([.$A12];[.AL$1])" table:style-name="ce2">
            <text:p>000046</text:p>
          </table:table-cell>
          <table:table-cell office:value-type="float" office:value="47" table:formula="of:=BITXOR([.$A12];[.AM$1])" table:style-name="ce2">
            <text:p>000047</text:p>
          </table:table-cell>
          <table:table-cell office:value-type="float" office:value="44" table:formula="of:=BITXOR([.$A12];[.AN$1])" table:style-name="ce2">
            <text:p>000044</text:p>
          </table:table-cell>
          <table:table-cell office:value-type="float" office:value="45" table:formula="of:=BITXOR([.$A12];[.AO$1])" table:style-name="ce2">
            <text:p>000045</text:p>
          </table:table-cell>
          <table:table-cell office:value-type="float" office:value="34" table:formula="of:=BITXOR([.$A12];[.AP$1])" table:style-name="ce2">
            <text:p>000034</text:p>
          </table:table-cell>
          <table:table-cell office:value-type="float" office:value="35" table:formula="of:=BITXOR([.$A12];[.AQ$1])" table:style-name="ce2">
            <text:p>000035</text:p>
          </table:table-cell>
          <table:table-cell office:value-type="float" office:value="32" table:formula="of:=BITXOR([.$A12];[.AR$1])" table:style-name="ce2">
            <text:p>000032</text:p>
          </table:table-cell>
          <table:table-cell office:value-type="float" office:value="33" table:formula="of:=BITXOR([.$A12];[.AS$1])" table:style-name="ce2">
            <text:p>000033</text:p>
          </table:table-cell>
          <table:table-cell office:value-type="float" office:value="38" table:formula="of:=BITXOR([.$A12];[.AT$1])" table:style-name="ce2">
            <text:p>000038</text:p>
          </table:table-cell>
          <table:table-cell office:value-type="float" office:value="39" table:formula="of:=BITXOR([.$A12];[.AU$1])" table:style-name="ce2">
            <text:p>000039</text:p>
          </table:table-cell>
          <table:table-cell office:value-type="float" office:value="36" table:formula="of:=BITXOR([.$A12];[.AV$1])" table:style-name="ce2">
            <text:p>000036</text:p>
          </table:table-cell>
          <table:table-cell office:value-type="float" office:value="37" table:formula="of:=BITXOR([.$A12];[.AW$1])" table:style-name="ce2">
            <text:p>000037</text:p>
          </table:table-cell>
          <table:table-cell office:value-type="float" office:value="58" table:formula="of:=BITXOR([.$A12];[.AX$1])" table:style-name="ce2">
            <text:p>000058</text:p>
          </table:table-cell>
          <table:table-cell office:value-type="float" office:value="59" table:formula="of:=BITXOR([.$A12];[.AY$1])" table:style-name="ce2">
            <text:p>000059</text:p>
          </table:table-cell>
          <table:table-cell office:value-type="float" office:value="56" table:formula="of:=BITXOR([.$A12];[.AZ$1])" table:style-name="ce2">
            <text:p>000056</text:p>
          </table:table-cell>
          <table:table-cell office:value-type="float" office:value="57" table:formula="of:=BITXOR([.$A12];[.BA$1])" table:style-name="ce2">
            <text:p>000057</text:p>
          </table:table-cell>
          <table:table-cell office:value-type="float" office:value="62" table:formula="of:=BITXOR([.$A12];[.BB$1])" table:style-name="ce2">
            <text:p>000062</text:p>
          </table:table-cell>
          <table:table-cell office:value-type="float" office:value="63" table:formula="of:=BITXOR([.$A12];[.BC$1])" table:style-name="ce2">
            <text:p>000063</text:p>
          </table:table-cell>
          <table:table-cell office:value-type="float" office:value="60" table:formula="of:=BITXOR([.$A12];[.BD$1])" table:style-name="ce2">
            <text:p>000060</text:p>
          </table:table-cell>
          <table:table-cell office:value-type="float" office:value="61" table:formula="of:=BITXOR([.$A12];[.BE$1])" table:style-name="ce2">
            <text:p>000061</text:p>
          </table:table-cell>
          <table:table-cell office:value-type="float" office:value="50" table:formula="of:=BITXOR([.$A12];[.BF$1])" table:style-name="ce2">
            <text:p>000050</text:p>
          </table:table-cell>
          <table:table-cell office:value-type="float" office:value="51" table:formula="of:=BITXOR([.$A12];[.BG$1])" table:style-name="ce2">
            <text:p>000051</text:p>
          </table:table-cell>
          <table:table-cell office:value-type="float" office:value="48" table:formula="of:=BITXOR([.$A12];[.BH$1])" table:style-name="ce2">
            <text:p>000048</text:p>
          </table:table-cell>
          <table:table-cell office:value-type="float" office:value="49" table:formula="of:=BITXOR([.$A12];[.BI$1])" table:style-name="ce2">
            <text:p>000049</text:p>
          </table:table-cell>
          <table:table-cell office:value-type="float" office:value="54" table:formula="of:=BITXOR([.$A12];[.BJ$1])" table:style-name="ce2">
            <text:p>000054</text:p>
          </table:table-cell>
          <table:table-cell office:value-type="float" office:value="55" table:formula="of:=BITXOR([.$A12];[.BK$1])" table:style-name="ce2">
            <text:p>000055</text:p>
          </table:table-cell>
          <table:table-cell office:value-type="float" office:value="52" table:formula="of:=BITXOR([.$A12];[.BL$1])" table:style-name="ce2">
            <text:p>000052</text:p>
          </table:table-cell>
          <table:table-cell office:value-type="float" office:value="53" table:formula="of:=BITXOR([.$A12];[.BM$1])" table:style-name="ce2">
            <text:p>000053</text:p>
          </table:table-cell>
          <table:table-cell table:number-columns-repeated="16319"/>
        </table:table-row>
        <table:table-row table:style-name="ro1">
          <table:table-cell office:value-type="float" office:value="11" table:style-name="ce3">
            <text:p>000011</text:p>
          </table:table-cell>
          <table:table-cell office:value-type="float" office:value="11" table:formula="of:=BITXOR([.$A13];[.B$1])" table:style-name="ce2">
            <text:p>000011</text:p>
          </table:table-cell>
          <table:table-cell office:value-type="float" office:value="10" table:formula="of:=BITXOR([.$A13];[.C$1])" table:style-name="ce2">
            <text:p>000010</text:p>
          </table:table-cell>
          <table:table-cell office:value-type="float" office:value="9" table:formula="of:=BITXOR([.$A13];[.D$1])" table:style-name="ce2">
            <text:p>000009</text:p>
          </table:table-cell>
          <table:table-cell office:value-type="float" office:value="8" table:formula="of:=BITXOR([.$A13];[.E$1])" table:style-name="ce2">
            <text:p>000008</text:p>
          </table:table-cell>
          <table:table-cell office:value-type="float" office:value="15" table:formula="of:=BITXOR([.$A13];[.F$1])" table:style-name="ce2">
            <text:p>000015</text:p>
          </table:table-cell>
          <table:table-cell office:value-type="float" office:value="14" table:formula="of:=BITXOR([.$A13];[.G$1])" table:style-name="ce2">
            <text:p>000014</text:p>
          </table:table-cell>
          <table:table-cell office:value-type="float" office:value="13" table:formula="of:=BITXOR([.$A13];[.H$1])" table:style-name="ce2">
            <text:p>000013</text:p>
          </table:table-cell>
          <table:table-cell office:value-type="float" office:value="12" table:formula="of:=BITXOR([.$A13];[.I$1])" table:style-name="ce2">
            <text:p>000012</text:p>
          </table:table-cell>
          <table:table-cell office:value-type="float" office:value="3" table:formula="of:=BITXOR([.$A13];[.J$1])" table:style-name="ce2">
            <text:p>000003</text:p>
          </table:table-cell>
          <table:table-cell office:value-type="float" office:value="2" table:formula="of:=BITXOR([.$A13];[.K$1])" table:style-name="ce2">
            <text:p>000002</text:p>
          </table:table-cell>
          <table:table-cell office:value-type="float" office:value="1" table:formula="of:=BITXOR([.$A13];[.L$1])" table:style-name="ce2">
            <text:p>000001</text:p>
          </table:table-cell>
          <table:table-cell office:value-type="float" office:value="0" table:formula="of:=BITXOR([.$A13];[.M$1])" table:style-name="ce2">
            <text:p>000000</text:p>
          </table:table-cell>
          <table:table-cell office:value-type="float" office:value="7" table:formula="of:=BITXOR([.$A13];[.N$1])" table:style-name="ce2">
            <text:p>000007</text:p>
          </table:table-cell>
          <table:table-cell office:value-type="float" office:value="6" table:formula="of:=BITXOR([.$A13];[.O$1])" table:style-name="ce2">
            <text:p>000006</text:p>
          </table:table-cell>
          <table:table-cell office:value-type="float" office:value="5" table:formula="of:=BITXOR([.$A13];[.P$1])" table:style-name="ce2">
            <text:p>000005</text:p>
          </table:table-cell>
          <table:table-cell office:value-type="float" office:value="4" table:formula="of:=BITXOR([.$A13];[.Q$1])" table:style-name="ce2">
            <text:p>000004</text:p>
          </table:table-cell>
          <table:table-cell office:value-type="float" office:value="27" table:formula="of:=BITXOR([.$A13];[.R$1])" table:style-name="ce2">
            <text:p>000027</text:p>
          </table:table-cell>
          <table:table-cell office:value-type="float" office:value="26" table:formula="of:=BITXOR([.$A13];[.S$1])" table:style-name="ce2">
            <text:p>000026</text:p>
          </table:table-cell>
          <table:table-cell office:value-type="float" office:value="25" table:formula="of:=BITXOR([.$A13];[.T$1])" table:style-name="ce2">
            <text:p>000025</text:p>
          </table:table-cell>
          <table:table-cell office:value-type="float" office:value="24" table:formula="of:=BITXOR([.$A13];[.U$1])" table:style-name="ce2">
            <text:p>000024</text:p>
          </table:table-cell>
          <table:table-cell office:value-type="float" office:value="31" table:formula="of:=BITXOR([.$A13];[.V$1])" table:style-name="ce2">
            <text:p>000031</text:p>
          </table:table-cell>
          <table:table-cell office:value-type="float" office:value="30" table:formula="of:=BITXOR([.$A13];[.W$1])" table:style-name="ce2">
            <text:p>000030</text:p>
          </table:table-cell>
          <table:table-cell office:value-type="float" office:value="29" table:formula="of:=BITXOR([.$A13];[.X$1])" table:style-name="ce2">
            <text:p>000029</text:p>
          </table:table-cell>
          <table:table-cell office:value-type="float" office:value="28" table:formula="of:=BITXOR([.$A13];[.Y$1])" table:style-name="ce2">
            <text:p>000028</text:p>
          </table:table-cell>
          <table:table-cell office:value-type="float" office:value="19" table:formula="of:=BITXOR([.$A13];[.Z$1])" table:style-name="ce2">
            <text:p>000019</text:p>
          </table:table-cell>
          <table:table-cell office:value-type="float" office:value="18" table:formula="of:=BITXOR([.$A13];[.AA$1])" table:style-name="ce2">
            <text:p>000018</text:p>
          </table:table-cell>
          <table:table-cell office:value-type="float" office:value="17" table:formula="of:=BITXOR([.$A13];[.AB$1])" table:style-name="ce2">
            <text:p>000017</text:p>
          </table:table-cell>
          <table:table-cell office:value-type="float" office:value="16" table:formula="of:=BITXOR([.$A13];[.AC$1])" table:style-name="ce2">
            <text:p>000016</text:p>
          </table:table-cell>
          <table:table-cell office:value-type="float" office:value="23" table:formula="of:=BITXOR([.$A13];[.AD$1])" table:style-name="ce2">
            <text:p>000023</text:p>
          </table:table-cell>
          <table:table-cell office:value-type="float" office:value="22" table:formula="of:=BITXOR([.$A13];[.AE$1])" table:style-name="ce2">
            <text:p>000022</text:p>
          </table:table-cell>
          <table:table-cell office:value-type="float" office:value="21" table:formula="of:=BITXOR([.$A13];[.AF$1])" table:style-name="ce2">
            <text:p>000021</text:p>
          </table:table-cell>
          <table:table-cell office:value-type="float" office:value="20" table:formula="of:=BITXOR([.$A13];[.AG$1])" table:style-name="ce2">
            <text:p>000020</text:p>
          </table:table-cell>
          <table:table-cell office:value-type="float" office:value="43" table:formula="of:=BITXOR([.$A13];[.AH$1])" table:style-name="ce2">
            <text:p>000043</text:p>
          </table:table-cell>
          <table:table-cell office:value-type="float" office:value="42" table:formula="of:=BITXOR([.$A13];[.AI$1])" table:style-name="ce2">
            <text:p>000042</text:p>
          </table:table-cell>
          <table:table-cell office:value-type="float" office:value="41" table:formula="of:=BITXOR([.$A13];[.AJ$1])" table:style-name="ce2">
            <text:p>000041</text:p>
          </table:table-cell>
          <table:table-cell office:value-type="float" office:value="40" table:formula="of:=BITXOR([.$A13];[.AK$1])" table:style-name="ce2">
            <text:p>000040</text:p>
          </table:table-cell>
          <table:table-cell office:value-type="float" office:value="47" table:formula="of:=BITXOR([.$A13];[.AL$1])" table:style-name="ce2">
            <text:p>000047</text:p>
          </table:table-cell>
          <table:table-cell office:value-type="float" office:value="46" table:formula="of:=BITXOR([.$A13];[.AM$1])" table:style-name="ce2">
            <text:p>000046</text:p>
          </table:table-cell>
          <table:table-cell office:value-type="float" office:value="45" table:formula="of:=BITXOR([.$A13];[.AN$1])" table:style-name="ce2">
            <text:p>000045</text:p>
          </table:table-cell>
          <table:table-cell office:value-type="float" office:value="44" table:formula="of:=BITXOR([.$A13];[.AO$1])" table:style-name="ce2">
            <text:p>000044</text:p>
          </table:table-cell>
          <table:table-cell office:value-type="float" office:value="35" table:formula="of:=BITXOR([.$A13];[.AP$1])" table:style-name="ce2">
            <text:p>000035</text:p>
          </table:table-cell>
          <table:table-cell office:value-type="float" office:value="34" table:formula="of:=BITXOR([.$A13];[.AQ$1])" table:style-name="ce2">
            <text:p>000034</text:p>
          </table:table-cell>
          <table:table-cell office:value-type="float" office:value="33" table:formula="of:=BITXOR([.$A13];[.AR$1])" table:style-name="ce2">
            <text:p>000033</text:p>
          </table:table-cell>
          <table:table-cell office:value-type="float" office:value="32" table:formula="of:=BITXOR([.$A13];[.AS$1])" table:style-name="ce2">
            <text:p>000032</text:p>
          </table:table-cell>
          <table:table-cell office:value-type="float" office:value="39" table:formula="of:=BITXOR([.$A13];[.AT$1])" table:style-name="ce2">
            <text:p>000039</text:p>
          </table:table-cell>
          <table:table-cell office:value-type="float" office:value="38" table:formula="of:=BITXOR([.$A13];[.AU$1])" table:style-name="ce2">
            <text:p>000038</text:p>
          </table:table-cell>
          <table:table-cell office:value-type="float" office:value="37" table:formula="of:=BITXOR([.$A13];[.AV$1])" table:style-name="ce2">
            <text:p>000037</text:p>
          </table:table-cell>
          <table:table-cell office:value-type="float" office:value="36" table:formula="of:=BITXOR([.$A13];[.AW$1])" table:style-name="ce2">
            <text:p>000036</text:p>
          </table:table-cell>
          <table:table-cell office:value-type="float" office:value="59" table:formula="of:=BITXOR([.$A13];[.AX$1])" table:style-name="ce2">
            <text:p>000059</text:p>
          </table:table-cell>
          <table:table-cell office:value-type="float" office:value="58" table:formula="of:=BITXOR([.$A13];[.AY$1])" table:style-name="ce2">
            <text:p>000058</text:p>
          </table:table-cell>
          <table:table-cell office:value-type="float" office:value="57" table:formula="of:=BITXOR([.$A13];[.AZ$1])" table:style-name="ce2">
            <text:p>000057</text:p>
          </table:table-cell>
          <table:table-cell office:value-type="float" office:value="56" table:formula="of:=BITXOR([.$A13];[.BA$1])" table:style-name="ce2">
            <text:p>000056</text:p>
          </table:table-cell>
          <table:table-cell office:value-type="float" office:value="63" table:formula="of:=BITXOR([.$A13];[.BB$1])" table:style-name="ce2">
            <text:p>000063</text:p>
          </table:table-cell>
          <table:table-cell office:value-type="float" office:value="62" table:formula="of:=BITXOR([.$A13];[.BC$1])" table:style-name="ce2">
            <text:p>000062</text:p>
          </table:table-cell>
          <table:table-cell office:value-type="float" office:value="61" table:formula="of:=BITXOR([.$A13];[.BD$1])" table:style-name="ce2">
            <text:p>000061</text:p>
          </table:table-cell>
          <table:table-cell office:value-type="float" office:value="60" table:formula="of:=BITXOR([.$A13];[.BE$1])" table:style-name="ce2">
            <text:p>000060</text:p>
          </table:table-cell>
          <table:table-cell office:value-type="float" office:value="51" table:formula="of:=BITXOR([.$A13];[.BF$1])" table:style-name="ce2">
            <text:p>000051</text:p>
          </table:table-cell>
          <table:table-cell office:value-type="float" office:value="50" table:formula="of:=BITXOR([.$A13];[.BG$1])" table:style-name="ce2">
            <text:p>000050</text:p>
          </table:table-cell>
          <table:table-cell office:value-type="float" office:value="49" table:formula="of:=BITXOR([.$A13];[.BH$1])" table:style-name="ce2">
            <text:p>000049</text:p>
          </table:table-cell>
          <table:table-cell office:value-type="float" office:value="48" table:formula="of:=BITXOR([.$A13];[.BI$1])" table:style-name="ce2">
            <text:p>000048</text:p>
          </table:table-cell>
          <table:table-cell office:value-type="float" office:value="55" table:formula="of:=BITXOR([.$A13];[.BJ$1])" table:style-name="ce2">
            <text:p>000055</text:p>
          </table:table-cell>
          <table:table-cell office:value-type="float" office:value="54" table:formula="of:=BITXOR([.$A13];[.BK$1])" table:style-name="ce2">
            <text:p>000054</text:p>
          </table:table-cell>
          <table:table-cell office:value-type="float" office:value="53" table:formula="of:=BITXOR([.$A13];[.BL$1])" table:style-name="ce2">
            <text:p>000053</text:p>
          </table:table-cell>
          <table:table-cell office:value-type="float" office:value="52" table:formula="of:=BITXOR([.$A13];[.BM$1])" table:style-name="ce2">
            <text:p>000052</text:p>
          </table:table-cell>
          <table:table-cell table:number-columns-repeated="16319"/>
        </table:table-row>
        <table:table-row table:style-name="ro1">
          <table:table-cell office:value-type="float" office:value="12" table:style-name="ce3">
            <text:p>000012</text:p>
          </table:table-cell>
          <table:table-cell office:value-type="float" office:value="12" table:formula="of:=BITXOR([.$A14];[.B$1])" table:style-name="ce2">
            <text:p>000012</text:p>
          </table:table-cell>
          <table:table-cell office:value-type="float" office:value="13" table:formula="of:=BITXOR([.$A14];[.C$1])" table:style-name="ce2">
            <text:p>000013</text:p>
          </table:table-cell>
          <table:table-cell office:value-type="float" office:value="14" table:formula="of:=BITXOR([.$A14];[.D$1])" table:style-name="ce2">
            <text:p>000014</text:p>
          </table:table-cell>
          <table:table-cell office:value-type="float" office:value="15" table:formula="of:=BITXOR([.$A14];[.E$1])" table:style-name="ce2">
            <text:p>000015</text:p>
          </table:table-cell>
          <table:table-cell office:value-type="float" office:value="8" table:formula="of:=BITXOR([.$A14];[.F$1])" table:style-name="ce2">
            <text:p>000008</text:p>
          </table:table-cell>
          <table:table-cell office:value-type="float" office:value="9" table:formula="of:=BITXOR([.$A14];[.G$1])" table:style-name="ce2">
            <text:p>000009</text:p>
          </table:table-cell>
          <table:table-cell office:value-type="float" office:value="10" table:formula="of:=BITXOR([.$A14];[.H$1])" table:style-name="ce2">
            <text:p>000010</text:p>
          </table:table-cell>
          <table:table-cell office:value-type="float" office:value="11" table:formula="of:=BITXOR([.$A14];[.I$1])" table:style-name="ce2">
            <text:p>000011</text:p>
          </table:table-cell>
          <table:table-cell office:value-type="float" office:value="4" table:formula="of:=BITXOR([.$A14];[.J$1])" table:style-name="ce2">
            <text:p>000004</text:p>
          </table:table-cell>
          <table:table-cell office:value-type="float" office:value="5" table:formula="of:=BITXOR([.$A14];[.K$1])" table:style-name="ce2">
            <text:p>000005</text:p>
          </table:table-cell>
          <table:table-cell office:value-type="float" office:value="6" table:formula="of:=BITXOR([.$A14];[.L$1])" table:style-name="ce2">
            <text:p>000006</text:p>
          </table:table-cell>
          <table:table-cell office:value-type="float" office:value="7" table:formula="of:=BITXOR([.$A14];[.M$1])" table:style-name="ce2">
            <text:p>000007</text:p>
          </table:table-cell>
          <table:table-cell office:value-type="float" office:value="0" table:formula="of:=BITXOR([.$A14];[.N$1])" table:style-name="ce2">
            <text:p>000000</text:p>
          </table:table-cell>
          <table:table-cell office:value-type="float" office:value="1" table:formula="of:=BITXOR([.$A14];[.O$1])" table:style-name="ce2">
            <text:p>000001</text:p>
          </table:table-cell>
          <table:table-cell office:value-type="float" office:value="2" table:formula="of:=BITXOR([.$A14];[.P$1])" table:style-name="ce2">
            <text:p>000002</text:p>
          </table:table-cell>
          <table:table-cell office:value-type="float" office:value="3" table:formula="of:=BITXOR([.$A14];[.Q$1])" table:style-name="ce2">
            <text:p>000003</text:p>
          </table:table-cell>
          <table:table-cell office:value-type="float" office:value="28" table:formula="of:=BITXOR([.$A14];[.R$1])" table:style-name="ce2">
            <text:p>000028</text:p>
          </table:table-cell>
          <table:table-cell office:value-type="float" office:value="29" table:formula="of:=BITXOR([.$A14];[.S$1])" table:style-name="ce2">
            <text:p>000029</text:p>
          </table:table-cell>
          <table:table-cell office:value-type="float" office:value="30" table:formula="of:=BITXOR([.$A14];[.T$1])" table:style-name="ce2">
            <text:p>000030</text:p>
          </table:table-cell>
          <table:table-cell office:value-type="float" office:value="31" table:formula="of:=BITXOR([.$A14];[.U$1])" table:style-name="ce2">
            <text:p>000031</text:p>
          </table:table-cell>
          <table:table-cell office:value-type="float" office:value="24" table:formula="of:=BITXOR([.$A14];[.V$1])" table:style-name="ce2">
            <text:p>000024</text:p>
          </table:table-cell>
          <table:table-cell office:value-type="float" office:value="25" table:formula="of:=BITXOR([.$A14];[.W$1])" table:style-name="ce2">
            <text:p>000025</text:p>
          </table:table-cell>
          <table:table-cell office:value-type="float" office:value="26" table:formula="of:=BITXOR([.$A14];[.X$1])" table:style-name="ce2">
            <text:p>000026</text:p>
          </table:table-cell>
          <table:table-cell office:value-type="float" office:value="27" table:formula="of:=BITXOR([.$A14];[.Y$1])" table:style-name="ce2">
            <text:p>000027</text:p>
          </table:table-cell>
          <table:table-cell office:value-type="float" office:value="20" table:formula="of:=BITXOR([.$A14];[.Z$1])" table:style-name="ce2">
            <text:p>000020</text:p>
          </table:table-cell>
          <table:table-cell office:value-type="float" office:value="21" table:formula="of:=BITXOR([.$A14];[.AA$1])" table:style-name="ce2">
            <text:p>000021</text:p>
          </table:table-cell>
          <table:table-cell office:value-type="float" office:value="22" table:formula="of:=BITXOR([.$A14];[.AB$1])" table:style-name="ce2">
            <text:p>000022</text:p>
          </table:table-cell>
          <table:table-cell office:value-type="float" office:value="23" table:formula="of:=BITXOR([.$A14];[.AC$1])" table:style-name="ce2">
            <text:p>000023</text:p>
          </table:table-cell>
          <table:table-cell office:value-type="float" office:value="16" table:formula="of:=BITXOR([.$A14];[.AD$1])" table:style-name="ce2">
            <text:p>000016</text:p>
          </table:table-cell>
          <table:table-cell office:value-type="float" office:value="17" table:formula="of:=BITXOR([.$A14];[.AE$1])" table:style-name="ce2">
            <text:p>000017</text:p>
          </table:table-cell>
          <table:table-cell office:value-type="float" office:value="18" table:formula="of:=BITXOR([.$A14];[.AF$1])" table:style-name="ce2">
            <text:p>000018</text:p>
          </table:table-cell>
          <table:table-cell office:value-type="float" office:value="19" table:formula="of:=BITXOR([.$A14];[.AG$1])" table:style-name="ce2">
            <text:p>000019</text:p>
          </table:table-cell>
          <table:table-cell office:value-type="float" office:value="44" table:formula="of:=BITXOR([.$A14];[.AH$1])" table:style-name="ce2">
            <text:p>000044</text:p>
          </table:table-cell>
          <table:table-cell office:value-type="float" office:value="45" table:formula="of:=BITXOR([.$A14];[.AI$1])" table:style-name="ce2">
            <text:p>000045</text:p>
          </table:table-cell>
          <table:table-cell office:value-type="float" office:value="46" table:formula="of:=BITXOR([.$A14];[.AJ$1])" table:style-name="ce2">
            <text:p>000046</text:p>
          </table:table-cell>
          <table:table-cell office:value-type="float" office:value="47" table:formula="of:=BITXOR([.$A14];[.AK$1])" table:style-name="ce2">
            <text:p>000047</text:p>
          </table:table-cell>
          <table:table-cell office:value-type="float" office:value="40" table:formula="of:=BITXOR([.$A14];[.AL$1])" table:style-name="ce2">
            <text:p>000040</text:p>
          </table:table-cell>
          <table:table-cell office:value-type="float" office:value="41" table:formula="of:=BITXOR([.$A14];[.AM$1])" table:style-name="ce2">
            <text:p>000041</text:p>
          </table:table-cell>
          <table:table-cell office:value-type="float" office:value="42" table:formula="of:=BITXOR([.$A14];[.AN$1])" table:style-name="ce2">
            <text:p>000042</text:p>
          </table:table-cell>
          <table:table-cell office:value-type="float" office:value="43" table:formula="of:=BITXOR([.$A14];[.AO$1])" table:style-name="ce2">
            <text:p>000043</text:p>
          </table:table-cell>
          <table:table-cell office:value-type="float" office:value="36" table:formula="of:=BITXOR([.$A14];[.AP$1])" table:style-name="ce2">
            <text:p>000036</text:p>
          </table:table-cell>
          <table:table-cell office:value-type="float" office:value="37" table:formula="of:=BITXOR([.$A14];[.AQ$1])" table:style-name="ce2">
            <text:p>000037</text:p>
          </table:table-cell>
          <table:table-cell office:value-type="float" office:value="38" table:formula="of:=BITXOR([.$A14];[.AR$1])" table:style-name="ce2">
            <text:p>000038</text:p>
          </table:table-cell>
          <table:table-cell office:value-type="float" office:value="39" table:formula="of:=BITXOR([.$A14];[.AS$1])" table:style-name="ce2">
            <text:p>000039</text:p>
          </table:table-cell>
          <table:table-cell office:value-type="float" office:value="32" table:formula="of:=BITXOR([.$A14];[.AT$1])" table:style-name="ce2">
            <text:p>000032</text:p>
          </table:table-cell>
          <table:table-cell office:value-type="float" office:value="33" table:formula="of:=BITXOR([.$A14];[.AU$1])" table:style-name="ce2">
            <text:p>000033</text:p>
          </table:table-cell>
          <table:table-cell office:value-type="float" office:value="34" table:formula="of:=BITXOR([.$A14];[.AV$1])" table:style-name="ce2">
            <text:p>000034</text:p>
          </table:table-cell>
          <table:table-cell office:value-type="float" office:value="35" table:formula="of:=BITXOR([.$A14];[.AW$1])" table:style-name="ce2">
            <text:p>000035</text:p>
          </table:table-cell>
          <table:table-cell office:value-type="float" office:value="60" table:formula="of:=BITXOR([.$A14];[.AX$1])" table:style-name="ce2">
            <text:p>000060</text:p>
          </table:table-cell>
          <table:table-cell office:value-type="float" office:value="61" table:formula="of:=BITXOR([.$A14];[.AY$1])" table:style-name="ce2">
            <text:p>000061</text:p>
          </table:table-cell>
          <table:table-cell office:value-type="float" office:value="62" table:formula="of:=BITXOR([.$A14];[.AZ$1])" table:style-name="ce2">
            <text:p>000062</text:p>
          </table:table-cell>
          <table:table-cell office:value-type="float" office:value="63" table:formula="of:=BITXOR([.$A14];[.BA$1])" table:style-name="ce2">
            <text:p>000063</text:p>
          </table:table-cell>
          <table:table-cell office:value-type="float" office:value="56" table:formula="of:=BITXOR([.$A14];[.BB$1])" table:style-name="ce2">
            <text:p>000056</text:p>
          </table:table-cell>
          <table:table-cell office:value-type="float" office:value="57" table:formula="of:=BITXOR([.$A14];[.BC$1])" table:style-name="ce2">
            <text:p>000057</text:p>
          </table:table-cell>
          <table:table-cell office:value-type="float" office:value="58" table:formula="of:=BITXOR([.$A14];[.BD$1])" table:style-name="ce2">
            <text:p>000058</text:p>
          </table:table-cell>
          <table:table-cell office:value-type="float" office:value="59" table:formula="of:=BITXOR([.$A14];[.BE$1])" table:style-name="ce2">
            <text:p>000059</text:p>
          </table:table-cell>
          <table:table-cell office:value-type="float" office:value="52" table:formula="of:=BITXOR([.$A14];[.BF$1])" table:style-name="ce2">
            <text:p>000052</text:p>
          </table:table-cell>
          <table:table-cell office:value-type="float" office:value="53" table:formula="of:=BITXOR([.$A14];[.BG$1])" table:style-name="ce2">
            <text:p>000053</text:p>
          </table:table-cell>
          <table:table-cell office:value-type="float" office:value="54" table:formula="of:=BITXOR([.$A14];[.BH$1])" table:style-name="ce2">
            <text:p>000054</text:p>
          </table:table-cell>
          <table:table-cell office:value-type="float" office:value="55" table:formula="of:=BITXOR([.$A14];[.BI$1])" table:style-name="ce2">
            <text:p>000055</text:p>
          </table:table-cell>
          <table:table-cell office:value-type="float" office:value="48" table:formula="of:=BITXOR([.$A14];[.BJ$1])" table:style-name="ce2">
            <text:p>000048</text:p>
          </table:table-cell>
          <table:table-cell office:value-type="float" office:value="49" table:formula="of:=BITXOR([.$A14];[.BK$1])" table:style-name="ce2">
            <text:p>000049</text:p>
          </table:table-cell>
          <table:table-cell office:value-type="float" office:value="50" table:formula="of:=BITXOR([.$A14];[.BL$1])" table:style-name="ce2">
            <text:p>000050</text:p>
          </table:table-cell>
          <table:table-cell office:value-type="float" office:value="51" table:formula="of:=BITXOR([.$A14];[.BM$1])" table:style-name="ce2">
            <text:p>000051</text:p>
          </table:table-cell>
          <table:table-cell table:number-columns-repeated="16319"/>
        </table:table-row>
        <table:table-row table:style-name="ro1">
          <table:table-cell office:value-type="float" office:value="13" table:style-name="ce3">
            <text:p>000013</text:p>
          </table:table-cell>
          <table:table-cell office:value-type="float" office:value="13" table:formula="of:=BITXOR([.$A15];[.B$1])" table:style-name="ce2">
            <text:p>000013</text:p>
          </table:table-cell>
          <table:table-cell office:value-type="float" office:value="12" table:formula="of:=BITXOR([.$A15];[.C$1])" table:style-name="ce2">
            <text:p>000012</text:p>
          </table:table-cell>
          <table:table-cell office:value-type="float" office:value="15" table:formula="of:=BITXOR([.$A15];[.D$1])" table:style-name="ce2">
            <text:p>000015</text:p>
          </table:table-cell>
          <table:table-cell office:value-type="float" office:value="14" table:formula="of:=BITXOR([.$A15];[.E$1])" table:style-name="ce2">
            <text:p>000014</text:p>
          </table:table-cell>
          <table:table-cell office:value-type="float" office:value="9" table:formula="of:=BITXOR([.$A15];[.F$1])" table:style-name="ce2">
            <text:p>000009</text:p>
          </table:table-cell>
          <table:table-cell office:value-type="float" office:value="8" table:formula="of:=BITXOR([.$A15];[.G$1])" table:style-name="ce2">
            <text:p>000008</text:p>
          </table:table-cell>
          <table:table-cell office:value-type="float" office:value="11" table:formula="of:=BITXOR([.$A15];[.H$1])" table:style-name="ce2">
            <text:p>000011</text:p>
          </table:table-cell>
          <table:table-cell office:value-type="float" office:value="10" table:formula="of:=BITXOR([.$A15];[.I$1])" table:style-name="ce2">
            <text:p>000010</text:p>
          </table:table-cell>
          <table:table-cell office:value-type="float" office:value="5" table:formula="of:=BITXOR([.$A15];[.J$1])" table:style-name="ce2">
            <text:p>000005</text:p>
          </table:table-cell>
          <table:table-cell office:value-type="float" office:value="4" table:formula="of:=BITXOR([.$A15];[.K$1])" table:style-name="ce2">
            <text:p>000004</text:p>
          </table:table-cell>
          <table:table-cell office:value-type="float" office:value="7" table:formula="of:=BITXOR([.$A15];[.L$1])" table:style-name="ce2">
            <text:p>000007</text:p>
          </table:table-cell>
          <table:table-cell office:value-type="float" office:value="6" table:formula="of:=BITXOR([.$A15];[.M$1])" table:style-name="ce2">
            <text:p>000006</text:p>
          </table:table-cell>
          <table:table-cell office:value-type="float" office:value="1" table:formula="of:=BITXOR([.$A15];[.N$1])" table:style-name="ce2">
            <text:p>000001</text:p>
          </table:table-cell>
          <table:table-cell office:value-type="float" office:value="0" table:formula="of:=BITXOR([.$A15];[.O$1])" table:style-name="ce2">
            <text:p>000000</text:p>
          </table:table-cell>
          <table:table-cell office:value-type="float" office:value="3" table:formula="of:=BITXOR([.$A15];[.P$1])" table:style-name="ce2">
            <text:p>000003</text:p>
          </table:table-cell>
          <table:table-cell office:value-type="float" office:value="2" table:formula="of:=BITXOR([.$A15];[.Q$1])" table:style-name="ce2">
            <text:p>000002</text:p>
          </table:table-cell>
          <table:table-cell office:value-type="float" office:value="29" table:formula="of:=BITXOR([.$A15];[.R$1])" table:style-name="ce2">
            <text:p>000029</text:p>
          </table:table-cell>
          <table:table-cell office:value-type="float" office:value="28" table:formula="of:=BITXOR([.$A15];[.S$1])" table:style-name="ce2">
            <text:p>000028</text:p>
          </table:table-cell>
          <table:table-cell office:value-type="float" office:value="31" table:formula="of:=BITXOR([.$A15];[.T$1])" table:style-name="ce2">
            <text:p>000031</text:p>
          </table:table-cell>
          <table:table-cell office:value-type="float" office:value="30" table:formula="of:=BITXOR([.$A15];[.U$1])" table:style-name="ce2">
            <text:p>000030</text:p>
          </table:table-cell>
          <table:table-cell office:value-type="float" office:value="25" table:formula="of:=BITXOR([.$A15];[.V$1])" table:style-name="ce2">
            <text:p>000025</text:p>
          </table:table-cell>
          <table:table-cell office:value-type="float" office:value="24" table:formula="of:=BITXOR([.$A15];[.W$1])" table:style-name="ce2">
            <text:p>000024</text:p>
          </table:table-cell>
          <table:table-cell office:value-type="float" office:value="27" table:formula="of:=BITXOR([.$A15];[.X$1])" table:style-name="ce2">
            <text:p>000027</text:p>
          </table:table-cell>
          <table:table-cell office:value-type="float" office:value="26" table:formula="of:=BITXOR([.$A15];[.Y$1])" table:style-name="ce2">
            <text:p>000026</text:p>
          </table:table-cell>
          <table:table-cell office:value-type="float" office:value="21" table:formula="of:=BITXOR([.$A15];[.Z$1])" table:style-name="ce2">
            <text:p>000021</text:p>
          </table:table-cell>
          <table:table-cell office:value-type="float" office:value="20" table:formula="of:=BITXOR([.$A15];[.AA$1])" table:style-name="ce2">
            <text:p>000020</text:p>
          </table:table-cell>
          <table:table-cell office:value-type="float" office:value="23" table:formula="of:=BITXOR([.$A15];[.AB$1])" table:style-name="ce2">
            <text:p>000023</text:p>
          </table:table-cell>
          <table:table-cell office:value-type="float" office:value="22" table:formula="of:=BITXOR([.$A15];[.AC$1])" table:style-name="ce2">
            <text:p>000022</text:p>
          </table:table-cell>
          <table:table-cell office:value-type="float" office:value="17" table:formula="of:=BITXOR([.$A15];[.AD$1])" table:style-name="ce2">
            <text:p>000017</text:p>
          </table:table-cell>
          <table:table-cell office:value-type="float" office:value="16" table:formula="of:=BITXOR([.$A15];[.AE$1])" table:style-name="ce2">
            <text:p>000016</text:p>
          </table:table-cell>
          <table:table-cell office:value-type="float" office:value="19" table:formula="of:=BITXOR([.$A15];[.AF$1])" table:style-name="ce2">
            <text:p>000019</text:p>
          </table:table-cell>
          <table:table-cell office:value-type="float" office:value="18" table:formula="of:=BITXOR([.$A15];[.AG$1])" table:style-name="ce2">
            <text:p>000018</text:p>
          </table:table-cell>
          <table:table-cell office:value-type="float" office:value="45" table:formula="of:=BITXOR([.$A15];[.AH$1])" table:style-name="ce2">
            <text:p>000045</text:p>
          </table:table-cell>
          <table:table-cell office:value-type="float" office:value="44" table:formula="of:=BITXOR([.$A15];[.AI$1])" table:style-name="ce2">
            <text:p>000044</text:p>
          </table:table-cell>
          <table:table-cell office:value-type="float" office:value="47" table:formula="of:=BITXOR([.$A15];[.AJ$1])" table:style-name="ce2">
            <text:p>000047</text:p>
          </table:table-cell>
          <table:table-cell office:value-type="float" office:value="46" table:formula="of:=BITXOR([.$A15];[.AK$1])" table:style-name="ce2">
            <text:p>000046</text:p>
          </table:table-cell>
          <table:table-cell office:value-type="float" office:value="41" table:formula="of:=BITXOR([.$A15];[.AL$1])" table:style-name="ce2">
            <text:p>000041</text:p>
          </table:table-cell>
          <table:table-cell office:value-type="float" office:value="40" table:formula="of:=BITXOR([.$A15];[.AM$1])" table:style-name="ce2">
            <text:p>000040</text:p>
          </table:table-cell>
          <table:table-cell office:value-type="float" office:value="43" table:formula="of:=BITXOR([.$A15];[.AN$1])" table:style-name="ce2">
            <text:p>000043</text:p>
          </table:table-cell>
          <table:table-cell office:value-type="float" office:value="42" table:formula="of:=BITXOR([.$A15];[.AO$1])" table:style-name="ce2">
            <text:p>000042</text:p>
          </table:table-cell>
          <table:table-cell office:value-type="float" office:value="37" table:formula="of:=BITXOR([.$A15];[.AP$1])" table:style-name="ce2">
            <text:p>000037</text:p>
          </table:table-cell>
          <table:table-cell office:value-type="float" office:value="36" table:formula="of:=BITXOR([.$A15];[.AQ$1])" table:style-name="ce2">
            <text:p>000036</text:p>
          </table:table-cell>
          <table:table-cell office:value-type="float" office:value="39" table:formula="of:=BITXOR([.$A15];[.AR$1])" table:style-name="ce2">
            <text:p>000039</text:p>
          </table:table-cell>
          <table:table-cell office:value-type="float" office:value="38" table:formula="of:=BITXOR([.$A15];[.AS$1])" table:style-name="ce2">
            <text:p>000038</text:p>
          </table:table-cell>
          <table:table-cell office:value-type="float" office:value="33" table:formula="of:=BITXOR([.$A15];[.AT$1])" table:style-name="ce2">
            <text:p>000033</text:p>
          </table:table-cell>
          <table:table-cell office:value-type="float" office:value="32" table:formula="of:=BITXOR([.$A15];[.AU$1])" table:style-name="ce2">
            <text:p>000032</text:p>
          </table:table-cell>
          <table:table-cell office:value-type="float" office:value="35" table:formula="of:=BITXOR([.$A15];[.AV$1])" table:style-name="ce2">
            <text:p>000035</text:p>
          </table:table-cell>
          <table:table-cell office:value-type="float" office:value="34" table:formula="of:=BITXOR([.$A15];[.AW$1])" table:style-name="ce2">
            <text:p>000034</text:p>
          </table:table-cell>
          <table:table-cell office:value-type="float" office:value="61" table:formula="of:=BITXOR([.$A15];[.AX$1])" table:style-name="ce2">
            <text:p>000061</text:p>
          </table:table-cell>
          <table:table-cell office:value-type="float" office:value="60" table:formula="of:=BITXOR([.$A15];[.AY$1])" table:style-name="ce2">
            <text:p>000060</text:p>
          </table:table-cell>
          <table:table-cell office:value-type="float" office:value="63" table:formula="of:=BITXOR([.$A15];[.AZ$1])" table:style-name="ce2">
            <text:p>000063</text:p>
          </table:table-cell>
          <table:table-cell office:value-type="float" office:value="62" table:formula="of:=BITXOR([.$A15];[.BA$1])" table:style-name="ce2">
            <text:p>000062</text:p>
          </table:table-cell>
          <table:table-cell office:value-type="float" office:value="57" table:formula="of:=BITXOR([.$A15];[.BB$1])" table:style-name="ce2">
            <text:p>000057</text:p>
          </table:table-cell>
          <table:table-cell office:value-type="float" office:value="56" table:formula="of:=BITXOR([.$A15];[.BC$1])" table:style-name="ce2">
            <text:p>000056</text:p>
          </table:table-cell>
          <table:table-cell office:value-type="float" office:value="59" table:formula="of:=BITXOR([.$A15];[.BD$1])" table:style-name="ce2">
            <text:p>000059</text:p>
          </table:table-cell>
          <table:table-cell office:value-type="float" office:value="58" table:formula="of:=BITXOR([.$A15];[.BE$1])" table:style-name="ce2">
            <text:p>000058</text:p>
          </table:table-cell>
          <table:table-cell office:value-type="float" office:value="53" table:formula="of:=BITXOR([.$A15];[.BF$1])" table:style-name="ce2">
            <text:p>000053</text:p>
          </table:table-cell>
          <table:table-cell office:value-type="float" office:value="52" table:formula="of:=BITXOR([.$A15];[.BG$1])" table:style-name="ce2">
            <text:p>000052</text:p>
          </table:table-cell>
          <table:table-cell office:value-type="float" office:value="55" table:formula="of:=BITXOR([.$A15];[.BH$1])" table:style-name="ce2">
            <text:p>000055</text:p>
          </table:table-cell>
          <table:table-cell office:value-type="float" office:value="54" table:formula="of:=BITXOR([.$A15];[.BI$1])" table:style-name="ce2">
            <text:p>000054</text:p>
          </table:table-cell>
          <table:table-cell office:value-type="float" office:value="49" table:formula="of:=BITXOR([.$A15];[.BJ$1])" table:style-name="ce2">
            <text:p>000049</text:p>
          </table:table-cell>
          <table:table-cell office:value-type="float" office:value="48" table:formula="of:=BITXOR([.$A15];[.BK$1])" table:style-name="ce2">
            <text:p>000048</text:p>
          </table:table-cell>
          <table:table-cell office:value-type="float" office:value="51" table:formula="of:=BITXOR([.$A15];[.BL$1])" table:style-name="ce2">
            <text:p>000051</text:p>
          </table:table-cell>
          <table:table-cell office:value-type="float" office:value="50" table:formula="of:=BITXOR([.$A15];[.BM$1])" table:style-name="ce2">
            <text:p>000050</text:p>
          </table:table-cell>
          <table:table-cell table:number-columns-repeated="16319"/>
        </table:table-row>
        <table:table-row table:style-name="ro1">
          <table:table-cell office:value-type="float" office:value="14" table:style-name="ce3">
            <text:p>000014</text:p>
          </table:table-cell>
          <table:table-cell office:value-type="float" office:value="14" table:formula="of:=BITXOR([.$A16];[.B$1])" table:style-name="ce2">
            <text:p>000014</text:p>
          </table:table-cell>
          <table:table-cell office:value-type="float" office:value="15" table:formula="of:=BITXOR([.$A16];[.C$1])" table:style-name="ce2">
            <text:p>000015</text:p>
          </table:table-cell>
          <table:table-cell office:value-type="float" office:value="12" table:formula="of:=BITXOR([.$A16];[.D$1])" table:style-name="ce2">
            <text:p>000012</text:p>
          </table:table-cell>
          <table:table-cell office:value-type="float" office:value="13" table:formula="of:=BITXOR([.$A16];[.E$1])" table:style-name="ce2">
            <text:p>000013</text:p>
          </table:table-cell>
          <table:table-cell office:value-type="float" office:value="10" table:formula="of:=BITXOR([.$A16];[.F$1])" table:style-name="ce2">
            <text:p>000010</text:p>
          </table:table-cell>
          <table:table-cell office:value-type="float" office:value="11" table:formula="of:=BITXOR([.$A16];[.G$1])" table:style-name="ce2">
            <text:p>000011</text:p>
          </table:table-cell>
          <table:table-cell office:value-type="float" office:value="8" table:formula="of:=BITXOR([.$A16];[.H$1])" table:style-name="ce2">
            <text:p>000008</text:p>
          </table:table-cell>
          <table:table-cell office:value-type="float" office:value="9" table:formula="of:=BITXOR([.$A16];[.I$1])" table:style-name="ce2">
            <text:p>000009</text:p>
          </table:table-cell>
          <table:table-cell office:value-type="float" office:value="6" table:formula="of:=BITXOR([.$A16];[.J$1])" table:style-name="ce2">
            <text:p>000006</text:p>
          </table:table-cell>
          <table:table-cell office:value-type="float" office:value="7" table:formula="of:=BITXOR([.$A16];[.K$1])" table:style-name="ce2">
            <text:p>000007</text:p>
          </table:table-cell>
          <table:table-cell office:value-type="float" office:value="4" table:formula="of:=BITXOR([.$A16];[.L$1])" table:style-name="ce2">
            <text:p>000004</text:p>
          </table:table-cell>
          <table:table-cell office:value-type="float" office:value="5" table:formula="of:=BITXOR([.$A16];[.M$1])" table:style-name="ce2">
            <text:p>000005</text:p>
          </table:table-cell>
          <table:table-cell office:value-type="float" office:value="2" table:formula="of:=BITXOR([.$A16];[.N$1])" table:style-name="ce2">
            <text:p>000002</text:p>
          </table:table-cell>
          <table:table-cell office:value-type="float" office:value="3" table:formula="of:=BITXOR([.$A16];[.O$1])" table:style-name="ce2">
            <text:p>000003</text:p>
          </table:table-cell>
          <table:table-cell office:value-type="float" office:value="0" table:formula="of:=BITXOR([.$A16];[.P$1])" table:style-name="ce2">
            <text:p>000000</text:p>
          </table:table-cell>
          <table:table-cell office:value-type="float" office:value="1" table:formula="of:=BITXOR([.$A16];[.Q$1])" table:style-name="ce2">
            <text:p>000001</text:p>
          </table:table-cell>
          <table:table-cell office:value-type="float" office:value="30" table:formula="of:=BITXOR([.$A16];[.R$1])" table:style-name="ce2">
            <text:p>000030</text:p>
          </table:table-cell>
          <table:table-cell office:value-type="float" office:value="31" table:formula="of:=BITXOR([.$A16];[.S$1])" table:style-name="ce2">
            <text:p>000031</text:p>
          </table:table-cell>
          <table:table-cell office:value-type="float" office:value="28" table:formula="of:=BITXOR([.$A16];[.T$1])" table:style-name="ce2">
            <text:p>000028</text:p>
          </table:table-cell>
          <table:table-cell office:value-type="float" office:value="29" table:formula="of:=BITXOR([.$A16];[.U$1])" table:style-name="ce2">
            <text:p>000029</text:p>
          </table:table-cell>
          <table:table-cell office:value-type="float" office:value="26" table:formula="of:=BITXOR([.$A16];[.V$1])" table:style-name="ce2">
            <text:p>000026</text:p>
          </table:table-cell>
          <table:table-cell office:value-type="float" office:value="27" table:formula="of:=BITXOR([.$A16];[.W$1])" table:style-name="ce2">
            <text:p>000027</text:p>
          </table:table-cell>
          <table:table-cell office:value-type="float" office:value="24" table:formula="of:=BITXOR([.$A16];[.X$1])" table:style-name="ce2">
            <text:p>000024</text:p>
          </table:table-cell>
          <table:table-cell office:value-type="float" office:value="25" table:formula="of:=BITXOR([.$A16];[.Y$1])" table:style-name="ce2">
            <text:p>000025</text:p>
          </table:table-cell>
          <table:table-cell office:value-type="float" office:value="22" table:formula="of:=BITXOR([.$A16];[.Z$1])" table:style-name="ce2">
            <text:p>000022</text:p>
          </table:table-cell>
          <table:table-cell office:value-type="float" office:value="23" table:formula="of:=BITXOR([.$A16];[.AA$1])" table:style-name="ce2">
            <text:p>000023</text:p>
          </table:table-cell>
          <table:table-cell office:value-type="float" office:value="20" table:formula="of:=BITXOR([.$A16];[.AB$1])" table:style-name="ce2">
            <text:p>000020</text:p>
          </table:table-cell>
          <table:table-cell office:value-type="float" office:value="21" table:formula="of:=BITXOR([.$A16];[.AC$1])" table:style-name="ce2">
            <text:p>000021</text:p>
          </table:table-cell>
          <table:table-cell office:value-type="float" office:value="18" table:formula="of:=BITXOR([.$A16];[.AD$1])" table:style-name="ce2">
            <text:p>000018</text:p>
          </table:table-cell>
          <table:table-cell office:value-type="float" office:value="19" table:formula="of:=BITXOR([.$A16];[.AE$1])" table:style-name="ce2">
            <text:p>000019</text:p>
          </table:table-cell>
          <table:table-cell office:value-type="float" office:value="16" table:formula="of:=BITXOR([.$A16];[.AF$1])" table:style-name="ce2">
            <text:p>000016</text:p>
          </table:table-cell>
          <table:table-cell office:value-type="float" office:value="17" table:formula="of:=BITXOR([.$A16];[.AG$1])" table:style-name="ce2">
            <text:p>000017</text:p>
          </table:table-cell>
          <table:table-cell office:value-type="float" office:value="46" table:formula="of:=BITXOR([.$A16];[.AH$1])" table:style-name="ce2">
            <text:p>000046</text:p>
          </table:table-cell>
          <table:table-cell office:value-type="float" office:value="47" table:formula="of:=BITXOR([.$A16];[.AI$1])" table:style-name="ce2">
            <text:p>000047</text:p>
          </table:table-cell>
          <table:table-cell office:value-type="float" office:value="44" table:formula="of:=BITXOR([.$A16];[.AJ$1])" table:style-name="ce2">
            <text:p>000044</text:p>
          </table:table-cell>
          <table:table-cell office:value-type="float" office:value="45" table:formula="of:=BITXOR([.$A16];[.AK$1])" table:style-name="ce2">
            <text:p>000045</text:p>
          </table:table-cell>
          <table:table-cell office:value-type="float" office:value="42" table:formula="of:=BITXOR([.$A16];[.AL$1])" table:style-name="ce2">
            <text:p>000042</text:p>
          </table:table-cell>
          <table:table-cell office:value-type="float" office:value="43" table:formula="of:=BITXOR([.$A16];[.AM$1])" table:style-name="ce2">
            <text:p>000043</text:p>
          </table:table-cell>
          <table:table-cell office:value-type="float" office:value="40" table:formula="of:=BITXOR([.$A16];[.AN$1])" table:style-name="ce2">
            <text:p>000040</text:p>
          </table:table-cell>
          <table:table-cell office:value-type="float" office:value="41" table:formula="of:=BITXOR([.$A16];[.AO$1])" table:style-name="ce2">
            <text:p>000041</text:p>
          </table:table-cell>
          <table:table-cell office:value-type="float" office:value="38" table:formula="of:=BITXOR([.$A16];[.AP$1])" table:style-name="ce2">
            <text:p>000038</text:p>
          </table:table-cell>
          <table:table-cell office:value-type="float" office:value="39" table:formula="of:=BITXOR([.$A16];[.AQ$1])" table:style-name="ce2">
            <text:p>000039</text:p>
          </table:table-cell>
          <table:table-cell office:value-type="float" office:value="36" table:formula="of:=BITXOR([.$A16];[.AR$1])" table:style-name="ce2">
            <text:p>000036</text:p>
          </table:table-cell>
          <table:table-cell office:value-type="float" office:value="37" table:formula="of:=BITXOR([.$A16];[.AS$1])" table:style-name="ce2">
            <text:p>000037</text:p>
          </table:table-cell>
          <table:table-cell office:value-type="float" office:value="34" table:formula="of:=BITXOR([.$A16];[.AT$1])" table:style-name="ce2">
            <text:p>000034</text:p>
          </table:table-cell>
          <table:table-cell office:value-type="float" office:value="35" table:formula="of:=BITXOR([.$A16];[.AU$1])" table:style-name="ce2">
            <text:p>000035</text:p>
          </table:table-cell>
          <table:table-cell office:value-type="float" office:value="32" table:formula="of:=BITXOR([.$A16];[.AV$1])" table:style-name="ce2">
            <text:p>000032</text:p>
          </table:table-cell>
          <table:table-cell office:value-type="float" office:value="33" table:formula="of:=BITXOR([.$A16];[.AW$1])" table:style-name="ce2">
            <text:p>000033</text:p>
          </table:table-cell>
          <table:table-cell office:value-type="float" office:value="62" table:formula="of:=BITXOR([.$A16];[.AX$1])" table:style-name="ce2">
            <text:p>000062</text:p>
          </table:table-cell>
          <table:table-cell office:value-type="float" office:value="63" table:formula="of:=BITXOR([.$A16];[.AY$1])" table:style-name="ce2">
            <text:p>000063</text:p>
          </table:table-cell>
          <table:table-cell office:value-type="float" office:value="60" table:formula="of:=BITXOR([.$A16];[.AZ$1])" table:style-name="ce2">
            <text:p>000060</text:p>
          </table:table-cell>
          <table:table-cell office:value-type="float" office:value="61" table:formula="of:=BITXOR([.$A16];[.BA$1])" table:style-name="ce2">
            <text:p>000061</text:p>
          </table:table-cell>
          <table:table-cell office:value-type="float" office:value="58" table:formula="of:=BITXOR([.$A16];[.BB$1])" table:style-name="ce2">
            <text:p>000058</text:p>
          </table:table-cell>
          <table:table-cell office:value-type="float" office:value="59" table:formula="of:=BITXOR([.$A16];[.BC$1])" table:style-name="ce2">
            <text:p>000059</text:p>
          </table:table-cell>
          <table:table-cell office:value-type="float" office:value="56" table:formula="of:=BITXOR([.$A16];[.BD$1])" table:style-name="ce2">
            <text:p>000056</text:p>
          </table:table-cell>
          <table:table-cell office:value-type="float" office:value="57" table:formula="of:=BITXOR([.$A16];[.BE$1])" table:style-name="ce2">
            <text:p>000057</text:p>
          </table:table-cell>
          <table:table-cell office:value-type="float" office:value="54" table:formula="of:=BITXOR([.$A16];[.BF$1])" table:style-name="ce2">
            <text:p>000054</text:p>
          </table:table-cell>
          <table:table-cell office:value-type="float" office:value="55" table:formula="of:=BITXOR([.$A16];[.BG$1])" table:style-name="ce2">
            <text:p>000055</text:p>
          </table:table-cell>
          <table:table-cell office:value-type="float" office:value="52" table:formula="of:=BITXOR([.$A16];[.BH$1])" table:style-name="ce2">
            <text:p>000052</text:p>
          </table:table-cell>
          <table:table-cell office:value-type="float" office:value="53" table:formula="of:=BITXOR([.$A16];[.BI$1])" table:style-name="ce2">
            <text:p>000053</text:p>
          </table:table-cell>
          <table:table-cell office:value-type="float" office:value="50" table:formula="of:=BITXOR([.$A16];[.BJ$1])" table:style-name="ce2">
            <text:p>000050</text:p>
          </table:table-cell>
          <table:table-cell office:value-type="float" office:value="51" table:formula="of:=BITXOR([.$A16];[.BK$1])" table:style-name="ce2">
            <text:p>000051</text:p>
          </table:table-cell>
          <table:table-cell office:value-type="float" office:value="48" table:formula="of:=BITXOR([.$A16];[.BL$1])" table:style-name="ce2">
            <text:p>000048</text:p>
          </table:table-cell>
          <table:table-cell office:value-type="float" office:value="49" table:formula="of:=BITXOR([.$A16];[.BM$1])" table:style-name="ce2">
            <text:p>000049</text:p>
          </table:table-cell>
          <table:table-cell table:number-columns-repeated="16319"/>
        </table:table-row>
        <table:table-row table:style-name="ro1">
          <table:table-cell office:value-type="float" office:value="15" table:style-name="ce3">
            <text:p>000015</text:p>
          </table:table-cell>
          <table:table-cell office:value-type="float" office:value="15" table:formula="of:=BITXOR([.$A17];[.B$1])" table:style-name="ce2">
            <text:p>000015</text:p>
          </table:table-cell>
          <table:table-cell office:value-type="float" office:value="14" table:formula="of:=BITXOR([.$A17];[.C$1])" table:style-name="ce2">
            <text:p>000014</text:p>
          </table:table-cell>
          <table:table-cell office:value-type="float" office:value="13" table:formula="of:=BITXOR([.$A17];[.D$1])" table:style-name="ce2">
            <text:p>000013</text:p>
          </table:table-cell>
          <table:table-cell office:value-type="float" office:value="12" table:formula="of:=BITXOR([.$A17];[.E$1])" table:style-name="ce2">
            <text:p>000012</text:p>
          </table:table-cell>
          <table:table-cell office:value-type="float" office:value="11" table:formula="of:=BITXOR([.$A17];[.F$1])" table:style-name="ce2">
            <text:p>000011</text:p>
          </table:table-cell>
          <table:table-cell office:value-type="float" office:value="10" table:formula="of:=BITXOR([.$A17];[.G$1])" table:style-name="ce2">
            <text:p>000010</text:p>
          </table:table-cell>
          <table:table-cell office:value-type="float" office:value="9" table:formula="of:=BITXOR([.$A17];[.H$1])" table:style-name="ce2">
            <text:p>000009</text:p>
          </table:table-cell>
          <table:table-cell office:value-type="float" office:value="8" table:formula="of:=BITXOR([.$A17];[.I$1])" table:style-name="ce2">
            <text:p>000008</text:p>
          </table:table-cell>
          <table:table-cell office:value-type="float" office:value="7" table:formula="of:=BITXOR([.$A17];[.J$1])" table:style-name="ce2">
            <text:p>000007</text:p>
          </table:table-cell>
          <table:table-cell office:value-type="float" office:value="6" table:formula="of:=BITXOR([.$A17];[.K$1])" table:style-name="ce2">
            <text:p>000006</text:p>
          </table:table-cell>
          <table:table-cell office:value-type="float" office:value="5" table:formula="of:=BITXOR([.$A17];[.L$1])" table:style-name="ce2">
            <text:p>000005</text:p>
          </table:table-cell>
          <table:table-cell office:value-type="float" office:value="4" table:formula="of:=BITXOR([.$A17];[.M$1])" table:style-name="ce2">
            <text:p>000004</text:p>
          </table:table-cell>
          <table:table-cell office:value-type="float" office:value="3" table:formula="of:=BITXOR([.$A17];[.N$1])" table:style-name="ce2">
            <text:p>000003</text:p>
          </table:table-cell>
          <table:table-cell office:value-type="float" office:value="2" table:formula="of:=BITXOR([.$A17];[.O$1])" table:style-name="ce2">
            <text:p>000002</text:p>
          </table:table-cell>
          <table:table-cell office:value-type="float" office:value="1" table:formula="of:=BITXOR([.$A17];[.P$1])" table:style-name="ce2">
            <text:p>000001</text:p>
          </table:table-cell>
          <table:table-cell office:value-type="float" office:value="0" table:formula="of:=BITXOR([.$A17];[.Q$1])" table:style-name="ce2">
            <text:p>000000</text:p>
          </table:table-cell>
          <table:table-cell office:value-type="float" office:value="31" table:formula="of:=BITXOR([.$A17];[.R$1])" table:style-name="ce2">
            <text:p>000031</text:p>
          </table:table-cell>
          <table:table-cell office:value-type="float" office:value="30" table:formula="of:=BITXOR([.$A17];[.S$1])" table:style-name="ce2">
            <text:p>000030</text:p>
          </table:table-cell>
          <table:table-cell office:value-type="float" office:value="29" table:formula="of:=BITXOR([.$A17];[.T$1])" table:style-name="ce2">
            <text:p>000029</text:p>
          </table:table-cell>
          <table:table-cell office:value-type="float" office:value="28" table:formula="of:=BITXOR([.$A17];[.U$1])" table:style-name="ce2">
            <text:p>000028</text:p>
          </table:table-cell>
          <table:table-cell office:value-type="float" office:value="27" table:formula="of:=BITXOR([.$A17];[.V$1])" table:style-name="ce2">
            <text:p>000027</text:p>
          </table:table-cell>
          <table:table-cell office:value-type="float" office:value="26" table:formula="of:=BITXOR([.$A17];[.W$1])" table:style-name="ce2">
            <text:p>000026</text:p>
          </table:table-cell>
          <table:table-cell office:value-type="float" office:value="25" table:formula="of:=BITXOR([.$A17];[.X$1])" table:style-name="ce2">
            <text:p>000025</text:p>
          </table:table-cell>
          <table:table-cell office:value-type="float" office:value="24" table:formula="of:=BITXOR([.$A17];[.Y$1])" table:style-name="ce2">
            <text:p>000024</text:p>
          </table:table-cell>
          <table:table-cell office:value-type="float" office:value="23" table:formula="of:=BITXOR([.$A17];[.Z$1])" table:style-name="ce2">
            <text:p>000023</text:p>
          </table:table-cell>
          <table:table-cell office:value-type="float" office:value="22" table:formula="of:=BITXOR([.$A17];[.AA$1])" table:style-name="ce2">
            <text:p>000022</text:p>
          </table:table-cell>
          <table:table-cell office:value-type="float" office:value="21" table:formula="of:=BITXOR([.$A17];[.AB$1])" table:style-name="ce2">
            <text:p>000021</text:p>
          </table:table-cell>
          <table:table-cell office:value-type="float" office:value="20" table:formula="of:=BITXOR([.$A17];[.AC$1])" table:style-name="ce2">
            <text:p>000020</text:p>
          </table:table-cell>
          <table:table-cell office:value-type="float" office:value="19" table:formula="of:=BITXOR([.$A17];[.AD$1])" table:style-name="ce2">
            <text:p>000019</text:p>
          </table:table-cell>
          <table:table-cell office:value-type="float" office:value="18" table:formula="of:=BITXOR([.$A17];[.AE$1])" table:style-name="ce2">
            <text:p>000018</text:p>
          </table:table-cell>
          <table:table-cell office:value-type="float" office:value="17" table:formula="of:=BITXOR([.$A17];[.AF$1])" table:style-name="ce2">
            <text:p>000017</text:p>
          </table:table-cell>
          <table:table-cell office:value-type="float" office:value="16" table:formula="of:=BITXOR([.$A17];[.AG$1])" table:style-name="ce2">
            <text:p>000016</text:p>
          </table:table-cell>
          <table:table-cell office:value-type="float" office:value="47" table:formula="of:=BITXOR([.$A17];[.AH$1])" table:style-name="ce2">
            <text:p>000047</text:p>
          </table:table-cell>
          <table:table-cell office:value-type="float" office:value="46" table:formula="of:=BITXOR([.$A17];[.AI$1])" table:style-name="ce2">
            <text:p>000046</text:p>
          </table:table-cell>
          <table:table-cell office:value-type="float" office:value="45" table:formula="of:=BITXOR([.$A17];[.AJ$1])" table:style-name="ce2">
            <text:p>000045</text:p>
          </table:table-cell>
          <table:table-cell office:value-type="float" office:value="44" table:formula="of:=BITXOR([.$A17];[.AK$1])" table:style-name="ce2">
            <text:p>000044</text:p>
          </table:table-cell>
          <table:table-cell office:value-type="float" office:value="43" table:formula="of:=BITXOR([.$A17];[.AL$1])" table:style-name="ce2">
            <text:p>000043</text:p>
          </table:table-cell>
          <table:table-cell office:value-type="float" office:value="42" table:formula="of:=BITXOR([.$A17];[.AM$1])" table:style-name="ce2">
            <text:p>000042</text:p>
          </table:table-cell>
          <table:table-cell office:value-type="float" office:value="41" table:formula="of:=BITXOR([.$A17];[.AN$1])" table:style-name="ce2">
            <text:p>000041</text:p>
          </table:table-cell>
          <table:table-cell office:value-type="float" office:value="40" table:formula="of:=BITXOR([.$A17];[.AO$1])" table:style-name="ce2">
            <text:p>000040</text:p>
          </table:table-cell>
          <table:table-cell office:value-type="float" office:value="39" table:formula="of:=BITXOR([.$A17];[.AP$1])" table:style-name="ce2">
            <text:p>000039</text:p>
          </table:table-cell>
          <table:table-cell office:value-type="float" office:value="38" table:formula="of:=BITXOR([.$A17];[.AQ$1])" table:style-name="ce2">
            <text:p>000038</text:p>
          </table:table-cell>
          <table:table-cell office:value-type="float" office:value="37" table:formula="of:=BITXOR([.$A17];[.AR$1])" table:style-name="ce2">
            <text:p>000037</text:p>
          </table:table-cell>
          <table:table-cell office:value-type="float" office:value="36" table:formula="of:=BITXOR([.$A17];[.AS$1])" table:style-name="ce2">
            <text:p>000036</text:p>
          </table:table-cell>
          <table:table-cell office:value-type="float" office:value="35" table:formula="of:=BITXOR([.$A17];[.AT$1])" table:style-name="ce2">
            <text:p>000035</text:p>
          </table:table-cell>
          <table:table-cell office:value-type="float" office:value="34" table:formula="of:=BITXOR([.$A17];[.AU$1])" table:style-name="ce2">
            <text:p>000034</text:p>
          </table:table-cell>
          <table:table-cell office:value-type="float" office:value="33" table:formula="of:=BITXOR([.$A17];[.AV$1])" table:style-name="ce2">
            <text:p>000033</text:p>
          </table:table-cell>
          <table:table-cell office:value-type="float" office:value="32" table:formula="of:=BITXOR([.$A17];[.AW$1])" table:style-name="ce2">
            <text:p>000032</text:p>
          </table:table-cell>
          <table:table-cell office:value-type="float" office:value="63" table:formula="of:=BITXOR([.$A17];[.AX$1])" table:style-name="ce2">
            <text:p>000063</text:p>
          </table:table-cell>
          <table:table-cell office:value-type="float" office:value="62" table:formula="of:=BITXOR([.$A17];[.AY$1])" table:style-name="ce2">
            <text:p>000062</text:p>
          </table:table-cell>
          <table:table-cell office:value-type="float" office:value="61" table:formula="of:=BITXOR([.$A17];[.AZ$1])" table:style-name="ce2">
            <text:p>000061</text:p>
          </table:table-cell>
          <table:table-cell office:value-type="float" office:value="60" table:formula="of:=BITXOR([.$A17];[.BA$1])" table:style-name="ce2">
            <text:p>000060</text:p>
          </table:table-cell>
          <table:table-cell office:value-type="float" office:value="59" table:formula="of:=BITXOR([.$A17];[.BB$1])" table:style-name="ce2">
            <text:p>000059</text:p>
          </table:table-cell>
          <table:table-cell office:value-type="float" office:value="58" table:formula="of:=BITXOR([.$A17];[.BC$1])" table:style-name="ce2">
            <text:p>000058</text:p>
          </table:table-cell>
          <table:table-cell office:value-type="float" office:value="57" table:formula="of:=BITXOR([.$A17];[.BD$1])" table:style-name="ce2">
            <text:p>000057</text:p>
          </table:table-cell>
          <table:table-cell office:value-type="float" office:value="56" table:formula="of:=BITXOR([.$A17];[.BE$1])" table:style-name="ce2">
            <text:p>000056</text:p>
          </table:table-cell>
          <table:table-cell office:value-type="float" office:value="55" table:formula="of:=BITXOR([.$A17];[.BF$1])" table:style-name="ce2">
            <text:p>000055</text:p>
          </table:table-cell>
          <table:table-cell office:value-type="float" office:value="54" table:formula="of:=BITXOR([.$A17];[.BG$1])" table:style-name="ce2">
            <text:p>000054</text:p>
          </table:table-cell>
          <table:table-cell office:value-type="float" office:value="53" table:formula="of:=BITXOR([.$A17];[.BH$1])" table:style-name="ce2">
            <text:p>000053</text:p>
          </table:table-cell>
          <table:table-cell office:value-type="float" office:value="52" table:formula="of:=BITXOR([.$A17];[.BI$1])" table:style-name="ce2">
            <text:p>000052</text:p>
          </table:table-cell>
          <table:table-cell office:value-type="float" office:value="51" table:formula="of:=BITXOR([.$A17];[.BJ$1])" table:style-name="ce2">
            <text:p>000051</text:p>
          </table:table-cell>
          <table:table-cell office:value-type="float" office:value="50" table:formula="of:=BITXOR([.$A17];[.BK$1])" table:style-name="ce2">
            <text:p>000050</text:p>
          </table:table-cell>
          <table:table-cell office:value-type="float" office:value="49" table:formula="of:=BITXOR([.$A17];[.BL$1])" table:style-name="ce2">
            <text:p>000049</text:p>
          </table:table-cell>
          <table:table-cell office:value-type="float" office:value="48" table:formula="of:=BITXOR([.$A17];[.BM$1])" table:style-name="ce2">
            <text:p>000048</text:p>
          </table:table-cell>
          <table:table-cell table:number-columns-repeated="16319"/>
        </table:table-row>
        <table:table-row table:style-name="ro1">
          <table:table-cell office:value-type="float" office:value="16" table:style-name="ce3">
            <text:p>000016</text:p>
          </table:table-cell>
          <table:table-cell office:value-type="float" office:value="16" table:formula="of:=BITXOR([.$A18];[.B$1])" table:style-name="ce2">
            <text:p>000016</text:p>
          </table:table-cell>
          <table:table-cell office:value-type="float" office:value="17" table:formula="of:=BITXOR([.$A18];[.C$1])" table:style-name="ce2">
            <text:p>000017</text:p>
          </table:table-cell>
          <table:table-cell office:value-type="float" office:value="18" table:formula="of:=BITXOR([.$A18];[.D$1])" table:style-name="ce2">
            <text:p>000018</text:p>
          </table:table-cell>
          <table:table-cell office:value-type="float" office:value="19" table:formula="of:=BITXOR([.$A18];[.E$1])" table:style-name="ce2">
            <text:p>000019</text:p>
          </table:table-cell>
          <table:table-cell office:value-type="float" office:value="20" table:formula="of:=BITXOR([.$A18];[.F$1])" table:style-name="ce2">
            <text:p>000020</text:p>
          </table:table-cell>
          <table:table-cell office:value-type="float" office:value="21" table:formula="of:=BITXOR([.$A18];[.G$1])" table:style-name="ce2">
            <text:p>000021</text:p>
          </table:table-cell>
          <table:table-cell office:value-type="float" office:value="22" table:formula="of:=BITXOR([.$A18];[.H$1])" table:style-name="ce2">
            <text:p>000022</text:p>
          </table:table-cell>
          <table:table-cell office:value-type="float" office:value="23" table:formula="of:=BITXOR([.$A18];[.I$1])" table:style-name="ce2">
            <text:p>000023</text:p>
          </table:table-cell>
          <table:table-cell office:value-type="float" office:value="24" table:formula="of:=BITXOR([.$A18];[.J$1])" table:style-name="ce2">
            <text:p>000024</text:p>
          </table:table-cell>
          <table:table-cell office:value-type="float" office:value="25" table:formula="of:=BITXOR([.$A18];[.K$1])" table:style-name="ce2">
            <text:p>000025</text:p>
          </table:table-cell>
          <table:table-cell office:value-type="float" office:value="26" table:formula="of:=BITXOR([.$A18];[.L$1])" table:style-name="ce2">
            <text:p>000026</text:p>
          </table:table-cell>
          <table:table-cell office:value-type="float" office:value="27" table:formula="of:=BITXOR([.$A18];[.M$1])" table:style-name="ce2">
            <text:p>000027</text:p>
          </table:table-cell>
          <table:table-cell office:value-type="float" office:value="28" table:formula="of:=BITXOR([.$A18];[.N$1])" table:style-name="ce2">
            <text:p>000028</text:p>
          </table:table-cell>
          <table:table-cell office:value-type="float" office:value="29" table:formula="of:=BITXOR([.$A18];[.O$1])" table:style-name="ce2">
            <text:p>000029</text:p>
          </table:table-cell>
          <table:table-cell office:value-type="float" office:value="30" table:formula="of:=BITXOR([.$A18];[.P$1])" table:style-name="ce2">
            <text:p>000030</text:p>
          </table:table-cell>
          <table:table-cell office:value-type="float" office:value="31" table:formula="of:=BITXOR([.$A18];[.Q$1])" table:style-name="ce2">
            <text:p>000031</text:p>
          </table:table-cell>
          <table:table-cell office:value-type="float" office:value="0" table:formula="of:=BITXOR([.$A18];[.R$1])" table:style-name="ce2">
            <text:p>000000</text:p>
          </table:table-cell>
          <table:table-cell office:value-type="float" office:value="1" table:formula="of:=BITXOR([.$A18];[.S$1])" table:style-name="ce2">
            <text:p>000001</text:p>
          </table:table-cell>
          <table:table-cell office:value-type="float" office:value="2" table:formula="of:=BITXOR([.$A18];[.T$1])" table:style-name="ce2">
            <text:p>000002</text:p>
          </table:table-cell>
          <table:table-cell office:value-type="float" office:value="3" table:formula="of:=BITXOR([.$A18];[.U$1])" table:style-name="ce2">
            <text:p>000003</text:p>
          </table:table-cell>
          <table:table-cell office:value-type="float" office:value="4" table:formula="of:=BITXOR([.$A18];[.V$1])" table:style-name="ce2">
            <text:p>000004</text:p>
          </table:table-cell>
          <table:table-cell office:value-type="float" office:value="5" table:formula="of:=BITXOR([.$A18];[.W$1])" table:style-name="ce2">
            <text:p>000005</text:p>
          </table:table-cell>
          <table:table-cell office:value-type="float" office:value="6" table:formula="of:=BITXOR([.$A18];[.X$1])" table:style-name="ce2">
            <text:p>000006</text:p>
          </table:table-cell>
          <table:table-cell office:value-type="float" office:value="7" table:formula="of:=BITXOR([.$A18];[.Y$1])" table:style-name="ce2">
            <text:p>000007</text:p>
          </table:table-cell>
          <table:table-cell office:value-type="float" office:value="8" table:formula="of:=BITXOR([.$A18];[.Z$1])" table:style-name="ce2">
            <text:p>000008</text:p>
          </table:table-cell>
          <table:table-cell office:value-type="float" office:value="9" table:formula="of:=BITXOR([.$A18];[.AA$1])" table:style-name="ce2">
            <text:p>000009</text:p>
          </table:table-cell>
          <table:table-cell office:value-type="float" office:value="10" table:formula="of:=BITXOR([.$A18];[.AB$1])" table:style-name="ce2">
            <text:p>000010</text:p>
          </table:table-cell>
          <table:table-cell office:value-type="float" office:value="11" table:formula="of:=BITXOR([.$A18];[.AC$1])" table:style-name="ce2">
            <text:p>000011</text:p>
          </table:table-cell>
          <table:table-cell office:value-type="float" office:value="12" table:formula="of:=BITXOR([.$A18];[.AD$1])" table:style-name="ce2">
            <text:p>000012</text:p>
          </table:table-cell>
          <table:table-cell office:value-type="float" office:value="13" table:formula="of:=BITXOR([.$A18];[.AE$1])" table:style-name="ce2">
            <text:p>000013</text:p>
          </table:table-cell>
          <table:table-cell office:value-type="float" office:value="14" table:formula="of:=BITXOR([.$A18];[.AF$1])" table:style-name="ce2">
            <text:p>000014</text:p>
          </table:table-cell>
          <table:table-cell office:value-type="float" office:value="15" table:formula="of:=BITXOR([.$A18];[.AG$1])" table:style-name="ce2">
            <text:p>000015</text:p>
          </table:table-cell>
          <table:table-cell office:value-type="float" office:value="48" table:formula="of:=BITXOR([.$A18];[.AH$1])" table:style-name="ce2">
            <text:p>000048</text:p>
          </table:table-cell>
          <table:table-cell office:value-type="float" office:value="49" table:formula="of:=BITXOR([.$A18];[.AI$1])" table:style-name="ce2">
            <text:p>000049</text:p>
          </table:table-cell>
          <table:table-cell office:value-type="float" office:value="50" table:formula="of:=BITXOR([.$A18];[.AJ$1])" table:style-name="ce2">
            <text:p>000050</text:p>
          </table:table-cell>
          <table:table-cell office:value-type="float" office:value="51" table:formula="of:=BITXOR([.$A18];[.AK$1])" table:style-name="ce2">
            <text:p>000051</text:p>
          </table:table-cell>
          <table:table-cell office:value-type="float" office:value="52" table:formula="of:=BITXOR([.$A18];[.AL$1])" table:style-name="ce2">
            <text:p>000052</text:p>
          </table:table-cell>
          <table:table-cell office:value-type="float" office:value="53" table:formula="of:=BITXOR([.$A18];[.AM$1])" table:style-name="ce2">
            <text:p>000053</text:p>
          </table:table-cell>
          <table:table-cell office:value-type="float" office:value="54" table:formula="of:=BITXOR([.$A18];[.AN$1])" table:style-name="ce2">
            <text:p>000054</text:p>
          </table:table-cell>
          <table:table-cell office:value-type="float" office:value="55" table:formula="of:=BITXOR([.$A18];[.AO$1])" table:style-name="ce2">
            <text:p>000055</text:p>
          </table:table-cell>
          <table:table-cell office:value-type="float" office:value="56" table:formula="of:=BITXOR([.$A18];[.AP$1])" table:style-name="ce2">
            <text:p>000056</text:p>
          </table:table-cell>
          <table:table-cell office:value-type="float" office:value="57" table:formula="of:=BITXOR([.$A18];[.AQ$1])" table:style-name="ce2">
            <text:p>000057</text:p>
          </table:table-cell>
          <table:table-cell office:value-type="float" office:value="58" table:formula="of:=BITXOR([.$A18];[.AR$1])" table:style-name="ce2">
            <text:p>000058</text:p>
          </table:table-cell>
          <table:table-cell office:value-type="float" office:value="59" table:formula="of:=BITXOR([.$A18];[.AS$1])" table:style-name="ce2">
            <text:p>000059</text:p>
          </table:table-cell>
          <table:table-cell office:value-type="float" office:value="60" table:formula="of:=BITXOR([.$A18];[.AT$1])" table:style-name="ce2">
            <text:p>000060</text:p>
          </table:table-cell>
          <table:table-cell office:value-type="float" office:value="61" table:formula="of:=BITXOR([.$A18];[.AU$1])" table:style-name="ce2">
            <text:p>000061</text:p>
          </table:table-cell>
          <table:table-cell office:value-type="float" office:value="62" table:formula="of:=BITXOR([.$A18];[.AV$1])" table:style-name="ce2">
            <text:p>000062</text:p>
          </table:table-cell>
          <table:table-cell office:value-type="float" office:value="63" table:formula="of:=BITXOR([.$A18];[.AW$1])" table:style-name="ce2">
            <text:p>000063</text:p>
          </table:table-cell>
          <table:table-cell office:value-type="float" office:value="32" table:formula="of:=BITXOR([.$A18];[.AX$1])" table:style-name="ce2">
            <text:p>000032</text:p>
          </table:table-cell>
          <table:table-cell office:value-type="float" office:value="33" table:formula="of:=BITXOR([.$A18];[.AY$1])" table:style-name="ce2">
            <text:p>000033</text:p>
          </table:table-cell>
          <table:table-cell office:value-type="float" office:value="34" table:formula="of:=BITXOR([.$A18];[.AZ$1])" table:style-name="ce2">
            <text:p>000034</text:p>
          </table:table-cell>
          <table:table-cell office:value-type="float" office:value="35" table:formula="of:=BITXOR([.$A18];[.BA$1])" table:style-name="ce2">
            <text:p>000035</text:p>
          </table:table-cell>
          <table:table-cell office:value-type="float" office:value="36" table:formula="of:=BITXOR([.$A18];[.BB$1])" table:style-name="ce2">
            <text:p>000036</text:p>
          </table:table-cell>
          <table:table-cell office:value-type="float" office:value="37" table:formula="of:=BITXOR([.$A18];[.BC$1])" table:style-name="ce2">
            <text:p>000037</text:p>
          </table:table-cell>
          <table:table-cell office:value-type="float" office:value="38" table:formula="of:=BITXOR([.$A18];[.BD$1])" table:style-name="ce2">
            <text:p>000038</text:p>
          </table:table-cell>
          <table:table-cell office:value-type="float" office:value="39" table:formula="of:=BITXOR([.$A18];[.BE$1])" table:style-name="ce2">
            <text:p>000039</text:p>
          </table:table-cell>
          <table:table-cell office:value-type="float" office:value="40" table:formula="of:=BITXOR([.$A18];[.BF$1])" table:style-name="ce2">
            <text:p>000040</text:p>
          </table:table-cell>
          <table:table-cell office:value-type="float" office:value="41" table:formula="of:=BITXOR([.$A18];[.BG$1])" table:style-name="ce2">
            <text:p>000041</text:p>
          </table:table-cell>
          <table:table-cell office:value-type="float" office:value="42" table:formula="of:=BITXOR([.$A18];[.BH$1])" table:style-name="ce2">
            <text:p>000042</text:p>
          </table:table-cell>
          <table:table-cell office:value-type="float" office:value="43" table:formula="of:=BITXOR([.$A18];[.BI$1])" table:style-name="ce2">
            <text:p>000043</text:p>
          </table:table-cell>
          <table:table-cell office:value-type="float" office:value="44" table:formula="of:=BITXOR([.$A18];[.BJ$1])" table:style-name="ce2">
            <text:p>000044</text:p>
          </table:table-cell>
          <table:table-cell office:value-type="float" office:value="45" table:formula="of:=BITXOR([.$A18];[.BK$1])" table:style-name="ce2">
            <text:p>000045</text:p>
          </table:table-cell>
          <table:table-cell office:value-type="float" office:value="46" table:formula="of:=BITXOR([.$A18];[.BL$1])" table:style-name="ce2">
            <text:p>000046</text:p>
          </table:table-cell>
          <table:table-cell office:value-type="float" office:value="47" table:formula="of:=BITXOR([.$A18];[.BM$1])" table:style-name="ce2">
            <text:p>000047</text:p>
          </table:table-cell>
          <table:table-cell table:number-columns-repeated="16319"/>
        </table:table-row>
        <table:table-row table:style-name="ro1">
          <table:table-cell office:value-type="float" office:value="17" table:style-name="ce3">
            <text:p>000017</text:p>
          </table:table-cell>
          <table:table-cell office:value-type="float" office:value="17" table:formula="of:=BITXOR([.$A19];[.B$1])" table:style-name="ce2">
            <text:p>000017</text:p>
          </table:table-cell>
          <table:table-cell office:value-type="float" office:value="16" table:formula="of:=BITXOR([.$A19];[.C$1])" table:style-name="ce2">
            <text:p>000016</text:p>
          </table:table-cell>
          <table:table-cell office:value-type="float" office:value="19" table:formula="of:=BITXOR([.$A19];[.D$1])" table:style-name="ce2">
            <text:p>000019</text:p>
          </table:table-cell>
          <table:table-cell office:value-type="float" office:value="18" table:formula="of:=BITXOR([.$A19];[.E$1])" table:style-name="ce2">
            <text:p>000018</text:p>
          </table:table-cell>
          <table:table-cell office:value-type="float" office:value="21" table:formula="of:=BITXOR([.$A19];[.F$1])" table:style-name="ce2">
            <text:p>000021</text:p>
          </table:table-cell>
          <table:table-cell office:value-type="float" office:value="20" table:formula="of:=BITXOR([.$A19];[.G$1])" table:style-name="ce2">
            <text:p>000020</text:p>
          </table:table-cell>
          <table:table-cell office:value-type="float" office:value="23" table:formula="of:=BITXOR([.$A19];[.H$1])" table:style-name="ce2">
            <text:p>000023</text:p>
          </table:table-cell>
          <table:table-cell office:value-type="float" office:value="22" table:formula="of:=BITXOR([.$A19];[.I$1])" table:style-name="ce2">
            <text:p>000022</text:p>
          </table:table-cell>
          <table:table-cell office:value-type="float" office:value="25" table:formula="of:=BITXOR([.$A19];[.J$1])" table:style-name="ce2">
            <text:p>000025</text:p>
          </table:table-cell>
          <table:table-cell office:value-type="float" office:value="24" table:formula="of:=BITXOR([.$A19];[.K$1])" table:style-name="ce2">
            <text:p>000024</text:p>
          </table:table-cell>
          <table:table-cell office:value-type="float" office:value="27" table:formula="of:=BITXOR([.$A19];[.L$1])" table:style-name="ce2">
            <text:p>000027</text:p>
          </table:table-cell>
          <table:table-cell office:value-type="float" office:value="26" table:formula="of:=BITXOR([.$A19];[.M$1])" table:style-name="ce2">
            <text:p>000026</text:p>
          </table:table-cell>
          <table:table-cell office:value-type="float" office:value="29" table:formula="of:=BITXOR([.$A19];[.N$1])" table:style-name="ce2">
            <text:p>000029</text:p>
          </table:table-cell>
          <table:table-cell office:value-type="float" office:value="28" table:formula="of:=BITXOR([.$A19];[.O$1])" table:style-name="ce2">
            <text:p>000028</text:p>
          </table:table-cell>
          <table:table-cell office:value-type="float" office:value="31" table:formula="of:=BITXOR([.$A19];[.P$1])" table:style-name="ce2">
            <text:p>000031</text:p>
          </table:table-cell>
          <table:table-cell office:value-type="float" office:value="30" table:formula="of:=BITXOR([.$A19];[.Q$1])" table:style-name="ce2">
            <text:p>000030</text:p>
          </table:table-cell>
          <table:table-cell office:value-type="float" office:value="1" table:formula="of:=BITXOR([.$A19];[.R$1])" table:style-name="ce2">
            <text:p>000001</text:p>
          </table:table-cell>
          <table:table-cell office:value-type="float" office:value="0" table:formula="of:=BITXOR([.$A19];[.S$1])" table:style-name="ce2">
            <text:p>000000</text:p>
          </table:table-cell>
          <table:table-cell office:value-type="float" office:value="3" table:formula="of:=BITXOR([.$A19];[.T$1])" table:style-name="ce2">
            <text:p>000003</text:p>
          </table:table-cell>
          <table:table-cell office:value-type="float" office:value="2" table:formula="of:=BITXOR([.$A19];[.U$1])" table:style-name="ce2">
            <text:p>000002</text:p>
          </table:table-cell>
          <table:table-cell office:value-type="float" office:value="5" table:formula="of:=BITXOR([.$A19];[.V$1])" table:style-name="ce2">
            <text:p>000005</text:p>
          </table:table-cell>
          <table:table-cell office:value-type="float" office:value="4" table:formula="of:=BITXOR([.$A19];[.W$1])" table:style-name="ce2">
            <text:p>000004</text:p>
          </table:table-cell>
          <table:table-cell office:value-type="float" office:value="7" table:formula="of:=BITXOR([.$A19];[.X$1])" table:style-name="ce2">
            <text:p>000007</text:p>
          </table:table-cell>
          <table:table-cell office:value-type="float" office:value="6" table:formula="of:=BITXOR([.$A19];[.Y$1])" table:style-name="ce2">
            <text:p>000006</text:p>
          </table:table-cell>
          <table:table-cell office:value-type="float" office:value="9" table:formula="of:=BITXOR([.$A19];[.Z$1])" table:style-name="ce2">
            <text:p>000009</text:p>
          </table:table-cell>
          <table:table-cell office:value-type="float" office:value="8" table:formula="of:=BITXOR([.$A19];[.AA$1])" table:style-name="ce2">
            <text:p>000008</text:p>
          </table:table-cell>
          <table:table-cell office:value-type="float" office:value="11" table:formula="of:=BITXOR([.$A19];[.AB$1])" table:style-name="ce2">
            <text:p>000011</text:p>
          </table:table-cell>
          <table:table-cell office:value-type="float" office:value="10" table:formula="of:=BITXOR([.$A19];[.AC$1])" table:style-name="ce2">
            <text:p>000010</text:p>
          </table:table-cell>
          <table:table-cell office:value-type="float" office:value="13" table:formula="of:=BITXOR([.$A19];[.AD$1])" table:style-name="ce2">
            <text:p>000013</text:p>
          </table:table-cell>
          <table:table-cell office:value-type="float" office:value="12" table:formula="of:=BITXOR([.$A19];[.AE$1])" table:style-name="ce2">
            <text:p>000012</text:p>
          </table:table-cell>
          <table:table-cell office:value-type="float" office:value="15" table:formula="of:=BITXOR([.$A19];[.AF$1])" table:style-name="ce2">
            <text:p>000015</text:p>
          </table:table-cell>
          <table:table-cell office:value-type="float" office:value="14" table:formula="of:=BITXOR([.$A19];[.AG$1])" table:style-name="ce2">
            <text:p>000014</text:p>
          </table:table-cell>
          <table:table-cell office:value-type="float" office:value="49" table:formula="of:=BITXOR([.$A19];[.AH$1])" table:style-name="ce2">
            <text:p>000049</text:p>
          </table:table-cell>
          <table:table-cell office:value-type="float" office:value="48" table:formula="of:=BITXOR([.$A19];[.AI$1])" table:style-name="ce2">
            <text:p>000048</text:p>
          </table:table-cell>
          <table:table-cell office:value-type="float" office:value="51" table:formula="of:=BITXOR([.$A19];[.AJ$1])" table:style-name="ce2">
            <text:p>000051</text:p>
          </table:table-cell>
          <table:table-cell office:value-type="float" office:value="50" table:formula="of:=BITXOR([.$A19];[.AK$1])" table:style-name="ce2">
            <text:p>000050</text:p>
          </table:table-cell>
          <table:table-cell office:value-type="float" office:value="53" table:formula="of:=BITXOR([.$A19];[.AL$1])" table:style-name="ce2">
            <text:p>000053</text:p>
          </table:table-cell>
          <table:table-cell office:value-type="float" office:value="52" table:formula="of:=BITXOR([.$A19];[.AM$1])" table:style-name="ce2">
            <text:p>000052</text:p>
          </table:table-cell>
          <table:table-cell office:value-type="float" office:value="55" table:formula="of:=BITXOR([.$A19];[.AN$1])" table:style-name="ce2">
            <text:p>000055</text:p>
          </table:table-cell>
          <table:table-cell office:value-type="float" office:value="54" table:formula="of:=BITXOR([.$A19];[.AO$1])" table:style-name="ce2">
            <text:p>000054</text:p>
          </table:table-cell>
          <table:table-cell office:value-type="float" office:value="57" table:formula="of:=BITXOR([.$A19];[.AP$1])" table:style-name="ce2">
            <text:p>000057</text:p>
          </table:table-cell>
          <table:table-cell office:value-type="float" office:value="56" table:formula="of:=BITXOR([.$A19];[.AQ$1])" table:style-name="ce2">
            <text:p>000056</text:p>
          </table:table-cell>
          <table:table-cell office:value-type="float" office:value="59" table:formula="of:=BITXOR([.$A19];[.AR$1])" table:style-name="ce2">
            <text:p>000059</text:p>
          </table:table-cell>
          <table:table-cell office:value-type="float" office:value="58" table:formula="of:=BITXOR([.$A19];[.AS$1])" table:style-name="ce2">
            <text:p>000058</text:p>
          </table:table-cell>
          <table:table-cell office:value-type="float" office:value="61" table:formula="of:=BITXOR([.$A19];[.AT$1])" table:style-name="ce2">
            <text:p>000061</text:p>
          </table:table-cell>
          <table:table-cell office:value-type="float" office:value="60" table:formula="of:=BITXOR([.$A19];[.AU$1])" table:style-name="ce2">
            <text:p>000060</text:p>
          </table:table-cell>
          <table:table-cell office:value-type="float" office:value="63" table:formula="of:=BITXOR([.$A19];[.AV$1])" table:style-name="ce2">
            <text:p>000063</text:p>
          </table:table-cell>
          <table:table-cell office:value-type="float" office:value="62" table:formula="of:=BITXOR([.$A19];[.AW$1])" table:style-name="ce2">
            <text:p>000062</text:p>
          </table:table-cell>
          <table:table-cell office:value-type="float" office:value="33" table:formula="of:=BITXOR([.$A19];[.AX$1])" table:style-name="ce2">
            <text:p>000033</text:p>
          </table:table-cell>
          <table:table-cell office:value-type="float" office:value="32" table:formula="of:=BITXOR([.$A19];[.AY$1])" table:style-name="ce2">
            <text:p>000032</text:p>
          </table:table-cell>
          <table:table-cell office:value-type="float" office:value="35" table:formula="of:=BITXOR([.$A19];[.AZ$1])" table:style-name="ce2">
            <text:p>000035</text:p>
          </table:table-cell>
          <table:table-cell office:value-type="float" office:value="34" table:formula="of:=BITXOR([.$A19];[.BA$1])" table:style-name="ce2">
            <text:p>000034</text:p>
          </table:table-cell>
          <table:table-cell office:value-type="float" office:value="37" table:formula="of:=BITXOR([.$A19];[.BB$1])" table:style-name="ce2">
            <text:p>000037</text:p>
          </table:table-cell>
          <table:table-cell office:value-type="float" office:value="36" table:formula="of:=BITXOR([.$A19];[.BC$1])" table:style-name="ce2">
            <text:p>000036</text:p>
          </table:table-cell>
          <table:table-cell office:value-type="float" office:value="39" table:formula="of:=BITXOR([.$A19];[.BD$1])" table:style-name="ce2">
            <text:p>000039</text:p>
          </table:table-cell>
          <table:table-cell office:value-type="float" office:value="38" table:formula="of:=BITXOR([.$A19];[.BE$1])" table:style-name="ce2">
            <text:p>000038</text:p>
          </table:table-cell>
          <table:table-cell office:value-type="float" office:value="41" table:formula="of:=BITXOR([.$A19];[.BF$1])" table:style-name="ce2">
            <text:p>000041</text:p>
          </table:table-cell>
          <table:table-cell office:value-type="float" office:value="40" table:formula="of:=BITXOR([.$A19];[.BG$1])" table:style-name="ce2">
            <text:p>000040</text:p>
          </table:table-cell>
          <table:table-cell office:value-type="float" office:value="43" table:formula="of:=BITXOR([.$A19];[.BH$1])" table:style-name="ce2">
            <text:p>000043</text:p>
          </table:table-cell>
          <table:table-cell office:value-type="float" office:value="42" table:formula="of:=BITXOR([.$A19];[.BI$1])" table:style-name="ce2">
            <text:p>000042</text:p>
          </table:table-cell>
          <table:table-cell office:value-type="float" office:value="45" table:formula="of:=BITXOR([.$A19];[.BJ$1])" table:style-name="ce2">
            <text:p>000045</text:p>
          </table:table-cell>
          <table:table-cell office:value-type="float" office:value="44" table:formula="of:=BITXOR([.$A19];[.BK$1])" table:style-name="ce2">
            <text:p>000044</text:p>
          </table:table-cell>
          <table:table-cell office:value-type="float" office:value="47" table:formula="of:=BITXOR([.$A19];[.BL$1])" table:style-name="ce2">
            <text:p>000047</text:p>
          </table:table-cell>
          <table:table-cell office:value-type="float" office:value="46" table:formula="of:=BITXOR([.$A19];[.BM$1])" table:style-name="ce2">
            <text:p>000046</text:p>
          </table:table-cell>
          <table:table-cell table:number-columns-repeated="16319"/>
        </table:table-row>
        <table:table-row table:style-name="ro1">
          <table:table-cell office:value-type="float" office:value="18" table:style-name="ce3">
            <text:p>000018</text:p>
          </table:table-cell>
          <table:table-cell office:value-type="float" office:value="18" table:formula="of:=BITXOR([.$A20];[.B$1])" table:style-name="ce2">
            <text:p>000018</text:p>
          </table:table-cell>
          <table:table-cell office:value-type="float" office:value="19" table:formula="of:=BITXOR([.$A20];[.C$1])" table:style-name="ce2">
            <text:p>000019</text:p>
          </table:table-cell>
          <table:table-cell office:value-type="float" office:value="16" table:formula="of:=BITXOR([.$A20];[.D$1])" table:style-name="ce2">
            <text:p>000016</text:p>
          </table:table-cell>
          <table:table-cell office:value-type="float" office:value="17" table:formula="of:=BITXOR([.$A20];[.E$1])" table:style-name="ce2">
            <text:p>000017</text:p>
          </table:table-cell>
          <table:table-cell office:value-type="float" office:value="22" table:formula="of:=BITXOR([.$A20];[.F$1])" table:style-name="ce2">
            <text:p>000022</text:p>
          </table:table-cell>
          <table:table-cell office:value-type="float" office:value="23" table:formula="of:=BITXOR([.$A20];[.G$1])" table:style-name="ce2">
            <text:p>000023</text:p>
          </table:table-cell>
          <table:table-cell office:value-type="float" office:value="20" table:formula="of:=BITXOR([.$A20];[.H$1])" table:style-name="ce2">
            <text:p>000020</text:p>
          </table:table-cell>
          <table:table-cell office:value-type="float" office:value="21" table:formula="of:=BITXOR([.$A20];[.I$1])" table:style-name="ce2">
            <text:p>000021</text:p>
          </table:table-cell>
          <table:table-cell office:value-type="float" office:value="26" table:formula="of:=BITXOR([.$A20];[.J$1])" table:style-name="ce2">
            <text:p>000026</text:p>
          </table:table-cell>
          <table:table-cell office:value-type="float" office:value="27" table:formula="of:=BITXOR([.$A20];[.K$1])" table:style-name="ce2">
            <text:p>000027</text:p>
          </table:table-cell>
          <table:table-cell office:value-type="float" office:value="24" table:formula="of:=BITXOR([.$A20];[.L$1])" table:style-name="ce2">
            <text:p>000024</text:p>
          </table:table-cell>
          <table:table-cell office:value-type="float" office:value="25" table:formula="of:=BITXOR([.$A20];[.M$1])" table:style-name="ce2">
            <text:p>000025</text:p>
          </table:table-cell>
          <table:table-cell office:value-type="float" office:value="30" table:formula="of:=BITXOR([.$A20];[.N$1])" table:style-name="ce2">
            <text:p>000030</text:p>
          </table:table-cell>
          <table:table-cell office:value-type="float" office:value="31" table:formula="of:=BITXOR([.$A20];[.O$1])" table:style-name="ce2">
            <text:p>000031</text:p>
          </table:table-cell>
          <table:table-cell office:value-type="float" office:value="28" table:formula="of:=BITXOR([.$A20];[.P$1])" table:style-name="ce2">
            <text:p>000028</text:p>
          </table:table-cell>
          <table:table-cell office:value-type="float" office:value="29" table:formula="of:=BITXOR([.$A20];[.Q$1])" table:style-name="ce2">
            <text:p>000029</text:p>
          </table:table-cell>
          <table:table-cell office:value-type="float" office:value="2" table:formula="of:=BITXOR([.$A20];[.R$1])" table:style-name="ce2">
            <text:p>000002</text:p>
          </table:table-cell>
          <table:table-cell office:value-type="float" office:value="3" table:formula="of:=BITXOR([.$A20];[.S$1])" table:style-name="ce2">
            <text:p>000003</text:p>
          </table:table-cell>
          <table:table-cell office:value-type="float" office:value="0" table:formula="of:=BITXOR([.$A20];[.T$1])" table:style-name="ce2">
            <text:p>000000</text:p>
          </table:table-cell>
          <table:table-cell office:value-type="float" office:value="1" table:formula="of:=BITXOR([.$A20];[.U$1])" table:style-name="ce2">
            <text:p>000001</text:p>
          </table:table-cell>
          <table:table-cell office:value-type="float" office:value="6" table:formula="of:=BITXOR([.$A20];[.V$1])" table:style-name="ce2">
            <text:p>000006</text:p>
          </table:table-cell>
          <table:table-cell office:value-type="float" office:value="7" table:formula="of:=BITXOR([.$A20];[.W$1])" table:style-name="ce2">
            <text:p>000007</text:p>
          </table:table-cell>
          <table:table-cell office:value-type="float" office:value="4" table:formula="of:=BITXOR([.$A20];[.X$1])" table:style-name="ce2">
            <text:p>000004</text:p>
          </table:table-cell>
          <table:table-cell office:value-type="float" office:value="5" table:formula="of:=BITXOR([.$A20];[.Y$1])" table:style-name="ce2">
            <text:p>000005</text:p>
          </table:table-cell>
          <table:table-cell office:value-type="float" office:value="10" table:formula="of:=BITXOR([.$A20];[.Z$1])" table:style-name="ce2">
            <text:p>000010</text:p>
          </table:table-cell>
          <table:table-cell office:value-type="float" office:value="11" table:formula="of:=BITXOR([.$A20];[.AA$1])" table:style-name="ce2">
            <text:p>000011</text:p>
          </table:table-cell>
          <table:table-cell office:value-type="float" office:value="8" table:formula="of:=BITXOR([.$A20];[.AB$1])" table:style-name="ce2">
            <text:p>000008</text:p>
          </table:table-cell>
          <table:table-cell office:value-type="float" office:value="9" table:formula="of:=BITXOR([.$A20];[.AC$1])" table:style-name="ce2">
            <text:p>000009</text:p>
          </table:table-cell>
          <table:table-cell office:value-type="float" office:value="14" table:formula="of:=BITXOR([.$A20];[.AD$1])" table:style-name="ce2">
            <text:p>000014</text:p>
          </table:table-cell>
          <table:table-cell office:value-type="float" office:value="15" table:formula="of:=BITXOR([.$A20];[.AE$1])" table:style-name="ce2">
            <text:p>000015</text:p>
          </table:table-cell>
          <table:table-cell office:value-type="float" office:value="12" table:formula="of:=BITXOR([.$A20];[.AF$1])" table:style-name="ce2">
            <text:p>000012</text:p>
          </table:table-cell>
          <table:table-cell office:value-type="float" office:value="13" table:formula="of:=BITXOR([.$A20];[.AG$1])" table:style-name="ce2">
            <text:p>000013</text:p>
          </table:table-cell>
          <table:table-cell office:value-type="float" office:value="50" table:formula="of:=BITXOR([.$A20];[.AH$1])" table:style-name="ce2">
            <text:p>000050</text:p>
          </table:table-cell>
          <table:table-cell office:value-type="float" office:value="51" table:formula="of:=BITXOR([.$A20];[.AI$1])" table:style-name="ce2">
            <text:p>000051</text:p>
          </table:table-cell>
          <table:table-cell office:value-type="float" office:value="48" table:formula="of:=BITXOR([.$A20];[.AJ$1])" table:style-name="ce2">
            <text:p>000048</text:p>
          </table:table-cell>
          <table:table-cell office:value-type="float" office:value="49" table:formula="of:=BITXOR([.$A20];[.AK$1])" table:style-name="ce2">
            <text:p>000049</text:p>
          </table:table-cell>
          <table:table-cell office:value-type="float" office:value="54" table:formula="of:=BITXOR([.$A20];[.AL$1])" table:style-name="ce2">
            <text:p>000054</text:p>
          </table:table-cell>
          <table:table-cell office:value-type="float" office:value="55" table:formula="of:=BITXOR([.$A20];[.AM$1])" table:style-name="ce2">
            <text:p>000055</text:p>
          </table:table-cell>
          <table:table-cell office:value-type="float" office:value="52" table:formula="of:=BITXOR([.$A20];[.AN$1])" table:style-name="ce2">
            <text:p>000052</text:p>
          </table:table-cell>
          <table:table-cell office:value-type="float" office:value="53" table:formula="of:=BITXOR([.$A20];[.AO$1])" table:style-name="ce2">
            <text:p>000053</text:p>
          </table:table-cell>
          <table:table-cell office:value-type="float" office:value="58" table:formula="of:=BITXOR([.$A20];[.AP$1])" table:style-name="ce2">
            <text:p>000058</text:p>
          </table:table-cell>
          <table:table-cell office:value-type="float" office:value="59" table:formula="of:=BITXOR([.$A20];[.AQ$1])" table:style-name="ce2">
            <text:p>000059</text:p>
          </table:table-cell>
          <table:table-cell office:value-type="float" office:value="56" table:formula="of:=BITXOR([.$A20];[.AR$1])" table:style-name="ce2">
            <text:p>000056</text:p>
          </table:table-cell>
          <table:table-cell office:value-type="float" office:value="57" table:formula="of:=BITXOR([.$A20];[.AS$1])" table:style-name="ce2">
            <text:p>000057</text:p>
          </table:table-cell>
          <table:table-cell office:value-type="float" office:value="62" table:formula="of:=BITXOR([.$A20];[.AT$1])" table:style-name="ce2">
            <text:p>000062</text:p>
          </table:table-cell>
          <table:table-cell office:value-type="float" office:value="63" table:formula="of:=BITXOR([.$A20];[.AU$1])" table:style-name="ce2">
            <text:p>000063</text:p>
          </table:table-cell>
          <table:table-cell office:value-type="float" office:value="60" table:formula="of:=BITXOR([.$A20];[.AV$1])" table:style-name="ce2">
            <text:p>000060</text:p>
          </table:table-cell>
          <table:table-cell office:value-type="float" office:value="61" table:formula="of:=BITXOR([.$A20];[.AW$1])" table:style-name="ce2">
            <text:p>000061</text:p>
          </table:table-cell>
          <table:table-cell office:value-type="float" office:value="34" table:formula="of:=BITXOR([.$A20];[.AX$1])" table:style-name="ce2">
            <text:p>000034</text:p>
          </table:table-cell>
          <table:table-cell office:value-type="float" office:value="35" table:formula="of:=BITXOR([.$A20];[.AY$1])" table:style-name="ce2">
            <text:p>000035</text:p>
          </table:table-cell>
          <table:table-cell office:value-type="float" office:value="32" table:formula="of:=BITXOR([.$A20];[.AZ$1])" table:style-name="ce2">
            <text:p>000032</text:p>
          </table:table-cell>
          <table:table-cell office:value-type="float" office:value="33" table:formula="of:=BITXOR([.$A20];[.BA$1])" table:style-name="ce2">
            <text:p>000033</text:p>
          </table:table-cell>
          <table:table-cell office:value-type="float" office:value="38" table:formula="of:=BITXOR([.$A20];[.BB$1])" table:style-name="ce2">
            <text:p>000038</text:p>
          </table:table-cell>
          <table:table-cell office:value-type="float" office:value="39" table:formula="of:=BITXOR([.$A20];[.BC$1])" table:style-name="ce2">
            <text:p>000039</text:p>
          </table:table-cell>
          <table:table-cell office:value-type="float" office:value="36" table:formula="of:=BITXOR([.$A20];[.BD$1])" table:style-name="ce2">
            <text:p>000036</text:p>
          </table:table-cell>
          <table:table-cell office:value-type="float" office:value="37" table:formula="of:=BITXOR([.$A20];[.BE$1])" table:style-name="ce2">
            <text:p>000037</text:p>
          </table:table-cell>
          <table:table-cell office:value-type="float" office:value="42" table:formula="of:=BITXOR([.$A20];[.BF$1])" table:style-name="ce2">
            <text:p>000042</text:p>
          </table:table-cell>
          <table:table-cell office:value-type="float" office:value="43" table:formula="of:=BITXOR([.$A20];[.BG$1])" table:style-name="ce2">
            <text:p>000043</text:p>
          </table:table-cell>
          <table:table-cell office:value-type="float" office:value="40" table:formula="of:=BITXOR([.$A20];[.BH$1])" table:style-name="ce2">
            <text:p>000040</text:p>
          </table:table-cell>
          <table:table-cell office:value-type="float" office:value="41" table:formula="of:=BITXOR([.$A20];[.BI$1])" table:style-name="ce2">
            <text:p>000041</text:p>
          </table:table-cell>
          <table:table-cell office:value-type="float" office:value="46" table:formula="of:=BITXOR([.$A20];[.BJ$1])" table:style-name="ce2">
            <text:p>000046</text:p>
          </table:table-cell>
          <table:table-cell office:value-type="float" office:value="47" table:formula="of:=BITXOR([.$A20];[.BK$1])" table:style-name="ce2">
            <text:p>000047</text:p>
          </table:table-cell>
          <table:table-cell office:value-type="float" office:value="44" table:formula="of:=BITXOR([.$A20];[.BL$1])" table:style-name="ce2">
            <text:p>000044</text:p>
          </table:table-cell>
          <table:table-cell office:value-type="float" office:value="45" table:formula="of:=BITXOR([.$A20];[.BM$1])" table:style-name="ce2">
            <text:p>000045</text:p>
          </table:table-cell>
          <table:table-cell table:number-columns-repeated="16319"/>
        </table:table-row>
        <table:table-row table:style-name="ro1">
          <table:table-cell office:value-type="float" office:value="19" table:style-name="ce3">
            <text:p>000019</text:p>
          </table:table-cell>
          <table:table-cell office:value-type="float" office:value="19" table:formula="of:=BITXOR([.$A21];[.B$1])" table:style-name="ce2">
            <text:p>000019</text:p>
          </table:table-cell>
          <table:table-cell office:value-type="float" office:value="18" table:formula="of:=BITXOR([.$A21];[.C$1])" table:style-name="ce2">
            <text:p>000018</text:p>
          </table:table-cell>
          <table:table-cell office:value-type="float" office:value="17" table:formula="of:=BITXOR([.$A21];[.D$1])" table:style-name="ce2">
            <text:p>000017</text:p>
          </table:table-cell>
          <table:table-cell office:value-type="float" office:value="16" table:formula="of:=BITXOR([.$A21];[.E$1])" table:style-name="ce2">
            <text:p>000016</text:p>
          </table:table-cell>
          <table:table-cell office:value-type="float" office:value="23" table:formula="of:=BITXOR([.$A21];[.F$1])" table:style-name="ce2">
            <text:p>000023</text:p>
          </table:table-cell>
          <table:table-cell office:value-type="float" office:value="22" table:formula="of:=BITXOR([.$A21];[.G$1])" table:style-name="ce2">
            <text:p>000022</text:p>
          </table:table-cell>
          <table:table-cell office:value-type="float" office:value="21" table:formula="of:=BITXOR([.$A21];[.H$1])" table:style-name="ce2">
            <text:p>000021</text:p>
          </table:table-cell>
          <table:table-cell office:value-type="float" office:value="20" table:formula="of:=BITXOR([.$A21];[.I$1])" table:style-name="ce2">
            <text:p>000020</text:p>
          </table:table-cell>
          <table:table-cell office:value-type="float" office:value="27" table:formula="of:=BITXOR([.$A21];[.J$1])" table:style-name="ce2">
            <text:p>000027</text:p>
          </table:table-cell>
          <table:table-cell office:value-type="float" office:value="26" table:formula="of:=BITXOR([.$A21];[.K$1])" table:style-name="ce2">
            <text:p>000026</text:p>
          </table:table-cell>
          <table:table-cell office:value-type="float" office:value="25" table:formula="of:=BITXOR([.$A21];[.L$1])" table:style-name="ce2">
            <text:p>000025</text:p>
          </table:table-cell>
          <table:table-cell office:value-type="float" office:value="24" table:formula="of:=BITXOR([.$A21];[.M$1])" table:style-name="ce2">
            <text:p>000024</text:p>
          </table:table-cell>
          <table:table-cell office:value-type="float" office:value="31" table:formula="of:=BITXOR([.$A21];[.N$1])" table:style-name="ce2">
            <text:p>000031</text:p>
          </table:table-cell>
          <table:table-cell office:value-type="float" office:value="30" table:formula="of:=BITXOR([.$A21];[.O$1])" table:style-name="ce2">
            <text:p>000030</text:p>
          </table:table-cell>
          <table:table-cell office:value-type="float" office:value="29" table:formula="of:=BITXOR([.$A21];[.P$1])" table:style-name="ce2">
            <text:p>000029</text:p>
          </table:table-cell>
          <table:table-cell office:value-type="float" office:value="28" table:formula="of:=BITXOR([.$A21];[.Q$1])" table:style-name="ce2">
            <text:p>000028</text:p>
          </table:table-cell>
          <table:table-cell office:value-type="float" office:value="3" table:formula="of:=BITXOR([.$A21];[.R$1])" table:style-name="ce2">
            <text:p>000003</text:p>
          </table:table-cell>
          <table:table-cell office:value-type="float" office:value="2" table:formula="of:=BITXOR([.$A21];[.S$1])" table:style-name="ce2">
            <text:p>000002</text:p>
          </table:table-cell>
          <table:table-cell office:value-type="float" office:value="1" table:formula="of:=BITXOR([.$A21];[.T$1])" table:style-name="ce2">
            <text:p>000001</text:p>
          </table:table-cell>
          <table:table-cell office:value-type="float" office:value="0" table:formula="of:=BITXOR([.$A21];[.U$1])" table:style-name="ce2">
            <text:p>000000</text:p>
          </table:table-cell>
          <table:table-cell office:value-type="float" office:value="7" table:formula="of:=BITXOR([.$A21];[.V$1])" table:style-name="ce2">
            <text:p>000007</text:p>
          </table:table-cell>
          <table:table-cell office:value-type="float" office:value="6" table:formula="of:=BITXOR([.$A21];[.W$1])" table:style-name="ce2">
            <text:p>000006</text:p>
          </table:table-cell>
          <table:table-cell office:value-type="float" office:value="5" table:formula="of:=BITXOR([.$A21];[.X$1])" table:style-name="ce2">
            <text:p>000005</text:p>
          </table:table-cell>
          <table:table-cell office:value-type="float" office:value="4" table:formula="of:=BITXOR([.$A21];[.Y$1])" table:style-name="ce2">
            <text:p>000004</text:p>
          </table:table-cell>
          <table:table-cell office:value-type="float" office:value="11" table:formula="of:=BITXOR([.$A21];[.Z$1])" table:style-name="ce2">
            <text:p>000011</text:p>
          </table:table-cell>
          <table:table-cell office:value-type="float" office:value="10" table:formula="of:=BITXOR([.$A21];[.AA$1])" table:style-name="ce2">
            <text:p>000010</text:p>
          </table:table-cell>
          <table:table-cell office:value-type="float" office:value="9" table:formula="of:=BITXOR([.$A21];[.AB$1])" table:style-name="ce2">
            <text:p>000009</text:p>
          </table:table-cell>
          <table:table-cell office:value-type="float" office:value="8" table:formula="of:=BITXOR([.$A21];[.AC$1])" table:style-name="ce2">
            <text:p>000008</text:p>
          </table:table-cell>
          <table:table-cell office:value-type="float" office:value="15" table:formula="of:=BITXOR([.$A21];[.AD$1])" table:style-name="ce2">
            <text:p>000015</text:p>
          </table:table-cell>
          <table:table-cell office:value-type="float" office:value="14" table:formula="of:=BITXOR([.$A21];[.AE$1])" table:style-name="ce2">
            <text:p>000014</text:p>
          </table:table-cell>
          <table:table-cell office:value-type="float" office:value="13" table:formula="of:=BITXOR([.$A21];[.AF$1])" table:style-name="ce2">
            <text:p>000013</text:p>
          </table:table-cell>
          <table:table-cell office:value-type="float" office:value="12" table:formula="of:=BITXOR([.$A21];[.AG$1])" table:style-name="ce2">
            <text:p>000012</text:p>
          </table:table-cell>
          <table:table-cell office:value-type="float" office:value="51" table:formula="of:=BITXOR([.$A21];[.AH$1])" table:style-name="ce2">
            <text:p>000051</text:p>
          </table:table-cell>
          <table:table-cell office:value-type="float" office:value="50" table:formula="of:=BITXOR([.$A21];[.AI$1])" table:style-name="ce2">
            <text:p>000050</text:p>
          </table:table-cell>
          <table:table-cell office:value-type="float" office:value="49" table:formula="of:=BITXOR([.$A21];[.AJ$1])" table:style-name="ce2">
            <text:p>000049</text:p>
          </table:table-cell>
          <table:table-cell office:value-type="float" office:value="48" table:formula="of:=BITXOR([.$A21];[.AK$1])" table:style-name="ce2">
            <text:p>000048</text:p>
          </table:table-cell>
          <table:table-cell office:value-type="float" office:value="55" table:formula="of:=BITXOR([.$A21];[.AL$1])" table:style-name="ce2">
            <text:p>000055</text:p>
          </table:table-cell>
          <table:table-cell office:value-type="float" office:value="54" table:formula="of:=BITXOR([.$A21];[.AM$1])" table:style-name="ce2">
            <text:p>000054</text:p>
          </table:table-cell>
          <table:table-cell office:value-type="float" office:value="53" table:formula="of:=BITXOR([.$A21];[.AN$1])" table:style-name="ce2">
            <text:p>000053</text:p>
          </table:table-cell>
          <table:table-cell office:value-type="float" office:value="52" table:formula="of:=BITXOR([.$A21];[.AO$1])" table:style-name="ce2">
            <text:p>000052</text:p>
          </table:table-cell>
          <table:table-cell office:value-type="float" office:value="59" table:formula="of:=BITXOR([.$A21];[.AP$1])" table:style-name="ce2">
            <text:p>000059</text:p>
          </table:table-cell>
          <table:table-cell office:value-type="float" office:value="58" table:formula="of:=BITXOR([.$A21];[.AQ$1])" table:style-name="ce2">
            <text:p>000058</text:p>
          </table:table-cell>
          <table:table-cell office:value-type="float" office:value="57" table:formula="of:=BITXOR([.$A21];[.AR$1])" table:style-name="ce2">
            <text:p>000057</text:p>
          </table:table-cell>
          <table:table-cell office:value-type="float" office:value="56" table:formula="of:=BITXOR([.$A21];[.AS$1])" table:style-name="ce2">
            <text:p>000056</text:p>
          </table:table-cell>
          <table:table-cell office:value-type="float" office:value="63" table:formula="of:=BITXOR([.$A21];[.AT$1])" table:style-name="ce2">
            <text:p>000063</text:p>
          </table:table-cell>
          <table:table-cell office:value-type="float" office:value="62" table:formula="of:=BITXOR([.$A21];[.AU$1])" table:style-name="ce2">
            <text:p>000062</text:p>
          </table:table-cell>
          <table:table-cell office:value-type="float" office:value="61" table:formula="of:=BITXOR([.$A21];[.AV$1])" table:style-name="ce2">
            <text:p>000061</text:p>
          </table:table-cell>
          <table:table-cell office:value-type="float" office:value="60" table:formula="of:=BITXOR([.$A21];[.AW$1])" table:style-name="ce2">
            <text:p>000060</text:p>
          </table:table-cell>
          <table:table-cell office:value-type="float" office:value="35" table:formula="of:=BITXOR([.$A21];[.AX$1])" table:style-name="ce2">
            <text:p>000035</text:p>
          </table:table-cell>
          <table:table-cell office:value-type="float" office:value="34" table:formula="of:=BITXOR([.$A21];[.AY$1])" table:style-name="ce2">
            <text:p>000034</text:p>
          </table:table-cell>
          <table:table-cell office:value-type="float" office:value="33" table:formula="of:=BITXOR([.$A21];[.AZ$1])" table:style-name="ce2">
            <text:p>000033</text:p>
          </table:table-cell>
          <table:table-cell office:value-type="float" office:value="32" table:formula="of:=BITXOR([.$A21];[.BA$1])" table:style-name="ce2">
            <text:p>000032</text:p>
          </table:table-cell>
          <table:table-cell office:value-type="float" office:value="39" table:formula="of:=BITXOR([.$A21];[.BB$1])" table:style-name="ce2">
            <text:p>000039</text:p>
          </table:table-cell>
          <table:table-cell office:value-type="float" office:value="38" table:formula="of:=BITXOR([.$A21];[.BC$1])" table:style-name="ce2">
            <text:p>000038</text:p>
          </table:table-cell>
          <table:table-cell office:value-type="float" office:value="37" table:formula="of:=BITXOR([.$A21];[.BD$1])" table:style-name="ce2">
            <text:p>000037</text:p>
          </table:table-cell>
          <table:table-cell office:value-type="float" office:value="36" table:formula="of:=BITXOR([.$A21];[.BE$1])" table:style-name="ce2">
            <text:p>000036</text:p>
          </table:table-cell>
          <table:table-cell office:value-type="float" office:value="43" table:formula="of:=BITXOR([.$A21];[.BF$1])" table:style-name="ce2">
            <text:p>000043</text:p>
          </table:table-cell>
          <table:table-cell office:value-type="float" office:value="42" table:formula="of:=BITXOR([.$A21];[.BG$1])" table:style-name="ce2">
            <text:p>000042</text:p>
          </table:table-cell>
          <table:table-cell office:value-type="float" office:value="41" table:formula="of:=BITXOR([.$A21];[.BH$1])" table:style-name="ce2">
            <text:p>000041</text:p>
          </table:table-cell>
          <table:table-cell office:value-type="float" office:value="40" table:formula="of:=BITXOR([.$A21];[.BI$1])" table:style-name="ce2">
            <text:p>000040</text:p>
          </table:table-cell>
          <table:table-cell office:value-type="float" office:value="47" table:formula="of:=BITXOR([.$A21];[.BJ$1])" table:style-name="ce2">
            <text:p>000047</text:p>
          </table:table-cell>
          <table:table-cell office:value-type="float" office:value="46" table:formula="of:=BITXOR([.$A21];[.BK$1])" table:style-name="ce2">
            <text:p>000046</text:p>
          </table:table-cell>
          <table:table-cell office:value-type="float" office:value="45" table:formula="of:=BITXOR([.$A21];[.BL$1])" table:style-name="ce2">
            <text:p>000045</text:p>
          </table:table-cell>
          <table:table-cell office:value-type="float" office:value="44" table:formula="of:=BITXOR([.$A21];[.BM$1])" table:style-name="ce2">
            <text:p>000044</text:p>
          </table:table-cell>
          <table:table-cell table:number-columns-repeated="16319"/>
        </table:table-row>
        <table:table-row table:style-name="ro1">
          <table:table-cell office:value-type="float" office:value="20" table:style-name="ce3">
            <text:p>000020</text:p>
          </table:table-cell>
          <table:table-cell office:value-type="float" office:value="20" table:formula="of:=BITXOR([.$A22];[.B$1])" table:style-name="ce2">
            <text:p>000020</text:p>
          </table:table-cell>
          <table:table-cell office:value-type="float" office:value="21" table:formula="of:=BITXOR([.$A22];[.C$1])" table:style-name="ce2">
            <text:p>000021</text:p>
          </table:table-cell>
          <table:table-cell office:value-type="float" office:value="22" table:formula="of:=BITXOR([.$A22];[.D$1])" table:style-name="ce2">
            <text:p>000022</text:p>
          </table:table-cell>
          <table:table-cell office:value-type="float" office:value="23" table:formula="of:=BITXOR([.$A22];[.E$1])" table:style-name="ce2">
            <text:p>000023</text:p>
          </table:table-cell>
          <table:table-cell office:value-type="float" office:value="16" table:formula="of:=BITXOR([.$A22];[.F$1])" table:style-name="ce2">
            <text:p>000016</text:p>
          </table:table-cell>
          <table:table-cell office:value-type="float" office:value="17" table:formula="of:=BITXOR([.$A22];[.G$1])" table:style-name="ce2">
            <text:p>000017</text:p>
          </table:table-cell>
          <table:table-cell office:value-type="float" office:value="18" table:formula="of:=BITXOR([.$A22];[.H$1])" table:style-name="ce2">
            <text:p>000018</text:p>
          </table:table-cell>
          <table:table-cell office:value-type="float" office:value="19" table:formula="of:=BITXOR([.$A22];[.I$1])" table:style-name="ce2">
            <text:p>000019</text:p>
          </table:table-cell>
          <table:table-cell office:value-type="float" office:value="28" table:formula="of:=BITXOR([.$A22];[.J$1])" table:style-name="ce2">
            <text:p>000028</text:p>
          </table:table-cell>
          <table:table-cell office:value-type="float" office:value="29" table:formula="of:=BITXOR([.$A22];[.K$1])" table:style-name="ce2">
            <text:p>000029</text:p>
          </table:table-cell>
          <table:table-cell office:value-type="float" office:value="30" table:formula="of:=BITXOR([.$A22];[.L$1])" table:style-name="ce2">
            <text:p>000030</text:p>
          </table:table-cell>
          <table:table-cell office:value-type="float" office:value="31" table:formula="of:=BITXOR([.$A22];[.M$1])" table:style-name="ce2">
            <text:p>000031</text:p>
          </table:table-cell>
          <table:table-cell office:value-type="float" office:value="24" table:formula="of:=BITXOR([.$A22];[.N$1])" table:style-name="ce2">
            <text:p>000024</text:p>
          </table:table-cell>
          <table:table-cell office:value-type="float" office:value="25" table:formula="of:=BITXOR([.$A22];[.O$1])" table:style-name="ce2">
            <text:p>000025</text:p>
          </table:table-cell>
          <table:table-cell office:value-type="float" office:value="26" table:formula="of:=BITXOR([.$A22];[.P$1])" table:style-name="ce2">
            <text:p>000026</text:p>
          </table:table-cell>
          <table:table-cell office:value-type="float" office:value="27" table:formula="of:=BITXOR([.$A22];[.Q$1])" table:style-name="ce2">
            <text:p>000027</text:p>
          </table:table-cell>
          <table:table-cell office:value-type="float" office:value="4" table:formula="of:=BITXOR([.$A22];[.R$1])" table:style-name="ce2">
            <text:p>000004</text:p>
          </table:table-cell>
          <table:table-cell office:value-type="float" office:value="5" table:formula="of:=BITXOR([.$A22];[.S$1])" table:style-name="ce2">
            <text:p>000005</text:p>
          </table:table-cell>
          <table:table-cell office:value-type="float" office:value="6" table:formula="of:=BITXOR([.$A22];[.T$1])" table:style-name="ce2">
            <text:p>000006</text:p>
          </table:table-cell>
          <table:table-cell office:value-type="float" office:value="7" table:formula="of:=BITXOR([.$A22];[.U$1])" table:style-name="ce2">
            <text:p>000007</text:p>
          </table:table-cell>
          <table:table-cell office:value-type="float" office:value="0" table:formula="of:=BITXOR([.$A22];[.V$1])" table:style-name="ce2">
            <text:p>000000</text:p>
          </table:table-cell>
          <table:table-cell office:value-type="float" office:value="1" table:formula="of:=BITXOR([.$A22];[.W$1])" table:style-name="ce2">
            <text:p>000001</text:p>
          </table:table-cell>
          <table:table-cell office:value-type="float" office:value="2" table:formula="of:=BITXOR([.$A22];[.X$1])" table:style-name="ce2">
            <text:p>000002</text:p>
          </table:table-cell>
          <table:table-cell office:value-type="float" office:value="3" table:formula="of:=BITXOR([.$A22];[.Y$1])" table:style-name="ce2">
            <text:p>000003</text:p>
          </table:table-cell>
          <table:table-cell office:value-type="float" office:value="12" table:formula="of:=BITXOR([.$A22];[.Z$1])" table:style-name="ce2">
            <text:p>000012</text:p>
          </table:table-cell>
          <table:table-cell office:value-type="float" office:value="13" table:formula="of:=BITXOR([.$A22];[.AA$1])" table:style-name="ce2">
            <text:p>000013</text:p>
          </table:table-cell>
          <table:table-cell office:value-type="float" office:value="14" table:formula="of:=BITXOR([.$A22];[.AB$1])" table:style-name="ce2">
            <text:p>000014</text:p>
          </table:table-cell>
          <table:table-cell office:value-type="float" office:value="15" table:formula="of:=BITXOR([.$A22];[.AC$1])" table:style-name="ce2">
            <text:p>000015</text:p>
          </table:table-cell>
          <table:table-cell office:value-type="float" office:value="8" table:formula="of:=BITXOR([.$A22];[.AD$1])" table:style-name="ce2">
            <text:p>000008</text:p>
          </table:table-cell>
          <table:table-cell office:value-type="float" office:value="9" table:formula="of:=BITXOR([.$A22];[.AE$1])" table:style-name="ce2">
            <text:p>000009</text:p>
          </table:table-cell>
          <table:table-cell office:value-type="float" office:value="10" table:formula="of:=BITXOR([.$A22];[.AF$1])" table:style-name="ce2">
            <text:p>000010</text:p>
          </table:table-cell>
          <table:table-cell office:value-type="float" office:value="11" table:formula="of:=BITXOR([.$A22];[.AG$1])" table:style-name="ce2">
            <text:p>000011</text:p>
          </table:table-cell>
          <table:table-cell office:value-type="float" office:value="52" table:formula="of:=BITXOR([.$A22];[.AH$1])" table:style-name="ce2">
            <text:p>000052</text:p>
          </table:table-cell>
          <table:table-cell office:value-type="float" office:value="53" table:formula="of:=BITXOR([.$A22];[.AI$1])" table:style-name="ce2">
            <text:p>000053</text:p>
          </table:table-cell>
          <table:table-cell office:value-type="float" office:value="54" table:formula="of:=BITXOR([.$A22];[.AJ$1])" table:style-name="ce2">
            <text:p>000054</text:p>
          </table:table-cell>
          <table:table-cell office:value-type="float" office:value="55" table:formula="of:=BITXOR([.$A22];[.AK$1])" table:style-name="ce2">
            <text:p>000055</text:p>
          </table:table-cell>
          <table:table-cell office:value-type="float" office:value="48" table:formula="of:=BITXOR([.$A22];[.AL$1])" table:style-name="ce2">
            <text:p>000048</text:p>
          </table:table-cell>
          <table:table-cell office:value-type="float" office:value="49" table:formula="of:=BITXOR([.$A22];[.AM$1])" table:style-name="ce2">
            <text:p>000049</text:p>
          </table:table-cell>
          <table:table-cell office:value-type="float" office:value="50" table:formula="of:=BITXOR([.$A22];[.AN$1])" table:style-name="ce2">
            <text:p>000050</text:p>
          </table:table-cell>
          <table:table-cell office:value-type="float" office:value="51" table:formula="of:=BITXOR([.$A22];[.AO$1])" table:style-name="ce2">
            <text:p>000051</text:p>
          </table:table-cell>
          <table:table-cell office:value-type="float" office:value="60" table:formula="of:=BITXOR([.$A22];[.AP$1])" table:style-name="ce2">
            <text:p>000060</text:p>
          </table:table-cell>
          <table:table-cell office:value-type="float" office:value="61" table:formula="of:=BITXOR([.$A22];[.AQ$1])" table:style-name="ce2">
            <text:p>000061</text:p>
          </table:table-cell>
          <table:table-cell office:value-type="float" office:value="62" table:formula="of:=BITXOR([.$A22];[.AR$1])" table:style-name="ce2">
            <text:p>000062</text:p>
          </table:table-cell>
          <table:table-cell office:value-type="float" office:value="63" table:formula="of:=BITXOR([.$A22];[.AS$1])" table:style-name="ce2">
            <text:p>000063</text:p>
          </table:table-cell>
          <table:table-cell office:value-type="float" office:value="56" table:formula="of:=BITXOR([.$A22];[.AT$1])" table:style-name="ce2">
            <text:p>000056</text:p>
          </table:table-cell>
          <table:table-cell office:value-type="float" office:value="57" table:formula="of:=BITXOR([.$A22];[.AU$1])" table:style-name="ce2">
            <text:p>000057</text:p>
          </table:table-cell>
          <table:table-cell office:value-type="float" office:value="58" table:formula="of:=BITXOR([.$A22];[.AV$1])" table:style-name="ce2">
            <text:p>000058</text:p>
          </table:table-cell>
          <table:table-cell office:value-type="float" office:value="59" table:formula="of:=BITXOR([.$A22];[.AW$1])" table:style-name="ce2">
            <text:p>000059</text:p>
          </table:table-cell>
          <table:table-cell office:value-type="float" office:value="36" table:formula="of:=BITXOR([.$A22];[.AX$1])" table:style-name="ce2">
            <text:p>000036</text:p>
          </table:table-cell>
          <table:table-cell office:value-type="float" office:value="37" table:formula="of:=BITXOR([.$A22];[.AY$1])" table:style-name="ce2">
            <text:p>000037</text:p>
          </table:table-cell>
          <table:table-cell office:value-type="float" office:value="38" table:formula="of:=BITXOR([.$A22];[.AZ$1])" table:style-name="ce2">
            <text:p>000038</text:p>
          </table:table-cell>
          <table:table-cell office:value-type="float" office:value="39" table:formula="of:=BITXOR([.$A22];[.BA$1])" table:style-name="ce2">
            <text:p>000039</text:p>
          </table:table-cell>
          <table:table-cell office:value-type="float" office:value="32" table:formula="of:=BITXOR([.$A22];[.BB$1])" table:style-name="ce2">
            <text:p>000032</text:p>
          </table:table-cell>
          <table:table-cell office:value-type="float" office:value="33" table:formula="of:=BITXOR([.$A22];[.BC$1])" table:style-name="ce2">
            <text:p>000033</text:p>
          </table:table-cell>
          <table:table-cell office:value-type="float" office:value="34" table:formula="of:=BITXOR([.$A22];[.BD$1])" table:style-name="ce2">
            <text:p>000034</text:p>
          </table:table-cell>
          <table:table-cell office:value-type="float" office:value="35" table:formula="of:=BITXOR([.$A22];[.BE$1])" table:style-name="ce2">
            <text:p>000035</text:p>
          </table:table-cell>
          <table:table-cell office:value-type="float" office:value="44" table:formula="of:=BITXOR([.$A22];[.BF$1])" table:style-name="ce2">
            <text:p>000044</text:p>
          </table:table-cell>
          <table:table-cell office:value-type="float" office:value="45" table:formula="of:=BITXOR([.$A22];[.BG$1])" table:style-name="ce2">
            <text:p>000045</text:p>
          </table:table-cell>
          <table:table-cell office:value-type="float" office:value="46" table:formula="of:=BITXOR([.$A22];[.BH$1])" table:style-name="ce2">
            <text:p>000046</text:p>
          </table:table-cell>
          <table:table-cell office:value-type="float" office:value="47" table:formula="of:=BITXOR([.$A22];[.BI$1])" table:style-name="ce2">
            <text:p>000047</text:p>
          </table:table-cell>
          <table:table-cell office:value-type="float" office:value="40" table:formula="of:=BITXOR([.$A22];[.BJ$1])" table:style-name="ce2">
            <text:p>000040</text:p>
          </table:table-cell>
          <table:table-cell office:value-type="float" office:value="41" table:formula="of:=BITXOR([.$A22];[.BK$1])" table:style-name="ce2">
            <text:p>000041</text:p>
          </table:table-cell>
          <table:table-cell office:value-type="float" office:value="42" table:formula="of:=BITXOR([.$A22];[.BL$1])" table:style-name="ce2">
            <text:p>000042</text:p>
          </table:table-cell>
          <table:table-cell office:value-type="float" office:value="43" table:formula="of:=BITXOR([.$A22];[.BM$1])" table:style-name="ce2">
            <text:p>000043</text:p>
          </table:table-cell>
          <table:table-cell table:number-columns-repeated="16319"/>
        </table:table-row>
        <table:table-row table:style-name="ro1">
          <table:table-cell office:value-type="float" office:value="21" table:style-name="ce3">
            <text:p>000021</text:p>
          </table:table-cell>
          <table:table-cell office:value-type="float" office:value="21" table:formula="of:=BITXOR([.$A23];[.B$1])" table:style-name="ce2">
            <text:p>000021</text:p>
          </table:table-cell>
          <table:table-cell office:value-type="float" office:value="20" table:formula="of:=BITXOR([.$A23];[.C$1])" table:style-name="ce2">
            <text:p>000020</text:p>
          </table:table-cell>
          <table:table-cell office:value-type="float" office:value="23" table:formula="of:=BITXOR([.$A23];[.D$1])" table:style-name="ce2">
            <text:p>000023</text:p>
          </table:table-cell>
          <table:table-cell office:value-type="float" office:value="22" table:formula="of:=BITXOR([.$A23];[.E$1])" table:style-name="ce2">
            <text:p>000022</text:p>
          </table:table-cell>
          <table:table-cell office:value-type="float" office:value="17" table:formula="of:=BITXOR([.$A23];[.F$1])" table:style-name="ce2">
            <text:p>000017</text:p>
          </table:table-cell>
          <table:table-cell office:value-type="float" office:value="16" table:formula="of:=BITXOR([.$A23];[.G$1])" table:style-name="ce2">
            <text:p>000016</text:p>
          </table:table-cell>
          <table:table-cell office:value-type="float" office:value="19" table:formula="of:=BITXOR([.$A23];[.H$1])" table:style-name="ce2">
            <text:p>000019</text:p>
          </table:table-cell>
          <table:table-cell office:value-type="float" office:value="18" table:formula="of:=BITXOR([.$A23];[.I$1])" table:style-name="ce2">
            <text:p>000018</text:p>
          </table:table-cell>
          <table:table-cell office:value-type="float" office:value="29" table:formula="of:=BITXOR([.$A23];[.J$1])" table:style-name="ce2">
            <text:p>000029</text:p>
          </table:table-cell>
          <table:table-cell office:value-type="float" office:value="28" table:formula="of:=BITXOR([.$A23];[.K$1])" table:style-name="ce2">
            <text:p>000028</text:p>
          </table:table-cell>
          <table:table-cell office:value-type="float" office:value="31" table:formula="of:=BITXOR([.$A23];[.L$1])" table:style-name="ce2">
            <text:p>000031</text:p>
          </table:table-cell>
          <table:table-cell office:value-type="float" office:value="30" table:formula="of:=BITXOR([.$A23];[.M$1])" table:style-name="ce2">
            <text:p>000030</text:p>
          </table:table-cell>
          <table:table-cell office:value-type="float" office:value="25" table:formula="of:=BITXOR([.$A23];[.N$1])" table:style-name="ce2">
            <text:p>000025</text:p>
          </table:table-cell>
          <table:table-cell office:value-type="float" office:value="24" table:formula="of:=BITXOR([.$A23];[.O$1])" table:style-name="ce2">
            <text:p>000024</text:p>
          </table:table-cell>
          <table:table-cell office:value-type="float" office:value="27" table:formula="of:=BITXOR([.$A23];[.P$1])" table:style-name="ce2">
            <text:p>000027</text:p>
          </table:table-cell>
          <table:table-cell office:value-type="float" office:value="26" table:formula="of:=BITXOR([.$A23];[.Q$1])" table:style-name="ce2">
            <text:p>000026</text:p>
          </table:table-cell>
          <table:table-cell office:value-type="float" office:value="5" table:formula="of:=BITXOR([.$A23];[.R$1])" table:style-name="ce2">
            <text:p>000005</text:p>
          </table:table-cell>
          <table:table-cell office:value-type="float" office:value="4" table:formula="of:=BITXOR([.$A23];[.S$1])" table:style-name="ce2">
            <text:p>000004</text:p>
          </table:table-cell>
          <table:table-cell office:value-type="float" office:value="7" table:formula="of:=BITXOR([.$A23];[.T$1])" table:style-name="ce2">
            <text:p>000007</text:p>
          </table:table-cell>
          <table:table-cell office:value-type="float" office:value="6" table:formula="of:=BITXOR([.$A23];[.U$1])" table:style-name="ce2">
            <text:p>000006</text:p>
          </table:table-cell>
          <table:table-cell office:value-type="float" office:value="1" table:formula="of:=BITXOR([.$A23];[.V$1])" table:style-name="ce2">
            <text:p>000001</text:p>
          </table:table-cell>
          <table:table-cell office:value-type="float" office:value="0" table:formula="of:=BITXOR([.$A23];[.W$1])" table:style-name="ce2">
            <text:p>000000</text:p>
          </table:table-cell>
          <table:table-cell office:value-type="float" office:value="3" table:formula="of:=BITXOR([.$A23];[.X$1])" table:style-name="ce2">
            <text:p>000003</text:p>
          </table:table-cell>
          <table:table-cell office:value-type="float" office:value="2" table:formula="of:=BITXOR([.$A23];[.Y$1])" table:style-name="ce2">
            <text:p>000002</text:p>
          </table:table-cell>
          <table:table-cell office:value-type="float" office:value="13" table:formula="of:=BITXOR([.$A23];[.Z$1])" table:style-name="ce2">
            <text:p>000013</text:p>
          </table:table-cell>
          <table:table-cell office:value-type="float" office:value="12" table:formula="of:=BITXOR([.$A23];[.AA$1])" table:style-name="ce2">
            <text:p>000012</text:p>
          </table:table-cell>
          <table:table-cell office:value-type="float" office:value="15" table:formula="of:=BITXOR([.$A23];[.AB$1])" table:style-name="ce2">
            <text:p>000015</text:p>
          </table:table-cell>
          <table:table-cell office:value-type="float" office:value="14" table:formula="of:=BITXOR([.$A23];[.AC$1])" table:style-name="ce2">
            <text:p>000014</text:p>
          </table:table-cell>
          <table:table-cell office:value-type="float" office:value="9" table:formula="of:=BITXOR([.$A23];[.AD$1])" table:style-name="ce2">
            <text:p>000009</text:p>
          </table:table-cell>
          <table:table-cell office:value-type="float" office:value="8" table:formula="of:=BITXOR([.$A23];[.AE$1])" table:style-name="ce2">
            <text:p>000008</text:p>
          </table:table-cell>
          <table:table-cell office:value-type="float" office:value="11" table:formula="of:=BITXOR([.$A23];[.AF$1])" table:style-name="ce2">
            <text:p>000011</text:p>
          </table:table-cell>
          <table:table-cell office:value-type="float" office:value="10" table:formula="of:=BITXOR([.$A23];[.AG$1])" table:style-name="ce2">
            <text:p>000010</text:p>
          </table:table-cell>
          <table:table-cell office:value-type="float" office:value="53" table:formula="of:=BITXOR([.$A23];[.AH$1])" table:style-name="ce2">
            <text:p>000053</text:p>
          </table:table-cell>
          <table:table-cell office:value-type="float" office:value="52" table:formula="of:=BITXOR([.$A23];[.AI$1])" table:style-name="ce2">
            <text:p>000052</text:p>
          </table:table-cell>
          <table:table-cell office:value-type="float" office:value="55" table:formula="of:=BITXOR([.$A23];[.AJ$1])" table:style-name="ce2">
            <text:p>000055</text:p>
          </table:table-cell>
          <table:table-cell office:value-type="float" office:value="54" table:formula="of:=BITXOR([.$A23];[.AK$1])" table:style-name="ce2">
            <text:p>000054</text:p>
          </table:table-cell>
          <table:table-cell office:value-type="float" office:value="49" table:formula="of:=BITXOR([.$A23];[.AL$1])" table:style-name="ce2">
            <text:p>000049</text:p>
          </table:table-cell>
          <table:table-cell office:value-type="float" office:value="48" table:formula="of:=BITXOR([.$A23];[.AM$1])" table:style-name="ce2">
            <text:p>000048</text:p>
          </table:table-cell>
          <table:table-cell office:value-type="float" office:value="51" table:formula="of:=BITXOR([.$A23];[.AN$1])" table:style-name="ce2">
            <text:p>000051</text:p>
          </table:table-cell>
          <table:table-cell office:value-type="float" office:value="50" table:formula="of:=BITXOR([.$A23];[.AO$1])" table:style-name="ce2">
            <text:p>000050</text:p>
          </table:table-cell>
          <table:table-cell office:value-type="float" office:value="61" table:formula="of:=BITXOR([.$A23];[.AP$1])" table:style-name="ce2">
            <text:p>000061</text:p>
          </table:table-cell>
          <table:table-cell office:value-type="float" office:value="60" table:formula="of:=BITXOR([.$A23];[.AQ$1])" table:style-name="ce2">
            <text:p>000060</text:p>
          </table:table-cell>
          <table:table-cell office:value-type="float" office:value="63" table:formula="of:=BITXOR([.$A23];[.AR$1])" table:style-name="ce2">
            <text:p>000063</text:p>
          </table:table-cell>
          <table:table-cell office:value-type="float" office:value="62" table:formula="of:=BITXOR([.$A23];[.AS$1])" table:style-name="ce2">
            <text:p>000062</text:p>
          </table:table-cell>
          <table:table-cell office:value-type="float" office:value="57" table:formula="of:=BITXOR([.$A23];[.AT$1])" table:style-name="ce2">
            <text:p>000057</text:p>
          </table:table-cell>
          <table:table-cell office:value-type="float" office:value="56" table:formula="of:=BITXOR([.$A23];[.AU$1])" table:style-name="ce2">
            <text:p>000056</text:p>
          </table:table-cell>
          <table:table-cell office:value-type="float" office:value="59" table:formula="of:=BITXOR([.$A23];[.AV$1])" table:style-name="ce2">
            <text:p>000059</text:p>
          </table:table-cell>
          <table:table-cell office:value-type="float" office:value="58" table:formula="of:=BITXOR([.$A23];[.AW$1])" table:style-name="ce2">
            <text:p>000058</text:p>
          </table:table-cell>
          <table:table-cell office:value-type="float" office:value="37" table:formula="of:=BITXOR([.$A23];[.AX$1])" table:style-name="ce2">
            <text:p>000037</text:p>
          </table:table-cell>
          <table:table-cell office:value-type="float" office:value="36" table:formula="of:=BITXOR([.$A23];[.AY$1])" table:style-name="ce2">
            <text:p>000036</text:p>
          </table:table-cell>
          <table:table-cell office:value-type="float" office:value="39" table:formula="of:=BITXOR([.$A23];[.AZ$1])" table:style-name="ce2">
            <text:p>000039</text:p>
          </table:table-cell>
          <table:table-cell office:value-type="float" office:value="38" table:formula="of:=BITXOR([.$A23];[.BA$1])" table:style-name="ce2">
            <text:p>000038</text:p>
          </table:table-cell>
          <table:table-cell office:value-type="float" office:value="33" table:formula="of:=BITXOR([.$A23];[.BB$1])" table:style-name="ce2">
            <text:p>000033</text:p>
          </table:table-cell>
          <table:table-cell office:value-type="float" office:value="32" table:formula="of:=BITXOR([.$A23];[.BC$1])" table:style-name="ce2">
            <text:p>000032</text:p>
          </table:table-cell>
          <table:table-cell office:value-type="float" office:value="35" table:formula="of:=BITXOR([.$A23];[.BD$1])" table:style-name="ce2">
            <text:p>000035</text:p>
          </table:table-cell>
          <table:table-cell office:value-type="float" office:value="34" table:formula="of:=BITXOR([.$A23];[.BE$1])" table:style-name="ce2">
            <text:p>000034</text:p>
          </table:table-cell>
          <table:table-cell office:value-type="float" office:value="45" table:formula="of:=BITXOR([.$A23];[.BF$1])" table:style-name="ce2">
            <text:p>000045</text:p>
          </table:table-cell>
          <table:table-cell office:value-type="float" office:value="44" table:formula="of:=BITXOR([.$A23];[.BG$1])" table:style-name="ce2">
            <text:p>000044</text:p>
          </table:table-cell>
          <table:table-cell office:value-type="float" office:value="47" table:formula="of:=BITXOR([.$A23];[.BH$1])" table:style-name="ce2">
            <text:p>000047</text:p>
          </table:table-cell>
          <table:table-cell office:value-type="float" office:value="46" table:formula="of:=BITXOR([.$A23];[.BI$1])" table:style-name="ce2">
            <text:p>000046</text:p>
          </table:table-cell>
          <table:table-cell office:value-type="float" office:value="41" table:formula="of:=BITXOR([.$A23];[.BJ$1])" table:style-name="ce2">
            <text:p>000041</text:p>
          </table:table-cell>
          <table:table-cell office:value-type="float" office:value="40" table:formula="of:=BITXOR([.$A23];[.BK$1])" table:style-name="ce2">
            <text:p>000040</text:p>
          </table:table-cell>
          <table:table-cell office:value-type="float" office:value="43" table:formula="of:=BITXOR([.$A23];[.BL$1])" table:style-name="ce2">
            <text:p>000043</text:p>
          </table:table-cell>
          <table:table-cell office:value-type="float" office:value="42" table:formula="of:=BITXOR([.$A23];[.BM$1])" table:style-name="ce2">
            <text:p>000042</text:p>
          </table:table-cell>
          <table:table-cell table:number-columns-repeated="16319"/>
        </table:table-row>
        <table:table-row table:style-name="ro1">
          <table:table-cell office:value-type="float" office:value="22" table:style-name="ce3">
            <text:p>000022</text:p>
          </table:table-cell>
          <table:table-cell office:value-type="float" office:value="22" table:formula="of:=BITXOR([.$A24];[.B$1])" table:style-name="ce2">
            <text:p>000022</text:p>
          </table:table-cell>
          <table:table-cell office:value-type="float" office:value="23" table:formula="of:=BITXOR([.$A24];[.C$1])" table:style-name="ce2">
            <text:p>000023</text:p>
          </table:table-cell>
          <table:table-cell office:value-type="float" office:value="20" table:formula="of:=BITXOR([.$A24];[.D$1])" table:style-name="ce2">
            <text:p>000020</text:p>
          </table:table-cell>
          <table:table-cell office:value-type="float" office:value="21" table:formula="of:=BITXOR([.$A24];[.E$1])" table:style-name="ce2">
            <text:p>000021</text:p>
          </table:table-cell>
          <table:table-cell office:value-type="float" office:value="18" table:formula="of:=BITXOR([.$A24];[.F$1])" table:style-name="ce2">
            <text:p>000018</text:p>
          </table:table-cell>
          <table:table-cell office:value-type="float" office:value="19" table:formula="of:=BITXOR([.$A24];[.G$1])" table:style-name="ce2">
            <text:p>000019</text:p>
          </table:table-cell>
          <table:table-cell office:value-type="float" office:value="16" table:formula="of:=BITXOR([.$A24];[.H$1])" table:style-name="ce2">
            <text:p>000016</text:p>
          </table:table-cell>
          <table:table-cell office:value-type="float" office:value="17" table:formula="of:=BITXOR([.$A24];[.I$1])" table:style-name="ce2">
            <text:p>000017</text:p>
          </table:table-cell>
          <table:table-cell office:value-type="float" office:value="30" table:formula="of:=BITXOR([.$A24];[.J$1])" table:style-name="ce2">
            <text:p>000030</text:p>
          </table:table-cell>
          <table:table-cell office:value-type="float" office:value="31" table:formula="of:=BITXOR([.$A24];[.K$1])" table:style-name="ce2">
            <text:p>000031</text:p>
          </table:table-cell>
          <table:table-cell office:value-type="float" office:value="28" table:formula="of:=BITXOR([.$A24];[.L$1])" table:style-name="ce2">
            <text:p>000028</text:p>
          </table:table-cell>
          <table:table-cell office:value-type="float" office:value="29" table:formula="of:=BITXOR([.$A24];[.M$1])" table:style-name="ce2">
            <text:p>000029</text:p>
          </table:table-cell>
          <table:table-cell office:value-type="float" office:value="26" table:formula="of:=BITXOR([.$A24];[.N$1])" table:style-name="ce2">
            <text:p>000026</text:p>
          </table:table-cell>
          <table:table-cell office:value-type="float" office:value="27" table:formula="of:=BITXOR([.$A24];[.O$1])" table:style-name="ce2">
            <text:p>000027</text:p>
          </table:table-cell>
          <table:table-cell office:value-type="float" office:value="24" table:formula="of:=BITXOR([.$A24];[.P$1])" table:style-name="ce2">
            <text:p>000024</text:p>
          </table:table-cell>
          <table:table-cell office:value-type="float" office:value="25" table:formula="of:=BITXOR([.$A24];[.Q$1])" table:style-name="ce2">
            <text:p>000025</text:p>
          </table:table-cell>
          <table:table-cell office:value-type="float" office:value="6" table:formula="of:=BITXOR([.$A24];[.R$1])" table:style-name="ce2">
            <text:p>000006</text:p>
          </table:table-cell>
          <table:table-cell office:value-type="float" office:value="7" table:formula="of:=BITXOR([.$A24];[.S$1])" table:style-name="ce2">
            <text:p>000007</text:p>
          </table:table-cell>
          <table:table-cell office:value-type="float" office:value="4" table:formula="of:=BITXOR([.$A24];[.T$1])" table:style-name="ce2">
            <text:p>000004</text:p>
          </table:table-cell>
          <table:table-cell office:value-type="float" office:value="5" table:formula="of:=BITXOR([.$A24];[.U$1])" table:style-name="ce2">
            <text:p>000005</text:p>
          </table:table-cell>
          <table:table-cell office:value-type="float" office:value="2" table:formula="of:=BITXOR([.$A24];[.V$1])" table:style-name="ce2">
            <text:p>000002</text:p>
          </table:table-cell>
          <table:table-cell office:value-type="float" office:value="3" table:formula="of:=BITXOR([.$A24];[.W$1])" table:style-name="ce2">
            <text:p>000003</text:p>
          </table:table-cell>
          <table:table-cell office:value-type="float" office:value="0" table:formula="of:=BITXOR([.$A24];[.X$1])" table:style-name="ce2">
            <text:p>000000</text:p>
          </table:table-cell>
          <table:table-cell office:value-type="float" office:value="1" table:formula="of:=BITXOR([.$A24];[.Y$1])" table:style-name="ce2">
            <text:p>000001</text:p>
          </table:table-cell>
          <table:table-cell office:value-type="float" office:value="14" table:formula="of:=BITXOR([.$A24];[.Z$1])" table:style-name="ce2">
            <text:p>000014</text:p>
          </table:table-cell>
          <table:table-cell office:value-type="float" office:value="15" table:formula="of:=BITXOR([.$A24];[.AA$1])" table:style-name="ce2">
            <text:p>000015</text:p>
          </table:table-cell>
          <table:table-cell office:value-type="float" office:value="12" table:formula="of:=BITXOR([.$A24];[.AB$1])" table:style-name="ce2">
            <text:p>000012</text:p>
          </table:table-cell>
          <table:table-cell office:value-type="float" office:value="13" table:formula="of:=BITXOR([.$A24];[.AC$1])" table:style-name="ce2">
            <text:p>000013</text:p>
          </table:table-cell>
          <table:table-cell office:value-type="float" office:value="10" table:formula="of:=BITXOR([.$A24];[.AD$1])" table:style-name="ce2">
            <text:p>000010</text:p>
          </table:table-cell>
          <table:table-cell office:value-type="float" office:value="11" table:formula="of:=BITXOR([.$A24];[.AE$1])" table:style-name="ce2">
            <text:p>000011</text:p>
          </table:table-cell>
          <table:table-cell office:value-type="float" office:value="8" table:formula="of:=BITXOR([.$A24];[.AF$1])" table:style-name="ce2">
            <text:p>000008</text:p>
          </table:table-cell>
          <table:table-cell office:value-type="float" office:value="9" table:formula="of:=BITXOR([.$A24];[.AG$1])" table:style-name="ce2">
            <text:p>000009</text:p>
          </table:table-cell>
          <table:table-cell office:value-type="float" office:value="54" table:formula="of:=BITXOR([.$A24];[.AH$1])" table:style-name="ce2">
            <text:p>000054</text:p>
          </table:table-cell>
          <table:table-cell office:value-type="float" office:value="55" table:formula="of:=BITXOR([.$A24];[.AI$1])" table:style-name="ce2">
            <text:p>000055</text:p>
          </table:table-cell>
          <table:table-cell office:value-type="float" office:value="52" table:formula="of:=BITXOR([.$A24];[.AJ$1])" table:style-name="ce2">
            <text:p>000052</text:p>
          </table:table-cell>
          <table:table-cell office:value-type="float" office:value="53" table:formula="of:=BITXOR([.$A24];[.AK$1])" table:style-name="ce2">
            <text:p>000053</text:p>
          </table:table-cell>
          <table:table-cell office:value-type="float" office:value="50" table:formula="of:=BITXOR([.$A24];[.AL$1])" table:style-name="ce2">
            <text:p>000050</text:p>
          </table:table-cell>
          <table:table-cell office:value-type="float" office:value="51" table:formula="of:=BITXOR([.$A24];[.AM$1])" table:style-name="ce2">
            <text:p>000051</text:p>
          </table:table-cell>
          <table:table-cell office:value-type="float" office:value="48" table:formula="of:=BITXOR([.$A24];[.AN$1])" table:style-name="ce2">
            <text:p>000048</text:p>
          </table:table-cell>
          <table:table-cell office:value-type="float" office:value="49" table:formula="of:=BITXOR([.$A24];[.AO$1])" table:style-name="ce2">
            <text:p>000049</text:p>
          </table:table-cell>
          <table:table-cell office:value-type="float" office:value="62" table:formula="of:=BITXOR([.$A24];[.AP$1])" table:style-name="ce2">
            <text:p>000062</text:p>
          </table:table-cell>
          <table:table-cell office:value-type="float" office:value="63" table:formula="of:=BITXOR([.$A24];[.AQ$1])" table:style-name="ce2">
            <text:p>000063</text:p>
          </table:table-cell>
          <table:table-cell office:value-type="float" office:value="60" table:formula="of:=BITXOR([.$A24];[.AR$1])" table:style-name="ce2">
            <text:p>000060</text:p>
          </table:table-cell>
          <table:table-cell office:value-type="float" office:value="61" table:formula="of:=BITXOR([.$A24];[.AS$1])" table:style-name="ce2">
            <text:p>000061</text:p>
          </table:table-cell>
          <table:table-cell office:value-type="float" office:value="58" table:formula="of:=BITXOR([.$A24];[.AT$1])" table:style-name="ce2">
            <text:p>000058</text:p>
          </table:table-cell>
          <table:table-cell office:value-type="float" office:value="59" table:formula="of:=BITXOR([.$A24];[.AU$1])" table:style-name="ce2">
            <text:p>000059</text:p>
          </table:table-cell>
          <table:table-cell office:value-type="float" office:value="56" table:formula="of:=BITXOR([.$A24];[.AV$1])" table:style-name="ce2">
            <text:p>000056</text:p>
          </table:table-cell>
          <table:table-cell office:value-type="float" office:value="57" table:formula="of:=BITXOR([.$A24];[.AW$1])" table:style-name="ce2">
            <text:p>000057</text:p>
          </table:table-cell>
          <table:table-cell office:value-type="float" office:value="38" table:formula="of:=BITXOR([.$A24];[.AX$1])" table:style-name="ce2">
            <text:p>000038</text:p>
          </table:table-cell>
          <table:table-cell office:value-type="float" office:value="39" table:formula="of:=BITXOR([.$A24];[.AY$1])" table:style-name="ce2">
            <text:p>000039</text:p>
          </table:table-cell>
          <table:table-cell office:value-type="float" office:value="36" table:formula="of:=BITXOR([.$A24];[.AZ$1])" table:style-name="ce2">
            <text:p>000036</text:p>
          </table:table-cell>
          <table:table-cell office:value-type="float" office:value="37" table:formula="of:=BITXOR([.$A24];[.BA$1])" table:style-name="ce2">
            <text:p>000037</text:p>
          </table:table-cell>
          <table:table-cell office:value-type="float" office:value="34" table:formula="of:=BITXOR([.$A24];[.BB$1])" table:style-name="ce2">
            <text:p>000034</text:p>
          </table:table-cell>
          <table:table-cell office:value-type="float" office:value="35" table:formula="of:=BITXOR([.$A24];[.BC$1])" table:style-name="ce2">
            <text:p>000035</text:p>
          </table:table-cell>
          <table:table-cell office:value-type="float" office:value="32" table:formula="of:=BITXOR([.$A24];[.BD$1])" table:style-name="ce2">
            <text:p>000032</text:p>
          </table:table-cell>
          <table:table-cell office:value-type="float" office:value="33" table:formula="of:=BITXOR([.$A24];[.BE$1])" table:style-name="ce2">
            <text:p>000033</text:p>
          </table:table-cell>
          <table:table-cell office:value-type="float" office:value="46" table:formula="of:=BITXOR([.$A24];[.BF$1])" table:style-name="ce2">
            <text:p>000046</text:p>
          </table:table-cell>
          <table:table-cell office:value-type="float" office:value="47" table:formula="of:=BITXOR([.$A24];[.BG$1])" table:style-name="ce2">
            <text:p>000047</text:p>
          </table:table-cell>
          <table:table-cell office:value-type="float" office:value="44" table:formula="of:=BITXOR([.$A24];[.BH$1])" table:style-name="ce2">
            <text:p>000044</text:p>
          </table:table-cell>
          <table:table-cell office:value-type="float" office:value="45" table:formula="of:=BITXOR([.$A24];[.BI$1])" table:style-name="ce2">
            <text:p>000045</text:p>
          </table:table-cell>
          <table:table-cell office:value-type="float" office:value="42" table:formula="of:=BITXOR([.$A24];[.BJ$1])" table:style-name="ce2">
            <text:p>000042</text:p>
          </table:table-cell>
          <table:table-cell office:value-type="float" office:value="43" table:formula="of:=BITXOR([.$A24];[.BK$1])" table:style-name="ce2">
            <text:p>000043</text:p>
          </table:table-cell>
          <table:table-cell office:value-type="float" office:value="40" table:formula="of:=BITXOR([.$A24];[.BL$1])" table:style-name="ce2">
            <text:p>000040</text:p>
          </table:table-cell>
          <table:table-cell office:value-type="float" office:value="41" table:formula="of:=BITXOR([.$A24];[.BM$1])" table:style-name="ce2">
            <text:p>000041</text:p>
          </table:table-cell>
          <table:table-cell table:number-columns-repeated="16319"/>
        </table:table-row>
        <table:table-row table:style-name="ro1">
          <table:table-cell office:value-type="float" office:value="23" table:style-name="ce3">
            <text:p>000023</text:p>
          </table:table-cell>
          <table:table-cell office:value-type="float" office:value="23" table:formula="of:=BITXOR([.$A25];[.B$1])" table:style-name="ce2">
            <text:p>000023</text:p>
          </table:table-cell>
          <table:table-cell office:value-type="float" office:value="22" table:formula="of:=BITXOR([.$A25];[.C$1])" table:style-name="ce2">
            <text:p>000022</text:p>
          </table:table-cell>
          <table:table-cell office:value-type="float" office:value="21" table:formula="of:=BITXOR([.$A25];[.D$1])" table:style-name="ce2">
            <text:p>000021</text:p>
          </table:table-cell>
          <table:table-cell office:value-type="float" office:value="20" table:formula="of:=BITXOR([.$A25];[.E$1])" table:style-name="ce2">
            <text:p>000020</text:p>
          </table:table-cell>
          <table:table-cell office:value-type="float" office:value="19" table:formula="of:=BITXOR([.$A25];[.F$1])" table:style-name="ce2">
            <text:p>000019</text:p>
          </table:table-cell>
          <table:table-cell office:value-type="float" office:value="18" table:formula="of:=BITXOR([.$A25];[.G$1])" table:style-name="ce2">
            <text:p>000018</text:p>
          </table:table-cell>
          <table:table-cell office:value-type="float" office:value="17" table:formula="of:=BITXOR([.$A25];[.H$1])" table:style-name="ce2">
            <text:p>000017</text:p>
          </table:table-cell>
          <table:table-cell office:value-type="float" office:value="16" table:formula="of:=BITXOR([.$A25];[.I$1])" table:style-name="ce2">
            <text:p>000016</text:p>
          </table:table-cell>
          <table:table-cell office:value-type="float" office:value="31" table:formula="of:=BITXOR([.$A25];[.J$1])" table:style-name="ce2">
            <text:p>000031</text:p>
          </table:table-cell>
          <table:table-cell office:value-type="float" office:value="30" table:formula="of:=BITXOR([.$A25];[.K$1])" table:style-name="ce2">
            <text:p>000030</text:p>
          </table:table-cell>
          <table:table-cell office:value-type="float" office:value="29" table:formula="of:=BITXOR([.$A25];[.L$1])" table:style-name="ce2">
            <text:p>000029</text:p>
          </table:table-cell>
          <table:table-cell office:value-type="float" office:value="28" table:formula="of:=BITXOR([.$A25];[.M$1])" table:style-name="ce2">
            <text:p>000028</text:p>
          </table:table-cell>
          <table:table-cell office:value-type="float" office:value="27" table:formula="of:=BITXOR([.$A25];[.N$1])" table:style-name="ce2">
            <text:p>000027</text:p>
          </table:table-cell>
          <table:table-cell office:value-type="float" office:value="26" table:formula="of:=BITXOR([.$A25];[.O$1])" table:style-name="ce2">
            <text:p>000026</text:p>
          </table:table-cell>
          <table:table-cell office:value-type="float" office:value="25" table:formula="of:=BITXOR([.$A25];[.P$1])" table:style-name="ce2">
            <text:p>000025</text:p>
          </table:table-cell>
          <table:table-cell office:value-type="float" office:value="24" table:formula="of:=BITXOR([.$A25];[.Q$1])" table:style-name="ce2">
            <text:p>000024</text:p>
          </table:table-cell>
          <table:table-cell office:value-type="float" office:value="7" table:formula="of:=BITXOR([.$A25];[.R$1])" table:style-name="ce2">
            <text:p>000007</text:p>
          </table:table-cell>
          <table:table-cell office:value-type="float" office:value="6" table:formula="of:=BITXOR([.$A25];[.S$1])" table:style-name="ce2">
            <text:p>000006</text:p>
          </table:table-cell>
          <table:table-cell office:value-type="float" office:value="5" table:formula="of:=BITXOR([.$A25];[.T$1])" table:style-name="ce2">
            <text:p>000005</text:p>
          </table:table-cell>
          <table:table-cell office:value-type="float" office:value="4" table:formula="of:=BITXOR([.$A25];[.U$1])" table:style-name="ce2">
            <text:p>000004</text:p>
          </table:table-cell>
          <table:table-cell office:value-type="float" office:value="3" table:formula="of:=BITXOR([.$A25];[.V$1])" table:style-name="ce2">
            <text:p>000003</text:p>
          </table:table-cell>
          <table:table-cell office:value-type="float" office:value="2" table:formula="of:=BITXOR([.$A25];[.W$1])" table:style-name="ce2">
            <text:p>000002</text:p>
          </table:table-cell>
          <table:table-cell office:value-type="float" office:value="1" table:formula="of:=BITXOR([.$A25];[.X$1])" table:style-name="ce2">
            <text:p>000001</text:p>
          </table:table-cell>
          <table:table-cell office:value-type="float" office:value="0" table:formula="of:=BITXOR([.$A25];[.Y$1])" table:style-name="ce2">
            <text:p>000000</text:p>
          </table:table-cell>
          <table:table-cell office:value-type="float" office:value="15" table:formula="of:=BITXOR([.$A25];[.Z$1])" table:style-name="ce2">
            <text:p>000015</text:p>
          </table:table-cell>
          <table:table-cell office:value-type="float" office:value="14" table:formula="of:=BITXOR([.$A25];[.AA$1])" table:style-name="ce2">
            <text:p>000014</text:p>
          </table:table-cell>
          <table:table-cell office:value-type="float" office:value="13" table:formula="of:=BITXOR([.$A25];[.AB$1])" table:style-name="ce2">
            <text:p>000013</text:p>
          </table:table-cell>
          <table:table-cell office:value-type="float" office:value="12" table:formula="of:=BITXOR([.$A25];[.AC$1])" table:style-name="ce2">
            <text:p>000012</text:p>
          </table:table-cell>
          <table:table-cell office:value-type="float" office:value="11" table:formula="of:=BITXOR([.$A25];[.AD$1])" table:style-name="ce2">
            <text:p>000011</text:p>
          </table:table-cell>
          <table:table-cell office:value-type="float" office:value="10" table:formula="of:=BITXOR([.$A25];[.AE$1])" table:style-name="ce2">
            <text:p>000010</text:p>
          </table:table-cell>
          <table:table-cell office:value-type="float" office:value="9" table:formula="of:=BITXOR([.$A25];[.AF$1])" table:style-name="ce2">
            <text:p>000009</text:p>
          </table:table-cell>
          <table:table-cell office:value-type="float" office:value="8" table:formula="of:=BITXOR([.$A25];[.AG$1])" table:style-name="ce2">
            <text:p>000008</text:p>
          </table:table-cell>
          <table:table-cell office:value-type="float" office:value="55" table:formula="of:=BITXOR([.$A25];[.AH$1])" table:style-name="ce2">
            <text:p>000055</text:p>
          </table:table-cell>
          <table:table-cell office:value-type="float" office:value="54" table:formula="of:=BITXOR([.$A25];[.AI$1])" table:style-name="ce2">
            <text:p>000054</text:p>
          </table:table-cell>
          <table:table-cell office:value-type="float" office:value="53" table:formula="of:=BITXOR([.$A25];[.AJ$1])" table:style-name="ce2">
            <text:p>000053</text:p>
          </table:table-cell>
          <table:table-cell office:value-type="float" office:value="52" table:formula="of:=BITXOR([.$A25];[.AK$1])" table:style-name="ce2">
            <text:p>000052</text:p>
          </table:table-cell>
          <table:table-cell office:value-type="float" office:value="51" table:formula="of:=BITXOR([.$A25];[.AL$1])" table:style-name="ce2">
            <text:p>000051</text:p>
          </table:table-cell>
          <table:table-cell office:value-type="float" office:value="50" table:formula="of:=BITXOR([.$A25];[.AM$1])" table:style-name="ce2">
            <text:p>000050</text:p>
          </table:table-cell>
          <table:table-cell office:value-type="float" office:value="49" table:formula="of:=BITXOR([.$A25];[.AN$1])" table:style-name="ce2">
            <text:p>000049</text:p>
          </table:table-cell>
          <table:table-cell office:value-type="float" office:value="48" table:formula="of:=BITXOR([.$A25];[.AO$1])" table:style-name="ce2">
            <text:p>000048</text:p>
          </table:table-cell>
          <table:table-cell office:value-type="float" office:value="63" table:formula="of:=BITXOR([.$A25];[.AP$1])" table:style-name="ce2">
            <text:p>000063</text:p>
          </table:table-cell>
          <table:table-cell office:value-type="float" office:value="62" table:formula="of:=BITXOR([.$A25];[.AQ$1])" table:style-name="ce2">
            <text:p>000062</text:p>
          </table:table-cell>
          <table:table-cell office:value-type="float" office:value="61" table:formula="of:=BITXOR([.$A25];[.AR$1])" table:style-name="ce2">
            <text:p>000061</text:p>
          </table:table-cell>
          <table:table-cell office:value-type="float" office:value="60" table:formula="of:=BITXOR([.$A25];[.AS$1])" table:style-name="ce2">
            <text:p>000060</text:p>
          </table:table-cell>
          <table:table-cell office:value-type="float" office:value="59" table:formula="of:=BITXOR([.$A25];[.AT$1])" table:style-name="ce2">
            <text:p>000059</text:p>
          </table:table-cell>
          <table:table-cell office:value-type="float" office:value="58" table:formula="of:=BITXOR([.$A25];[.AU$1])" table:style-name="ce2">
            <text:p>000058</text:p>
          </table:table-cell>
          <table:table-cell office:value-type="float" office:value="57" table:formula="of:=BITXOR([.$A25];[.AV$1])" table:style-name="ce2">
            <text:p>000057</text:p>
          </table:table-cell>
          <table:table-cell office:value-type="float" office:value="56" table:formula="of:=BITXOR([.$A25];[.AW$1])" table:style-name="ce2">
            <text:p>000056</text:p>
          </table:table-cell>
          <table:table-cell office:value-type="float" office:value="39" table:formula="of:=BITXOR([.$A25];[.AX$1])" table:style-name="ce2">
            <text:p>000039</text:p>
          </table:table-cell>
          <table:table-cell office:value-type="float" office:value="38" table:formula="of:=BITXOR([.$A25];[.AY$1])" table:style-name="ce2">
            <text:p>000038</text:p>
          </table:table-cell>
          <table:table-cell office:value-type="float" office:value="37" table:formula="of:=BITXOR([.$A25];[.AZ$1])" table:style-name="ce2">
            <text:p>000037</text:p>
          </table:table-cell>
          <table:table-cell office:value-type="float" office:value="36" table:formula="of:=BITXOR([.$A25];[.BA$1])" table:style-name="ce2">
            <text:p>000036</text:p>
          </table:table-cell>
          <table:table-cell office:value-type="float" office:value="35" table:formula="of:=BITXOR([.$A25];[.BB$1])" table:style-name="ce2">
            <text:p>000035</text:p>
          </table:table-cell>
          <table:table-cell office:value-type="float" office:value="34" table:formula="of:=BITXOR([.$A25];[.BC$1])" table:style-name="ce2">
            <text:p>000034</text:p>
          </table:table-cell>
          <table:table-cell office:value-type="float" office:value="33" table:formula="of:=BITXOR([.$A25];[.BD$1])" table:style-name="ce2">
            <text:p>000033</text:p>
          </table:table-cell>
          <table:table-cell office:value-type="float" office:value="32" table:formula="of:=BITXOR([.$A25];[.BE$1])" table:style-name="ce2">
            <text:p>000032</text:p>
          </table:table-cell>
          <table:table-cell office:value-type="float" office:value="47" table:formula="of:=BITXOR([.$A25];[.BF$1])" table:style-name="ce2">
            <text:p>000047</text:p>
          </table:table-cell>
          <table:table-cell office:value-type="float" office:value="46" table:formula="of:=BITXOR([.$A25];[.BG$1])" table:style-name="ce2">
            <text:p>000046</text:p>
          </table:table-cell>
          <table:table-cell office:value-type="float" office:value="45" table:formula="of:=BITXOR([.$A25];[.BH$1])" table:style-name="ce2">
            <text:p>000045</text:p>
          </table:table-cell>
          <table:table-cell office:value-type="float" office:value="44" table:formula="of:=BITXOR([.$A25];[.BI$1])" table:style-name="ce2">
            <text:p>000044</text:p>
          </table:table-cell>
          <table:table-cell office:value-type="float" office:value="43" table:formula="of:=BITXOR([.$A25];[.BJ$1])" table:style-name="ce2">
            <text:p>000043</text:p>
          </table:table-cell>
          <table:table-cell office:value-type="float" office:value="42" table:formula="of:=BITXOR([.$A25];[.BK$1])" table:style-name="ce2">
            <text:p>000042</text:p>
          </table:table-cell>
          <table:table-cell office:value-type="float" office:value="41" table:formula="of:=BITXOR([.$A25];[.BL$1])" table:style-name="ce2">
            <text:p>000041</text:p>
          </table:table-cell>
          <table:table-cell office:value-type="float" office:value="40" table:formula="of:=BITXOR([.$A25];[.BM$1])" table:style-name="ce2">
            <text:p>000040</text:p>
          </table:table-cell>
          <table:table-cell table:number-columns-repeated="16319"/>
        </table:table-row>
        <table:table-row table:style-name="ro1">
          <table:table-cell office:value-type="float" office:value="24" table:style-name="ce3">
            <text:p>000024</text:p>
          </table:table-cell>
          <table:table-cell office:value-type="float" office:value="24" table:formula="of:=BITXOR([.$A26];[.B$1])" table:style-name="ce2">
            <text:p>000024</text:p>
          </table:table-cell>
          <table:table-cell office:value-type="float" office:value="25" table:formula="of:=BITXOR([.$A26];[.C$1])" table:style-name="ce2">
            <text:p>000025</text:p>
          </table:table-cell>
          <table:table-cell office:value-type="float" office:value="26" table:formula="of:=BITXOR([.$A26];[.D$1])" table:style-name="ce2">
            <text:p>000026</text:p>
          </table:table-cell>
          <table:table-cell office:value-type="float" office:value="27" table:formula="of:=BITXOR([.$A26];[.E$1])" table:style-name="ce2">
            <text:p>000027</text:p>
          </table:table-cell>
          <table:table-cell office:value-type="float" office:value="28" table:formula="of:=BITXOR([.$A26];[.F$1])" table:style-name="ce2">
            <text:p>000028</text:p>
          </table:table-cell>
          <table:table-cell office:value-type="float" office:value="29" table:formula="of:=BITXOR([.$A26];[.G$1])" table:style-name="ce2">
            <text:p>000029</text:p>
          </table:table-cell>
          <table:table-cell office:value-type="float" office:value="30" table:formula="of:=BITXOR([.$A26];[.H$1])" table:style-name="ce2">
            <text:p>000030</text:p>
          </table:table-cell>
          <table:table-cell office:value-type="float" office:value="31" table:formula="of:=BITXOR([.$A26];[.I$1])" table:style-name="ce2">
            <text:p>000031</text:p>
          </table:table-cell>
          <table:table-cell office:value-type="float" office:value="16" table:formula="of:=BITXOR([.$A26];[.J$1])" table:style-name="ce2">
            <text:p>000016</text:p>
          </table:table-cell>
          <table:table-cell office:value-type="float" office:value="17" table:formula="of:=BITXOR([.$A26];[.K$1])" table:style-name="ce2">
            <text:p>000017</text:p>
          </table:table-cell>
          <table:table-cell office:value-type="float" office:value="18" table:formula="of:=BITXOR([.$A26];[.L$1])" table:style-name="ce2">
            <text:p>000018</text:p>
          </table:table-cell>
          <table:table-cell office:value-type="float" office:value="19" table:formula="of:=BITXOR([.$A26];[.M$1])" table:style-name="ce2">
            <text:p>000019</text:p>
          </table:table-cell>
          <table:table-cell office:value-type="float" office:value="20" table:formula="of:=BITXOR([.$A26];[.N$1])" table:style-name="ce2">
            <text:p>000020</text:p>
          </table:table-cell>
          <table:table-cell office:value-type="float" office:value="21" table:formula="of:=BITXOR([.$A26];[.O$1])" table:style-name="ce2">
            <text:p>000021</text:p>
          </table:table-cell>
          <table:table-cell office:value-type="float" office:value="22" table:formula="of:=BITXOR([.$A26];[.P$1])" table:style-name="ce2">
            <text:p>000022</text:p>
          </table:table-cell>
          <table:table-cell office:value-type="float" office:value="23" table:formula="of:=BITXOR([.$A26];[.Q$1])" table:style-name="ce2">
            <text:p>000023</text:p>
          </table:table-cell>
          <table:table-cell office:value-type="float" office:value="8" table:formula="of:=BITXOR([.$A26];[.R$1])" table:style-name="ce2">
            <text:p>000008</text:p>
          </table:table-cell>
          <table:table-cell office:value-type="float" office:value="9" table:formula="of:=BITXOR([.$A26];[.S$1])" table:style-name="ce2">
            <text:p>000009</text:p>
          </table:table-cell>
          <table:table-cell office:value-type="float" office:value="10" table:formula="of:=BITXOR([.$A26];[.T$1])" table:style-name="ce2">
            <text:p>000010</text:p>
          </table:table-cell>
          <table:table-cell office:value-type="float" office:value="11" table:formula="of:=BITXOR([.$A26];[.U$1])" table:style-name="ce2">
            <text:p>000011</text:p>
          </table:table-cell>
          <table:table-cell office:value-type="float" office:value="12" table:formula="of:=BITXOR([.$A26];[.V$1])" table:style-name="ce2">
            <text:p>000012</text:p>
          </table:table-cell>
          <table:table-cell office:value-type="float" office:value="13" table:formula="of:=BITXOR([.$A26];[.W$1])" table:style-name="ce2">
            <text:p>000013</text:p>
          </table:table-cell>
          <table:table-cell office:value-type="float" office:value="14" table:formula="of:=BITXOR([.$A26];[.X$1])" table:style-name="ce2">
            <text:p>000014</text:p>
          </table:table-cell>
          <table:table-cell office:value-type="float" office:value="15" table:formula="of:=BITXOR([.$A26];[.Y$1])" table:style-name="ce2">
            <text:p>000015</text:p>
          </table:table-cell>
          <table:table-cell office:value-type="float" office:value="0" table:formula="of:=BITXOR([.$A26];[.Z$1])" table:style-name="ce2">
            <text:p>000000</text:p>
          </table:table-cell>
          <table:table-cell office:value-type="float" office:value="1" table:formula="of:=BITXOR([.$A26];[.AA$1])" table:style-name="ce2">
            <text:p>000001</text:p>
          </table:table-cell>
          <table:table-cell office:value-type="float" office:value="2" table:formula="of:=BITXOR([.$A26];[.AB$1])" table:style-name="ce2">
            <text:p>000002</text:p>
          </table:table-cell>
          <table:table-cell office:value-type="float" office:value="3" table:formula="of:=BITXOR([.$A26];[.AC$1])" table:style-name="ce2">
            <text:p>000003</text:p>
          </table:table-cell>
          <table:table-cell office:value-type="float" office:value="4" table:formula="of:=BITXOR([.$A26];[.AD$1])" table:style-name="ce2">
            <text:p>000004</text:p>
          </table:table-cell>
          <table:table-cell office:value-type="float" office:value="5" table:formula="of:=BITXOR([.$A26];[.AE$1])" table:style-name="ce2">
            <text:p>000005</text:p>
          </table:table-cell>
          <table:table-cell office:value-type="float" office:value="6" table:formula="of:=BITXOR([.$A26];[.AF$1])" table:style-name="ce2">
            <text:p>000006</text:p>
          </table:table-cell>
          <table:table-cell office:value-type="float" office:value="7" table:formula="of:=BITXOR([.$A26];[.AG$1])" table:style-name="ce2">
            <text:p>000007</text:p>
          </table:table-cell>
          <table:table-cell office:value-type="float" office:value="56" table:formula="of:=BITXOR([.$A26];[.AH$1])" table:style-name="ce2">
            <text:p>000056</text:p>
          </table:table-cell>
          <table:table-cell office:value-type="float" office:value="57" table:formula="of:=BITXOR([.$A26];[.AI$1])" table:style-name="ce2">
            <text:p>000057</text:p>
          </table:table-cell>
          <table:table-cell office:value-type="float" office:value="58" table:formula="of:=BITXOR([.$A26];[.AJ$1])" table:style-name="ce2">
            <text:p>000058</text:p>
          </table:table-cell>
          <table:table-cell office:value-type="float" office:value="59" table:formula="of:=BITXOR([.$A26];[.AK$1])" table:style-name="ce2">
            <text:p>000059</text:p>
          </table:table-cell>
          <table:table-cell office:value-type="float" office:value="60" table:formula="of:=BITXOR([.$A26];[.AL$1])" table:style-name="ce2">
            <text:p>000060</text:p>
          </table:table-cell>
          <table:table-cell office:value-type="float" office:value="61" table:formula="of:=BITXOR([.$A26];[.AM$1])" table:style-name="ce2">
            <text:p>000061</text:p>
          </table:table-cell>
          <table:table-cell office:value-type="float" office:value="62" table:formula="of:=BITXOR([.$A26];[.AN$1])" table:style-name="ce2">
            <text:p>000062</text:p>
          </table:table-cell>
          <table:table-cell office:value-type="float" office:value="63" table:formula="of:=BITXOR([.$A26];[.AO$1])" table:style-name="ce2">
            <text:p>000063</text:p>
          </table:table-cell>
          <table:table-cell office:value-type="float" office:value="48" table:formula="of:=BITXOR([.$A26];[.AP$1])" table:style-name="ce2">
            <text:p>000048</text:p>
          </table:table-cell>
          <table:table-cell office:value-type="float" office:value="49" table:formula="of:=BITXOR([.$A26];[.AQ$1])" table:style-name="ce2">
            <text:p>000049</text:p>
          </table:table-cell>
          <table:table-cell office:value-type="float" office:value="50" table:formula="of:=BITXOR([.$A26];[.AR$1])" table:style-name="ce2">
            <text:p>000050</text:p>
          </table:table-cell>
          <table:table-cell office:value-type="float" office:value="51" table:formula="of:=BITXOR([.$A26];[.AS$1])" table:style-name="ce2">
            <text:p>000051</text:p>
          </table:table-cell>
          <table:table-cell office:value-type="float" office:value="52" table:formula="of:=BITXOR([.$A26];[.AT$1])" table:style-name="ce2">
            <text:p>000052</text:p>
          </table:table-cell>
          <table:table-cell office:value-type="float" office:value="53" table:formula="of:=BITXOR([.$A26];[.AU$1])" table:style-name="ce2">
            <text:p>000053</text:p>
          </table:table-cell>
          <table:table-cell office:value-type="float" office:value="54" table:formula="of:=BITXOR([.$A26];[.AV$1])" table:style-name="ce2">
            <text:p>000054</text:p>
          </table:table-cell>
          <table:table-cell office:value-type="float" office:value="55" table:formula="of:=BITXOR([.$A26];[.AW$1])" table:style-name="ce2">
            <text:p>000055</text:p>
          </table:table-cell>
          <table:table-cell office:value-type="float" office:value="40" table:formula="of:=BITXOR([.$A26];[.AX$1])" table:style-name="ce2">
            <text:p>000040</text:p>
          </table:table-cell>
          <table:table-cell office:value-type="float" office:value="41" table:formula="of:=BITXOR([.$A26];[.AY$1])" table:style-name="ce2">
            <text:p>000041</text:p>
          </table:table-cell>
          <table:table-cell office:value-type="float" office:value="42" table:formula="of:=BITXOR([.$A26];[.AZ$1])" table:style-name="ce2">
            <text:p>000042</text:p>
          </table:table-cell>
          <table:table-cell office:value-type="float" office:value="43" table:formula="of:=BITXOR([.$A26];[.BA$1])" table:style-name="ce2">
            <text:p>000043</text:p>
          </table:table-cell>
          <table:table-cell office:value-type="float" office:value="44" table:formula="of:=BITXOR([.$A26];[.BB$1])" table:style-name="ce2">
            <text:p>000044</text:p>
          </table:table-cell>
          <table:table-cell office:value-type="float" office:value="45" table:formula="of:=BITXOR([.$A26];[.BC$1])" table:style-name="ce2">
            <text:p>000045</text:p>
          </table:table-cell>
          <table:table-cell office:value-type="float" office:value="46" table:formula="of:=BITXOR([.$A26];[.BD$1])" table:style-name="ce2">
            <text:p>000046</text:p>
          </table:table-cell>
          <table:table-cell office:value-type="float" office:value="47" table:formula="of:=BITXOR([.$A26];[.BE$1])" table:style-name="ce2">
            <text:p>000047</text:p>
          </table:table-cell>
          <table:table-cell office:value-type="float" office:value="32" table:formula="of:=BITXOR([.$A26];[.BF$1])" table:style-name="ce2">
            <text:p>000032</text:p>
          </table:table-cell>
          <table:table-cell office:value-type="float" office:value="33" table:formula="of:=BITXOR([.$A26];[.BG$1])" table:style-name="ce2">
            <text:p>000033</text:p>
          </table:table-cell>
          <table:table-cell office:value-type="float" office:value="34" table:formula="of:=BITXOR([.$A26];[.BH$1])" table:style-name="ce2">
            <text:p>000034</text:p>
          </table:table-cell>
          <table:table-cell office:value-type="float" office:value="35" table:formula="of:=BITXOR([.$A26];[.BI$1])" table:style-name="ce2">
            <text:p>000035</text:p>
          </table:table-cell>
          <table:table-cell office:value-type="float" office:value="36" table:formula="of:=BITXOR([.$A26];[.BJ$1])" table:style-name="ce2">
            <text:p>000036</text:p>
          </table:table-cell>
          <table:table-cell office:value-type="float" office:value="37" table:formula="of:=BITXOR([.$A26];[.BK$1])" table:style-name="ce2">
            <text:p>000037</text:p>
          </table:table-cell>
          <table:table-cell office:value-type="float" office:value="38" table:formula="of:=BITXOR([.$A26];[.BL$1])" table:style-name="ce2">
            <text:p>000038</text:p>
          </table:table-cell>
          <table:table-cell office:value-type="float" office:value="39" table:formula="of:=BITXOR([.$A26];[.BM$1])" table:style-name="ce2">
            <text:p>000039</text:p>
          </table:table-cell>
          <table:table-cell table:number-columns-repeated="16319"/>
        </table:table-row>
        <table:table-row table:style-name="ro1">
          <table:table-cell office:value-type="float" office:value="25" table:style-name="ce3">
            <text:p>000025</text:p>
          </table:table-cell>
          <table:table-cell office:value-type="float" office:value="25" table:formula="of:=BITXOR([.$A27];[.B$1])" table:style-name="ce2">
            <text:p>000025</text:p>
          </table:table-cell>
          <table:table-cell office:value-type="float" office:value="24" table:formula="of:=BITXOR([.$A27];[.C$1])" table:style-name="ce2">
            <text:p>000024</text:p>
          </table:table-cell>
          <table:table-cell office:value-type="float" office:value="27" table:formula="of:=BITXOR([.$A27];[.D$1])" table:style-name="ce2">
            <text:p>000027</text:p>
          </table:table-cell>
          <table:table-cell office:value-type="float" office:value="26" table:formula="of:=BITXOR([.$A27];[.E$1])" table:style-name="ce2">
            <text:p>000026</text:p>
          </table:table-cell>
          <table:table-cell office:value-type="float" office:value="29" table:formula="of:=BITXOR([.$A27];[.F$1])" table:style-name="ce2">
            <text:p>000029</text:p>
          </table:table-cell>
          <table:table-cell office:value-type="float" office:value="28" table:formula="of:=BITXOR([.$A27];[.G$1])" table:style-name="ce2">
            <text:p>000028</text:p>
          </table:table-cell>
          <table:table-cell office:value-type="float" office:value="31" table:formula="of:=BITXOR([.$A27];[.H$1])" table:style-name="ce2">
            <text:p>000031</text:p>
          </table:table-cell>
          <table:table-cell office:value-type="float" office:value="30" table:formula="of:=BITXOR([.$A27];[.I$1])" table:style-name="ce2">
            <text:p>000030</text:p>
          </table:table-cell>
          <table:table-cell office:value-type="float" office:value="17" table:formula="of:=BITXOR([.$A27];[.J$1])" table:style-name="ce2">
            <text:p>000017</text:p>
          </table:table-cell>
          <table:table-cell office:value-type="float" office:value="16" table:formula="of:=BITXOR([.$A27];[.K$1])" table:style-name="ce2">
            <text:p>000016</text:p>
          </table:table-cell>
          <table:table-cell office:value-type="float" office:value="19" table:formula="of:=BITXOR([.$A27];[.L$1])" table:style-name="ce2">
            <text:p>000019</text:p>
          </table:table-cell>
          <table:table-cell office:value-type="float" office:value="18" table:formula="of:=BITXOR([.$A27];[.M$1])" table:style-name="ce2">
            <text:p>000018</text:p>
          </table:table-cell>
          <table:table-cell office:value-type="float" office:value="21" table:formula="of:=BITXOR([.$A27];[.N$1])" table:style-name="ce2">
            <text:p>000021</text:p>
          </table:table-cell>
          <table:table-cell office:value-type="float" office:value="20" table:formula="of:=BITXOR([.$A27];[.O$1])" table:style-name="ce2">
            <text:p>000020</text:p>
          </table:table-cell>
          <table:table-cell office:value-type="float" office:value="23" table:formula="of:=BITXOR([.$A27];[.P$1])" table:style-name="ce2">
            <text:p>000023</text:p>
          </table:table-cell>
          <table:table-cell office:value-type="float" office:value="22" table:formula="of:=BITXOR([.$A27];[.Q$1])" table:style-name="ce2">
            <text:p>000022</text:p>
          </table:table-cell>
          <table:table-cell office:value-type="float" office:value="9" table:formula="of:=BITXOR([.$A27];[.R$1])" table:style-name="ce2">
            <text:p>000009</text:p>
          </table:table-cell>
          <table:table-cell office:value-type="float" office:value="8" table:formula="of:=BITXOR([.$A27];[.S$1])" table:style-name="ce2">
            <text:p>000008</text:p>
          </table:table-cell>
          <table:table-cell office:value-type="float" office:value="11" table:formula="of:=BITXOR([.$A27];[.T$1])" table:style-name="ce2">
            <text:p>000011</text:p>
          </table:table-cell>
          <table:table-cell office:value-type="float" office:value="10" table:formula="of:=BITXOR([.$A27];[.U$1])" table:style-name="ce2">
            <text:p>000010</text:p>
          </table:table-cell>
          <table:table-cell office:value-type="float" office:value="13" table:formula="of:=BITXOR([.$A27];[.V$1])" table:style-name="ce2">
            <text:p>000013</text:p>
          </table:table-cell>
          <table:table-cell office:value-type="float" office:value="12" table:formula="of:=BITXOR([.$A27];[.W$1])" table:style-name="ce2">
            <text:p>000012</text:p>
          </table:table-cell>
          <table:table-cell office:value-type="float" office:value="15" table:formula="of:=BITXOR([.$A27];[.X$1])" table:style-name="ce2">
            <text:p>000015</text:p>
          </table:table-cell>
          <table:table-cell office:value-type="float" office:value="14" table:formula="of:=BITXOR([.$A27];[.Y$1])" table:style-name="ce2">
            <text:p>000014</text:p>
          </table:table-cell>
          <table:table-cell office:value-type="float" office:value="1" table:formula="of:=BITXOR([.$A27];[.Z$1])" table:style-name="ce2">
            <text:p>000001</text:p>
          </table:table-cell>
          <table:table-cell office:value-type="float" office:value="0" table:formula="of:=BITXOR([.$A27];[.AA$1])" table:style-name="ce2">
            <text:p>000000</text:p>
          </table:table-cell>
          <table:table-cell office:value-type="float" office:value="3" table:formula="of:=BITXOR([.$A27];[.AB$1])" table:style-name="ce2">
            <text:p>000003</text:p>
          </table:table-cell>
          <table:table-cell office:value-type="float" office:value="2" table:formula="of:=BITXOR([.$A27];[.AC$1])" table:style-name="ce2">
            <text:p>000002</text:p>
          </table:table-cell>
          <table:table-cell office:value-type="float" office:value="5" table:formula="of:=BITXOR([.$A27];[.AD$1])" table:style-name="ce2">
            <text:p>000005</text:p>
          </table:table-cell>
          <table:table-cell office:value-type="float" office:value="4" table:formula="of:=BITXOR([.$A27];[.AE$1])" table:style-name="ce2">
            <text:p>000004</text:p>
          </table:table-cell>
          <table:table-cell office:value-type="float" office:value="7" table:formula="of:=BITXOR([.$A27];[.AF$1])" table:style-name="ce2">
            <text:p>000007</text:p>
          </table:table-cell>
          <table:table-cell office:value-type="float" office:value="6" table:formula="of:=BITXOR([.$A27];[.AG$1])" table:style-name="ce2">
            <text:p>000006</text:p>
          </table:table-cell>
          <table:table-cell office:value-type="float" office:value="57" table:formula="of:=BITXOR([.$A27];[.AH$1])" table:style-name="ce2">
            <text:p>000057</text:p>
          </table:table-cell>
          <table:table-cell office:value-type="float" office:value="56" table:formula="of:=BITXOR([.$A27];[.AI$1])" table:style-name="ce2">
            <text:p>000056</text:p>
          </table:table-cell>
          <table:table-cell office:value-type="float" office:value="59" table:formula="of:=BITXOR([.$A27];[.AJ$1])" table:style-name="ce2">
            <text:p>000059</text:p>
          </table:table-cell>
          <table:table-cell office:value-type="float" office:value="58" table:formula="of:=BITXOR([.$A27];[.AK$1])" table:style-name="ce2">
            <text:p>000058</text:p>
          </table:table-cell>
          <table:table-cell office:value-type="float" office:value="61" table:formula="of:=BITXOR([.$A27];[.AL$1])" table:style-name="ce2">
            <text:p>000061</text:p>
          </table:table-cell>
          <table:table-cell office:value-type="float" office:value="60" table:formula="of:=BITXOR([.$A27];[.AM$1])" table:style-name="ce2">
            <text:p>000060</text:p>
          </table:table-cell>
          <table:table-cell office:value-type="float" office:value="63" table:formula="of:=BITXOR([.$A27];[.AN$1])" table:style-name="ce2">
            <text:p>000063</text:p>
          </table:table-cell>
          <table:table-cell office:value-type="float" office:value="62" table:formula="of:=BITXOR([.$A27];[.AO$1])" table:style-name="ce2">
            <text:p>000062</text:p>
          </table:table-cell>
          <table:table-cell office:value-type="float" office:value="49" table:formula="of:=BITXOR([.$A27];[.AP$1])" table:style-name="ce2">
            <text:p>000049</text:p>
          </table:table-cell>
          <table:table-cell office:value-type="float" office:value="48" table:formula="of:=BITXOR([.$A27];[.AQ$1])" table:style-name="ce2">
            <text:p>000048</text:p>
          </table:table-cell>
          <table:table-cell office:value-type="float" office:value="51" table:formula="of:=BITXOR([.$A27];[.AR$1])" table:style-name="ce2">
            <text:p>000051</text:p>
          </table:table-cell>
          <table:table-cell office:value-type="float" office:value="50" table:formula="of:=BITXOR([.$A27];[.AS$1])" table:style-name="ce2">
            <text:p>000050</text:p>
          </table:table-cell>
          <table:table-cell office:value-type="float" office:value="53" table:formula="of:=BITXOR([.$A27];[.AT$1])" table:style-name="ce2">
            <text:p>000053</text:p>
          </table:table-cell>
          <table:table-cell office:value-type="float" office:value="52" table:formula="of:=BITXOR([.$A27];[.AU$1])" table:style-name="ce2">
            <text:p>000052</text:p>
          </table:table-cell>
          <table:table-cell office:value-type="float" office:value="55" table:formula="of:=BITXOR([.$A27];[.AV$1])" table:style-name="ce2">
            <text:p>000055</text:p>
          </table:table-cell>
          <table:table-cell office:value-type="float" office:value="54" table:formula="of:=BITXOR([.$A27];[.AW$1])" table:style-name="ce2">
            <text:p>000054</text:p>
          </table:table-cell>
          <table:table-cell office:value-type="float" office:value="41" table:formula="of:=BITXOR([.$A27];[.AX$1])" table:style-name="ce2">
            <text:p>000041</text:p>
          </table:table-cell>
          <table:table-cell office:value-type="float" office:value="40" table:formula="of:=BITXOR([.$A27];[.AY$1])" table:style-name="ce2">
            <text:p>000040</text:p>
          </table:table-cell>
          <table:table-cell office:value-type="float" office:value="43" table:formula="of:=BITXOR([.$A27];[.AZ$1])" table:style-name="ce2">
            <text:p>000043</text:p>
          </table:table-cell>
          <table:table-cell office:value-type="float" office:value="42" table:formula="of:=BITXOR([.$A27];[.BA$1])" table:style-name="ce2">
            <text:p>000042</text:p>
          </table:table-cell>
          <table:table-cell office:value-type="float" office:value="45" table:formula="of:=BITXOR([.$A27];[.BB$1])" table:style-name="ce2">
            <text:p>000045</text:p>
          </table:table-cell>
          <table:table-cell office:value-type="float" office:value="44" table:formula="of:=BITXOR([.$A27];[.BC$1])" table:style-name="ce2">
            <text:p>000044</text:p>
          </table:table-cell>
          <table:table-cell office:value-type="float" office:value="47" table:formula="of:=BITXOR([.$A27];[.BD$1])" table:style-name="ce2">
            <text:p>000047</text:p>
          </table:table-cell>
          <table:table-cell office:value-type="float" office:value="46" table:formula="of:=BITXOR([.$A27];[.BE$1])" table:style-name="ce2">
            <text:p>000046</text:p>
          </table:table-cell>
          <table:table-cell office:value-type="float" office:value="33" table:formula="of:=BITXOR([.$A27];[.BF$1])" table:style-name="ce2">
            <text:p>000033</text:p>
          </table:table-cell>
          <table:table-cell office:value-type="float" office:value="32" table:formula="of:=BITXOR([.$A27];[.BG$1])" table:style-name="ce2">
            <text:p>000032</text:p>
          </table:table-cell>
          <table:table-cell office:value-type="float" office:value="35" table:formula="of:=BITXOR([.$A27];[.BH$1])" table:style-name="ce2">
            <text:p>000035</text:p>
          </table:table-cell>
          <table:table-cell office:value-type="float" office:value="34" table:formula="of:=BITXOR([.$A27];[.BI$1])" table:style-name="ce2">
            <text:p>000034</text:p>
          </table:table-cell>
          <table:table-cell office:value-type="float" office:value="37" table:formula="of:=BITXOR([.$A27];[.BJ$1])" table:style-name="ce2">
            <text:p>000037</text:p>
          </table:table-cell>
          <table:table-cell office:value-type="float" office:value="36" table:formula="of:=BITXOR([.$A27];[.BK$1])" table:style-name="ce2">
            <text:p>000036</text:p>
          </table:table-cell>
          <table:table-cell office:value-type="float" office:value="39" table:formula="of:=BITXOR([.$A27];[.BL$1])" table:style-name="ce2">
            <text:p>000039</text:p>
          </table:table-cell>
          <table:table-cell office:value-type="float" office:value="38" table:formula="of:=BITXOR([.$A27];[.BM$1])" table:style-name="ce2">
            <text:p>000038</text:p>
          </table:table-cell>
          <table:table-cell table:number-columns-repeated="16319"/>
        </table:table-row>
        <table:table-row table:style-name="ro1">
          <table:table-cell office:value-type="float" office:value="26" table:style-name="ce3">
            <text:p>000026</text:p>
          </table:table-cell>
          <table:table-cell office:value-type="float" office:value="26" table:formula="of:=BITXOR([.$A28];[.B$1])" table:style-name="ce2">
            <text:p>000026</text:p>
          </table:table-cell>
          <table:table-cell office:value-type="float" office:value="27" table:formula="of:=BITXOR([.$A28];[.C$1])" table:style-name="ce2">
            <text:p>000027</text:p>
          </table:table-cell>
          <table:table-cell office:value-type="float" office:value="24" table:formula="of:=BITXOR([.$A28];[.D$1])" table:style-name="ce2">
            <text:p>000024</text:p>
          </table:table-cell>
          <table:table-cell office:value-type="float" office:value="25" table:formula="of:=BITXOR([.$A28];[.E$1])" table:style-name="ce2">
            <text:p>000025</text:p>
          </table:table-cell>
          <table:table-cell office:value-type="float" office:value="30" table:formula="of:=BITXOR([.$A28];[.F$1])" table:style-name="ce2">
            <text:p>000030</text:p>
          </table:table-cell>
          <table:table-cell office:value-type="float" office:value="31" table:formula="of:=BITXOR([.$A28];[.G$1])" table:style-name="ce2">
            <text:p>000031</text:p>
          </table:table-cell>
          <table:table-cell office:value-type="float" office:value="28" table:formula="of:=BITXOR([.$A28];[.H$1])" table:style-name="ce2">
            <text:p>000028</text:p>
          </table:table-cell>
          <table:table-cell office:value-type="float" office:value="29" table:formula="of:=BITXOR([.$A28];[.I$1])" table:style-name="ce2">
            <text:p>000029</text:p>
          </table:table-cell>
          <table:table-cell office:value-type="float" office:value="18" table:formula="of:=BITXOR([.$A28];[.J$1])" table:style-name="ce2">
            <text:p>000018</text:p>
          </table:table-cell>
          <table:table-cell office:value-type="float" office:value="19" table:formula="of:=BITXOR([.$A28];[.K$1])" table:style-name="ce2">
            <text:p>000019</text:p>
          </table:table-cell>
          <table:table-cell office:value-type="float" office:value="16" table:formula="of:=BITXOR([.$A28];[.L$1])" table:style-name="ce2">
            <text:p>000016</text:p>
          </table:table-cell>
          <table:table-cell office:value-type="float" office:value="17" table:formula="of:=BITXOR([.$A28];[.M$1])" table:style-name="ce2">
            <text:p>000017</text:p>
          </table:table-cell>
          <table:table-cell office:value-type="float" office:value="22" table:formula="of:=BITXOR([.$A28];[.N$1])" table:style-name="ce2">
            <text:p>000022</text:p>
          </table:table-cell>
          <table:table-cell office:value-type="float" office:value="23" table:formula="of:=BITXOR([.$A28];[.O$1])" table:style-name="ce2">
            <text:p>000023</text:p>
          </table:table-cell>
          <table:table-cell office:value-type="float" office:value="20" table:formula="of:=BITXOR([.$A28];[.P$1])" table:style-name="ce2">
            <text:p>000020</text:p>
          </table:table-cell>
          <table:table-cell office:value-type="float" office:value="21" table:formula="of:=BITXOR([.$A28];[.Q$1])" table:style-name="ce2">
            <text:p>000021</text:p>
          </table:table-cell>
          <table:table-cell office:value-type="float" office:value="10" table:formula="of:=BITXOR([.$A28];[.R$1])" table:style-name="ce2">
            <text:p>000010</text:p>
          </table:table-cell>
          <table:table-cell office:value-type="float" office:value="11" table:formula="of:=BITXOR([.$A28];[.S$1])" table:style-name="ce2">
            <text:p>000011</text:p>
          </table:table-cell>
          <table:table-cell office:value-type="float" office:value="8" table:formula="of:=BITXOR([.$A28];[.T$1])" table:style-name="ce2">
            <text:p>000008</text:p>
          </table:table-cell>
          <table:table-cell office:value-type="float" office:value="9" table:formula="of:=BITXOR([.$A28];[.U$1])" table:style-name="ce2">
            <text:p>000009</text:p>
          </table:table-cell>
          <table:table-cell office:value-type="float" office:value="14" table:formula="of:=BITXOR([.$A28];[.V$1])" table:style-name="ce2">
            <text:p>000014</text:p>
          </table:table-cell>
          <table:table-cell office:value-type="float" office:value="15" table:formula="of:=BITXOR([.$A28];[.W$1])" table:style-name="ce2">
            <text:p>000015</text:p>
          </table:table-cell>
          <table:table-cell office:value-type="float" office:value="12" table:formula="of:=BITXOR([.$A28];[.X$1])" table:style-name="ce2">
            <text:p>000012</text:p>
          </table:table-cell>
          <table:table-cell office:value-type="float" office:value="13" table:formula="of:=BITXOR([.$A28];[.Y$1])" table:style-name="ce2">
            <text:p>000013</text:p>
          </table:table-cell>
          <table:table-cell office:value-type="float" office:value="2" table:formula="of:=BITXOR([.$A28];[.Z$1])" table:style-name="ce2">
            <text:p>000002</text:p>
          </table:table-cell>
          <table:table-cell office:value-type="float" office:value="3" table:formula="of:=BITXOR([.$A28];[.AA$1])" table:style-name="ce2">
            <text:p>000003</text:p>
          </table:table-cell>
          <table:table-cell office:value-type="float" office:value="0" table:formula="of:=BITXOR([.$A28];[.AB$1])" table:style-name="ce2">
            <text:p>000000</text:p>
          </table:table-cell>
          <table:table-cell office:value-type="float" office:value="1" table:formula="of:=BITXOR([.$A28];[.AC$1])" table:style-name="ce2">
            <text:p>000001</text:p>
          </table:table-cell>
          <table:table-cell office:value-type="float" office:value="6" table:formula="of:=BITXOR([.$A28];[.AD$1])" table:style-name="ce2">
            <text:p>000006</text:p>
          </table:table-cell>
          <table:table-cell office:value-type="float" office:value="7" table:formula="of:=BITXOR([.$A28];[.AE$1])" table:style-name="ce2">
            <text:p>000007</text:p>
          </table:table-cell>
          <table:table-cell office:value-type="float" office:value="4" table:formula="of:=BITXOR([.$A28];[.AF$1])" table:style-name="ce2">
            <text:p>000004</text:p>
          </table:table-cell>
          <table:table-cell office:value-type="float" office:value="5" table:formula="of:=BITXOR([.$A28];[.AG$1])" table:style-name="ce2">
            <text:p>000005</text:p>
          </table:table-cell>
          <table:table-cell office:value-type="float" office:value="58" table:formula="of:=BITXOR([.$A28];[.AH$1])" table:style-name="ce2">
            <text:p>000058</text:p>
          </table:table-cell>
          <table:table-cell office:value-type="float" office:value="59" table:formula="of:=BITXOR([.$A28];[.AI$1])" table:style-name="ce2">
            <text:p>000059</text:p>
          </table:table-cell>
          <table:table-cell office:value-type="float" office:value="56" table:formula="of:=BITXOR([.$A28];[.AJ$1])" table:style-name="ce2">
            <text:p>000056</text:p>
          </table:table-cell>
          <table:table-cell office:value-type="float" office:value="57" table:formula="of:=BITXOR([.$A28];[.AK$1])" table:style-name="ce2">
            <text:p>000057</text:p>
          </table:table-cell>
          <table:table-cell office:value-type="float" office:value="62" table:formula="of:=BITXOR([.$A28];[.AL$1])" table:style-name="ce2">
            <text:p>000062</text:p>
          </table:table-cell>
          <table:table-cell office:value-type="float" office:value="63" table:formula="of:=BITXOR([.$A28];[.AM$1])" table:style-name="ce2">
            <text:p>000063</text:p>
          </table:table-cell>
          <table:table-cell office:value-type="float" office:value="60" table:formula="of:=BITXOR([.$A28];[.AN$1])" table:style-name="ce2">
            <text:p>000060</text:p>
          </table:table-cell>
          <table:table-cell office:value-type="float" office:value="61" table:formula="of:=BITXOR([.$A28];[.AO$1])" table:style-name="ce2">
            <text:p>000061</text:p>
          </table:table-cell>
          <table:table-cell office:value-type="float" office:value="50" table:formula="of:=BITXOR([.$A28];[.AP$1])" table:style-name="ce2">
            <text:p>000050</text:p>
          </table:table-cell>
          <table:table-cell office:value-type="float" office:value="51" table:formula="of:=BITXOR([.$A28];[.AQ$1])" table:style-name="ce2">
            <text:p>000051</text:p>
          </table:table-cell>
          <table:table-cell office:value-type="float" office:value="48" table:formula="of:=BITXOR([.$A28];[.AR$1])" table:style-name="ce2">
            <text:p>000048</text:p>
          </table:table-cell>
          <table:table-cell office:value-type="float" office:value="49" table:formula="of:=BITXOR([.$A28];[.AS$1])" table:style-name="ce2">
            <text:p>000049</text:p>
          </table:table-cell>
          <table:table-cell office:value-type="float" office:value="54" table:formula="of:=BITXOR([.$A28];[.AT$1])" table:style-name="ce2">
            <text:p>000054</text:p>
          </table:table-cell>
          <table:table-cell office:value-type="float" office:value="55" table:formula="of:=BITXOR([.$A28];[.AU$1])" table:style-name="ce2">
            <text:p>000055</text:p>
          </table:table-cell>
          <table:table-cell office:value-type="float" office:value="52" table:formula="of:=BITXOR([.$A28];[.AV$1])" table:style-name="ce2">
            <text:p>000052</text:p>
          </table:table-cell>
          <table:table-cell office:value-type="float" office:value="53" table:formula="of:=BITXOR([.$A28];[.AW$1])" table:style-name="ce2">
            <text:p>000053</text:p>
          </table:table-cell>
          <table:table-cell office:value-type="float" office:value="42" table:formula="of:=BITXOR([.$A28];[.AX$1])" table:style-name="ce2">
            <text:p>000042</text:p>
          </table:table-cell>
          <table:table-cell office:value-type="float" office:value="43" table:formula="of:=BITXOR([.$A28];[.AY$1])" table:style-name="ce2">
            <text:p>000043</text:p>
          </table:table-cell>
          <table:table-cell office:value-type="float" office:value="40" table:formula="of:=BITXOR([.$A28];[.AZ$1])" table:style-name="ce2">
            <text:p>000040</text:p>
          </table:table-cell>
          <table:table-cell office:value-type="float" office:value="41" table:formula="of:=BITXOR([.$A28];[.BA$1])" table:style-name="ce2">
            <text:p>000041</text:p>
          </table:table-cell>
          <table:table-cell office:value-type="float" office:value="46" table:formula="of:=BITXOR([.$A28];[.BB$1])" table:style-name="ce2">
            <text:p>000046</text:p>
          </table:table-cell>
          <table:table-cell office:value-type="float" office:value="47" table:formula="of:=BITXOR([.$A28];[.BC$1])" table:style-name="ce2">
            <text:p>000047</text:p>
          </table:table-cell>
          <table:table-cell office:value-type="float" office:value="44" table:formula="of:=BITXOR([.$A28];[.BD$1])" table:style-name="ce2">
            <text:p>000044</text:p>
          </table:table-cell>
          <table:table-cell office:value-type="float" office:value="45" table:formula="of:=BITXOR([.$A28];[.BE$1])" table:style-name="ce2">
            <text:p>000045</text:p>
          </table:table-cell>
          <table:table-cell office:value-type="float" office:value="34" table:formula="of:=BITXOR([.$A28];[.BF$1])" table:style-name="ce2">
            <text:p>000034</text:p>
          </table:table-cell>
          <table:table-cell office:value-type="float" office:value="35" table:formula="of:=BITXOR([.$A28];[.BG$1])" table:style-name="ce2">
            <text:p>000035</text:p>
          </table:table-cell>
          <table:table-cell office:value-type="float" office:value="32" table:formula="of:=BITXOR([.$A28];[.BH$1])" table:style-name="ce2">
            <text:p>000032</text:p>
          </table:table-cell>
          <table:table-cell office:value-type="float" office:value="33" table:formula="of:=BITXOR([.$A28];[.BI$1])" table:style-name="ce2">
            <text:p>000033</text:p>
          </table:table-cell>
          <table:table-cell office:value-type="float" office:value="38" table:formula="of:=BITXOR([.$A28];[.BJ$1])" table:style-name="ce2">
            <text:p>000038</text:p>
          </table:table-cell>
          <table:table-cell office:value-type="float" office:value="39" table:formula="of:=BITXOR([.$A28];[.BK$1])" table:style-name="ce2">
            <text:p>000039</text:p>
          </table:table-cell>
          <table:table-cell office:value-type="float" office:value="36" table:formula="of:=BITXOR([.$A28];[.BL$1])" table:style-name="ce2">
            <text:p>000036</text:p>
          </table:table-cell>
          <table:table-cell office:value-type="float" office:value="37" table:formula="of:=BITXOR([.$A28];[.BM$1])" table:style-name="ce2">
            <text:p>000037</text:p>
          </table:table-cell>
          <table:table-cell table:number-columns-repeated="16319"/>
        </table:table-row>
        <table:table-row table:style-name="ro1">
          <table:table-cell office:value-type="float" office:value="27" table:style-name="ce3">
            <text:p>000027</text:p>
          </table:table-cell>
          <table:table-cell office:value-type="float" office:value="27" table:formula="of:=BITXOR([.$A29];[.B$1])" table:style-name="ce2">
            <text:p>000027</text:p>
          </table:table-cell>
          <table:table-cell office:value-type="float" office:value="26" table:formula="of:=BITXOR([.$A29];[.C$1])" table:style-name="ce2">
            <text:p>000026</text:p>
          </table:table-cell>
          <table:table-cell office:value-type="float" office:value="25" table:formula="of:=BITXOR([.$A29];[.D$1])" table:style-name="ce2">
            <text:p>000025</text:p>
          </table:table-cell>
          <table:table-cell office:value-type="float" office:value="24" table:formula="of:=BITXOR([.$A29];[.E$1])" table:style-name="ce2">
            <text:p>000024</text:p>
          </table:table-cell>
          <table:table-cell office:value-type="float" office:value="31" table:formula="of:=BITXOR([.$A29];[.F$1])" table:style-name="ce2">
            <text:p>000031</text:p>
          </table:table-cell>
          <table:table-cell office:value-type="float" office:value="30" table:formula="of:=BITXOR([.$A29];[.G$1])" table:style-name="ce2">
            <text:p>000030</text:p>
          </table:table-cell>
          <table:table-cell office:value-type="float" office:value="29" table:formula="of:=BITXOR([.$A29];[.H$1])" table:style-name="ce2">
            <text:p>000029</text:p>
          </table:table-cell>
          <table:table-cell office:value-type="float" office:value="28" table:formula="of:=BITXOR([.$A29];[.I$1])" table:style-name="ce2">
            <text:p>000028</text:p>
          </table:table-cell>
          <table:table-cell office:value-type="float" office:value="19" table:formula="of:=BITXOR([.$A29];[.J$1])" table:style-name="ce2">
            <text:p>000019</text:p>
          </table:table-cell>
          <table:table-cell office:value-type="float" office:value="18" table:formula="of:=BITXOR([.$A29];[.K$1])" table:style-name="ce2">
            <text:p>000018</text:p>
          </table:table-cell>
          <table:table-cell office:value-type="float" office:value="17" table:formula="of:=BITXOR([.$A29];[.L$1])" table:style-name="ce2">
            <text:p>000017</text:p>
          </table:table-cell>
          <table:table-cell office:value-type="float" office:value="16" table:formula="of:=BITXOR([.$A29];[.M$1])" table:style-name="ce2">
            <text:p>000016</text:p>
          </table:table-cell>
          <table:table-cell office:value-type="float" office:value="23" table:formula="of:=BITXOR([.$A29];[.N$1])" table:style-name="ce2">
            <text:p>000023</text:p>
          </table:table-cell>
          <table:table-cell office:value-type="float" office:value="22" table:formula="of:=BITXOR([.$A29];[.O$1])" table:style-name="ce2">
            <text:p>000022</text:p>
          </table:table-cell>
          <table:table-cell office:value-type="float" office:value="21" table:formula="of:=BITXOR([.$A29];[.P$1])" table:style-name="ce2">
            <text:p>000021</text:p>
          </table:table-cell>
          <table:table-cell office:value-type="float" office:value="20" table:formula="of:=BITXOR([.$A29];[.Q$1])" table:style-name="ce2">
            <text:p>000020</text:p>
          </table:table-cell>
          <table:table-cell office:value-type="float" office:value="11" table:formula="of:=BITXOR([.$A29];[.R$1])" table:style-name="ce2">
            <text:p>000011</text:p>
          </table:table-cell>
          <table:table-cell office:value-type="float" office:value="10" table:formula="of:=BITXOR([.$A29];[.S$1])" table:style-name="ce2">
            <text:p>000010</text:p>
          </table:table-cell>
          <table:table-cell office:value-type="float" office:value="9" table:formula="of:=BITXOR([.$A29];[.T$1])" table:style-name="ce2">
            <text:p>000009</text:p>
          </table:table-cell>
          <table:table-cell office:value-type="float" office:value="8" table:formula="of:=BITXOR([.$A29];[.U$1])" table:style-name="ce2">
            <text:p>000008</text:p>
          </table:table-cell>
          <table:table-cell office:value-type="float" office:value="15" table:formula="of:=BITXOR([.$A29];[.V$1])" table:style-name="ce2">
            <text:p>000015</text:p>
          </table:table-cell>
          <table:table-cell office:value-type="float" office:value="14" table:formula="of:=BITXOR([.$A29];[.W$1])" table:style-name="ce2">
            <text:p>000014</text:p>
          </table:table-cell>
          <table:table-cell office:value-type="float" office:value="13" table:formula="of:=BITXOR([.$A29];[.X$1])" table:style-name="ce2">
            <text:p>000013</text:p>
          </table:table-cell>
          <table:table-cell office:value-type="float" office:value="12" table:formula="of:=BITXOR([.$A29];[.Y$1])" table:style-name="ce2">
            <text:p>000012</text:p>
          </table:table-cell>
          <table:table-cell office:value-type="float" office:value="3" table:formula="of:=BITXOR([.$A29];[.Z$1])" table:style-name="ce2">
            <text:p>000003</text:p>
          </table:table-cell>
          <table:table-cell office:value-type="float" office:value="2" table:formula="of:=BITXOR([.$A29];[.AA$1])" table:style-name="ce2">
            <text:p>000002</text:p>
          </table:table-cell>
          <table:table-cell office:value-type="float" office:value="1" table:formula="of:=BITXOR([.$A29];[.AB$1])" table:style-name="ce2">
            <text:p>000001</text:p>
          </table:table-cell>
          <table:table-cell office:value-type="float" office:value="0" table:formula="of:=BITXOR([.$A29];[.AC$1])" table:style-name="ce2">
            <text:p>000000</text:p>
          </table:table-cell>
          <table:table-cell office:value-type="float" office:value="7" table:formula="of:=BITXOR([.$A29];[.AD$1])" table:style-name="ce2">
            <text:p>000007</text:p>
          </table:table-cell>
          <table:table-cell office:value-type="float" office:value="6" table:formula="of:=BITXOR([.$A29];[.AE$1])" table:style-name="ce2">
            <text:p>000006</text:p>
          </table:table-cell>
          <table:table-cell office:value-type="float" office:value="5" table:formula="of:=BITXOR([.$A29];[.AF$1])" table:style-name="ce2">
            <text:p>000005</text:p>
          </table:table-cell>
          <table:table-cell office:value-type="float" office:value="4" table:formula="of:=BITXOR([.$A29];[.AG$1])" table:style-name="ce2">
            <text:p>000004</text:p>
          </table:table-cell>
          <table:table-cell office:value-type="float" office:value="59" table:formula="of:=BITXOR([.$A29];[.AH$1])" table:style-name="ce2">
            <text:p>000059</text:p>
          </table:table-cell>
          <table:table-cell office:value-type="float" office:value="58" table:formula="of:=BITXOR([.$A29];[.AI$1])" table:style-name="ce2">
            <text:p>000058</text:p>
          </table:table-cell>
          <table:table-cell office:value-type="float" office:value="57" table:formula="of:=BITXOR([.$A29];[.AJ$1])" table:style-name="ce2">
            <text:p>000057</text:p>
          </table:table-cell>
          <table:table-cell office:value-type="float" office:value="56" table:formula="of:=BITXOR([.$A29];[.AK$1])" table:style-name="ce2">
            <text:p>000056</text:p>
          </table:table-cell>
          <table:table-cell office:value-type="float" office:value="63" table:formula="of:=BITXOR([.$A29];[.AL$1])" table:style-name="ce2">
            <text:p>000063</text:p>
          </table:table-cell>
          <table:table-cell office:value-type="float" office:value="62" table:formula="of:=BITXOR([.$A29];[.AM$1])" table:style-name="ce2">
            <text:p>000062</text:p>
          </table:table-cell>
          <table:table-cell office:value-type="float" office:value="61" table:formula="of:=BITXOR([.$A29];[.AN$1])" table:style-name="ce2">
            <text:p>000061</text:p>
          </table:table-cell>
          <table:table-cell office:value-type="float" office:value="60" table:formula="of:=BITXOR([.$A29];[.AO$1])" table:style-name="ce2">
            <text:p>000060</text:p>
          </table:table-cell>
          <table:table-cell office:value-type="float" office:value="51" table:formula="of:=BITXOR([.$A29];[.AP$1])" table:style-name="ce2">
            <text:p>000051</text:p>
          </table:table-cell>
          <table:table-cell office:value-type="float" office:value="50" table:formula="of:=BITXOR([.$A29];[.AQ$1])" table:style-name="ce2">
            <text:p>000050</text:p>
          </table:table-cell>
          <table:table-cell office:value-type="float" office:value="49" table:formula="of:=BITXOR([.$A29];[.AR$1])" table:style-name="ce2">
            <text:p>000049</text:p>
          </table:table-cell>
          <table:table-cell office:value-type="float" office:value="48" table:formula="of:=BITXOR([.$A29];[.AS$1])" table:style-name="ce2">
            <text:p>000048</text:p>
          </table:table-cell>
          <table:table-cell office:value-type="float" office:value="55" table:formula="of:=BITXOR([.$A29];[.AT$1])" table:style-name="ce2">
            <text:p>000055</text:p>
          </table:table-cell>
          <table:table-cell office:value-type="float" office:value="54" table:formula="of:=BITXOR([.$A29];[.AU$1])" table:style-name="ce2">
            <text:p>000054</text:p>
          </table:table-cell>
          <table:table-cell office:value-type="float" office:value="53" table:formula="of:=BITXOR([.$A29];[.AV$1])" table:style-name="ce2">
            <text:p>000053</text:p>
          </table:table-cell>
          <table:table-cell office:value-type="float" office:value="52" table:formula="of:=BITXOR([.$A29];[.AW$1])" table:style-name="ce2">
            <text:p>000052</text:p>
          </table:table-cell>
          <table:table-cell office:value-type="float" office:value="43" table:formula="of:=BITXOR([.$A29];[.AX$1])" table:style-name="ce2">
            <text:p>000043</text:p>
          </table:table-cell>
          <table:table-cell office:value-type="float" office:value="42" table:formula="of:=BITXOR([.$A29];[.AY$1])" table:style-name="ce2">
            <text:p>000042</text:p>
          </table:table-cell>
          <table:table-cell office:value-type="float" office:value="41" table:formula="of:=BITXOR([.$A29];[.AZ$1])" table:style-name="ce2">
            <text:p>000041</text:p>
          </table:table-cell>
          <table:table-cell office:value-type="float" office:value="40" table:formula="of:=BITXOR([.$A29];[.BA$1])" table:style-name="ce2">
            <text:p>000040</text:p>
          </table:table-cell>
          <table:table-cell office:value-type="float" office:value="47" table:formula="of:=BITXOR([.$A29];[.BB$1])" table:style-name="ce2">
            <text:p>000047</text:p>
          </table:table-cell>
          <table:table-cell office:value-type="float" office:value="46" table:formula="of:=BITXOR([.$A29];[.BC$1])" table:style-name="ce2">
            <text:p>000046</text:p>
          </table:table-cell>
          <table:table-cell office:value-type="float" office:value="45" table:formula="of:=BITXOR([.$A29];[.BD$1])" table:style-name="ce2">
            <text:p>000045</text:p>
          </table:table-cell>
          <table:table-cell office:value-type="float" office:value="44" table:formula="of:=BITXOR([.$A29];[.BE$1])" table:style-name="ce2">
            <text:p>000044</text:p>
          </table:table-cell>
          <table:table-cell office:value-type="float" office:value="35" table:formula="of:=BITXOR([.$A29];[.BF$1])" table:style-name="ce2">
            <text:p>000035</text:p>
          </table:table-cell>
          <table:table-cell office:value-type="float" office:value="34" table:formula="of:=BITXOR([.$A29];[.BG$1])" table:style-name="ce2">
            <text:p>000034</text:p>
          </table:table-cell>
          <table:table-cell office:value-type="float" office:value="33" table:formula="of:=BITXOR([.$A29];[.BH$1])" table:style-name="ce2">
            <text:p>000033</text:p>
          </table:table-cell>
          <table:table-cell office:value-type="float" office:value="32" table:formula="of:=BITXOR([.$A29];[.BI$1])" table:style-name="ce2">
            <text:p>000032</text:p>
          </table:table-cell>
          <table:table-cell office:value-type="float" office:value="39" table:formula="of:=BITXOR([.$A29];[.BJ$1])" table:style-name="ce2">
            <text:p>000039</text:p>
          </table:table-cell>
          <table:table-cell office:value-type="float" office:value="38" table:formula="of:=BITXOR([.$A29];[.BK$1])" table:style-name="ce2">
            <text:p>000038</text:p>
          </table:table-cell>
          <table:table-cell office:value-type="float" office:value="37" table:formula="of:=BITXOR([.$A29];[.BL$1])" table:style-name="ce2">
            <text:p>000037</text:p>
          </table:table-cell>
          <table:table-cell office:value-type="float" office:value="36" table:formula="of:=BITXOR([.$A29];[.BM$1])" table:style-name="ce2">
            <text:p>000036</text:p>
          </table:table-cell>
          <table:table-cell table:number-columns-repeated="16319"/>
        </table:table-row>
        <table:table-row table:style-name="ro1">
          <table:table-cell office:value-type="float" office:value="28" table:style-name="ce3">
            <text:p>000028</text:p>
          </table:table-cell>
          <table:table-cell office:value-type="float" office:value="28" table:formula="of:=BITXOR([.$A30];[.B$1])" table:style-name="ce2">
            <text:p>000028</text:p>
          </table:table-cell>
          <table:table-cell office:value-type="float" office:value="29" table:formula="of:=BITXOR([.$A30];[.C$1])" table:style-name="ce2">
            <text:p>000029</text:p>
          </table:table-cell>
          <table:table-cell office:value-type="float" office:value="30" table:formula="of:=BITXOR([.$A30];[.D$1])" table:style-name="ce2">
            <text:p>000030</text:p>
          </table:table-cell>
          <table:table-cell office:value-type="float" office:value="31" table:formula="of:=BITXOR([.$A30];[.E$1])" table:style-name="ce2">
            <text:p>000031</text:p>
          </table:table-cell>
          <table:table-cell office:value-type="float" office:value="24" table:formula="of:=BITXOR([.$A30];[.F$1])" table:style-name="ce2">
            <text:p>000024</text:p>
          </table:table-cell>
          <table:table-cell office:value-type="float" office:value="25" table:formula="of:=BITXOR([.$A30];[.G$1])" table:style-name="ce2">
            <text:p>000025</text:p>
          </table:table-cell>
          <table:table-cell office:value-type="float" office:value="26" table:formula="of:=BITXOR([.$A30];[.H$1])" table:style-name="ce2">
            <text:p>000026</text:p>
          </table:table-cell>
          <table:table-cell office:value-type="float" office:value="27" table:formula="of:=BITXOR([.$A30];[.I$1])" table:style-name="ce2">
            <text:p>000027</text:p>
          </table:table-cell>
          <table:table-cell office:value-type="float" office:value="20" table:formula="of:=BITXOR([.$A30];[.J$1])" table:style-name="ce2">
            <text:p>000020</text:p>
          </table:table-cell>
          <table:table-cell office:value-type="float" office:value="21" table:formula="of:=BITXOR([.$A30];[.K$1])" table:style-name="ce2">
            <text:p>000021</text:p>
          </table:table-cell>
          <table:table-cell office:value-type="float" office:value="22" table:formula="of:=BITXOR([.$A30];[.L$1])" table:style-name="ce2">
            <text:p>000022</text:p>
          </table:table-cell>
          <table:table-cell office:value-type="float" office:value="23" table:formula="of:=BITXOR([.$A30];[.M$1])" table:style-name="ce2">
            <text:p>000023</text:p>
          </table:table-cell>
          <table:table-cell office:value-type="float" office:value="16" table:formula="of:=BITXOR([.$A30];[.N$1])" table:style-name="ce2">
            <text:p>000016</text:p>
          </table:table-cell>
          <table:table-cell office:value-type="float" office:value="17" table:formula="of:=BITXOR([.$A30];[.O$1])" table:style-name="ce2">
            <text:p>000017</text:p>
          </table:table-cell>
          <table:table-cell office:value-type="float" office:value="18" table:formula="of:=BITXOR([.$A30];[.P$1])" table:style-name="ce2">
            <text:p>000018</text:p>
          </table:table-cell>
          <table:table-cell office:value-type="float" office:value="19" table:formula="of:=BITXOR([.$A30];[.Q$1])" table:style-name="ce2">
            <text:p>000019</text:p>
          </table:table-cell>
          <table:table-cell office:value-type="float" office:value="12" table:formula="of:=BITXOR([.$A30];[.R$1])" table:style-name="ce2">
            <text:p>000012</text:p>
          </table:table-cell>
          <table:table-cell office:value-type="float" office:value="13" table:formula="of:=BITXOR([.$A30];[.S$1])" table:style-name="ce2">
            <text:p>000013</text:p>
          </table:table-cell>
          <table:table-cell office:value-type="float" office:value="14" table:formula="of:=BITXOR([.$A30];[.T$1])" table:style-name="ce2">
            <text:p>000014</text:p>
          </table:table-cell>
          <table:table-cell office:value-type="float" office:value="15" table:formula="of:=BITXOR([.$A30];[.U$1])" table:style-name="ce2">
            <text:p>000015</text:p>
          </table:table-cell>
          <table:table-cell office:value-type="float" office:value="8" table:formula="of:=BITXOR([.$A30];[.V$1])" table:style-name="ce2">
            <text:p>000008</text:p>
          </table:table-cell>
          <table:table-cell office:value-type="float" office:value="9" table:formula="of:=BITXOR([.$A30];[.W$1])" table:style-name="ce2">
            <text:p>000009</text:p>
          </table:table-cell>
          <table:table-cell office:value-type="float" office:value="10" table:formula="of:=BITXOR([.$A30];[.X$1])" table:style-name="ce2">
            <text:p>000010</text:p>
          </table:table-cell>
          <table:table-cell office:value-type="float" office:value="11" table:formula="of:=BITXOR([.$A30];[.Y$1])" table:style-name="ce2">
            <text:p>000011</text:p>
          </table:table-cell>
          <table:table-cell office:value-type="float" office:value="4" table:formula="of:=BITXOR([.$A30];[.Z$1])" table:style-name="ce2">
            <text:p>000004</text:p>
          </table:table-cell>
          <table:table-cell office:value-type="float" office:value="5" table:formula="of:=BITXOR([.$A30];[.AA$1])" table:style-name="ce2">
            <text:p>000005</text:p>
          </table:table-cell>
          <table:table-cell office:value-type="float" office:value="6" table:formula="of:=BITXOR([.$A30];[.AB$1])" table:style-name="ce2">
            <text:p>000006</text:p>
          </table:table-cell>
          <table:table-cell office:value-type="float" office:value="7" table:formula="of:=BITXOR([.$A30];[.AC$1])" table:style-name="ce2">
            <text:p>000007</text:p>
          </table:table-cell>
          <table:table-cell office:value-type="float" office:value="0" table:formula="of:=BITXOR([.$A30];[.AD$1])" table:style-name="ce2">
            <text:p>000000</text:p>
          </table:table-cell>
          <table:table-cell office:value-type="float" office:value="1" table:formula="of:=BITXOR([.$A30];[.AE$1])" table:style-name="ce2">
            <text:p>000001</text:p>
          </table:table-cell>
          <table:table-cell office:value-type="float" office:value="2" table:formula="of:=BITXOR([.$A30];[.AF$1])" table:style-name="ce2">
            <text:p>000002</text:p>
          </table:table-cell>
          <table:table-cell office:value-type="float" office:value="3" table:formula="of:=BITXOR([.$A30];[.AG$1])" table:style-name="ce2">
            <text:p>000003</text:p>
          </table:table-cell>
          <table:table-cell office:value-type="float" office:value="60" table:formula="of:=BITXOR([.$A30];[.AH$1])" table:style-name="ce2">
            <text:p>000060</text:p>
          </table:table-cell>
          <table:table-cell office:value-type="float" office:value="61" table:formula="of:=BITXOR([.$A30];[.AI$1])" table:style-name="ce2">
            <text:p>000061</text:p>
          </table:table-cell>
          <table:table-cell office:value-type="float" office:value="62" table:formula="of:=BITXOR([.$A30];[.AJ$1])" table:style-name="ce2">
            <text:p>000062</text:p>
          </table:table-cell>
          <table:table-cell office:value-type="float" office:value="63" table:formula="of:=BITXOR([.$A30];[.AK$1])" table:style-name="ce2">
            <text:p>000063</text:p>
          </table:table-cell>
          <table:table-cell office:value-type="float" office:value="56" table:formula="of:=BITXOR([.$A30];[.AL$1])" table:style-name="ce2">
            <text:p>000056</text:p>
          </table:table-cell>
          <table:table-cell office:value-type="float" office:value="57" table:formula="of:=BITXOR([.$A30];[.AM$1])" table:style-name="ce2">
            <text:p>000057</text:p>
          </table:table-cell>
          <table:table-cell office:value-type="float" office:value="58" table:formula="of:=BITXOR([.$A30];[.AN$1])" table:style-name="ce2">
            <text:p>000058</text:p>
          </table:table-cell>
          <table:table-cell office:value-type="float" office:value="59" table:formula="of:=BITXOR([.$A30];[.AO$1])" table:style-name="ce2">
            <text:p>000059</text:p>
          </table:table-cell>
          <table:table-cell office:value-type="float" office:value="52" table:formula="of:=BITXOR([.$A30];[.AP$1])" table:style-name="ce2">
            <text:p>000052</text:p>
          </table:table-cell>
          <table:table-cell office:value-type="float" office:value="53" table:formula="of:=BITXOR([.$A30];[.AQ$1])" table:style-name="ce2">
            <text:p>000053</text:p>
          </table:table-cell>
          <table:table-cell office:value-type="float" office:value="54" table:formula="of:=BITXOR([.$A30];[.AR$1])" table:style-name="ce2">
            <text:p>000054</text:p>
          </table:table-cell>
          <table:table-cell office:value-type="float" office:value="55" table:formula="of:=BITXOR([.$A30];[.AS$1])" table:style-name="ce2">
            <text:p>000055</text:p>
          </table:table-cell>
          <table:table-cell office:value-type="float" office:value="48" table:formula="of:=BITXOR([.$A30];[.AT$1])" table:style-name="ce2">
            <text:p>000048</text:p>
          </table:table-cell>
          <table:table-cell office:value-type="float" office:value="49" table:formula="of:=BITXOR([.$A30];[.AU$1])" table:style-name="ce2">
            <text:p>000049</text:p>
          </table:table-cell>
          <table:table-cell office:value-type="float" office:value="50" table:formula="of:=BITXOR([.$A30];[.AV$1])" table:style-name="ce2">
            <text:p>000050</text:p>
          </table:table-cell>
          <table:table-cell office:value-type="float" office:value="51" table:formula="of:=BITXOR([.$A30];[.AW$1])" table:style-name="ce2">
            <text:p>000051</text:p>
          </table:table-cell>
          <table:table-cell office:value-type="float" office:value="44" table:formula="of:=BITXOR([.$A30];[.AX$1])" table:style-name="ce2">
            <text:p>000044</text:p>
          </table:table-cell>
          <table:table-cell office:value-type="float" office:value="45" table:formula="of:=BITXOR([.$A30];[.AY$1])" table:style-name="ce2">
            <text:p>000045</text:p>
          </table:table-cell>
          <table:table-cell office:value-type="float" office:value="46" table:formula="of:=BITXOR([.$A30];[.AZ$1])" table:style-name="ce2">
            <text:p>000046</text:p>
          </table:table-cell>
          <table:table-cell office:value-type="float" office:value="47" table:formula="of:=BITXOR([.$A30];[.BA$1])" table:style-name="ce2">
            <text:p>000047</text:p>
          </table:table-cell>
          <table:table-cell office:value-type="float" office:value="40" table:formula="of:=BITXOR([.$A30];[.BB$1])" table:style-name="ce2">
            <text:p>000040</text:p>
          </table:table-cell>
          <table:table-cell office:value-type="float" office:value="41" table:formula="of:=BITXOR([.$A30];[.BC$1])" table:style-name="ce2">
            <text:p>000041</text:p>
          </table:table-cell>
          <table:table-cell office:value-type="float" office:value="42" table:formula="of:=BITXOR([.$A30];[.BD$1])" table:style-name="ce2">
            <text:p>000042</text:p>
          </table:table-cell>
          <table:table-cell office:value-type="float" office:value="43" table:formula="of:=BITXOR([.$A30];[.BE$1])" table:style-name="ce2">
            <text:p>000043</text:p>
          </table:table-cell>
          <table:table-cell office:value-type="float" office:value="36" table:formula="of:=BITXOR([.$A30];[.BF$1])" table:style-name="ce2">
            <text:p>000036</text:p>
          </table:table-cell>
          <table:table-cell office:value-type="float" office:value="37" table:formula="of:=BITXOR([.$A30];[.BG$1])" table:style-name="ce2">
            <text:p>000037</text:p>
          </table:table-cell>
          <table:table-cell office:value-type="float" office:value="38" table:formula="of:=BITXOR([.$A30];[.BH$1])" table:style-name="ce2">
            <text:p>000038</text:p>
          </table:table-cell>
          <table:table-cell office:value-type="float" office:value="39" table:formula="of:=BITXOR([.$A30];[.BI$1])" table:style-name="ce2">
            <text:p>000039</text:p>
          </table:table-cell>
          <table:table-cell office:value-type="float" office:value="32" table:formula="of:=BITXOR([.$A30];[.BJ$1])" table:style-name="ce2">
            <text:p>000032</text:p>
          </table:table-cell>
          <table:table-cell office:value-type="float" office:value="33" table:formula="of:=BITXOR([.$A30];[.BK$1])" table:style-name="ce2">
            <text:p>000033</text:p>
          </table:table-cell>
          <table:table-cell office:value-type="float" office:value="34" table:formula="of:=BITXOR([.$A30];[.BL$1])" table:style-name="ce2">
            <text:p>000034</text:p>
          </table:table-cell>
          <table:table-cell office:value-type="float" office:value="35" table:formula="of:=BITXOR([.$A30];[.BM$1])" table:style-name="ce2">
            <text:p>000035</text:p>
          </table:table-cell>
          <table:table-cell table:number-columns-repeated="16319"/>
        </table:table-row>
        <table:table-row table:style-name="ro1">
          <table:table-cell office:value-type="float" office:value="29" table:style-name="ce3">
            <text:p>000029</text:p>
          </table:table-cell>
          <table:table-cell office:value-type="float" office:value="29" table:formula="of:=BITXOR([.$A31];[.B$1])" table:style-name="ce2">
            <text:p>000029</text:p>
          </table:table-cell>
          <table:table-cell office:value-type="float" office:value="28" table:formula="of:=BITXOR([.$A31];[.C$1])" table:style-name="ce2">
            <text:p>000028</text:p>
          </table:table-cell>
          <table:table-cell office:value-type="float" office:value="31" table:formula="of:=BITXOR([.$A31];[.D$1])" table:style-name="ce2">
            <text:p>000031</text:p>
          </table:table-cell>
          <table:table-cell office:value-type="float" office:value="30" table:formula="of:=BITXOR([.$A31];[.E$1])" table:style-name="ce2">
            <text:p>000030</text:p>
          </table:table-cell>
          <table:table-cell office:value-type="float" office:value="25" table:formula="of:=BITXOR([.$A31];[.F$1])" table:style-name="ce2">
            <text:p>000025</text:p>
          </table:table-cell>
          <table:table-cell office:value-type="float" office:value="24" table:formula="of:=BITXOR([.$A31];[.G$1])" table:style-name="ce2">
            <text:p>000024</text:p>
          </table:table-cell>
          <table:table-cell office:value-type="float" office:value="27" table:formula="of:=BITXOR([.$A31];[.H$1])" table:style-name="ce2">
            <text:p>000027</text:p>
          </table:table-cell>
          <table:table-cell office:value-type="float" office:value="26" table:formula="of:=BITXOR([.$A31];[.I$1])" table:style-name="ce2">
            <text:p>000026</text:p>
          </table:table-cell>
          <table:table-cell office:value-type="float" office:value="21" table:formula="of:=BITXOR([.$A31];[.J$1])" table:style-name="ce2">
            <text:p>000021</text:p>
          </table:table-cell>
          <table:table-cell office:value-type="float" office:value="20" table:formula="of:=BITXOR([.$A31];[.K$1])" table:style-name="ce2">
            <text:p>000020</text:p>
          </table:table-cell>
          <table:table-cell office:value-type="float" office:value="23" table:formula="of:=BITXOR([.$A31];[.L$1])" table:style-name="ce2">
            <text:p>000023</text:p>
          </table:table-cell>
          <table:table-cell office:value-type="float" office:value="22" table:formula="of:=BITXOR([.$A31];[.M$1])" table:style-name="ce2">
            <text:p>000022</text:p>
          </table:table-cell>
          <table:table-cell office:value-type="float" office:value="17" table:formula="of:=BITXOR([.$A31];[.N$1])" table:style-name="ce2">
            <text:p>000017</text:p>
          </table:table-cell>
          <table:table-cell office:value-type="float" office:value="16" table:formula="of:=BITXOR([.$A31];[.O$1])" table:style-name="ce2">
            <text:p>000016</text:p>
          </table:table-cell>
          <table:table-cell office:value-type="float" office:value="19" table:formula="of:=BITXOR([.$A31];[.P$1])" table:style-name="ce2">
            <text:p>000019</text:p>
          </table:table-cell>
          <table:table-cell office:value-type="float" office:value="18" table:formula="of:=BITXOR([.$A31];[.Q$1])" table:style-name="ce2">
            <text:p>000018</text:p>
          </table:table-cell>
          <table:table-cell office:value-type="float" office:value="13" table:formula="of:=BITXOR([.$A31];[.R$1])" table:style-name="ce2">
            <text:p>000013</text:p>
          </table:table-cell>
          <table:table-cell office:value-type="float" office:value="12" table:formula="of:=BITXOR([.$A31];[.S$1])" table:style-name="ce2">
            <text:p>000012</text:p>
          </table:table-cell>
          <table:table-cell office:value-type="float" office:value="15" table:formula="of:=BITXOR([.$A31];[.T$1])" table:style-name="ce2">
            <text:p>000015</text:p>
          </table:table-cell>
          <table:table-cell office:value-type="float" office:value="14" table:formula="of:=BITXOR([.$A31];[.U$1])" table:style-name="ce2">
            <text:p>000014</text:p>
          </table:table-cell>
          <table:table-cell office:value-type="float" office:value="9" table:formula="of:=BITXOR([.$A31];[.V$1])" table:style-name="ce2">
            <text:p>000009</text:p>
          </table:table-cell>
          <table:table-cell office:value-type="float" office:value="8" table:formula="of:=BITXOR([.$A31];[.W$1])" table:style-name="ce2">
            <text:p>000008</text:p>
          </table:table-cell>
          <table:table-cell office:value-type="float" office:value="11" table:formula="of:=BITXOR([.$A31];[.X$1])" table:style-name="ce2">
            <text:p>000011</text:p>
          </table:table-cell>
          <table:table-cell office:value-type="float" office:value="10" table:formula="of:=BITXOR([.$A31];[.Y$1])" table:style-name="ce2">
            <text:p>000010</text:p>
          </table:table-cell>
          <table:table-cell office:value-type="float" office:value="5" table:formula="of:=BITXOR([.$A31];[.Z$1])" table:style-name="ce2">
            <text:p>000005</text:p>
          </table:table-cell>
          <table:table-cell office:value-type="float" office:value="4" table:formula="of:=BITXOR([.$A31];[.AA$1])" table:style-name="ce2">
            <text:p>000004</text:p>
          </table:table-cell>
          <table:table-cell office:value-type="float" office:value="7" table:formula="of:=BITXOR([.$A31];[.AB$1])" table:style-name="ce2">
            <text:p>000007</text:p>
          </table:table-cell>
          <table:table-cell office:value-type="float" office:value="6" table:formula="of:=BITXOR([.$A31];[.AC$1])" table:style-name="ce2">
            <text:p>000006</text:p>
          </table:table-cell>
          <table:table-cell office:value-type="float" office:value="1" table:formula="of:=BITXOR([.$A31];[.AD$1])" table:style-name="ce2">
            <text:p>000001</text:p>
          </table:table-cell>
          <table:table-cell office:value-type="float" office:value="0" table:formula="of:=BITXOR([.$A31];[.AE$1])" table:style-name="ce2">
            <text:p>000000</text:p>
          </table:table-cell>
          <table:table-cell office:value-type="float" office:value="3" table:formula="of:=BITXOR([.$A31];[.AF$1])" table:style-name="ce2">
            <text:p>000003</text:p>
          </table:table-cell>
          <table:table-cell office:value-type="float" office:value="2" table:formula="of:=BITXOR([.$A31];[.AG$1])" table:style-name="ce2">
            <text:p>000002</text:p>
          </table:table-cell>
          <table:table-cell office:value-type="float" office:value="61" table:formula="of:=BITXOR([.$A31];[.AH$1])" table:style-name="ce2">
            <text:p>000061</text:p>
          </table:table-cell>
          <table:table-cell office:value-type="float" office:value="60" table:formula="of:=BITXOR([.$A31];[.AI$1])" table:style-name="ce2">
            <text:p>000060</text:p>
          </table:table-cell>
          <table:table-cell office:value-type="float" office:value="63" table:formula="of:=BITXOR([.$A31];[.AJ$1])" table:style-name="ce2">
            <text:p>000063</text:p>
          </table:table-cell>
          <table:table-cell office:value-type="float" office:value="62" table:formula="of:=BITXOR([.$A31];[.AK$1])" table:style-name="ce2">
            <text:p>000062</text:p>
          </table:table-cell>
          <table:table-cell office:value-type="float" office:value="57" table:formula="of:=BITXOR([.$A31];[.AL$1])" table:style-name="ce2">
            <text:p>000057</text:p>
          </table:table-cell>
          <table:table-cell office:value-type="float" office:value="56" table:formula="of:=BITXOR([.$A31];[.AM$1])" table:style-name="ce2">
            <text:p>000056</text:p>
          </table:table-cell>
          <table:table-cell office:value-type="float" office:value="59" table:formula="of:=BITXOR([.$A31];[.AN$1])" table:style-name="ce2">
            <text:p>000059</text:p>
          </table:table-cell>
          <table:table-cell office:value-type="float" office:value="58" table:formula="of:=BITXOR([.$A31];[.AO$1])" table:style-name="ce2">
            <text:p>000058</text:p>
          </table:table-cell>
          <table:table-cell office:value-type="float" office:value="53" table:formula="of:=BITXOR([.$A31];[.AP$1])" table:style-name="ce2">
            <text:p>000053</text:p>
          </table:table-cell>
          <table:table-cell office:value-type="float" office:value="52" table:formula="of:=BITXOR([.$A31];[.AQ$1])" table:style-name="ce2">
            <text:p>000052</text:p>
          </table:table-cell>
          <table:table-cell office:value-type="float" office:value="55" table:formula="of:=BITXOR([.$A31];[.AR$1])" table:style-name="ce2">
            <text:p>000055</text:p>
          </table:table-cell>
          <table:table-cell office:value-type="float" office:value="54" table:formula="of:=BITXOR([.$A31];[.AS$1])" table:style-name="ce2">
            <text:p>000054</text:p>
          </table:table-cell>
          <table:table-cell office:value-type="float" office:value="49" table:formula="of:=BITXOR([.$A31];[.AT$1])" table:style-name="ce2">
            <text:p>000049</text:p>
          </table:table-cell>
          <table:table-cell office:value-type="float" office:value="48" table:formula="of:=BITXOR([.$A31];[.AU$1])" table:style-name="ce2">
            <text:p>000048</text:p>
          </table:table-cell>
          <table:table-cell office:value-type="float" office:value="51" table:formula="of:=BITXOR([.$A31];[.AV$1])" table:style-name="ce2">
            <text:p>000051</text:p>
          </table:table-cell>
          <table:table-cell office:value-type="float" office:value="50" table:formula="of:=BITXOR([.$A31];[.AW$1])" table:style-name="ce2">
            <text:p>000050</text:p>
          </table:table-cell>
          <table:table-cell office:value-type="float" office:value="45" table:formula="of:=BITXOR([.$A31];[.AX$1])" table:style-name="ce2">
            <text:p>000045</text:p>
          </table:table-cell>
          <table:table-cell office:value-type="float" office:value="44" table:formula="of:=BITXOR([.$A31];[.AY$1])" table:style-name="ce2">
            <text:p>000044</text:p>
          </table:table-cell>
          <table:table-cell office:value-type="float" office:value="47" table:formula="of:=BITXOR([.$A31];[.AZ$1])" table:style-name="ce2">
            <text:p>000047</text:p>
          </table:table-cell>
          <table:table-cell office:value-type="float" office:value="46" table:formula="of:=BITXOR([.$A31];[.BA$1])" table:style-name="ce2">
            <text:p>000046</text:p>
          </table:table-cell>
          <table:table-cell office:value-type="float" office:value="41" table:formula="of:=BITXOR([.$A31];[.BB$1])" table:style-name="ce2">
            <text:p>000041</text:p>
          </table:table-cell>
          <table:table-cell office:value-type="float" office:value="40" table:formula="of:=BITXOR([.$A31];[.BC$1])" table:style-name="ce2">
            <text:p>000040</text:p>
          </table:table-cell>
          <table:table-cell office:value-type="float" office:value="43" table:formula="of:=BITXOR([.$A31];[.BD$1])" table:style-name="ce2">
            <text:p>000043</text:p>
          </table:table-cell>
          <table:table-cell office:value-type="float" office:value="42" table:formula="of:=BITXOR([.$A31];[.BE$1])" table:style-name="ce2">
            <text:p>000042</text:p>
          </table:table-cell>
          <table:table-cell office:value-type="float" office:value="37" table:formula="of:=BITXOR([.$A31];[.BF$1])" table:style-name="ce2">
            <text:p>000037</text:p>
          </table:table-cell>
          <table:table-cell office:value-type="float" office:value="36" table:formula="of:=BITXOR([.$A31];[.BG$1])" table:style-name="ce2">
            <text:p>000036</text:p>
          </table:table-cell>
          <table:table-cell office:value-type="float" office:value="39" table:formula="of:=BITXOR([.$A31];[.BH$1])" table:style-name="ce2">
            <text:p>000039</text:p>
          </table:table-cell>
          <table:table-cell office:value-type="float" office:value="38" table:formula="of:=BITXOR([.$A31];[.BI$1])" table:style-name="ce2">
            <text:p>000038</text:p>
          </table:table-cell>
          <table:table-cell office:value-type="float" office:value="33" table:formula="of:=BITXOR([.$A31];[.BJ$1])" table:style-name="ce2">
            <text:p>000033</text:p>
          </table:table-cell>
          <table:table-cell office:value-type="float" office:value="32" table:formula="of:=BITXOR([.$A31];[.BK$1])" table:style-name="ce2">
            <text:p>000032</text:p>
          </table:table-cell>
          <table:table-cell office:value-type="float" office:value="35" table:formula="of:=BITXOR([.$A31];[.BL$1])" table:style-name="ce2">
            <text:p>000035</text:p>
          </table:table-cell>
          <table:table-cell office:value-type="float" office:value="34" table:formula="of:=BITXOR([.$A31];[.BM$1])" table:style-name="ce2">
            <text:p>000034</text:p>
          </table:table-cell>
          <table:table-cell table:number-columns-repeated="16319"/>
        </table:table-row>
        <table:table-row table:style-name="ro1">
          <table:table-cell office:value-type="float" office:value="30" table:style-name="ce3">
            <text:p>000030</text:p>
          </table:table-cell>
          <table:table-cell office:value-type="float" office:value="30" table:formula="of:=BITXOR([.$A32];[.B$1])" table:style-name="ce2">
            <text:p>000030</text:p>
          </table:table-cell>
          <table:table-cell office:value-type="float" office:value="31" table:formula="of:=BITXOR([.$A32];[.C$1])" table:style-name="ce2">
            <text:p>000031</text:p>
          </table:table-cell>
          <table:table-cell office:value-type="float" office:value="28" table:formula="of:=BITXOR([.$A32];[.D$1])" table:style-name="ce2">
            <text:p>000028</text:p>
          </table:table-cell>
          <table:table-cell office:value-type="float" office:value="29" table:formula="of:=BITXOR([.$A32];[.E$1])" table:style-name="ce2">
            <text:p>000029</text:p>
          </table:table-cell>
          <table:table-cell office:value-type="float" office:value="26" table:formula="of:=BITXOR([.$A32];[.F$1])" table:style-name="ce2">
            <text:p>000026</text:p>
          </table:table-cell>
          <table:table-cell office:value-type="float" office:value="27" table:formula="of:=BITXOR([.$A32];[.G$1])" table:style-name="ce2">
            <text:p>000027</text:p>
          </table:table-cell>
          <table:table-cell office:value-type="float" office:value="24" table:formula="of:=BITXOR([.$A32];[.H$1])" table:style-name="ce2">
            <text:p>000024</text:p>
          </table:table-cell>
          <table:table-cell office:value-type="float" office:value="25" table:formula="of:=BITXOR([.$A32];[.I$1])" table:style-name="ce2">
            <text:p>000025</text:p>
          </table:table-cell>
          <table:table-cell office:value-type="float" office:value="22" table:formula="of:=BITXOR([.$A32];[.J$1])" table:style-name="ce2">
            <text:p>000022</text:p>
          </table:table-cell>
          <table:table-cell office:value-type="float" office:value="23" table:formula="of:=BITXOR([.$A32];[.K$1])" table:style-name="ce2">
            <text:p>000023</text:p>
          </table:table-cell>
          <table:table-cell office:value-type="float" office:value="20" table:formula="of:=BITXOR([.$A32];[.L$1])" table:style-name="ce2">
            <text:p>000020</text:p>
          </table:table-cell>
          <table:table-cell office:value-type="float" office:value="21" table:formula="of:=BITXOR([.$A32];[.M$1])" table:style-name="ce2">
            <text:p>000021</text:p>
          </table:table-cell>
          <table:table-cell office:value-type="float" office:value="18" table:formula="of:=BITXOR([.$A32];[.N$1])" table:style-name="ce2">
            <text:p>000018</text:p>
          </table:table-cell>
          <table:table-cell office:value-type="float" office:value="19" table:formula="of:=BITXOR([.$A32];[.O$1])" table:style-name="ce2">
            <text:p>000019</text:p>
          </table:table-cell>
          <table:table-cell office:value-type="float" office:value="16" table:formula="of:=BITXOR([.$A32];[.P$1])" table:style-name="ce2">
            <text:p>000016</text:p>
          </table:table-cell>
          <table:table-cell office:value-type="float" office:value="17" table:formula="of:=BITXOR([.$A32];[.Q$1])" table:style-name="ce2">
            <text:p>000017</text:p>
          </table:table-cell>
          <table:table-cell office:value-type="float" office:value="14" table:formula="of:=BITXOR([.$A32];[.R$1])" table:style-name="ce2">
            <text:p>000014</text:p>
          </table:table-cell>
          <table:table-cell office:value-type="float" office:value="15" table:formula="of:=BITXOR([.$A32];[.S$1])" table:style-name="ce2">
            <text:p>000015</text:p>
          </table:table-cell>
          <table:table-cell office:value-type="float" office:value="12" table:formula="of:=BITXOR([.$A32];[.T$1])" table:style-name="ce2">
            <text:p>000012</text:p>
          </table:table-cell>
          <table:table-cell office:value-type="float" office:value="13" table:formula="of:=BITXOR([.$A32];[.U$1])" table:style-name="ce2">
            <text:p>000013</text:p>
          </table:table-cell>
          <table:table-cell office:value-type="float" office:value="10" table:formula="of:=BITXOR([.$A32];[.V$1])" table:style-name="ce2">
            <text:p>000010</text:p>
          </table:table-cell>
          <table:table-cell office:value-type="float" office:value="11" table:formula="of:=BITXOR([.$A32];[.W$1])" table:style-name="ce2">
            <text:p>000011</text:p>
          </table:table-cell>
          <table:table-cell office:value-type="float" office:value="8" table:formula="of:=BITXOR([.$A32];[.X$1])" table:style-name="ce2">
            <text:p>000008</text:p>
          </table:table-cell>
          <table:table-cell office:value-type="float" office:value="9" table:formula="of:=BITXOR([.$A32];[.Y$1])" table:style-name="ce2">
            <text:p>000009</text:p>
          </table:table-cell>
          <table:table-cell office:value-type="float" office:value="6" table:formula="of:=BITXOR([.$A32];[.Z$1])" table:style-name="ce2">
            <text:p>000006</text:p>
          </table:table-cell>
          <table:table-cell office:value-type="float" office:value="7" table:formula="of:=BITXOR([.$A32];[.AA$1])" table:style-name="ce2">
            <text:p>000007</text:p>
          </table:table-cell>
          <table:table-cell office:value-type="float" office:value="4" table:formula="of:=BITXOR([.$A32];[.AB$1])" table:style-name="ce2">
            <text:p>000004</text:p>
          </table:table-cell>
          <table:table-cell office:value-type="float" office:value="5" table:formula="of:=BITXOR([.$A32];[.AC$1])" table:style-name="ce2">
            <text:p>000005</text:p>
          </table:table-cell>
          <table:table-cell office:value-type="float" office:value="2" table:formula="of:=BITXOR([.$A32];[.AD$1])" table:style-name="ce2">
            <text:p>000002</text:p>
          </table:table-cell>
          <table:table-cell office:value-type="float" office:value="3" table:formula="of:=BITXOR([.$A32];[.AE$1])" table:style-name="ce2">
            <text:p>000003</text:p>
          </table:table-cell>
          <table:table-cell office:value-type="float" office:value="0" table:formula="of:=BITXOR([.$A32];[.AF$1])" table:style-name="ce2">
            <text:p>000000</text:p>
          </table:table-cell>
          <table:table-cell office:value-type="float" office:value="1" table:formula="of:=BITXOR([.$A32];[.AG$1])" table:style-name="ce2">
            <text:p>000001</text:p>
          </table:table-cell>
          <table:table-cell office:value-type="float" office:value="62" table:formula="of:=BITXOR([.$A32];[.AH$1])" table:style-name="ce2">
            <text:p>000062</text:p>
          </table:table-cell>
          <table:table-cell office:value-type="float" office:value="63" table:formula="of:=BITXOR([.$A32];[.AI$1])" table:style-name="ce2">
            <text:p>000063</text:p>
          </table:table-cell>
          <table:table-cell office:value-type="float" office:value="60" table:formula="of:=BITXOR([.$A32];[.AJ$1])" table:style-name="ce2">
            <text:p>000060</text:p>
          </table:table-cell>
          <table:table-cell office:value-type="float" office:value="61" table:formula="of:=BITXOR([.$A32];[.AK$1])" table:style-name="ce2">
            <text:p>000061</text:p>
          </table:table-cell>
          <table:table-cell office:value-type="float" office:value="58" table:formula="of:=BITXOR([.$A32];[.AL$1])" table:style-name="ce2">
            <text:p>000058</text:p>
          </table:table-cell>
          <table:table-cell office:value-type="float" office:value="59" table:formula="of:=BITXOR([.$A32];[.AM$1])" table:style-name="ce2">
            <text:p>000059</text:p>
          </table:table-cell>
          <table:table-cell office:value-type="float" office:value="56" table:formula="of:=BITXOR([.$A32];[.AN$1])" table:style-name="ce2">
            <text:p>000056</text:p>
          </table:table-cell>
          <table:table-cell office:value-type="float" office:value="57" table:formula="of:=BITXOR([.$A32];[.AO$1])" table:style-name="ce2">
            <text:p>000057</text:p>
          </table:table-cell>
          <table:table-cell office:value-type="float" office:value="54" table:formula="of:=BITXOR([.$A32];[.AP$1])" table:style-name="ce2">
            <text:p>000054</text:p>
          </table:table-cell>
          <table:table-cell office:value-type="float" office:value="55" table:formula="of:=BITXOR([.$A32];[.AQ$1])" table:style-name="ce2">
            <text:p>000055</text:p>
          </table:table-cell>
          <table:table-cell office:value-type="float" office:value="52" table:formula="of:=BITXOR([.$A32];[.AR$1])" table:style-name="ce2">
            <text:p>000052</text:p>
          </table:table-cell>
          <table:table-cell office:value-type="float" office:value="53" table:formula="of:=BITXOR([.$A32];[.AS$1])" table:style-name="ce2">
            <text:p>000053</text:p>
          </table:table-cell>
          <table:table-cell office:value-type="float" office:value="50" table:formula="of:=BITXOR([.$A32];[.AT$1])" table:style-name="ce2">
            <text:p>000050</text:p>
          </table:table-cell>
          <table:table-cell office:value-type="float" office:value="51" table:formula="of:=BITXOR([.$A32];[.AU$1])" table:style-name="ce2">
            <text:p>000051</text:p>
          </table:table-cell>
          <table:table-cell office:value-type="float" office:value="48" table:formula="of:=BITXOR([.$A32];[.AV$1])" table:style-name="ce2">
            <text:p>000048</text:p>
          </table:table-cell>
          <table:table-cell office:value-type="float" office:value="49" table:formula="of:=BITXOR([.$A32];[.AW$1])" table:style-name="ce2">
            <text:p>000049</text:p>
          </table:table-cell>
          <table:table-cell office:value-type="float" office:value="46" table:formula="of:=BITXOR([.$A32];[.AX$1])" table:style-name="ce2">
            <text:p>000046</text:p>
          </table:table-cell>
          <table:table-cell office:value-type="float" office:value="47" table:formula="of:=BITXOR([.$A32];[.AY$1])" table:style-name="ce2">
            <text:p>000047</text:p>
          </table:table-cell>
          <table:table-cell office:value-type="float" office:value="44" table:formula="of:=BITXOR([.$A32];[.AZ$1])" table:style-name="ce2">
            <text:p>000044</text:p>
          </table:table-cell>
          <table:table-cell office:value-type="float" office:value="45" table:formula="of:=BITXOR([.$A32];[.BA$1])" table:style-name="ce2">
            <text:p>000045</text:p>
          </table:table-cell>
          <table:table-cell office:value-type="float" office:value="42" table:formula="of:=BITXOR([.$A32];[.BB$1])" table:style-name="ce2">
            <text:p>000042</text:p>
          </table:table-cell>
          <table:table-cell office:value-type="float" office:value="43" table:formula="of:=BITXOR([.$A32];[.BC$1])" table:style-name="ce2">
            <text:p>000043</text:p>
          </table:table-cell>
          <table:table-cell office:value-type="float" office:value="40" table:formula="of:=BITXOR([.$A32];[.BD$1])" table:style-name="ce2">
            <text:p>000040</text:p>
          </table:table-cell>
          <table:table-cell office:value-type="float" office:value="41" table:formula="of:=BITXOR([.$A32];[.BE$1])" table:style-name="ce2">
            <text:p>000041</text:p>
          </table:table-cell>
          <table:table-cell office:value-type="float" office:value="38" table:formula="of:=BITXOR([.$A32];[.BF$1])" table:style-name="ce2">
            <text:p>000038</text:p>
          </table:table-cell>
          <table:table-cell office:value-type="float" office:value="39" table:formula="of:=BITXOR([.$A32];[.BG$1])" table:style-name="ce2">
            <text:p>000039</text:p>
          </table:table-cell>
          <table:table-cell office:value-type="float" office:value="36" table:formula="of:=BITXOR([.$A32];[.BH$1])" table:style-name="ce2">
            <text:p>000036</text:p>
          </table:table-cell>
          <table:table-cell office:value-type="float" office:value="37" table:formula="of:=BITXOR([.$A32];[.BI$1])" table:style-name="ce2">
            <text:p>000037</text:p>
          </table:table-cell>
          <table:table-cell office:value-type="float" office:value="34" table:formula="of:=BITXOR([.$A32];[.BJ$1])" table:style-name="ce2">
            <text:p>000034</text:p>
          </table:table-cell>
          <table:table-cell office:value-type="float" office:value="35" table:formula="of:=BITXOR([.$A32];[.BK$1])" table:style-name="ce2">
            <text:p>000035</text:p>
          </table:table-cell>
          <table:table-cell office:value-type="float" office:value="32" table:formula="of:=BITXOR([.$A32];[.BL$1])" table:style-name="ce2">
            <text:p>000032</text:p>
          </table:table-cell>
          <table:table-cell office:value-type="float" office:value="33" table:formula="of:=BITXOR([.$A32];[.BM$1])" table:style-name="ce2">
            <text:p>000033</text:p>
          </table:table-cell>
          <table:table-cell table:number-columns-repeated="16319"/>
        </table:table-row>
        <table:table-row table:style-name="ro1">
          <table:table-cell office:value-type="float" office:value="31" table:style-name="ce3">
            <text:p>000031</text:p>
          </table:table-cell>
          <table:table-cell office:value-type="float" office:value="31" table:formula="of:=BITXOR([.$A33];[.B$1])" table:style-name="ce2">
            <text:p>000031</text:p>
          </table:table-cell>
          <table:table-cell office:value-type="float" office:value="30" table:formula="of:=BITXOR([.$A33];[.C$1])" table:style-name="ce2">
            <text:p>000030</text:p>
          </table:table-cell>
          <table:table-cell office:value-type="float" office:value="29" table:formula="of:=BITXOR([.$A33];[.D$1])" table:style-name="ce2">
            <text:p>000029</text:p>
          </table:table-cell>
          <table:table-cell office:value-type="float" office:value="28" table:formula="of:=BITXOR([.$A33];[.E$1])" table:style-name="ce2">
            <text:p>000028</text:p>
          </table:table-cell>
          <table:table-cell office:value-type="float" office:value="27" table:formula="of:=BITXOR([.$A33];[.F$1])" table:style-name="ce2">
            <text:p>000027</text:p>
          </table:table-cell>
          <table:table-cell office:value-type="float" office:value="26" table:formula="of:=BITXOR([.$A33];[.G$1])" table:style-name="ce2">
            <text:p>000026</text:p>
          </table:table-cell>
          <table:table-cell office:value-type="float" office:value="25" table:formula="of:=BITXOR([.$A33];[.H$1])" table:style-name="ce2">
            <text:p>000025</text:p>
          </table:table-cell>
          <table:table-cell office:value-type="float" office:value="24" table:formula="of:=BITXOR([.$A33];[.I$1])" table:style-name="ce2">
            <text:p>000024</text:p>
          </table:table-cell>
          <table:table-cell office:value-type="float" office:value="23" table:formula="of:=BITXOR([.$A33];[.J$1])" table:style-name="ce2">
            <text:p>000023</text:p>
          </table:table-cell>
          <table:table-cell office:value-type="float" office:value="22" table:formula="of:=BITXOR([.$A33];[.K$1])" table:style-name="ce2">
            <text:p>000022</text:p>
          </table:table-cell>
          <table:table-cell office:value-type="float" office:value="21" table:formula="of:=BITXOR([.$A33];[.L$1])" table:style-name="ce2">
            <text:p>000021</text:p>
          </table:table-cell>
          <table:table-cell office:value-type="float" office:value="20" table:formula="of:=BITXOR([.$A33];[.M$1])" table:style-name="ce2">
            <text:p>000020</text:p>
          </table:table-cell>
          <table:table-cell office:value-type="float" office:value="19" table:formula="of:=BITXOR([.$A33];[.N$1])" table:style-name="ce2">
            <text:p>000019</text:p>
          </table:table-cell>
          <table:table-cell office:value-type="float" office:value="18" table:formula="of:=BITXOR([.$A33];[.O$1])" table:style-name="ce2">
            <text:p>000018</text:p>
          </table:table-cell>
          <table:table-cell office:value-type="float" office:value="17" table:formula="of:=BITXOR([.$A33];[.P$1])" table:style-name="ce2">
            <text:p>000017</text:p>
          </table:table-cell>
          <table:table-cell office:value-type="float" office:value="16" table:formula="of:=BITXOR([.$A33];[.Q$1])" table:style-name="ce2">
            <text:p>000016</text:p>
          </table:table-cell>
          <table:table-cell office:value-type="float" office:value="15" table:formula="of:=BITXOR([.$A33];[.R$1])" table:style-name="ce2">
            <text:p>000015</text:p>
          </table:table-cell>
          <table:table-cell office:value-type="float" office:value="14" table:formula="of:=BITXOR([.$A33];[.S$1])" table:style-name="ce2">
            <text:p>000014</text:p>
          </table:table-cell>
          <table:table-cell office:value-type="float" office:value="13" table:formula="of:=BITXOR([.$A33];[.T$1])" table:style-name="ce2">
            <text:p>000013</text:p>
          </table:table-cell>
          <table:table-cell office:value-type="float" office:value="12" table:formula="of:=BITXOR([.$A33];[.U$1])" table:style-name="ce2">
            <text:p>000012</text:p>
          </table:table-cell>
          <table:table-cell office:value-type="float" office:value="11" table:formula="of:=BITXOR([.$A33];[.V$1])" table:style-name="ce2">
            <text:p>000011</text:p>
          </table:table-cell>
          <table:table-cell office:value-type="float" office:value="10" table:formula="of:=BITXOR([.$A33];[.W$1])" table:style-name="ce2">
            <text:p>000010</text:p>
          </table:table-cell>
          <table:table-cell office:value-type="float" office:value="9" table:formula="of:=BITXOR([.$A33];[.X$1])" table:style-name="ce2">
            <text:p>000009</text:p>
          </table:table-cell>
          <table:table-cell office:value-type="float" office:value="8" table:formula="of:=BITXOR([.$A33];[.Y$1])" table:style-name="ce2">
            <text:p>000008</text:p>
          </table:table-cell>
          <table:table-cell office:value-type="float" office:value="7" table:formula="of:=BITXOR([.$A33];[.Z$1])" table:style-name="ce2">
            <text:p>000007</text:p>
          </table:table-cell>
          <table:table-cell office:value-type="float" office:value="6" table:formula="of:=BITXOR([.$A33];[.AA$1])" table:style-name="ce2">
            <text:p>000006</text:p>
          </table:table-cell>
          <table:table-cell office:value-type="float" office:value="5" table:formula="of:=BITXOR([.$A33];[.AB$1])" table:style-name="ce2">
            <text:p>000005</text:p>
          </table:table-cell>
          <table:table-cell office:value-type="float" office:value="4" table:formula="of:=BITXOR([.$A33];[.AC$1])" table:style-name="ce2">
            <text:p>000004</text:p>
          </table:table-cell>
          <table:table-cell office:value-type="float" office:value="3" table:formula="of:=BITXOR([.$A33];[.AD$1])" table:style-name="ce2">
            <text:p>000003</text:p>
          </table:table-cell>
          <table:table-cell office:value-type="float" office:value="2" table:formula="of:=BITXOR([.$A33];[.AE$1])" table:style-name="ce2">
            <text:p>000002</text:p>
          </table:table-cell>
          <table:table-cell office:value-type="float" office:value="1" table:formula="of:=BITXOR([.$A33];[.AF$1])" table:style-name="ce2">
            <text:p>000001</text:p>
          </table:table-cell>
          <table:table-cell office:value-type="float" office:value="0" table:formula="of:=BITXOR([.$A33];[.AG$1])" table:style-name="ce2">
            <text:p>000000</text:p>
          </table:table-cell>
          <table:table-cell office:value-type="float" office:value="63" table:formula="of:=BITXOR([.$A33];[.AH$1])" table:style-name="ce2">
            <text:p>000063</text:p>
          </table:table-cell>
          <table:table-cell office:value-type="float" office:value="62" table:formula="of:=BITXOR([.$A33];[.AI$1])" table:style-name="ce2">
            <text:p>000062</text:p>
          </table:table-cell>
          <table:table-cell office:value-type="float" office:value="61" table:formula="of:=BITXOR([.$A33];[.AJ$1])" table:style-name="ce2">
            <text:p>000061</text:p>
          </table:table-cell>
          <table:table-cell office:value-type="float" office:value="60" table:formula="of:=BITXOR([.$A33];[.AK$1])" table:style-name="ce2">
            <text:p>000060</text:p>
          </table:table-cell>
          <table:table-cell office:value-type="float" office:value="59" table:formula="of:=BITXOR([.$A33];[.AL$1])" table:style-name="ce2">
            <text:p>000059</text:p>
          </table:table-cell>
          <table:table-cell office:value-type="float" office:value="58" table:formula="of:=BITXOR([.$A33];[.AM$1])" table:style-name="ce2">
            <text:p>000058</text:p>
          </table:table-cell>
          <table:table-cell office:value-type="float" office:value="57" table:formula="of:=BITXOR([.$A33];[.AN$1])" table:style-name="ce2">
            <text:p>000057</text:p>
          </table:table-cell>
          <table:table-cell office:value-type="float" office:value="56" table:formula="of:=BITXOR([.$A33];[.AO$1])" table:style-name="ce2">
            <text:p>000056</text:p>
          </table:table-cell>
          <table:table-cell office:value-type="float" office:value="55" table:formula="of:=BITXOR([.$A33];[.AP$1])" table:style-name="ce2">
            <text:p>000055</text:p>
          </table:table-cell>
          <table:table-cell office:value-type="float" office:value="54" table:formula="of:=BITXOR([.$A33];[.AQ$1])" table:style-name="ce2">
            <text:p>000054</text:p>
          </table:table-cell>
          <table:table-cell office:value-type="float" office:value="53" table:formula="of:=BITXOR([.$A33];[.AR$1])" table:style-name="ce2">
            <text:p>000053</text:p>
          </table:table-cell>
          <table:table-cell office:value-type="float" office:value="52" table:formula="of:=BITXOR([.$A33];[.AS$1])" table:style-name="ce2">
            <text:p>000052</text:p>
          </table:table-cell>
          <table:table-cell office:value-type="float" office:value="51" table:formula="of:=BITXOR([.$A33];[.AT$1])" table:style-name="ce2">
            <text:p>000051</text:p>
          </table:table-cell>
          <table:table-cell office:value-type="float" office:value="50" table:formula="of:=BITXOR([.$A33];[.AU$1])" table:style-name="ce2">
            <text:p>000050</text:p>
          </table:table-cell>
          <table:table-cell office:value-type="float" office:value="49" table:formula="of:=BITXOR([.$A33];[.AV$1])" table:style-name="ce2">
            <text:p>000049</text:p>
          </table:table-cell>
          <table:table-cell office:value-type="float" office:value="48" table:formula="of:=BITXOR([.$A33];[.AW$1])" table:style-name="ce2">
            <text:p>000048</text:p>
          </table:table-cell>
          <table:table-cell office:value-type="float" office:value="47" table:formula="of:=BITXOR([.$A33];[.AX$1])" table:style-name="ce2">
            <text:p>000047</text:p>
          </table:table-cell>
          <table:table-cell office:value-type="float" office:value="46" table:formula="of:=BITXOR([.$A33];[.AY$1])" table:style-name="ce2">
            <text:p>000046</text:p>
          </table:table-cell>
          <table:table-cell office:value-type="float" office:value="45" table:formula="of:=BITXOR([.$A33];[.AZ$1])" table:style-name="ce2">
            <text:p>000045</text:p>
          </table:table-cell>
          <table:table-cell office:value-type="float" office:value="44" table:formula="of:=BITXOR([.$A33];[.BA$1])" table:style-name="ce2">
            <text:p>000044</text:p>
          </table:table-cell>
          <table:table-cell office:value-type="float" office:value="43" table:formula="of:=BITXOR([.$A33];[.BB$1])" table:style-name="ce2">
            <text:p>000043</text:p>
          </table:table-cell>
          <table:table-cell office:value-type="float" office:value="42" table:formula="of:=BITXOR([.$A33];[.BC$1])" table:style-name="ce2">
            <text:p>000042</text:p>
          </table:table-cell>
          <table:table-cell office:value-type="float" office:value="41" table:formula="of:=BITXOR([.$A33];[.BD$1])" table:style-name="ce2">
            <text:p>000041</text:p>
          </table:table-cell>
          <table:table-cell office:value-type="float" office:value="40" table:formula="of:=BITXOR([.$A33];[.BE$1])" table:style-name="ce2">
            <text:p>000040</text:p>
          </table:table-cell>
          <table:table-cell office:value-type="float" office:value="39" table:formula="of:=BITXOR([.$A33];[.BF$1])" table:style-name="ce2">
            <text:p>000039</text:p>
          </table:table-cell>
          <table:table-cell office:value-type="float" office:value="38" table:formula="of:=BITXOR([.$A33];[.BG$1])" table:style-name="ce2">
            <text:p>000038</text:p>
          </table:table-cell>
          <table:table-cell office:value-type="float" office:value="37" table:formula="of:=BITXOR([.$A33];[.BH$1])" table:style-name="ce2">
            <text:p>000037</text:p>
          </table:table-cell>
          <table:table-cell office:value-type="float" office:value="36" table:formula="of:=BITXOR([.$A33];[.BI$1])" table:style-name="ce2">
            <text:p>000036</text:p>
          </table:table-cell>
          <table:table-cell office:value-type="float" office:value="35" table:formula="of:=BITXOR([.$A33];[.BJ$1])" table:style-name="ce2">
            <text:p>000035</text:p>
          </table:table-cell>
          <table:table-cell office:value-type="float" office:value="34" table:formula="of:=BITXOR([.$A33];[.BK$1])" table:style-name="ce2">
            <text:p>000034</text:p>
          </table:table-cell>
          <table:table-cell office:value-type="float" office:value="33" table:formula="of:=BITXOR([.$A33];[.BL$1])" table:style-name="ce2">
            <text:p>000033</text:p>
          </table:table-cell>
          <table:table-cell office:value-type="float" office:value="32" table:formula="of:=BITXOR([.$A33];[.BM$1])" table:style-name="ce2">
            <text:p>000032</text:p>
          </table:table-cell>
          <table:table-cell table:number-columns-repeated="16319"/>
        </table:table-row>
        <table:table-row table:style-name="ro1">
          <table:table-cell office:value-type="float" office:value="32" table:style-name="ce3">
            <text:p>000032</text:p>
          </table:table-cell>
          <table:table-cell office:value-type="float" office:value="32" table:formula="of:=BITXOR([.$A34];[.B$1])" table:style-name="ce2">
            <text:p>000032</text:p>
          </table:table-cell>
          <table:table-cell office:value-type="float" office:value="33" table:formula="of:=BITXOR([.$A34];[.C$1])" table:style-name="ce2">
            <text:p>000033</text:p>
          </table:table-cell>
          <table:table-cell office:value-type="float" office:value="34" table:formula="of:=BITXOR([.$A34];[.D$1])" table:style-name="ce2">
            <text:p>000034</text:p>
          </table:table-cell>
          <table:table-cell office:value-type="float" office:value="35" table:formula="of:=BITXOR([.$A34];[.E$1])" table:style-name="ce2">
            <text:p>000035</text:p>
          </table:table-cell>
          <table:table-cell office:value-type="float" office:value="36" table:formula="of:=BITXOR([.$A34];[.F$1])" table:style-name="ce2">
            <text:p>000036</text:p>
          </table:table-cell>
          <table:table-cell office:value-type="float" office:value="37" table:formula="of:=BITXOR([.$A34];[.G$1])" table:style-name="ce2">
            <text:p>000037</text:p>
          </table:table-cell>
          <table:table-cell office:value-type="float" office:value="38" table:formula="of:=BITXOR([.$A34];[.H$1])" table:style-name="ce2">
            <text:p>000038</text:p>
          </table:table-cell>
          <table:table-cell office:value-type="float" office:value="39" table:formula="of:=BITXOR([.$A34];[.I$1])" table:style-name="ce2">
            <text:p>000039</text:p>
          </table:table-cell>
          <table:table-cell office:value-type="float" office:value="40" table:formula="of:=BITXOR([.$A34];[.J$1])" table:style-name="ce2">
            <text:p>000040</text:p>
          </table:table-cell>
          <table:table-cell office:value-type="float" office:value="41" table:formula="of:=BITXOR([.$A34];[.K$1])" table:style-name="ce2">
            <text:p>000041</text:p>
          </table:table-cell>
          <table:table-cell office:value-type="float" office:value="42" table:formula="of:=BITXOR([.$A34];[.L$1])" table:style-name="ce2">
            <text:p>000042</text:p>
          </table:table-cell>
          <table:table-cell office:value-type="float" office:value="43" table:formula="of:=BITXOR([.$A34];[.M$1])" table:style-name="ce2">
            <text:p>000043</text:p>
          </table:table-cell>
          <table:table-cell office:value-type="float" office:value="44" table:formula="of:=BITXOR([.$A34];[.N$1])" table:style-name="ce2">
            <text:p>000044</text:p>
          </table:table-cell>
          <table:table-cell office:value-type="float" office:value="45" table:formula="of:=BITXOR([.$A34];[.O$1])" table:style-name="ce2">
            <text:p>000045</text:p>
          </table:table-cell>
          <table:table-cell office:value-type="float" office:value="46" table:formula="of:=BITXOR([.$A34];[.P$1])" table:style-name="ce2">
            <text:p>000046</text:p>
          </table:table-cell>
          <table:table-cell office:value-type="float" office:value="47" table:formula="of:=BITXOR([.$A34];[.Q$1])" table:style-name="ce2">
            <text:p>000047</text:p>
          </table:table-cell>
          <table:table-cell office:value-type="float" office:value="48" table:formula="of:=BITXOR([.$A34];[.R$1])" table:style-name="ce2">
            <text:p>000048</text:p>
          </table:table-cell>
          <table:table-cell office:value-type="float" office:value="49" table:formula="of:=BITXOR([.$A34];[.S$1])" table:style-name="ce2">
            <text:p>000049</text:p>
          </table:table-cell>
          <table:table-cell office:value-type="float" office:value="50" table:formula="of:=BITXOR([.$A34];[.T$1])" table:style-name="ce2">
            <text:p>000050</text:p>
          </table:table-cell>
          <table:table-cell office:value-type="float" office:value="51" table:formula="of:=BITXOR([.$A34];[.U$1])" table:style-name="ce2">
            <text:p>000051</text:p>
          </table:table-cell>
          <table:table-cell office:value-type="float" office:value="52" table:formula="of:=BITXOR([.$A34];[.V$1])" table:style-name="ce2">
            <text:p>000052</text:p>
          </table:table-cell>
          <table:table-cell office:value-type="float" office:value="53" table:formula="of:=BITXOR([.$A34];[.W$1])" table:style-name="ce2">
            <text:p>000053</text:p>
          </table:table-cell>
          <table:table-cell office:value-type="float" office:value="54" table:formula="of:=BITXOR([.$A34];[.X$1])" table:style-name="ce2">
            <text:p>000054</text:p>
          </table:table-cell>
          <table:table-cell office:value-type="float" office:value="55" table:formula="of:=BITXOR([.$A34];[.Y$1])" table:style-name="ce2">
            <text:p>000055</text:p>
          </table:table-cell>
          <table:table-cell office:value-type="float" office:value="56" table:formula="of:=BITXOR([.$A34];[.Z$1])" table:style-name="ce2">
            <text:p>000056</text:p>
          </table:table-cell>
          <table:table-cell office:value-type="float" office:value="57" table:formula="of:=BITXOR([.$A34];[.AA$1])" table:style-name="ce2">
            <text:p>000057</text:p>
          </table:table-cell>
          <table:table-cell office:value-type="float" office:value="58" table:formula="of:=BITXOR([.$A34];[.AB$1])" table:style-name="ce2">
            <text:p>000058</text:p>
          </table:table-cell>
          <table:table-cell office:value-type="float" office:value="59" table:formula="of:=BITXOR([.$A34];[.AC$1])" table:style-name="ce2">
            <text:p>000059</text:p>
          </table:table-cell>
          <table:table-cell office:value-type="float" office:value="60" table:formula="of:=BITXOR([.$A34];[.AD$1])" table:style-name="ce2">
            <text:p>000060</text:p>
          </table:table-cell>
          <table:table-cell office:value-type="float" office:value="61" table:formula="of:=BITXOR([.$A34];[.AE$1])" table:style-name="ce2">
            <text:p>000061</text:p>
          </table:table-cell>
          <table:table-cell office:value-type="float" office:value="62" table:formula="of:=BITXOR([.$A34];[.AF$1])" table:style-name="ce2">
            <text:p>000062</text:p>
          </table:table-cell>
          <table:table-cell office:value-type="float" office:value="63" table:formula="of:=BITXOR([.$A34];[.AG$1])" table:style-name="ce2">
            <text:p>000063</text:p>
          </table:table-cell>
          <table:table-cell office:value-type="float" office:value="0" table:formula="of:=BITXOR([.$A34];[.AH$1])" table:style-name="ce2">
            <text:p>000000</text:p>
          </table:table-cell>
          <table:table-cell office:value-type="float" office:value="1" table:formula="of:=BITXOR([.$A34];[.AI$1])" table:style-name="ce2">
            <text:p>000001</text:p>
          </table:table-cell>
          <table:table-cell office:value-type="float" office:value="2" table:formula="of:=BITXOR([.$A34];[.AJ$1])" table:style-name="ce2">
            <text:p>000002</text:p>
          </table:table-cell>
          <table:table-cell office:value-type="float" office:value="3" table:formula="of:=BITXOR([.$A34];[.AK$1])" table:style-name="ce2">
            <text:p>000003</text:p>
          </table:table-cell>
          <table:table-cell office:value-type="float" office:value="4" table:formula="of:=BITXOR([.$A34];[.AL$1])" table:style-name="ce2">
            <text:p>000004</text:p>
          </table:table-cell>
          <table:table-cell office:value-type="float" office:value="5" table:formula="of:=BITXOR([.$A34];[.AM$1])" table:style-name="ce2">
            <text:p>000005</text:p>
          </table:table-cell>
          <table:table-cell office:value-type="float" office:value="6" table:formula="of:=BITXOR([.$A34];[.AN$1])" table:style-name="ce2">
            <text:p>000006</text:p>
          </table:table-cell>
          <table:table-cell office:value-type="float" office:value="7" table:formula="of:=BITXOR([.$A34];[.AO$1])" table:style-name="ce2">
            <text:p>000007</text:p>
          </table:table-cell>
          <table:table-cell office:value-type="float" office:value="8" table:formula="of:=BITXOR([.$A34];[.AP$1])" table:style-name="ce2">
            <text:p>000008</text:p>
          </table:table-cell>
          <table:table-cell office:value-type="float" office:value="9" table:formula="of:=BITXOR([.$A34];[.AQ$1])" table:style-name="ce2">
            <text:p>000009</text:p>
          </table:table-cell>
          <table:table-cell office:value-type="float" office:value="10" table:formula="of:=BITXOR([.$A34];[.AR$1])" table:style-name="ce2">
            <text:p>000010</text:p>
          </table:table-cell>
          <table:table-cell office:value-type="float" office:value="11" table:formula="of:=BITXOR([.$A34];[.AS$1])" table:style-name="ce2">
            <text:p>000011</text:p>
          </table:table-cell>
          <table:table-cell office:value-type="float" office:value="12" table:formula="of:=BITXOR([.$A34];[.AT$1])" table:style-name="ce2">
            <text:p>000012</text:p>
          </table:table-cell>
          <table:table-cell office:value-type="float" office:value="13" table:formula="of:=BITXOR([.$A34];[.AU$1])" table:style-name="ce2">
            <text:p>000013</text:p>
          </table:table-cell>
          <table:table-cell office:value-type="float" office:value="14" table:formula="of:=BITXOR([.$A34];[.AV$1])" table:style-name="ce2">
            <text:p>000014</text:p>
          </table:table-cell>
          <table:table-cell office:value-type="float" office:value="15" table:formula="of:=BITXOR([.$A34];[.AW$1])" table:style-name="ce2">
            <text:p>000015</text:p>
          </table:table-cell>
          <table:table-cell office:value-type="float" office:value="16" table:formula="of:=BITXOR([.$A34];[.AX$1])" table:style-name="ce2">
            <text:p>000016</text:p>
          </table:table-cell>
          <table:table-cell office:value-type="float" office:value="17" table:formula="of:=BITXOR([.$A34];[.AY$1])" table:style-name="ce2">
            <text:p>000017</text:p>
          </table:table-cell>
          <table:table-cell office:value-type="float" office:value="18" table:formula="of:=BITXOR([.$A34];[.AZ$1])" table:style-name="ce2">
            <text:p>000018</text:p>
          </table:table-cell>
          <table:table-cell office:value-type="float" office:value="19" table:formula="of:=BITXOR([.$A34];[.BA$1])" table:style-name="ce2">
            <text:p>000019</text:p>
          </table:table-cell>
          <table:table-cell office:value-type="float" office:value="20" table:formula="of:=BITXOR([.$A34];[.BB$1])" table:style-name="ce2">
            <text:p>000020</text:p>
          </table:table-cell>
          <table:table-cell office:value-type="float" office:value="21" table:formula="of:=BITXOR([.$A34];[.BC$1])" table:style-name="ce2">
            <text:p>000021</text:p>
          </table:table-cell>
          <table:table-cell office:value-type="float" office:value="22" table:formula="of:=BITXOR([.$A34];[.BD$1])" table:style-name="ce2">
            <text:p>000022</text:p>
          </table:table-cell>
          <table:table-cell office:value-type="float" office:value="23" table:formula="of:=BITXOR([.$A34];[.BE$1])" table:style-name="ce2">
            <text:p>000023</text:p>
          </table:table-cell>
          <table:table-cell office:value-type="float" office:value="24" table:formula="of:=BITXOR([.$A34];[.BF$1])" table:style-name="ce2">
            <text:p>000024</text:p>
          </table:table-cell>
          <table:table-cell office:value-type="float" office:value="25" table:formula="of:=BITXOR([.$A34];[.BG$1])" table:style-name="ce2">
            <text:p>000025</text:p>
          </table:table-cell>
          <table:table-cell office:value-type="float" office:value="26" table:formula="of:=BITXOR([.$A34];[.BH$1])" table:style-name="ce2">
            <text:p>000026</text:p>
          </table:table-cell>
          <table:table-cell office:value-type="float" office:value="27" table:formula="of:=BITXOR([.$A34];[.BI$1])" table:style-name="ce2">
            <text:p>000027</text:p>
          </table:table-cell>
          <table:table-cell office:value-type="float" office:value="28" table:formula="of:=BITXOR([.$A34];[.BJ$1])" table:style-name="ce2">
            <text:p>000028</text:p>
          </table:table-cell>
          <table:table-cell office:value-type="float" office:value="29" table:formula="of:=BITXOR([.$A34];[.BK$1])" table:style-name="ce2">
            <text:p>000029</text:p>
          </table:table-cell>
          <table:table-cell office:value-type="float" office:value="30" table:formula="of:=BITXOR([.$A34];[.BL$1])" table:style-name="ce2">
            <text:p>000030</text:p>
          </table:table-cell>
          <table:table-cell office:value-type="float" office:value="31" table:formula="of:=BITXOR([.$A34];[.BM$1])" table:style-name="ce2">
            <text:p>000031</text:p>
          </table:table-cell>
          <table:table-cell table:number-columns-repeated="16319"/>
        </table:table-row>
        <table:table-row table:style-name="ro1">
          <table:table-cell office:value-type="float" office:value="33" table:style-name="ce3">
            <text:p>000033</text:p>
          </table:table-cell>
          <table:table-cell office:value-type="float" office:value="33" table:formula="of:=BITXOR([.$A35];[.B$1])" table:style-name="ce2">
            <text:p>000033</text:p>
          </table:table-cell>
          <table:table-cell office:value-type="float" office:value="32" table:formula="of:=BITXOR([.$A35];[.C$1])" table:style-name="ce2">
            <text:p>000032</text:p>
          </table:table-cell>
          <table:table-cell office:value-type="float" office:value="35" table:formula="of:=BITXOR([.$A35];[.D$1])" table:style-name="ce2">
            <text:p>000035</text:p>
          </table:table-cell>
          <table:table-cell office:value-type="float" office:value="34" table:formula="of:=BITXOR([.$A35];[.E$1])" table:style-name="ce2">
            <text:p>000034</text:p>
          </table:table-cell>
          <table:table-cell office:value-type="float" office:value="37" table:formula="of:=BITXOR([.$A35];[.F$1])" table:style-name="ce2">
            <text:p>000037</text:p>
          </table:table-cell>
          <table:table-cell office:value-type="float" office:value="36" table:formula="of:=BITXOR([.$A35];[.G$1])" table:style-name="ce2">
            <text:p>000036</text:p>
          </table:table-cell>
          <table:table-cell office:value-type="float" office:value="39" table:formula="of:=BITXOR([.$A35];[.H$1])" table:style-name="ce2">
            <text:p>000039</text:p>
          </table:table-cell>
          <table:table-cell office:value-type="float" office:value="38" table:formula="of:=BITXOR([.$A35];[.I$1])" table:style-name="ce2">
            <text:p>000038</text:p>
          </table:table-cell>
          <table:table-cell office:value-type="float" office:value="41" table:formula="of:=BITXOR([.$A35];[.J$1])" table:style-name="ce2">
            <text:p>000041</text:p>
          </table:table-cell>
          <table:table-cell office:value-type="float" office:value="40" table:formula="of:=BITXOR([.$A35];[.K$1])" table:style-name="ce2">
            <text:p>000040</text:p>
          </table:table-cell>
          <table:table-cell office:value-type="float" office:value="43" table:formula="of:=BITXOR([.$A35];[.L$1])" table:style-name="ce2">
            <text:p>000043</text:p>
          </table:table-cell>
          <table:table-cell office:value-type="float" office:value="42" table:formula="of:=BITXOR([.$A35];[.M$1])" table:style-name="ce2">
            <text:p>000042</text:p>
          </table:table-cell>
          <table:table-cell office:value-type="float" office:value="45" table:formula="of:=BITXOR([.$A35];[.N$1])" table:style-name="ce2">
            <text:p>000045</text:p>
          </table:table-cell>
          <table:table-cell office:value-type="float" office:value="44" table:formula="of:=BITXOR([.$A35];[.O$1])" table:style-name="ce2">
            <text:p>000044</text:p>
          </table:table-cell>
          <table:table-cell office:value-type="float" office:value="47" table:formula="of:=BITXOR([.$A35];[.P$1])" table:style-name="ce2">
            <text:p>000047</text:p>
          </table:table-cell>
          <table:table-cell office:value-type="float" office:value="46" table:formula="of:=BITXOR([.$A35];[.Q$1])" table:style-name="ce2">
            <text:p>000046</text:p>
          </table:table-cell>
          <table:table-cell office:value-type="float" office:value="49" table:formula="of:=BITXOR([.$A35];[.R$1])" table:style-name="ce2">
            <text:p>000049</text:p>
          </table:table-cell>
          <table:table-cell office:value-type="float" office:value="48" table:formula="of:=BITXOR([.$A35];[.S$1])" table:style-name="ce2">
            <text:p>000048</text:p>
          </table:table-cell>
          <table:table-cell office:value-type="float" office:value="51" table:formula="of:=BITXOR([.$A35];[.T$1])" table:style-name="ce2">
            <text:p>000051</text:p>
          </table:table-cell>
          <table:table-cell office:value-type="float" office:value="50" table:formula="of:=BITXOR([.$A35];[.U$1])" table:style-name="ce2">
            <text:p>000050</text:p>
          </table:table-cell>
          <table:table-cell office:value-type="float" office:value="53" table:formula="of:=BITXOR([.$A35];[.V$1])" table:style-name="ce2">
            <text:p>000053</text:p>
          </table:table-cell>
          <table:table-cell office:value-type="float" office:value="52" table:formula="of:=BITXOR([.$A35];[.W$1])" table:style-name="ce2">
            <text:p>000052</text:p>
          </table:table-cell>
          <table:table-cell office:value-type="float" office:value="55" table:formula="of:=BITXOR([.$A35];[.X$1])" table:style-name="ce2">
            <text:p>000055</text:p>
          </table:table-cell>
          <table:table-cell office:value-type="float" office:value="54" table:formula="of:=BITXOR([.$A35];[.Y$1])" table:style-name="ce2">
            <text:p>000054</text:p>
          </table:table-cell>
          <table:table-cell office:value-type="float" office:value="57" table:formula="of:=BITXOR([.$A35];[.Z$1])" table:style-name="ce2">
            <text:p>000057</text:p>
          </table:table-cell>
          <table:table-cell office:value-type="float" office:value="56" table:formula="of:=BITXOR([.$A35];[.AA$1])" table:style-name="ce2">
            <text:p>000056</text:p>
          </table:table-cell>
          <table:table-cell office:value-type="float" office:value="59" table:formula="of:=BITXOR([.$A35];[.AB$1])" table:style-name="ce2">
            <text:p>000059</text:p>
          </table:table-cell>
          <table:table-cell office:value-type="float" office:value="58" table:formula="of:=BITXOR([.$A35];[.AC$1])" table:style-name="ce2">
            <text:p>000058</text:p>
          </table:table-cell>
          <table:table-cell office:value-type="float" office:value="61" table:formula="of:=BITXOR([.$A35];[.AD$1])" table:style-name="ce2">
            <text:p>000061</text:p>
          </table:table-cell>
          <table:table-cell office:value-type="float" office:value="60" table:formula="of:=BITXOR([.$A35];[.AE$1])" table:style-name="ce2">
            <text:p>000060</text:p>
          </table:table-cell>
          <table:table-cell office:value-type="float" office:value="63" table:formula="of:=BITXOR([.$A35];[.AF$1])" table:style-name="ce2">
            <text:p>000063</text:p>
          </table:table-cell>
          <table:table-cell office:value-type="float" office:value="62" table:formula="of:=BITXOR([.$A35];[.AG$1])" table:style-name="ce2">
            <text:p>000062</text:p>
          </table:table-cell>
          <table:table-cell office:value-type="float" office:value="1" table:formula="of:=BITXOR([.$A35];[.AH$1])" table:style-name="ce2">
            <text:p>000001</text:p>
          </table:table-cell>
          <table:table-cell office:value-type="float" office:value="0" table:formula="of:=BITXOR([.$A35];[.AI$1])" table:style-name="ce2">
            <text:p>000000</text:p>
          </table:table-cell>
          <table:table-cell office:value-type="float" office:value="3" table:formula="of:=BITXOR([.$A35];[.AJ$1])" table:style-name="ce2">
            <text:p>000003</text:p>
          </table:table-cell>
          <table:table-cell office:value-type="float" office:value="2" table:formula="of:=BITXOR([.$A35];[.AK$1])" table:style-name="ce2">
            <text:p>000002</text:p>
          </table:table-cell>
          <table:table-cell office:value-type="float" office:value="5" table:formula="of:=BITXOR([.$A35];[.AL$1])" table:style-name="ce2">
            <text:p>000005</text:p>
          </table:table-cell>
          <table:table-cell office:value-type="float" office:value="4" table:formula="of:=BITXOR([.$A35];[.AM$1])" table:style-name="ce2">
            <text:p>000004</text:p>
          </table:table-cell>
          <table:table-cell office:value-type="float" office:value="7" table:formula="of:=BITXOR([.$A35];[.AN$1])" table:style-name="ce2">
            <text:p>000007</text:p>
          </table:table-cell>
          <table:table-cell office:value-type="float" office:value="6" table:formula="of:=BITXOR([.$A35];[.AO$1])" table:style-name="ce2">
            <text:p>000006</text:p>
          </table:table-cell>
          <table:table-cell office:value-type="float" office:value="9" table:formula="of:=BITXOR([.$A35];[.AP$1])" table:style-name="ce2">
            <text:p>000009</text:p>
          </table:table-cell>
          <table:table-cell office:value-type="float" office:value="8" table:formula="of:=BITXOR([.$A35];[.AQ$1])" table:style-name="ce2">
            <text:p>000008</text:p>
          </table:table-cell>
          <table:table-cell office:value-type="float" office:value="11" table:formula="of:=BITXOR([.$A35];[.AR$1])" table:style-name="ce2">
            <text:p>000011</text:p>
          </table:table-cell>
          <table:table-cell office:value-type="float" office:value="10" table:formula="of:=BITXOR([.$A35];[.AS$1])" table:style-name="ce2">
            <text:p>000010</text:p>
          </table:table-cell>
          <table:table-cell office:value-type="float" office:value="13" table:formula="of:=BITXOR([.$A35];[.AT$1])" table:style-name="ce2">
            <text:p>000013</text:p>
          </table:table-cell>
          <table:table-cell office:value-type="float" office:value="12" table:formula="of:=BITXOR([.$A35];[.AU$1])" table:style-name="ce2">
            <text:p>000012</text:p>
          </table:table-cell>
          <table:table-cell office:value-type="float" office:value="15" table:formula="of:=BITXOR([.$A35];[.AV$1])" table:style-name="ce2">
            <text:p>000015</text:p>
          </table:table-cell>
          <table:table-cell office:value-type="float" office:value="14" table:formula="of:=BITXOR([.$A35];[.AW$1])" table:style-name="ce2">
            <text:p>000014</text:p>
          </table:table-cell>
          <table:table-cell office:value-type="float" office:value="17" table:formula="of:=BITXOR([.$A35];[.AX$1])" table:style-name="ce2">
            <text:p>000017</text:p>
          </table:table-cell>
          <table:table-cell office:value-type="float" office:value="16" table:formula="of:=BITXOR([.$A35];[.AY$1])" table:style-name="ce2">
            <text:p>000016</text:p>
          </table:table-cell>
          <table:table-cell office:value-type="float" office:value="19" table:formula="of:=BITXOR([.$A35];[.AZ$1])" table:style-name="ce2">
            <text:p>000019</text:p>
          </table:table-cell>
          <table:table-cell office:value-type="float" office:value="18" table:formula="of:=BITXOR([.$A35];[.BA$1])" table:style-name="ce2">
            <text:p>000018</text:p>
          </table:table-cell>
          <table:table-cell office:value-type="float" office:value="21" table:formula="of:=BITXOR([.$A35];[.BB$1])" table:style-name="ce2">
            <text:p>000021</text:p>
          </table:table-cell>
          <table:table-cell office:value-type="float" office:value="20" table:formula="of:=BITXOR([.$A35];[.BC$1])" table:style-name="ce2">
            <text:p>000020</text:p>
          </table:table-cell>
          <table:table-cell office:value-type="float" office:value="23" table:formula="of:=BITXOR([.$A35];[.BD$1])" table:style-name="ce2">
            <text:p>000023</text:p>
          </table:table-cell>
          <table:table-cell office:value-type="float" office:value="22" table:formula="of:=BITXOR([.$A35];[.BE$1])" table:style-name="ce2">
            <text:p>000022</text:p>
          </table:table-cell>
          <table:table-cell office:value-type="float" office:value="25" table:formula="of:=BITXOR([.$A35];[.BF$1])" table:style-name="ce2">
            <text:p>000025</text:p>
          </table:table-cell>
          <table:table-cell office:value-type="float" office:value="24" table:formula="of:=BITXOR([.$A35];[.BG$1])" table:style-name="ce2">
            <text:p>000024</text:p>
          </table:table-cell>
          <table:table-cell office:value-type="float" office:value="27" table:formula="of:=BITXOR([.$A35];[.BH$1])" table:style-name="ce2">
            <text:p>000027</text:p>
          </table:table-cell>
          <table:table-cell office:value-type="float" office:value="26" table:formula="of:=BITXOR([.$A35];[.BI$1])" table:style-name="ce2">
            <text:p>000026</text:p>
          </table:table-cell>
          <table:table-cell office:value-type="float" office:value="29" table:formula="of:=BITXOR([.$A35];[.BJ$1])" table:style-name="ce2">
            <text:p>000029</text:p>
          </table:table-cell>
          <table:table-cell office:value-type="float" office:value="28" table:formula="of:=BITXOR([.$A35];[.BK$1])" table:style-name="ce2">
            <text:p>000028</text:p>
          </table:table-cell>
          <table:table-cell office:value-type="float" office:value="31" table:formula="of:=BITXOR([.$A35];[.BL$1])" table:style-name="ce2">
            <text:p>000031</text:p>
          </table:table-cell>
          <table:table-cell office:value-type="float" office:value="30" table:formula="of:=BITXOR([.$A35];[.BM$1])" table:style-name="ce2">
            <text:p>000030</text:p>
          </table:table-cell>
          <table:table-cell table:number-columns-repeated="16319"/>
        </table:table-row>
        <table:table-row table:style-name="ro1">
          <table:table-cell office:value-type="float" office:value="34" table:style-name="ce3">
            <text:p>000034</text:p>
          </table:table-cell>
          <table:table-cell office:value-type="float" office:value="34" table:formula="of:=BITXOR([.$A36];[.B$1])" table:style-name="ce2">
            <text:p>000034</text:p>
          </table:table-cell>
          <table:table-cell office:value-type="float" office:value="35" table:formula="of:=BITXOR([.$A36];[.C$1])" table:style-name="ce2">
            <text:p>000035</text:p>
          </table:table-cell>
          <table:table-cell office:value-type="float" office:value="32" table:formula="of:=BITXOR([.$A36];[.D$1])" table:style-name="ce2">
            <text:p>000032</text:p>
          </table:table-cell>
          <table:table-cell office:value-type="float" office:value="33" table:formula="of:=BITXOR([.$A36];[.E$1])" table:style-name="ce2">
            <text:p>000033</text:p>
          </table:table-cell>
          <table:table-cell office:value-type="float" office:value="38" table:formula="of:=BITXOR([.$A36];[.F$1])" table:style-name="ce2">
            <text:p>000038</text:p>
          </table:table-cell>
          <table:table-cell office:value-type="float" office:value="39" table:formula="of:=BITXOR([.$A36];[.G$1])" table:style-name="ce2">
            <text:p>000039</text:p>
          </table:table-cell>
          <table:table-cell office:value-type="float" office:value="36" table:formula="of:=BITXOR([.$A36];[.H$1])" table:style-name="ce2">
            <text:p>000036</text:p>
          </table:table-cell>
          <table:table-cell office:value-type="float" office:value="37" table:formula="of:=BITXOR([.$A36];[.I$1])" table:style-name="ce2">
            <text:p>000037</text:p>
          </table:table-cell>
          <table:table-cell office:value-type="float" office:value="42" table:formula="of:=BITXOR([.$A36];[.J$1])" table:style-name="ce2">
            <text:p>000042</text:p>
          </table:table-cell>
          <table:table-cell office:value-type="float" office:value="43" table:formula="of:=BITXOR([.$A36];[.K$1])" table:style-name="ce2">
            <text:p>000043</text:p>
          </table:table-cell>
          <table:table-cell office:value-type="float" office:value="40" table:formula="of:=BITXOR([.$A36];[.L$1])" table:style-name="ce2">
            <text:p>000040</text:p>
          </table:table-cell>
          <table:table-cell office:value-type="float" office:value="41" table:formula="of:=BITXOR([.$A36];[.M$1])" table:style-name="ce2">
            <text:p>000041</text:p>
          </table:table-cell>
          <table:table-cell office:value-type="float" office:value="46" table:formula="of:=BITXOR([.$A36];[.N$1])" table:style-name="ce2">
            <text:p>000046</text:p>
          </table:table-cell>
          <table:table-cell office:value-type="float" office:value="47" table:formula="of:=BITXOR([.$A36];[.O$1])" table:style-name="ce2">
            <text:p>000047</text:p>
          </table:table-cell>
          <table:table-cell office:value-type="float" office:value="44" table:formula="of:=BITXOR([.$A36];[.P$1])" table:style-name="ce2">
            <text:p>000044</text:p>
          </table:table-cell>
          <table:table-cell office:value-type="float" office:value="45" table:formula="of:=BITXOR([.$A36];[.Q$1])" table:style-name="ce2">
            <text:p>000045</text:p>
          </table:table-cell>
          <table:table-cell office:value-type="float" office:value="50" table:formula="of:=BITXOR([.$A36];[.R$1])" table:style-name="ce2">
            <text:p>000050</text:p>
          </table:table-cell>
          <table:table-cell office:value-type="float" office:value="51" table:formula="of:=BITXOR([.$A36];[.S$1])" table:style-name="ce2">
            <text:p>000051</text:p>
          </table:table-cell>
          <table:table-cell office:value-type="float" office:value="48" table:formula="of:=BITXOR([.$A36];[.T$1])" table:style-name="ce2">
            <text:p>000048</text:p>
          </table:table-cell>
          <table:table-cell office:value-type="float" office:value="49" table:formula="of:=BITXOR([.$A36];[.U$1])" table:style-name="ce2">
            <text:p>000049</text:p>
          </table:table-cell>
          <table:table-cell office:value-type="float" office:value="54" table:formula="of:=BITXOR([.$A36];[.V$1])" table:style-name="ce2">
            <text:p>000054</text:p>
          </table:table-cell>
          <table:table-cell office:value-type="float" office:value="55" table:formula="of:=BITXOR([.$A36];[.W$1])" table:style-name="ce2">
            <text:p>000055</text:p>
          </table:table-cell>
          <table:table-cell office:value-type="float" office:value="52" table:formula="of:=BITXOR([.$A36];[.X$1])" table:style-name="ce2">
            <text:p>000052</text:p>
          </table:table-cell>
          <table:table-cell office:value-type="float" office:value="53" table:formula="of:=BITXOR([.$A36];[.Y$1])" table:style-name="ce2">
            <text:p>000053</text:p>
          </table:table-cell>
          <table:table-cell office:value-type="float" office:value="58" table:formula="of:=BITXOR([.$A36];[.Z$1])" table:style-name="ce2">
            <text:p>000058</text:p>
          </table:table-cell>
          <table:table-cell office:value-type="float" office:value="59" table:formula="of:=BITXOR([.$A36];[.AA$1])" table:style-name="ce2">
            <text:p>000059</text:p>
          </table:table-cell>
          <table:table-cell office:value-type="float" office:value="56" table:formula="of:=BITXOR([.$A36];[.AB$1])" table:style-name="ce2">
            <text:p>000056</text:p>
          </table:table-cell>
          <table:table-cell office:value-type="float" office:value="57" table:formula="of:=BITXOR([.$A36];[.AC$1])" table:style-name="ce2">
            <text:p>000057</text:p>
          </table:table-cell>
          <table:table-cell office:value-type="float" office:value="62" table:formula="of:=BITXOR([.$A36];[.AD$1])" table:style-name="ce2">
            <text:p>000062</text:p>
          </table:table-cell>
          <table:table-cell office:value-type="float" office:value="63" table:formula="of:=BITXOR([.$A36];[.AE$1])" table:style-name="ce2">
            <text:p>000063</text:p>
          </table:table-cell>
          <table:table-cell office:value-type="float" office:value="60" table:formula="of:=BITXOR([.$A36];[.AF$1])" table:style-name="ce2">
            <text:p>000060</text:p>
          </table:table-cell>
          <table:table-cell office:value-type="float" office:value="61" table:formula="of:=BITXOR([.$A36];[.AG$1])" table:style-name="ce2">
            <text:p>000061</text:p>
          </table:table-cell>
          <table:table-cell office:value-type="float" office:value="2" table:formula="of:=BITXOR([.$A36];[.AH$1])" table:style-name="ce2">
            <text:p>000002</text:p>
          </table:table-cell>
          <table:table-cell office:value-type="float" office:value="3" table:formula="of:=BITXOR([.$A36];[.AI$1])" table:style-name="ce2">
            <text:p>000003</text:p>
          </table:table-cell>
          <table:table-cell office:value-type="float" office:value="0" table:formula="of:=BITXOR([.$A36];[.AJ$1])" table:style-name="ce2">
            <text:p>000000</text:p>
          </table:table-cell>
          <table:table-cell office:value-type="float" office:value="1" table:formula="of:=BITXOR([.$A36];[.AK$1])" table:style-name="ce2">
            <text:p>000001</text:p>
          </table:table-cell>
          <table:table-cell office:value-type="float" office:value="6" table:formula="of:=BITXOR([.$A36];[.AL$1])" table:style-name="ce2">
            <text:p>000006</text:p>
          </table:table-cell>
          <table:table-cell office:value-type="float" office:value="7" table:formula="of:=BITXOR([.$A36];[.AM$1])" table:style-name="ce2">
            <text:p>000007</text:p>
          </table:table-cell>
          <table:table-cell office:value-type="float" office:value="4" table:formula="of:=BITXOR([.$A36];[.AN$1])" table:style-name="ce2">
            <text:p>000004</text:p>
          </table:table-cell>
          <table:table-cell office:value-type="float" office:value="5" table:formula="of:=BITXOR([.$A36];[.AO$1])" table:style-name="ce2">
            <text:p>000005</text:p>
          </table:table-cell>
          <table:table-cell office:value-type="float" office:value="10" table:formula="of:=BITXOR([.$A36];[.AP$1])" table:style-name="ce2">
            <text:p>000010</text:p>
          </table:table-cell>
          <table:table-cell office:value-type="float" office:value="11" table:formula="of:=BITXOR([.$A36];[.AQ$1])" table:style-name="ce2">
            <text:p>000011</text:p>
          </table:table-cell>
          <table:table-cell office:value-type="float" office:value="8" table:formula="of:=BITXOR([.$A36];[.AR$1])" table:style-name="ce2">
            <text:p>000008</text:p>
          </table:table-cell>
          <table:table-cell office:value-type="float" office:value="9" table:formula="of:=BITXOR([.$A36];[.AS$1])" table:style-name="ce2">
            <text:p>000009</text:p>
          </table:table-cell>
          <table:table-cell office:value-type="float" office:value="14" table:formula="of:=BITXOR([.$A36];[.AT$1])" table:style-name="ce2">
            <text:p>000014</text:p>
          </table:table-cell>
          <table:table-cell office:value-type="float" office:value="15" table:formula="of:=BITXOR([.$A36];[.AU$1])" table:style-name="ce2">
            <text:p>000015</text:p>
          </table:table-cell>
          <table:table-cell office:value-type="float" office:value="12" table:formula="of:=BITXOR([.$A36];[.AV$1])" table:style-name="ce2">
            <text:p>000012</text:p>
          </table:table-cell>
          <table:table-cell office:value-type="float" office:value="13" table:formula="of:=BITXOR([.$A36];[.AW$1])" table:style-name="ce2">
            <text:p>000013</text:p>
          </table:table-cell>
          <table:table-cell office:value-type="float" office:value="18" table:formula="of:=BITXOR([.$A36];[.AX$1])" table:style-name="ce2">
            <text:p>000018</text:p>
          </table:table-cell>
          <table:table-cell office:value-type="float" office:value="19" table:formula="of:=BITXOR([.$A36];[.AY$1])" table:style-name="ce2">
            <text:p>000019</text:p>
          </table:table-cell>
          <table:table-cell office:value-type="float" office:value="16" table:formula="of:=BITXOR([.$A36];[.AZ$1])" table:style-name="ce2">
            <text:p>000016</text:p>
          </table:table-cell>
          <table:table-cell office:value-type="float" office:value="17" table:formula="of:=BITXOR([.$A36];[.BA$1])" table:style-name="ce2">
            <text:p>000017</text:p>
          </table:table-cell>
          <table:table-cell office:value-type="float" office:value="22" table:formula="of:=BITXOR([.$A36];[.BB$1])" table:style-name="ce2">
            <text:p>000022</text:p>
          </table:table-cell>
          <table:table-cell office:value-type="float" office:value="23" table:formula="of:=BITXOR([.$A36];[.BC$1])" table:style-name="ce2">
            <text:p>000023</text:p>
          </table:table-cell>
          <table:table-cell office:value-type="float" office:value="20" table:formula="of:=BITXOR([.$A36];[.BD$1])" table:style-name="ce2">
            <text:p>000020</text:p>
          </table:table-cell>
          <table:table-cell office:value-type="float" office:value="21" table:formula="of:=BITXOR([.$A36];[.BE$1])" table:style-name="ce2">
            <text:p>000021</text:p>
          </table:table-cell>
          <table:table-cell office:value-type="float" office:value="26" table:formula="of:=BITXOR([.$A36];[.BF$1])" table:style-name="ce2">
            <text:p>000026</text:p>
          </table:table-cell>
          <table:table-cell office:value-type="float" office:value="27" table:formula="of:=BITXOR([.$A36];[.BG$1])" table:style-name="ce2">
            <text:p>000027</text:p>
          </table:table-cell>
          <table:table-cell office:value-type="float" office:value="24" table:formula="of:=BITXOR([.$A36];[.BH$1])" table:style-name="ce2">
            <text:p>000024</text:p>
          </table:table-cell>
          <table:table-cell office:value-type="float" office:value="25" table:formula="of:=BITXOR([.$A36];[.BI$1])" table:style-name="ce2">
            <text:p>000025</text:p>
          </table:table-cell>
          <table:table-cell office:value-type="float" office:value="30" table:formula="of:=BITXOR([.$A36];[.BJ$1])" table:style-name="ce2">
            <text:p>000030</text:p>
          </table:table-cell>
          <table:table-cell office:value-type="float" office:value="31" table:formula="of:=BITXOR([.$A36];[.BK$1])" table:style-name="ce2">
            <text:p>000031</text:p>
          </table:table-cell>
          <table:table-cell office:value-type="float" office:value="28" table:formula="of:=BITXOR([.$A36];[.BL$1])" table:style-name="ce2">
            <text:p>000028</text:p>
          </table:table-cell>
          <table:table-cell office:value-type="float" office:value="29" table:formula="of:=BITXOR([.$A36];[.BM$1])" table:style-name="ce2">
            <text:p>000029</text:p>
          </table:table-cell>
          <table:table-cell table:number-columns-repeated="16319"/>
        </table:table-row>
        <table:table-row table:style-name="ro1">
          <table:table-cell office:value-type="float" office:value="35" table:style-name="ce3">
            <text:p>000035</text:p>
          </table:table-cell>
          <table:table-cell office:value-type="float" office:value="35" table:formula="of:=BITXOR([.$A37];[.B$1])" table:style-name="ce2">
            <text:p>000035</text:p>
          </table:table-cell>
          <table:table-cell office:value-type="float" office:value="34" table:formula="of:=BITXOR([.$A37];[.C$1])" table:style-name="ce2">
            <text:p>000034</text:p>
          </table:table-cell>
          <table:table-cell office:value-type="float" office:value="33" table:formula="of:=BITXOR([.$A37];[.D$1])" table:style-name="ce2">
            <text:p>000033</text:p>
          </table:table-cell>
          <table:table-cell office:value-type="float" office:value="32" table:formula="of:=BITXOR([.$A37];[.E$1])" table:style-name="ce2">
            <text:p>000032</text:p>
          </table:table-cell>
          <table:table-cell office:value-type="float" office:value="39" table:formula="of:=BITXOR([.$A37];[.F$1])" table:style-name="ce2">
            <text:p>000039</text:p>
          </table:table-cell>
          <table:table-cell office:value-type="float" office:value="38" table:formula="of:=BITXOR([.$A37];[.G$1])" table:style-name="ce2">
            <text:p>000038</text:p>
          </table:table-cell>
          <table:table-cell office:value-type="float" office:value="37" table:formula="of:=BITXOR([.$A37];[.H$1])" table:style-name="ce2">
            <text:p>000037</text:p>
          </table:table-cell>
          <table:table-cell office:value-type="float" office:value="36" table:formula="of:=BITXOR([.$A37];[.I$1])" table:style-name="ce2">
            <text:p>000036</text:p>
          </table:table-cell>
          <table:table-cell office:value-type="float" office:value="43" table:formula="of:=BITXOR([.$A37];[.J$1])" table:style-name="ce2">
            <text:p>000043</text:p>
          </table:table-cell>
          <table:table-cell office:value-type="float" office:value="42" table:formula="of:=BITXOR([.$A37];[.K$1])" table:style-name="ce2">
            <text:p>000042</text:p>
          </table:table-cell>
          <table:table-cell office:value-type="float" office:value="41" table:formula="of:=BITXOR([.$A37];[.L$1])" table:style-name="ce2">
            <text:p>000041</text:p>
          </table:table-cell>
          <table:table-cell office:value-type="float" office:value="40" table:formula="of:=BITXOR([.$A37];[.M$1])" table:style-name="ce2">
            <text:p>000040</text:p>
          </table:table-cell>
          <table:table-cell office:value-type="float" office:value="47" table:formula="of:=BITXOR([.$A37];[.N$1])" table:style-name="ce2">
            <text:p>000047</text:p>
          </table:table-cell>
          <table:table-cell office:value-type="float" office:value="46" table:formula="of:=BITXOR([.$A37];[.O$1])" table:style-name="ce2">
            <text:p>000046</text:p>
          </table:table-cell>
          <table:table-cell office:value-type="float" office:value="45" table:formula="of:=BITXOR([.$A37];[.P$1])" table:style-name="ce2">
            <text:p>000045</text:p>
          </table:table-cell>
          <table:table-cell office:value-type="float" office:value="44" table:formula="of:=BITXOR([.$A37];[.Q$1])" table:style-name="ce2">
            <text:p>000044</text:p>
          </table:table-cell>
          <table:table-cell office:value-type="float" office:value="51" table:formula="of:=BITXOR([.$A37];[.R$1])" table:style-name="ce2">
            <text:p>000051</text:p>
          </table:table-cell>
          <table:table-cell office:value-type="float" office:value="50" table:formula="of:=BITXOR([.$A37];[.S$1])" table:style-name="ce2">
            <text:p>000050</text:p>
          </table:table-cell>
          <table:table-cell office:value-type="float" office:value="49" table:formula="of:=BITXOR([.$A37];[.T$1])" table:style-name="ce2">
            <text:p>000049</text:p>
          </table:table-cell>
          <table:table-cell office:value-type="float" office:value="48" table:formula="of:=BITXOR([.$A37];[.U$1])" table:style-name="ce2">
            <text:p>000048</text:p>
          </table:table-cell>
          <table:table-cell office:value-type="float" office:value="55" table:formula="of:=BITXOR([.$A37];[.V$1])" table:style-name="ce2">
            <text:p>000055</text:p>
          </table:table-cell>
          <table:table-cell office:value-type="float" office:value="54" table:formula="of:=BITXOR([.$A37];[.W$1])" table:style-name="ce2">
            <text:p>000054</text:p>
          </table:table-cell>
          <table:table-cell office:value-type="float" office:value="53" table:formula="of:=BITXOR([.$A37];[.X$1])" table:style-name="ce2">
            <text:p>000053</text:p>
          </table:table-cell>
          <table:table-cell office:value-type="float" office:value="52" table:formula="of:=BITXOR([.$A37];[.Y$1])" table:style-name="ce2">
            <text:p>000052</text:p>
          </table:table-cell>
          <table:table-cell office:value-type="float" office:value="59" table:formula="of:=BITXOR([.$A37];[.Z$1])" table:style-name="ce2">
            <text:p>000059</text:p>
          </table:table-cell>
          <table:table-cell office:value-type="float" office:value="58" table:formula="of:=BITXOR([.$A37];[.AA$1])" table:style-name="ce2">
            <text:p>000058</text:p>
          </table:table-cell>
          <table:table-cell office:value-type="float" office:value="57" table:formula="of:=BITXOR([.$A37];[.AB$1])" table:style-name="ce2">
            <text:p>000057</text:p>
          </table:table-cell>
          <table:table-cell office:value-type="float" office:value="56" table:formula="of:=BITXOR([.$A37];[.AC$1])" table:style-name="ce2">
            <text:p>000056</text:p>
          </table:table-cell>
          <table:table-cell office:value-type="float" office:value="63" table:formula="of:=BITXOR([.$A37];[.AD$1])" table:style-name="ce2">
            <text:p>000063</text:p>
          </table:table-cell>
          <table:table-cell office:value-type="float" office:value="62" table:formula="of:=BITXOR([.$A37];[.AE$1])" table:style-name="ce2">
            <text:p>000062</text:p>
          </table:table-cell>
          <table:table-cell office:value-type="float" office:value="61" table:formula="of:=BITXOR([.$A37];[.AF$1])" table:style-name="ce2">
            <text:p>000061</text:p>
          </table:table-cell>
          <table:table-cell office:value-type="float" office:value="60" table:formula="of:=BITXOR([.$A37];[.AG$1])" table:style-name="ce2">
            <text:p>000060</text:p>
          </table:table-cell>
          <table:table-cell office:value-type="float" office:value="3" table:formula="of:=BITXOR([.$A37];[.AH$1])" table:style-name="ce2">
            <text:p>000003</text:p>
          </table:table-cell>
          <table:table-cell office:value-type="float" office:value="2" table:formula="of:=BITXOR([.$A37];[.AI$1])" table:style-name="ce2">
            <text:p>000002</text:p>
          </table:table-cell>
          <table:table-cell office:value-type="float" office:value="1" table:formula="of:=BITXOR([.$A37];[.AJ$1])" table:style-name="ce2">
            <text:p>000001</text:p>
          </table:table-cell>
          <table:table-cell office:value-type="float" office:value="0" table:formula="of:=BITXOR([.$A37];[.AK$1])" table:style-name="ce2">
            <text:p>000000</text:p>
          </table:table-cell>
          <table:table-cell office:value-type="float" office:value="7" table:formula="of:=BITXOR([.$A37];[.AL$1])" table:style-name="ce2">
            <text:p>000007</text:p>
          </table:table-cell>
          <table:table-cell office:value-type="float" office:value="6" table:formula="of:=BITXOR([.$A37];[.AM$1])" table:style-name="ce2">
            <text:p>000006</text:p>
          </table:table-cell>
          <table:table-cell office:value-type="float" office:value="5" table:formula="of:=BITXOR([.$A37];[.AN$1])" table:style-name="ce2">
            <text:p>000005</text:p>
          </table:table-cell>
          <table:table-cell office:value-type="float" office:value="4" table:formula="of:=BITXOR([.$A37];[.AO$1])" table:style-name="ce2">
            <text:p>000004</text:p>
          </table:table-cell>
          <table:table-cell office:value-type="float" office:value="11" table:formula="of:=BITXOR([.$A37];[.AP$1])" table:style-name="ce2">
            <text:p>000011</text:p>
          </table:table-cell>
          <table:table-cell office:value-type="float" office:value="10" table:formula="of:=BITXOR([.$A37];[.AQ$1])" table:style-name="ce2">
            <text:p>000010</text:p>
          </table:table-cell>
          <table:table-cell office:value-type="float" office:value="9" table:formula="of:=BITXOR([.$A37];[.AR$1])" table:style-name="ce2">
            <text:p>000009</text:p>
          </table:table-cell>
          <table:table-cell office:value-type="float" office:value="8" table:formula="of:=BITXOR([.$A37];[.AS$1])" table:style-name="ce2">
            <text:p>000008</text:p>
          </table:table-cell>
          <table:table-cell office:value-type="float" office:value="15" table:formula="of:=BITXOR([.$A37];[.AT$1])" table:style-name="ce2">
            <text:p>000015</text:p>
          </table:table-cell>
          <table:table-cell office:value-type="float" office:value="14" table:formula="of:=BITXOR([.$A37];[.AU$1])" table:style-name="ce2">
            <text:p>000014</text:p>
          </table:table-cell>
          <table:table-cell office:value-type="float" office:value="13" table:formula="of:=BITXOR([.$A37];[.AV$1])" table:style-name="ce2">
            <text:p>000013</text:p>
          </table:table-cell>
          <table:table-cell office:value-type="float" office:value="12" table:formula="of:=BITXOR([.$A37];[.AW$1])" table:style-name="ce2">
            <text:p>000012</text:p>
          </table:table-cell>
          <table:table-cell office:value-type="float" office:value="19" table:formula="of:=BITXOR([.$A37];[.AX$1])" table:style-name="ce2">
            <text:p>000019</text:p>
          </table:table-cell>
          <table:table-cell office:value-type="float" office:value="18" table:formula="of:=BITXOR([.$A37];[.AY$1])" table:style-name="ce2">
            <text:p>000018</text:p>
          </table:table-cell>
          <table:table-cell office:value-type="float" office:value="17" table:formula="of:=BITXOR([.$A37];[.AZ$1])" table:style-name="ce2">
            <text:p>000017</text:p>
          </table:table-cell>
          <table:table-cell office:value-type="float" office:value="16" table:formula="of:=BITXOR([.$A37];[.BA$1])" table:style-name="ce2">
            <text:p>000016</text:p>
          </table:table-cell>
          <table:table-cell office:value-type="float" office:value="23" table:formula="of:=BITXOR([.$A37];[.BB$1])" table:style-name="ce2">
            <text:p>000023</text:p>
          </table:table-cell>
          <table:table-cell office:value-type="float" office:value="22" table:formula="of:=BITXOR([.$A37];[.BC$1])" table:style-name="ce2">
            <text:p>000022</text:p>
          </table:table-cell>
          <table:table-cell office:value-type="float" office:value="21" table:formula="of:=BITXOR([.$A37];[.BD$1])" table:style-name="ce2">
            <text:p>000021</text:p>
          </table:table-cell>
          <table:table-cell office:value-type="float" office:value="20" table:formula="of:=BITXOR([.$A37];[.BE$1])" table:style-name="ce2">
            <text:p>000020</text:p>
          </table:table-cell>
          <table:table-cell office:value-type="float" office:value="27" table:formula="of:=BITXOR([.$A37];[.BF$1])" table:style-name="ce2">
            <text:p>000027</text:p>
          </table:table-cell>
          <table:table-cell office:value-type="float" office:value="26" table:formula="of:=BITXOR([.$A37];[.BG$1])" table:style-name="ce2">
            <text:p>000026</text:p>
          </table:table-cell>
          <table:table-cell office:value-type="float" office:value="25" table:formula="of:=BITXOR([.$A37];[.BH$1])" table:style-name="ce2">
            <text:p>000025</text:p>
          </table:table-cell>
          <table:table-cell office:value-type="float" office:value="24" table:formula="of:=BITXOR([.$A37];[.BI$1])" table:style-name="ce2">
            <text:p>000024</text:p>
          </table:table-cell>
          <table:table-cell office:value-type="float" office:value="31" table:formula="of:=BITXOR([.$A37];[.BJ$1])" table:style-name="ce2">
            <text:p>000031</text:p>
          </table:table-cell>
          <table:table-cell office:value-type="float" office:value="30" table:formula="of:=BITXOR([.$A37];[.BK$1])" table:style-name="ce2">
            <text:p>000030</text:p>
          </table:table-cell>
          <table:table-cell office:value-type="float" office:value="29" table:formula="of:=BITXOR([.$A37];[.BL$1])" table:style-name="ce2">
            <text:p>000029</text:p>
          </table:table-cell>
          <table:table-cell office:value-type="float" office:value="28" table:formula="of:=BITXOR([.$A37];[.BM$1])" table:style-name="ce2">
            <text:p>000028</text:p>
          </table:table-cell>
          <table:table-cell table:number-columns-repeated="16319"/>
        </table:table-row>
        <table:table-row table:style-name="ro1">
          <table:table-cell office:value-type="float" office:value="36" table:style-name="ce3">
            <text:p>000036</text:p>
          </table:table-cell>
          <table:table-cell office:value-type="float" office:value="36" table:formula="of:=BITXOR([.$A38];[.B$1])" table:style-name="ce2">
            <text:p>000036</text:p>
          </table:table-cell>
          <table:table-cell office:value-type="float" office:value="37" table:formula="of:=BITXOR([.$A38];[.C$1])" table:style-name="ce2">
            <text:p>000037</text:p>
          </table:table-cell>
          <table:table-cell office:value-type="float" office:value="38" table:formula="of:=BITXOR([.$A38];[.D$1])" table:style-name="ce2">
            <text:p>000038</text:p>
          </table:table-cell>
          <table:table-cell office:value-type="float" office:value="39" table:formula="of:=BITXOR([.$A38];[.E$1])" table:style-name="ce2">
            <text:p>000039</text:p>
          </table:table-cell>
          <table:table-cell office:value-type="float" office:value="32" table:formula="of:=BITXOR([.$A38];[.F$1])" table:style-name="ce2">
            <text:p>000032</text:p>
          </table:table-cell>
          <table:table-cell office:value-type="float" office:value="33" table:formula="of:=BITXOR([.$A38];[.G$1])" table:style-name="ce2">
            <text:p>000033</text:p>
          </table:table-cell>
          <table:table-cell office:value-type="float" office:value="34" table:formula="of:=BITXOR([.$A38];[.H$1])" table:style-name="ce2">
            <text:p>000034</text:p>
          </table:table-cell>
          <table:table-cell office:value-type="float" office:value="35" table:formula="of:=BITXOR([.$A38];[.I$1])" table:style-name="ce2">
            <text:p>000035</text:p>
          </table:table-cell>
          <table:table-cell office:value-type="float" office:value="44" table:formula="of:=BITXOR([.$A38];[.J$1])" table:style-name="ce2">
            <text:p>000044</text:p>
          </table:table-cell>
          <table:table-cell office:value-type="float" office:value="45" table:formula="of:=BITXOR([.$A38];[.K$1])" table:style-name="ce2">
            <text:p>000045</text:p>
          </table:table-cell>
          <table:table-cell office:value-type="float" office:value="46" table:formula="of:=BITXOR([.$A38];[.L$1])" table:style-name="ce2">
            <text:p>000046</text:p>
          </table:table-cell>
          <table:table-cell office:value-type="float" office:value="47" table:formula="of:=BITXOR([.$A38];[.M$1])" table:style-name="ce2">
            <text:p>000047</text:p>
          </table:table-cell>
          <table:table-cell office:value-type="float" office:value="40" table:formula="of:=BITXOR([.$A38];[.N$1])" table:style-name="ce2">
            <text:p>000040</text:p>
          </table:table-cell>
          <table:table-cell office:value-type="float" office:value="41" table:formula="of:=BITXOR([.$A38];[.O$1])" table:style-name="ce2">
            <text:p>000041</text:p>
          </table:table-cell>
          <table:table-cell office:value-type="float" office:value="42" table:formula="of:=BITXOR([.$A38];[.P$1])" table:style-name="ce2">
            <text:p>000042</text:p>
          </table:table-cell>
          <table:table-cell office:value-type="float" office:value="43" table:formula="of:=BITXOR([.$A38];[.Q$1])" table:style-name="ce2">
            <text:p>000043</text:p>
          </table:table-cell>
          <table:table-cell office:value-type="float" office:value="52" table:formula="of:=BITXOR([.$A38];[.R$1])" table:style-name="ce2">
            <text:p>000052</text:p>
          </table:table-cell>
          <table:table-cell office:value-type="float" office:value="53" table:formula="of:=BITXOR([.$A38];[.S$1])" table:style-name="ce2">
            <text:p>000053</text:p>
          </table:table-cell>
          <table:table-cell office:value-type="float" office:value="54" table:formula="of:=BITXOR([.$A38];[.T$1])" table:style-name="ce2">
            <text:p>000054</text:p>
          </table:table-cell>
          <table:table-cell office:value-type="float" office:value="55" table:formula="of:=BITXOR([.$A38];[.U$1])" table:style-name="ce2">
            <text:p>000055</text:p>
          </table:table-cell>
          <table:table-cell office:value-type="float" office:value="48" table:formula="of:=BITXOR([.$A38];[.V$1])" table:style-name="ce2">
            <text:p>000048</text:p>
          </table:table-cell>
          <table:table-cell office:value-type="float" office:value="49" table:formula="of:=BITXOR([.$A38];[.W$1])" table:style-name="ce2">
            <text:p>000049</text:p>
          </table:table-cell>
          <table:table-cell office:value-type="float" office:value="50" table:formula="of:=BITXOR([.$A38];[.X$1])" table:style-name="ce2">
            <text:p>000050</text:p>
          </table:table-cell>
          <table:table-cell office:value-type="float" office:value="51" table:formula="of:=BITXOR([.$A38];[.Y$1])" table:style-name="ce2">
            <text:p>000051</text:p>
          </table:table-cell>
          <table:table-cell office:value-type="float" office:value="60" table:formula="of:=BITXOR([.$A38];[.Z$1])" table:style-name="ce2">
            <text:p>000060</text:p>
          </table:table-cell>
          <table:table-cell office:value-type="float" office:value="61" table:formula="of:=BITXOR([.$A38];[.AA$1])" table:style-name="ce2">
            <text:p>000061</text:p>
          </table:table-cell>
          <table:table-cell office:value-type="float" office:value="62" table:formula="of:=BITXOR([.$A38];[.AB$1])" table:style-name="ce2">
            <text:p>000062</text:p>
          </table:table-cell>
          <table:table-cell office:value-type="float" office:value="63" table:formula="of:=BITXOR([.$A38];[.AC$1])" table:style-name="ce2">
            <text:p>000063</text:p>
          </table:table-cell>
          <table:table-cell office:value-type="float" office:value="56" table:formula="of:=BITXOR([.$A38];[.AD$1])" table:style-name="ce2">
            <text:p>000056</text:p>
          </table:table-cell>
          <table:table-cell office:value-type="float" office:value="57" table:formula="of:=BITXOR([.$A38];[.AE$1])" table:style-name="ce2">
            <text:p>000057</text:p>
          </table:table-cell>
          <table:table-cell office:value-type="float" office:value="58" table:formula="of:=BITXOR([.$A38];[.AF$1])" table:style-name="ce2">
            <text:p>000058</text:p>
          </table:table-cell>
          <table:table-cell office:value-type="float" office:value="59" table:formula="of:=BITXOR([.$A38];[.AG$1])" table:style-name="ce2">
            <text:p>000059</text:p>
          </table:table-cell>
          <table:table-cell office:value-type="float" office:value="4" table:formula="of:=BITXOR([.$A38];[.AH$1])" table:style-name="ce2">
            <text:p>000004</text:p>
          </table:table-cell>
          <table:table-cell office:value-type="float" office:value="5" table:formula="of:=BITXOR([.$A38];[.AI$1])" table:style-name="ce2">
            <text:p>000005</text:p>
          </table:table-cell>
          <table:table-cell office:value-type="float" office:value="6" table:formula="of:=BITXOR([.$A38];[.AJ$1])" table:style-name="ce2">
            <text:p>000006</text:p>
          </table:table-cell>
          <table:table-cell office:value-type="float" office:value="7" table:formula="of:=BITXOR([.$A38];[.AK$1])" table:style-name="ce2">
            <text:p>000007</text:p>
          </table:table-cell>
          <table:table-cell office:value-type="float" office:value="0" table:formula="of:=BITXOR([.$A38];[.AL$1])" table:style-name="ce2">
            <text:p>000000</text:p>
          </table:table-cell>
          <table:table-cell office:value-type="float" office:value="1" table:formula="of:=BITXOR([.$A38];[.AM$1])" table:style-name="ce2">
            <text:p>000001</text:p>
          </table:table-cell>
          <table:table-cell office:value-type="float" office:value="2" table:formula="of:=BITXOR([.$A38];[.AN$1])" table:style-name="ce2">
            <text:p>000002</text:p>
          </table:table-cell>
          <table:table-cell office:value-type="float" office:value="3" table:formula="of:=BITXOR([.$A38];[.AO$1])" table:style-name="ce2">
            <text:p>000003</text:p>
          </table:table-cell>
          <table:table-cell office:value-type="float" office:value="12" table:formula="of:=BITXOR([.$A38];[.AP$1])" table:style-name="ce2">
            <text:p>000012</text:p>
          </table:table-cell>
          <table:table-cell office:value-type="float" office:value="13" table:formula="of:=BITXOR([.$A38];[.AQ$1])" table:style-name="ce2">
            <text:p>000013</text:p>
          </table:table-cell>
          <table:table-cell office:value-type="float" office:value="14" table:formula="of:=BITXOR([.$A38];[.AR$1])" table:style-name="ce2">
            <text:p>000014</text:p>
          </table:table-cell>
          <table:table-cell office:value-type="float" office:value="15" table:formula="of:=BITXOR([.$A38];[.AS$1])" table:style-name="ce2">
            <text:p>000015</text:p>
          </table:table-cell>
          <table:table-cell office:value-type="float" office:value="8" table:formula="of:=BITXOR([.$A38];[.AT$1])" table:style-name="ce2">
            <text:p>000008</text:p>
          </table:table-cell>
          <table:table-cell office:value-type="float" office:value="9" table:formula="of:=BITXOR([.$A38];[.AU$1])" table:style-name="ce2">
            <text:p>000009</text:p>
          </table:table-cell>
          <table:table-cell office:value-type="float" office:value="10" table:formula="of:=BITXOR([.$A38];[.AV$1])" table:style-name="ce2">
            <text:p>000010</text:p>
          </table:table-cell>
          <table:table-cell office:value-type="float" office:value="11" table:formula="of:=BITXOR([.$A38];[.AW$1])" table:style-name="ce2">
            <text:p>000011</text:p>
          </table:table-cell>
          <table:table-cell office:value-type="float" office:value="20" table:formula="of:=BITXOR([.$A38];[.AX$1])" table:style-name="ce2">
            <text:p>000020</text:p>
          </table:table-cell>
          <table:table-cell office:value-type="float" office:value="21" table:formula="of:=BITXOR([.$A38];[.AY$1])" table:style-name="ce2">
            <text:p>000021</text:p>
          </table:table-cell>
          <table:table-cell office:value-type="float" office:value="22" table:formula="of:=BITXOR([.$A38];[.AZ$1])" table:style-name="ce2">
            <text:p>000022</text:p>
          </table:table-cell>
          <table:table-cell office:value-type="float" office:value="23" table:formula="of:=BITXOR([.$A38];[.BA$1])" table:style-name="ce2">
            <text:p>000023</text:p>
          </table:table-cell>
          <table:table-cell office:value-type="float" office:value="16" table:formula="of:=BITXOR([.$A38];[.BB$1])" table:style-name="ce2">
            <text:p>000016</text:p>
          </table:table-cell>
          <table:table-cell office:value-type="float" office:value="17" table:formula="of:=BITXOR([.$A38];[.BC$1])" table:style-name="ce2">
            <text:p>000017</text:p>
          </table:table-cell>
          <table:table-cell office:value-type="float" office:value="18" table:formula="of:=BITXOR([.$A38];[.BD$1])" table:style-name="ce2">
            <text:p>000018</text:p>
          </table:table-cell>
          <table:table-cell office:value-type="float" office:value="19" table:formula="of:=BITXOR([.$A38];[.BE$1])" table:style-name="ce2">
            <text:p>000019</text:p>
          </table:table-cell>
          <table:table-cell office:value-type="float" office:value="28" table:formula="of:=BITXOR([.$A38];[.BF$1])" table:style-name="ce2">
            <text:p>000028</text:p>
          </table:table-cell>
          <table:table-cell office:value-type="float" office:value="29" table:formula="of:=BITXOR([.$A38];[.BG$1])" table:style-name="ce2">
            <text:p>000029</text:p>
          </table:table-cell>
          <table:table-cell office:value-type="float" office:value="30" table:formula="of:=BITXOR([.$A38];[.BH$1])" table:style-name="ce2">
            <text:p>000030</text:p>
          </table:table-cell>
          <table:table-cell office:value-type="float" office:value="31" table:formula="of:=BITXOR([.$A38];[.BI$1])" table:style-name="ce2">
            <text:p>000031</text:p>
          </table:table-cell>
          <table:table-cell office:value-type="float" office:value="24" table:formula="of:=BITXOR([.$A38];[.BJ$1])" table:style-name="ce2">
            <text:p>000024</text:p>
          </table:table-cell>
          <table:table-cell office:value-type="float" office:value="25" table:formula="of:=BITXOR([.$A38];[.BK$1])" table:style-name="ce2">
            <text:p>000025</text:p>
          </table:table-cell>
          <table:table-cell office:value-type="float" office:value="26" table:formula="of:=BITXOR([.$A38];[.BL$1])" table:style-name="ce2">
            <text:p>000026</text:p>
          </table:table-cell>
          <table:table-cell office:value-type="float" office:value="27" table:formula="of:=BITXOR([.$A38];[.BM$1])" table:style-name="ce2">
            <text:p>000027</text:p>
          </table:table-cell>
          <table:table-cell table:number-columns-repeated="16319"/>
        </table:table-row>
        <table:table-row table:style-name="ro1">
          <table:table-cell office:value-type="float" office:value="37" table:style-name="ce3">
            <text:p>000037</text:p>
          </table:table-cell>
          <table:table-cell office:value-type="float" office:value="37" table:formula="of:=BITXOR([.$A39];[.B$1])" table:style-name="ce2">
            <text:p>000037</text:p>
          </table:table-cell>
          <table:table-cell office:value-type="float" office:value="36" table:formula="of:=BITXOR([.$A39];[.C$1])" table:style-name="ce2">
            <text:p>000036</text:p>
          </table:table-cell>
          <table:table-cell office:value-type="float" office:value="39" table:formula="of:=BITXOR([.$A39];[.D$1])" table:style-name="ce2">
            <text:p>000039</text:p>
          </table:table-cell>
          <table:table-cell office:value-type="float" office:value="38" table:formula="of:=BITXOR([.$A39];[.E$1])" table:style-name="ce2">
            <text:p>000038</text:p>
          </table:table-cell>
          <table:table-cell office:value-type="float" office:value="33" table:formula="of:=BITXOR([.$A39];[.F$1])" table:style-name="ce2">
            <text:p>000033</text:p>
          </table:table-cell>
          <table:table-cell office:value-type="float" office:value="32" table:formula="of:=BITXOR([.$A39];[.G$1])" table:style-name="ce2">
            <text:p>000032</text:p>
          </table:table-cell>
          <table:table-cell office:value-type="float" office:value="35" table:formula="of:=BITXOR([.$A39];[.H$1])" table:style-name="ce2">
            <text:p>000035</text:p>
          </table:table-cell>
          <table:table-cell office:value-type="float" office:value="34" table:formula="of:=BITXOR([.$A39];[.I$1])" table:style-name="ce2">
            <text:p>000034</text:p>
          </table:table-cell>
          <table:table-cell office:value-type="float" office:value="45" table:formula="of:=BITXOR([.$A39];[.J$1])" table:style-name="ce2">
            <text:p>000045</text:p>
          </table:table-cell>
          <table:table-cell office:value-type="float" office:value="44" table:formula="of:=BITXOR([.$A39];[.K$1])" table:style-name="ce2">
            <text:p>000044</text:p>
          </table:table-cell>
          <table:table-cell office:value-type="float" office:value="47" table:formula="of:=BITXOR([.$A39];[.L$1])" table:style-name="ce2">
            <text:p>000047</text:p>
          </table:table-cell>
          <table:table-cell office:value-type="float" office:value="46" table:formula="of:=BITXOR([.$A39];[.M$1])" table:style-name="ce2">
            <text:p>000046</text:p>
          </table:table-cell>
          <table:table-cell office:value-type="float" office:value="41" table:formula="of:=BITXOR([.$A39];[.N$1])" table:style-name="ce2">
            <text:p>000041</text:p>
          </table:table-cell>
          <table:table-cell office:value-type="float" office:value="40" table:formula="of:=BITXOR([.$A39];[.O$1])" table:style-name="ce2">
            <text:p>000040</text:p>
          </table:table-cell>
          <table:table-cell office:value-type="float" office:value="43" table:formula="of:=BITXOR([.$A39];[.P$1])" table:style-name="ce2">
            <text:p>000043</text:p>
          </table:table-cell>
          <table:table-cell office:value-type="float" office:value="42" table:formula="of:=BITXOR([.$A39];[.Q$1])" table:style-name="ce2">
            <text:p>000042</text:p>
          </table:table-cell>
          <table:table-cell office:value-type="float" office:value="53" table:formula="of:=BITXOR([.$A39];[.R$1])" table:style-name="ce2">
            <text:p>000053</text:p>
          </table:table-cell>
          <table:table-cell office:value-type="float" office:value="52" table:formula="of:=BITXOR([.$A39];[.S$1])" table:style-name="ce2">
            <text:p>000052</text:p>
          </table:table-cell>
          <table:table-cell office:value-type="float" office:value="55" table:formula="of:=BITXOR([.$A39];[.T$1])" table:style-name="ce2">
            <text:p>000055</text:p>
          </table:table-cell>
          <table:table-cell office:value-type="float" office:value="54" table:formula="of:=BITXOR([.$A39];[.U$1])" table:style-name="ce2">
            <text:p>000054</text:p>
          </table:table-cell>
          <table:table-cell office:value-type="float" office:value="49" table:formula="of:=BITXOR([.$A39];[.V$1])" table:style-name="ce2">
            <text:p>000049</text:p>
          </table:table-cell>
          <table:table-cell office:value-type="float" office:value="48" table:formula="of:=BITXOR([.$A39];[.W$1])" table:style-name="ce2">
            <text:p>000048</text:p>
          </table:table-cell>
          <table:table-cell office:value-type="float" office:value="51" table:formula="of:=BITXOR([.$A39];[.X$1])" table:style-name="ce2">
            <text:p>000051</text:p>
          </table:table-cell>
          <table:table-cell office:value-type="float" office:value="50" table:formula="of:=BITXOR([.$A39];[.Y$1])" table:style-name="ce2">
            <text:p>000050</text:p>
          </table:table-cell>
          <table:table-cell office:value-type="float" office:value="61" table:formula="of:=BITXOR([.$A39];[.Z$1])" table:style-name="ce2">
            <text:p>000061</text:p>
          </table:table-cell>
          <table:table-cell office:value-type="float" office:value="60" table:formula="of:=BITXOR([.$A39];[.AA$1])" table:style-name="ce2">
            <text:p>000060</text:p>
          </table:table-cell>
          <table:table-cell office:value-type="float" office:value="63" table:formula="of:=BITXOR([.$A39];[.AB$1])" table:style-name="ce2">
            <text:p>000063</text:p>
          </table:table-cell>
          <table:table-cell office:value-type="float" office:value="62" table:formula="of:=BITXOR([.$A39];[.AC$1])" table:style-name="ce2">
            <text:p>000062</text:p>
          </table:table-cell>
          <table:table-cell office:value-type="float" office:value="57" table:formula="of:=BITXOR([.$A39];[.AD$1])" table:style-name="ce2">
            <text:p>000057</text:p>
          </table:table-cell>
          <table:table-cell office:value-type="float" office:value="56" table:formula="of:=BITXOR([.$A39];[.AE$1])" table:style-name="ce2">
            <text:p>000056</text:p>
          </table:table-cell>
          <table:table-cell office:value-type="float" office:value="59" table:formula="of:=BITXOR([.$A39];[.AF$1])" table:style-name="ce2">
            <text:p>000059</text:p>
          </table:table-cell>
          <table:table-cell office:value-type="float" office:value="58" table:formula="of:=BITXOR([.$A39];[.AG$1])" table:style-name="ce2">
            <text:p>000058</text:p>
          </table:table-cell>
          <table:table-cell office:value-type="float" office:value="5" table:formula="of:=BITXOR([.$A39];[.AH$1])" table:style-name="ce2">
            <text:p>000005</text:p>
          </table:table-cell>
          <table:table-cell office:value-type="float" office:value="4" table:formula="of:=BITXOR([.$A39];[.AI$1])" table:style-name="ce2">
            <text:p>000004</text:p>
          </table:table-cell>
          <table:table-cell office:value-type="float" office:value="7" table:formula="of:=BITXOR([.$A39];[.AJ$1])" table:style-name="ce2">
            <text:p>000007</text:p>
          </table:table-cell>
          <table:table-cell office:value-type="float" office:value="6" table:formula="of:=BITXOR([.$A39];[.AK$1])" table:style-name="ce2">
            <text:p>000006</text:p>
          </table:table-cell>
          <table:table-cell office:value-type="float" office:value="1" table:formula="of:=BITXOR([.$A39];[.AL$1])" table:style-name="ce2">
            <text:p>000001</text:p>
          </table:table-cell>
          <table:table-cell office:value-type="float" office:value="0" table:formula="of:=BITXOR([.$A39];[.AM$1])" table:style-name="ce2">
            <text:p>000000</text:p>
          </table:table-cell>
          <table:table-cell office:value-type="float" office:value="3" table:formula="of:=BITXOR([.$A39];[.AN$1])" table:style-name="ce2">
            <text:p>000003</text:p>
          </table:table-cell>
          <table:table-cell office:value-type="float" office:value="2" table:formula="of:=BITXOR([.$A39];[.AO$1])" table:style-name="ce2">
            <text:p>000002</text:p>
          </table:table-cell>
          <table:table-cell office:value-type="float" office:value="13" table:formula="of:=BITXOR([.$A39];[.AP$1])" table:style-name="ce2">
            <text:p>000013</text:p>
          </table:table-cell>
          <table:table-cell office:value-type="float" office:value="12" table:formula="of:=BITXOR([.$A39];[.AQ$1])" table:style-name="ce2">
            <text:p>000012</text:p>
          </table:table-cell>
          <table:table-cell office:value-type="float" office:value="15" table:formula="of:=BITXOR([.$A39];[.AR$1])" table:style-name="ce2">
            <text:p>000015</text:p>
          </table:table-cell>
          <table:table-cell office:value-type="float" office:value="14" table:formula="of:=BITXOR([.$A39];[.AS$1])" table:style-name="ce2">
            <text:p>000014</text:p>
          </table:table-cell>
          <table:table-cell office:value-type="float" office:value="9" table:formula="of:=BITXOR([.$A39];[.AT$1])" table:style-name="ce2">
            <text:p>000009</text:p>
          </table:table-cell>
          <table:table-cell office:value-type="float" office:value="8" table:formula="of:=BITXOR([.$A39];[.AU$1])" table:style-name="ce2">
            <text:p>000008</text:p>
          </table:table-cell>
          <table:table-cell office:value-type="float" office:value="11" table:formula="of:=BITXOR([.$A39];[.AV$1])" table:style-name="ce2">
            <text:p>000011</text:p>
          </table:table-cell>
          <table:table-cell office:value-type="float" office:value="10" table:formula="of:=BITXOR([.$A39];[.AW$1])" table:style-name="ce2">
            <text:p>000010</text:p>
          </table:table-cell>
          <table:table-cell office:value-type="float" office:value="21" table:formula="of:=BITXOR([.$A39];[.AX$1])" table:style-name="ce2">
            <text:p>000021</text:p>
          </table:table-cell>
          <table:table-cell office:value-type="float" office:value="20" table:formula="of:=BITXOR([.$A39];[.AY$1])" table:style-name="ce2">
            <text:p>000020</text:p>
          </table:table-cell>
          <table:table-cell office:value-type="float" office:value="23" table:formula="of:=BITXOR([.$A39];[.AZ$1])" table:style-name="ce2">
            <text:p>000023</text:p>
          </table:table-cell>
          <table:table-cell office:value-type="float" office:value="22" table:formula="of:=BITXOR([.$A39];[.BA$1])" table:style-name="ce2">
            <text:p>000022</text:p>
          </table:table-cell>
          <table:table-cell office:value-type="float" office:value="17" table:formula="of:=BITXOR([.$A39];[.BB$1])" table:style-name="ce2">
            <text:p>000017</text:p>
          </table:table-cell>
          <table:table-cell office:value-type="float" office:value="16" table:formula="of:=BITXOR([.$A39];[.BC$1])" table:style-name="ce2">
            <text:p>000016</text:p>
          </table:table-cell>
          <table:table-cell office:value-type="float" office:value="19" table:formula="of:=BITXOR([.$A39];[.BD$1])" table:style-name="ce2">
            <text:p>000019</text:p>
          </table:table-cell>
          <table:table-cell office:value-type="float" office:value="18" table:formula="of:=BITXOR([.$A39];[.BE$1])" table:style-name="ce2">
            <text:p>000018</text:p>
          </table:table-cell>
          <table:table-cell office:value-type="float" office:value="29" table:formula="of:=BITXOR([.$A39];[.BF$1])" table:style-name="ce2">
            <text:p>000029</text:p>
          </table:table-cell>
          <table:table-cell office:value-type="float" office:value="28" table:formula="of:=BITXOR([.$A39];[.BG$1])" table:style-name="ce2">
            <text:p>000028</text:p>
          </table:table-cell>
          <table:table-cell office:value-type="float" office:value="31" table:formula="of:=BITXOR([.$A39];[.BH$1])" table:style-name="ce2">
            <text:p>000031</text:p>
          </table:table-cell>
          <table:table-cell office:value-type="float" office:value="30" table:formula="of:=BITXOR([.$A39];[.BI$1])" table:style-name="ce2">
            <text:p>000030</text:p>
          </table:table-cell>
          <table:table-cell office:value-type="float" office:value="25" table:formula="of:=BITXOR([.$A39];[.BJ$1])" table:style-name="ce2">
            <text:p>000025</text:p>
          </table:table-cell>
          <table:table-cell office:value-type="float" office:value="24" table:formula="of:=BITXOR([.$A39];[.BK$1])" table:style-name="ce2">
            <text:p>000024</text:p>
          </table:table-cell>
          <table:table-cell office:value-type="float" office:value="27" table:formula="of:=BITXOR([.$A39];[.BL$1])" table:style-name="ce2">
            <text:p>000027</text:p>
          </table:table-cell>
          <table:table-cell office:value-type="float" office:value="26" table:formula="of:=BITXOR([.$A39];[.BM$1])" table:style-name="ce2">
            <text:p>000026</text:p>
          </table:table-cell>
          <table:table-cell table:number-columns-repeated="16319"/>
        </table:table-row>
        <table:table-row table:style-name="ro1">
          <table:table-cell office:value-type="float" office:value="38" table:style-name="ce3">
            <text:p>000038</text:p>
          </table:table-cell>
          <table:table-cell office:value-type="float" office:value="38" table:formula="of:=BITXOR([.$A40];[.B$1])" table:style-name="ce2">
            <text:p>000038</text:p>
          </table:table-cell>
          <table:table-cell office:value-type="float" office:value="39" table:formula="of:=BITXOR([.$A40];[.C$1])" table:style-name="ce2">
            <text:p>000039</text:p>
          </table:table-cell>
          <table:table-cell office:value-type="float" office:value="36" table:formula="of:=BITXOR([.$A40];[.D$1])" table:style-name="ce2">
            <text:p>000036</text:p>
          </table:table-cell>
          <table:table-cell office:value-type="float" office:value="37" table:formula="of:=BITXOR([.$A40];[.E$1])" table:style-name="ce2">
            <text:p>000037</text:p>
          </table:table-cell>
          <table:table-cell office:value-type="float" office:value="34" table:formula="of:=BITXOR([.$A40];[.F$1])" table:style-name="ce2">
            <text:p>000034</text:p>
          </table:table-cell>
          <table:table-cell office:value-type="float" office:value="35" table:formula="of:=BITXOR([.$A40];[.G$1])" table:style-name="ce2">
            <text:p>000035</text:p>
          </table:table-cell>
          <table:table-cell office:value-type="float" office:value="32" table:formula="of:=BITXOR([.$A40];[.H$1])" table:style-name="ce2">
            <text:p>000032</text:p>
          </table:table-cell>
          <table:table-cell office:value-type="float" office:value="33" table:formula="of:=BITXOR([.$A40];[.I$1])" table:style-name="ce2">
            <text:p>000033</text:p>
          </table:table-cell>
          <table:table-cell office:value-type="float" office:value="46" table:formula="of:=BITXOR([.$A40];[.J$1])" table:style-name="ce2">
            <text:p>000046</text:p>
          </table:table-cell>
          <table:table-cell office:value-type="float" office:value="47" table:formula="of:=BITXOR([.$A40];[.K$1])" table:style-name="ce2">
            <text:p>000047</text:p>
          </table:table-cell>
          <table:table-cell office:value-type="float" office:value="44" table:formula="of:=BITXOR([.$A40];[.L$1])" table:style-name="ce2">
            <text:p>000044</text:p>
          </table:table-cell>
          <table:table-cell office:value-type="float" office:value="45" table:formula="of:=BITXOR([.$A40];[.M$1])" table:style-name="ce2">
            <text:p>000045</text:p>
          </table:table-cell>
          <table:table-cell office:value-type="float" office:value="42" table:formula="of:=BITXOR([.$A40];[.N$1])" table:style-name="ce2">
            <text:p>000042</text:p>
          </table:table-cell>
          <table:table-cell office:value-type="float" office:value="43" table:formula="of:=BITXOR([.$A40];[.O$1])" table:style-name="ce2">
            <text:p>000043</text:p>
          </table:table-cell>
          <table:table-cell office:value-type="float" office:value="40" table:formula="of:=BITXOR([.$A40];[.P$1])" table:style-name="ce2">
            <text:p>000040</text:p>
          </table:table-cell>
          <table:table-cell office:value-type="float" office:value="41" table:formula="of:=BITXOR([.$A40];[.Q$1])" table:style-name="ce2">
            <text:p>000041</text:p>
          </table:table-cell>
          <table:table-cell office:value-type="float" office:value="54" table:formula="of:=BITXOR([.$A40];[.R$1])" table:style-name="ce2">
            <text:p>000054</text:p>
          </table:table-cell>
          <table:table-cell office:value-type="float" office:value="55" table:formula="of:=BITXOR([.$A40];[.S$1])" table:style-name="ce2">
            <text:p>000055</text:p>
          </table:table-cell>
          <table:table-cell office:value-type="float" office:value="52" table:formula="of:=BITXOR([.$A40];[.T$1])" table:style-name="ce2">
            <text:p>000052</text:p>
          </table:table-cell>
          <table:table-cell office:value-type="float" office:value="53" table:formula="of:=BITXOR([.$A40];[.U$1])" table:style-name="ce2">
            <text:p>000053</text:p>
          </table:table-cell>
          <table:table-cell office:value-type="float" office:value="50" table:formula="of:=BITXOR([.$A40];[.V$1])" table:style-name="ce2">
            <text:p>000050</text:p>
          </table:table-cell>
          <table:table-cell office:value-type="float" office:value="51" table:formula="of:=BITXOR([.$A40];[.W$1])" table:style-name="ce2">
            <text:p>000051</text:p>
          </table:table-cell>
          <table:table-cell office:value-type="float" office:value="48" table:formula="of:=BITXOR([.$A40];[.X$1])" table:style-name="ce2">
            <text:p>000048</text:p>
          </table:table-cell>
          <table:table-cell office:value-type="float" office:value="49" table:formula="of:=BITXOR([.$A40];[.Y$1])" table:style-name="ce2">
            <text:p>000049</text:p>
          </table:table-cell>
          <table:table-cell office:value-type="float" office:value="62" table:formula="of:=BITXOR([.$A40];[.Z$1])" table:style-name="ce2">
            <text:p>000062</text:p>
          </table:table-cell>
          <table:table-cell office:value-type="float" office:value="63" table:formula="of:=BITXOR([.$A40];[.AA$1])" table:style-name="ce2">
            <text:p>000063</text:p>
          </table:table-cell>
          <table:table-cell office:value-type="float" office:value="60" table:formula="of:=BITXOR([.$A40];[.AB$1])" table:style-name="ce2">
            <text:p>000060</text:p>
          </table:table-cell>
          <table:table-cell office:value-type="float" office:value="61" table:formula="of:=BITXOR([.$A40];[.AC$1])" table:style-name="ce2">
            <text:p>000061</text:p>
          </table:table-cell>
          <table:table-cell office:value-type="float" office:value="58" table:formula="of:=BITXOR([.$A40];[.AD$1])" table:style-name="ce2">
            <text:p>000058</text:p>
          </table:table-cell>
          <table:table-cell office:value-type="float" office:value="59" table:formula="of:=BITXOR([.$A40];[.AE$1])" table:style-name="ce2">
            <text:p>000059</text:p>
          </table:table-cell>
          <table:table-cell office:value-type="float" office:value="56" table:formula="of:=BITXOR([.$A40];[.AF$1])" table:style-name="ce2">
            <text:p>000056</text:p>
          </table:table-cell>
          <table:table-cell office:value-type="float" office:value="57" table:formula="of:=BITXOR([.$A40];[.AG$1])" table:style-name="ce2">
            <text:p>000057</text:p>
          </table:table-cell>
          <table:table-cell office:value-type="float" office:value="6" table:formula="of:=BITXOR([.$A40];[.AH$1])" table:style-name="ce2">
            <text:p>000006</text:p>
          </table:table-cell>
          <table:table-cell office:value-type="float" office:value="7" table:formula="of:=BITXOR([.$A40];[.AI$1])" table:style-name="ce2">
            <text:p>000007</text:p>
          </table:table-cell>
          <table:table-cell office:value-type="float" office:value="4" table:formula="of:=BITXOR([.$A40];[.AJ$1])" table:style-name="ce2">
            <text:p>000004</text:p>
          </table:table-cell>
          <table:table-cell office:value-type="float" office:value="5" table:formula="of:=BITXOR([.$A40];[.AK$1])" table:style-name="ce2">
            <text:p>000005</text:p>
          </table:table-cell>
          <table:table-cell office:value-type="float" office:value="2" table:formula="of:=BITXOR([.$A40];[.AL$1])" table:style-name="ce2">
            <text:p>000002</text:p>
          </table:table-cell>
          <table:table-cell office:value-type="float" office:value="3" table:formula="of:=BITXOR([.$A40];[.AM$1])" table:style-name="ce2">
            <text:p>000003</text:p>
          </table:table-cell>
          <table:table-cell office:value-type="float" office:value="0" table:formula="of:=BITXOR([.$A40];[.AN$1])" table:style-name="ce2">
            <text:p>000000</text:p>
          </table:table-cell>
          <table:table-cell office:value-type="float" office:value="1" table:formula="of:=BITXOR([.$A40];[.AO$1])" table:style-name="ce2">
            <text:p>000001</text:p>
          </table:table-cell>
          <table:table-cell office:value-type="float" office:value="14" table:formula="of:=BITXOR([.$A40];[.AP$1])" table:style-name="ce2">
            <text:p>000014</text:p>
          </table:table-cell>
          <table:table-cell office:value-type="float" office:value="15" table:formula="of:=BITXOR([.$A40];[.AQ$1])" table:style-name="ce2">
            <text:p>000015</text:p>
          </table:table-cell>
          <table:table-cell office:value-type="float" office:value="12" table:formula="of:=BITXOR([.$A40];[.AR$1])" table:style-name="ce2">
            <text:p>000012</text:p>
          </table:table-cell>
          <table:table-cell office:value-type="float" office:value="13" table:formula="of:=BITXOR([.$A40];[.AS$1])" table:style-name="ce2">
            <text:p>000013</text:p>
          </table:table-cell>
          <table:table-cell office:value-type="float" office:value="10" table:formula="of:=BITXOR([.$A40];[.AT$1])" table:style-name="ce2">
            <text:p>000010</text:p>
          </table:table-cell>
          <table:table-cell office:value-type="float" office:value="11" table:formula="of:=BITXOR([.$A40];[.AU$1])" table:style-name="ce2">
            <text:p>000011</text:p>
          </table:table-cell>
          <table:table-cell office:value-type="float" office:value="8" table:formula="of:=BITXOR([.$A40];[.AV$1])" table:style-name="ce2">
            <text:p>000008</text:p>
          </table:table-cell>
          <table:table-cell office:value-type="float" office:value="9" table:formula="of:=BITXOR([.$A40];[.AW$1])" table:style-name="ce2">
            <text:p>000009</text:p>
          </table:table-cell>
          <table:table-cell office:value-type="float" office:value="22" table:formula="of:=BITXOR([.$A40];[.AX$1])" table:style-name="ce2">
            <text:p>000022</text:p>
          </table:table-cell>
          <table:table-cell office:value-type="float" office:value="23" table:formula="of:=BITXOR([.$A40];[.AY$1])" table:style-name="ce2">
            <text:p>000023</text:p>
          </table:table-cell>
          <table:table-cell office:value-type="float" office:value="20" table:formula="of:=BITXOR([.$A40];[.AZ$1])" table:style-name="ce2">
            <text:p>000020</text:p>
          </table:table-cell>
          <table:table-cell office:value-type="float" office:value="21" table:formula="of:=BITXOR([.$A40];[.BA$1])" table:style-name="ce2">
            <text:p>000021</text:p>
          </table:table-cell>
          <table:table-cell office:value-type="float" office:value="18" table:formula="of:=BITXOR([.$A40];[.BB$1])" table:style-name="ce2">
            <text:p>000018</text:p>
          </table:table-cell>
          <table:table-cell office:value-type="float" office:value="19" table:formula="of:=BITXOR([.$A40];[.BC$1])" table:style-name="ce2">
            <text:p>000019</text:p>
          </table:table-cell>
          <table:table-cell office:value-type="float" office:value="16" table:formula="of:=BITXOR([.$A40];[.BD$1])" table:style-name="ce2">
            <text:p>000016</text:p>
          </table:table-cell>
          <table:table-cell office:value-type="float" office:value="17" table:formula="of:=BITXOR([.$A40];[.BE$1])" table:style-name="ce2">
            <text:p>000017</text:p>
          </table:table-cell>
          <table:table-cell office:value-type="float" office:value="30" table:formula="of:=BITXOR([.$A40];[.BF$1])" table:style-name="ce2">
            <text:p>000030</text:p>
          </table:table-cell>
          <table:table-cell office:value-type="float" office:value="31" table:formula="of:=BITXOR([.$A40];[.BG$1])" table:style-name="ce2">
            <text:p>000031</text:p>
          </table:table-cell>
          <table:table-cell office:value-type="float" office:value="28" table:formula="of:=BITXOR([.$A40];[.BH$1])" table:style-name="ce2">
            <text:p>000028</text:p>
          </table:table-cell>
          <table:table-cell office:value-type="float" office:value="29" table:formula="of:=BITXOR([.$A40];[.BI$1])" table:style-name="ce2">
            <text:p>000029</text:p>
          </table:table-cell>
          <table:table-cell office:value-type="float" office:value="26" table:formula="of:=BITXOR([.$A40];[.BJ$1])" table:style-name="ce2">
            <text:p>000026</text:p>
          </table:table-cell>
          <table:table-cell office:value-type="float" office:value="27" table:formula="of:=BITXOR([.$A40];[.BK$1])" table:style-name="ce2">
            <text:p>000027</text:p>
          </table:table-cell>
          <table:table-cell office:value-type="float" office:value="24" table:formula="of:=BITXOR([.$A40];[.BL$1])" table:style-name="ce2">
            <text:p>000024</text:p>
          </table:table-cell>
          <table:table-cell office:value-type="float" office:value="25" table:formula="of:=BITXOR([.$A40];[.BM$1])" table:style-name="ce2">
            <text:p>000025</text:p>
          </table:table-cell>
          <table:table-cell table:number-columns-repeated="16319"/>
        </table:table-row>
        <table:table-row table:style-name="ro1">
          <table:table-cell office:value-type="float" office:value="39" table:style-name="ce3">
            <text:p>000039</text:p>
          </table:table-cell>
          <table:table-cell office:value-type="float" office:value="39" table:formula="of:=BITXOR([.$A41];[.B$1])" table:style-name="ce2">
            <text:p>000039</text:p>
          </table:table-cell>
          <table:table-cell office:value-type="float" office:value="38" table:formula="of:=BITXOR([.$A41];[.C$1])" table:style-name="ce2">
            <text:p>000038</text:p>
          </table:table-cell>
          <table:table-cell office:value-type="float" office:value="37" table:formula="of:=BITXOR([.$A41];[.D$1])" table:style-name="ce2">
            <text:p>000037</text:p>
          </table:table-cell>
          <table:table-cell office:value-type="float" office:value="36" table:formula="of:=BITXOR([.$A41];[.E$1])" table:style-name="ce2">
            <text:p>000036</text:p>
          </table:table-cell>
          <table:table-cell office:value-type="float" office:value="35" table:formula="of:=BITXOR([.$A41];[.F$1])" table:style-name="ce2">
            <text:p>000035</text:p>
          </table:table-cell>
          <table:table-cell office:value-type="float" office:value="34" table:formula="of:=BITXOR([.$A41];[.G$1])" table:style-name="ce2">
            <text:p>000034</text:p>
          </table:table-cell>
          <table:table-cell office:value-type="float" office:value="33" table:formula="of:=BITXOR([.$A41];[.H$1])" table:style-name="ce2">
            <text:p>000033</text:p>
          </table:table-cell>
          <table:table-cell office:value-type="float" office:value="32" table:formula="of:=BITXOR([.$A41];[.I$1])" table:style-name="ce2">
            <text:p>000032</text:p>
          </table:table-cell>
          <table:table-cell office:value-type="float" office:value="47" table:formula="of:=BITXOR([.$A41];[.J$1])" table:style-name="ce2">
            <text:p>000047</text:p>
          </table:table-cell>
          <table:table-cell office:value-type="float" office:value="46" table:formula="of:=BITXOR([.$A41];[.K$1])" table:style-name="ce2">
            <text:p>000046</text:p>
          </table:table-cell>
          <table:table-cell office:value-type="float" office:value="45" table:formula="of:=BITXOR([.$A41];[.L$1])" table:style-name="ce2">
            <text:p>000045</text:p>
          </table:table-cell>
          <table:table-cell office:value-type="float" office:value="44" table:formula="of:=BITXOR([.$A41];[.M$1])" table:style-name="ce2">
            <text:p>000044</text:p>
          </table:table-cell>
          <table:table-cell office:value-type="float" office:value="43" table:formula="of:=BITXOR([.$A41];[.N$1])" table:style-name="ce2">
            <text:p>000043</text:p>
          </table:table-cell>
          <table:table-cell office:value-type="float" office:value="42" table:formula="of:=BITXOR([.$A41];[.O$1])" table:style-name="ce2">
            <text:p>000042</text:p>
          </table:table-cell>
          <table:table-cell office:value-type="float" office:value="41" table:formula="of:=BITXOR([.$A41];[.P$1])" table:style-name="ce2">
            <text:p>000041</text:p>
          </table:table-cell>
          <table:table-cell office:value-type="float" office:value="40" table:formula="of:=BITXOR([.$A41];[.Q$1])" table:style-name="ce2">
            <text:p>000040</text:p>
          </table:table-cell>
          <table:table-cell office:value-type="float" office:value="55" table:formula="of:=BITXOR([.$A41];[.R$1])" table:style-name="ce2">
            <text:p>000055</text:p>
          </table:table-cell>
          <table:table-cell office:value-type="float" office:value="54" table:formula="of:=BITXOR([.$A41];[.S$1])" table:style-name="ce2">
            <text:p>000054</text:p>
          </table:table-cell>
          <table:table-cell office:value-type="float" office:value="53" table:formula="of:=BITXOR([.$A41];[.T$1])" table:style-name="ce2">
            <text:p>000053</text:p>
          </table:table-cell>
          <table:table-cell office:value-type="float" office:value="52" table:formula="of:=BITXOR([.$A41];[.U$1])" table:style-name="ce2">
            <text:p>000052</text:p>
          </table:table-cell>
          <table:table-cell office:value-type="float" office:value="51" table:formula="of:=BITXOR([.$A41];[.V$1])" table:style-name="ce2">
            <text:p>000051</text:p>
          </table:table-cell>
          <table:table-cell office:value-type="float" office:value="50" table:formula="of:=BITXOR([.$A41];[.W$1])" table:style-name="ce2">
            <text:p>000050</text:p>
          </table:table-cell>
          <table:table-cell office:value-type="float" office:value="49" table:formula="of:=BITXOR([.$A41];[.X$1])" table:style-name="ce2">
            <text:p>000049</text:p>
          </table:table-cell>
          <table:table-cell office:value-type="float" office:value="48" table:formula="of:=BITXOR([.$A41];[.Y$1])" table:style-name="ce2">
            <text:p>000048</text:p>
          </table:table-cell>
          <table:table-cell office:value-type="float" office:value="63" table:formula="of:=BITXOR([.$A41];[.Z$1])" table:style-name="ce2">
            <text:p>000063</text:p>
          </table:table-cell>
          <table:table-cell office:value-type="float" office:value="62" table:formula="of:=BITXOR([.$A41];[.AA$1])" table:style-name="ce2">
            <text:p>000062</text:p>
          </table:table-cell>
          <table:table-cell office:value-type="float" office:value="61" table:formula="of:=BITXOR([.$A41];[.AB$1])" table:style-name="ce2">
            <text:p>000061</text:p>
          </table:table-cell>
          <table:table-cell office:value-type="float" office:value="60" table:formula="of:=BITXOR([.$A41];[.AC$1])" table:style-name="ce2">
            <text:p>000060</text:p>
          </table:table-cell>
          <table:table-cell office:value-type="float" office:value="59" table:formula="of:=BITXOR([.$A41];[.AD$1])" table:style-name="ce2">
            <text:p>000059</text:p>
          </table:table-cell>
          <table:table-cell office:value-type="float" office:value="58" table:formula="of:=BITXOR([.$A41];[.AE$1])" table:style-name="ce2">
            <text:p>000058</text:p>
          </table:table-cell>
          <table:table-cell office:value-type="float" office:value="57" table:formula="of:=BITXOR([.$A41];[.AF$1])" table:style-name="ce2">
            <text:p>000057</text:p>
          </table:table-cell>
          <table:table-cell office:value-type="float" office:value="56" table:formula="of:=BITXOR([.$A41];[.AG$1])" table:style-name="ce2">
            <text:p>000056</text:p>
          </table:table-cell>
          <table:table-cell office:value-type="float" office:value="7" table:formula="of:=BITXOR([.$A41];[.AH$1])" table:style-name="ce2">
            <text:p>000007</text:p>
          </table:table-cell>
          <table:table-cell office:value-type="float" office:value="6" table:formula="of:=BITXOR([.$A41];[.AI$1])" table:style-name="ce2">
            <text:p>000006</text:p>
          </table:table-cell>
          <table:table-cell office:value-type="float" office:value="5" table:formula="of:=BITXOR([.$A41];[.AJ$1])" table:style-name="ce2">
            <text:p>000005</text:p>
          </table:table-cell>
          <table:table-cell office:value-type="float" office:value="4" table:formula="of:=BITXOR([.$A41];[.AK$1])" table:style-name="ce2">
            <text:p>000004</text:p>
          </table:table-cell>
          <table:table-cell office:value-type="float" office:value="3" table:formula="of:=BITXOR([.$A41];[.AL$1])" table:style-name="ce2">
            <text:p>000003</text:p>
          </table:table-cell>
          <table:table-cell office:value-type="float" office:value="2" table:formula="of:=BITXOR([.$A41];[.AM$1])" table:style-name="ce2">
            <text:p>000002</text:p>
          </table:table-cell>
          <table:table-cell office:value-type="float" office:value="1" table:formula="of:=BITXOR([.$A41];[.AN$1])" table:style-name="ce2">
            <text:p>000001</text:p>
          </table:table-cell>
          <table:table-cell office:value-type="float" office:value="0" table:formula="of:=BITXOR([.$A41];[.AO$1])" table:style-name="ce2">
            <text:p>000000</text:p>
          </table:table-cell>
          <table:table-cell office:value-type="float" office:value="15" table:formula="of:=BITXOR([.$A41];[.AP$1])" table:style-name="ce2">
            <text:p>000015</text:p>
          </table:table-cell>
          <table:table-cell office:value-type="float" office:value="14" table:formula="of:=BITXOR([.$A41];[.AQ$1])" table:style-name="ce2">
            <text:p>000014</text:p>
          </table:table-cell>
          <table:table-cell office:value-type="float" office:value="13" table:formula="of:=BITXOR([.$A41];[.AR$1])" table:style-name="ce2">
            <text:p>000013</text:p>
          </table:table-cell>
          <table:table-cell office:value-type="float" office:value="12" table:formula="of:=BITXOR([.$A41];[.AS$1])" table:style-name="ce2">
            <text:p>000012</text:p>
          </table:table-cell>
          <table:table-cell office:value-type="float" office:value="11" table:formula="of:=BITXOR([.$A41];[.AT$1])" table:style-name="ce2">
            <text:p>000011</text:p>
          </table:table-cell>
          <table:table-cell office:value-type="float" office:value="10" table:formula="of:=BITXOR([.$A41];[.AU$1])" table:style-name="ce2">
            <text:p>000010</text:p>
          </table:table-cell>
          <table:table-cell office:value-type="float" office:value="9" table:formula="of:=BITXOR([.$A41];[.AV$1])" table:style-name="ce2">
            <text:p>000009</text:p>
          </table:table-cell>
          <table:table-cell office:value-type="float" office:value="8" table:formula="of:=BITXOR([.$A41];[.AW$1])" table:style-name="ce2">
            <text:p>000008</text:p>
          </table:table-cell>
          <table:table-cell office:value-type="float" office:value="23" table:formula="of:=BITXOR([.$A41];[.AX$1])" table:style-name="ce2">
            <text:p>000023</text:p>
          </table:table-cell>
          <table:table-cell office:value-type="float" office:value="22" table:formula="of:=BITXOR([.$A41];[.AY$1])" table:style-name="ce2">
            <text:p>000022</text:p>
          </table:table-cell>
          <table:table-cell office:value-type="float" office:value="21" table:formula="of:=BITXOR([.$A41];[.AZ$1])" table:style-name="ce2">
            <text:p>000021</text:p>
          </table:table-cell>
          <table:table-cell office:value-type="float" office:value="20" table:formula="of:=BITXOR([.$A41];[.BA$1])" table:style-name="ce2">
            <text:p>000020</text:p>
          </table:table-cell>
          <table:table-cell office:value-type="float" office:value="19" table:formula="of:=BITXOR([.$A41];[.BB$1])" table:style-name="ce2">
            <text:p>000019</text:p>
          </table:table-cell>
          <table:table-cell office:value-type="float" office:value="18" table:formula="of:=BITXOR([.$A41];[.BC$1])" table:style-name="ce2">
            <text:p>000018</text:p>
          </table:table-cell>
          <table:table-cell office:value-type="float" office:value="17" table:formula="of:=BITXOR([.$A41];[.BD$1])" table:style-name="ce2">
            <text:p>000017</text:p>
          </table:table-cell>
          <table:table-cell office:value-type="float" office:value="16" table:formula="of:=BITXOR([.$A41];[.BE$1])" table:style-name="ce2">
            <text:p>000016</text:p>
          </table:table-cell>
          <table:table-cell office:value-type="float" office:value="31" table:formula="of:=BITXOR([.$A41];[.BF$1])" table:style-name="ce2">
            <text:p>000031</text:p>
          </table:table-cell>
          <table:table-cell office:value-type="float" office:value="30" table:formula="of:=BITXOR([.$A41];[.BG$1])" table:style-name="ce2">
            <text:p>000030</text:p>
          </table:table-cell>
          <table:table-cell office:value-type="float" office:value="29" table:formula="of:=BITXOR([.$A41];[.BH$1])" table:style-name="ce2">
            <text:p>000029</text:p>
          </table:table-cell>
          <table:table-cell office:value-type="float" office:value="28" table:formula="of:=BITXOR([.$A41];[.BI$1])" table:style-name="ce2">
            <text:p>000028</text:p>
          </table:table-cell>
          <table:table-cell office:value-type="float" office:value="27" table:formula="of:=BITXOR([.$A41];[.BJ$1])" table:style-name="ce2">
            <text:p>000027</text:p>
          </table:table-cell>
          <table:table-cell office:value-type="float" office:value="26" table:formula="of:=BITXOR([.$A41];[.BK$1])" table:style-name="ce2">
            <text:p>000026</text:p>
          </table:table-cell>
          <table:table-cell office:value-type="float" office:value="25" table:formula="of:=BITXOR([.$A41];[.BL$1])" table:style-name="ce2">
            <text:p>000025</text:p>
          </table:table-cell>
          <table:table-cell office:value-type="float" office:value="24" table:formula="of:=BITXOR([.$A41];[.BM$1])" table:style-name="ce2">
            <text:p>000024</text:p>
          </table:table-cell>
          <table:table-cell table:number-columns-repeated="16319"/>
        </table:table-row>
        <table:table-row table:style-name="ro1">
          <table:table-cell office:value-type="float" office:value="40" table:style-name="ce3">
            <text:p>000040</text:p>
          </table:table-cell>
          <table:table-cell office:value-type="float" office:value="40" table:formula="of:=BITXOR([.$A42];[.B$1])" table:style-name="ce2">
            <text:p>000040</text:p>
          </table:table-cell>
          <table:table-cell office:value-type="float" office:value="41" table:formula="of:=BITXOR([.$A42];[.C$1])" table:style-name="ce2">
            <text:p>000041</text:p>
          </table:table-cell>
          <table:table-cell office:value-type="float" office:value="42" table:formula="of:=BITXOR([.$A42];[.D$1])" table:style-name="ce2">
            <text:p>000042</text:p>
          </table:table-cell>
          <table:table-cell office:value-type="float" office:value="43" table:formula="of:=BITXOR([.$A42];[.E$1])" table:style-name="ce2">
            <text:p>000043</text:p>
          </table:table-cell>
          <table:table-cell office:value-type="float" office:value="44" table:formula="of:=BITXOR([.$A42];[.F$1])" table:style-name="ce2">
            <text:p>000044</text:p>
          </table:table-cell>
          <table:table-cell office:value-type="float" office:value="45" table:formula="of:=BITXOR([.$A42];[.G$1])" table:style-name="ce2">
            <text:p>000045</text:p>
          </table:table-cell>
          <table:table-cell office:value-type="float" office:value="46" table:formula="of:=BITXOR([.$A42];[.H$1])" table:style-name="ce2">
            <text:p>000046</text:p>
          </table:table-cell>
          <table:table-cell office:value-type="float" office:value="47" table:formula="of:=BITXOR([.$A42];[.I$1])" table:style-name="ce2">
            <text:p>000047</text:p>
          </table:table-cell>
          <table:table-cell office:value-type="float" office:value="32" table:formula="of:=BITXOR([.$A42];[.J$1])" table:style-name="ce2">
            <text:p>000032</text:p>
          </table:table-cell>
          <table:table-cell office:value-type="float" office:value="33" table:formula="of:=BITXOR([.$A42];[.K$1])" table:style-name="ce2">
            <text:p>000033</text:p>
          </table:table-cell>
          <table:table-cell office:value-type="float" office:value="34" table:formula="of:=BITXOR([.$A42];[.L$1])" table:style-name="ce2">
            <text:p>000034</text:p>
          </table:table-cell>
          <table:table-cell office:value-type="float" office:value="35" table:formula="of:=BITXOR([.$A42];[.M$1])" table:style-name="ce2">
            <text:p>000035</text:p>
          </table:table-cell>
          <table:table-cell office:value-type="float" office:value="36" table:formula="of:=BITXOR([.$A42];[.N$1])" table:style-name="ce2">
            <text:p>000036</text:p>
          </table:table-cell>
          <table:table-cell office:value-type="float" office:value="37" table:formula="of:=BITXOR([.$A42];[.O$1])" table:style-name="ce2">
            <text:p>000037</text:p>
          </table:table-cell>
          <table:table-cell office:value-type="float" office:value="38" table:formula="of:=BITXOR([.$A42];[.P$1])" table:style-name="ce2">
            <text:p>000038</text:p>
          </table:table-cell>
          <table:table-cell office:value-type="float" office:value="39" table:formula="of:=BITXOR([.$A42];[.Q$1])" table:style-name="ce2">
            <text:p>000039</text:p>
          </table:table-cell>
          <table:table-cell office:value-type="float" office:value="56" table:formula="of:=BITXOR([.$A42];[.R$1])" table:style-name="ce2">
            <text:p>000056</text:p>
          </table:table-cell>
          <table:table-cell office:value-type="float" office:value="57" table:formula="of:=BITXOR([.$A42];[.S$1])" table:style-name="ce2">
            <text:p>000057</text:p>
          </table:table-cell>
          <table:table-cell office:value-type="float" office:value="58" table:formula="of:=BITXOR([.$A42];[.T$1])" table:style-name="ce2">
            <text:p>000058</text:p>
          </table:table-cell>
          <table:table-cell office:value-type="float" office:value="59" table:formula="of:=BITXOR([.$A42];[.U$1])" table:style-name="ce2">
            <text:p>000059</text:p>
          </table:table-cell>
          <table:table-cell office:value-type="float" office:value="60" table:formula="of:=BITXOR([.$A42];[.V$1])" table:style-name="ce2">
            <text:p>000060</text:p>
          </table:table-cell>
          <table:table-cell office:value-type="float" office:value="61" table:formula="of:=BITXOR([.$A42];[.W$1])" table:style-name="ce2">
            <text:p>000061</text:p>
          </table:table-cell>
          <table:table-cell office:value-type="float" office:value="62" table:formula="of:=BITXOR([.$A42];[.X$1])" table:style-name="ce2">
            <text:p>000062</text:p>
          </table:table-cell>
          <table:table-cell office:value-type="float" office:value="63" table:formula="of:=BITXOR([.$A42];[.Y$1])" table:style-name="ce2">
            <text:p>000063</text:p>
          </table:table-cell>
          <table:table-cell office:value-type="float" office:value="48" table:formula="of:=BITXOR([.$A42];[.Z$1])" table:style-name="ce2">
            <text:p>000048</text:p>
          </table:table-cell>
          <table:table-cell office:value-type="float" office:value="49" table:formula="of:=BITXOR([.$A42];[.AA$1])" table:style-name="ce2">
            <text:p>000049</text:p>
          </table:table-cell>
          <table:table-cell office:value-type="float" office:value="50" table:formula="of:=BITXOR([.$A42];[.AB$1])" table:style-name="ce2">
            <text:p>000050</text:p>
          </table:table-cell>
          <table:table-cell office:value-type="float" office:value="51" table:formula="of:=BITXOR([.$A42];[.AC$1])" table:style-name="ce2">
            <text:p>000051</text:p>
          </table:table-cell>
          <table:table-cell office:value-type="float" office:value="52" table:formula="of:=BITXOR([.$A42];[.AD$1])" table:style-name="ce2">
            <text:p>000052</text:p>
          </table:table-cell>
          <table:table-cell office:value-type="float" office:value="53" table:formula="of:=BITXOR([.$A42];[.AE$1])" table:style-name="ce2">
            <text:p>000053</text:p>
          </table:table-cell>
          <table:table-cell office:value-type="float" office:value="54" table:formula="of:=BITXOR([.$A42];[.AF$1])" table:style-name="ce2">
            <text:p>000054</text:p>
          </table:table-cell>
          <table:table-cell office:value-type="float" office:value="55" table:formula="of:=BITXOR([.$A42];[.AG$1])" table:style-name="ce2">
            <text:p>000055</text:p>
          </table:table-cell>
          <table:table-cell office:value-type="float" office:value="8" table:formula="of:=BITXOR([.$A42];[.AH$1])" table:style-name="ce2">
            <text:p>000008</text:p>
          </table:table-cell>
          <table:table-cell office:value-type="float" office:value="9" table:formula="of:=BITXOR([.$A42];[.AI$1])" table:style-name="ce2">
            <text:p>000009</text:p>
          </table:table-cell>
          <table:table-cell office:value-type="float" office:value="10" table:formula="of:=BITXOR([.$A42];[.AJ$1])" table:style-name="ce2">
            <text:p>000010</text:p>
          </table:table-cell>
          <table:table-cell office:value-type="float" office:value="11" table:formula="of:=BITXOR([.$A42];[.AK$1])" table:style-name="ce2">
            <text:p>000011</text:p>
          </table:table-cell>
          <table:table-cell office:value-type="float" office:value="12" table:formula="of:=BITXOR([.$A42];[.AL$1])" table:style-name="ce2">
            <text:p>000012</text:p>
          </table:table-cell>
          <table:table-cell office:value-type="float" office:value="13" table:formula="of:=BITXOR([.$A42];[.AM$1])" table:style-name="ce2">
            <text:p>000013</text:p>
          </table:table-cell>
          <table:table-cell office:value-type="float" office:value="14" table:formula="of:=BITXOR([.$A42];[.AN$1])" table:style-name="ce2">
            <text:p>000014</text:p>
          </table:table-cell>
          <table:table-cell office:value-type="float" office:value="15" table:formula="of:=BITXOR([.$A42];[.AO$1])" table:style-name="ce2">
            <text:p>000015</text:p>
          </table:table-cell>
          <table:table-cell office:value-type="float" office:value="0" table:formula="of:=BITXOR([.$A42];[.AP$1])" table:style-name="ce2">
            <text:p>000000</text:p>
          </table:table-cell>
          <table:table-cell office:value-type="float" office:value="1" table:formula="of:=BITXOR([.$A42];[.AQ$1])" table:style-name="ce2">
            <text:p>000001</text:p>
          </table:table-cell>
          <table:table-cell office:value-type="float" office:value="2" table:formula="of:=BITXOR([.$A42];[.AR$1])" table:style-name="ce2">
            <text:p>000002</text:p>
          </table:table-cell>
          <table:table-cell office:value-type="float" office:value="3" table:formula="of:=BITXOR([.$A42];[.AS$1])" table:style-name="ce2">
            <text:p>000003</text:p>
          </table:table-cell>
          <table:table-cell office:value-type="float" office:value="4" table:formula="of:=BITXOR([.$A42];[.AT$1])" table:style-name="ce2">
            <text:p>000004</text:p>
          </table:table-cell>
          <table:table-cell office:value-type="float" office:value="5" table:formula="of:=BITXOR([.$A42];[.AU$1])" table:style-name="ce2">
            <text:p>000005</text:p>
          </table:table-cell>
          <table:table-cell office:value-type="float" office:value="6" table:formula="of:=BITXOR([.$A42];[.AV$1])" table:style-name="ce2">
            <text:p>000006</text:p>
          </table:table-cell>
          <table:table-cell office:value-type="float" office:value="7" table:formula="of:=BITXOR([.$A42];[.AW$1])" table:style-name="ce2">
            <text:p>000007</text:p>
          </table:table-cell>
          <table:table-cell office:value-type="float" office:value="24" table:formula="of:=BITXOR([.$A42];[.AX$1])" table:style-name="ce2">
            <text:p>000024</text:p>
          </table:table-cell>
          <table:table-cell office:value-type="float" office:value="25" table:formula="of:=BITXOR([.$A42];[.AY$1])" table:style-name="ce2">
            <text:p>000025</text:p>
          </table:table-cell>
          <table:table-cell office:value-type="float" office:value="26" table:formula="of:=BITXOR([.$A42];[.AZ$1])" table:style-name="ce2">
            <text:p>000026</text:p>
          </table:table-cell>
          <table:table-cell office:value-type="float" office:value="27" table:formula="of:=BITXOR([.$A42];[.BA$1])" table:style-name="ce2">
            <text:p>000027</text:p>
          </table:table-cell>
          <table:table-cell office:value-type="float" office:value="28" table:formula="of:=BITXOR([.$A42];[.BB$1])" table:style-name="ce2">
            <text:p>000028</text:p>
          </table:table-cell>
          <table:table-cell office:value-type="float" office:value="29" table:formula="of:=BITXOR([.$A42];[.BC$1])" table:style-name="ce2">
            <text:p>000029</text:p>
          </table:table-cell>
          <table:table-cell office:value-type="float" office:value="30" table:formula="of:=BITXOR([.$A42];[.BD$1])" table:style-name="ce2">
            <text:p>000030</text:p>
          </table:table-cell>
          <table:table-cell office:value-type="float" office:value="31" table:formula="of:=BITXOR([.$A42];[.BE$1])" table:style-name="ce2">
            <text:p>000031</text:p>
          </table:table-cell>
          <table:table-cell office:value-type="float" office:value="16" table:formula="of:=BITXOR([.$A42];[.BF$1])" table:style-name="ce2">
            <text:p>000016</text:p>
          </table:table-cell>
          <table:table-cell office:value-type="float" office:value="17" table:formula="of:=BITXOR([.$A42];[.BG$1])" table:style-name="ce2">
            <text:p>000017</text:p>
          </table:table-cell>
          <table:table-cell office:value-type="float" office:value="18" table:formula="of:=BITXOR([.$A42];[.BH$1])" table:style-name="ce2">
            <text:p>000018</text:p>
          </table:table-cell>
          <table:table-cell office:value-type="float" office:value="19" table:formula="of:=BITXOR([.$A42];[.BI$1])" table:style-name="ce2">
            <text:p>000019</text:p>
          </table:table-cell>
          <table:table-cell office:value-type="float" office:value="20" table:formula="of:=BITXOR([.$A42];[.BJ$1])" table:style-name="ce2">
            <text:p>000020</text:p>
          </table:table-cell>
          <table:table-cell office:value-type="float" office:value="21" table:formula="of:=BITXOR([.$A42];[.BK$1])" table:style-name="ce2">
            <text:p>000021</text:p>
          </table:table-cell>
          <table:table-cell office:value-type="float" office:value="22" table:formula="of:=BITXOR([.$A42];[.BL$1])" table:style-name="ce2">
            <text:p>000022</text:p>
          </table:table-cell>
          <table:table-cell office:value-type="float" office:value="23" table:formula="of:=BITXOR([.$A42];[.BM$1])" table:style-name="ce2">
            <text:p>000023</text:p>
          </table:table-cell>
          <table:table-cell table:number-columns-repeated="16319"/>
        </table:table-row>
        <table:table-row table:style-name="ro1">
          <table:table-cell office:value-type="float" office:value="41" table:style-name="ce3">
            <text:p>000041</text:p>
          </table:table-cell>
          <table:table-cell office:value-type="float" office:value="41" table:formula="of:=BITXOR([.$A43];[.B$1])" table:style-name="ce2">
            <text:p>000041</text:p>
          </table:table-cell>
          <table:table-cell office:value-type="float" office:value="40" table:formula="of:=BITXOR([.$A43];[.C$1])" table:style-name="ce2">
            <text:p>000040</text:p>
          </table:table-cell>
          <table:table-cell office:value-type="float" office:value="43" table:formula="of:=BITXOR([.$A43];[.D$1])" table:style-name="ce2">
            <text:p>000043</text:p>
          </table:table-cell>
          <table:table-cell office:value-type="float" office:value="42" table:formula="of:=BITXOR([.$A43];[.E$1])" table:style-name="ce2">
            <text:p>000042</text:p>
          </table:table-cell>
          <table:table-cell office:value-type="float" office:value="45" table:formula="of:=BITXOR([.$A43];[.F$1])" table:style-name="ce2">
            <text:p>000045</text:p>
          </table:table-cell>
          <table:table-cell office:value-type="float" office:value="44" table:formula="of:=BITXOR([.$A43];[.G$1])" table:style-name="ce2">
            <text:p>000044</text:p>
          </table:table-cell>
          <table:table-cell office:value-type="float" office:value="47" table:formula="of:=BITXOR([.$A43];[.H$1])" table:style-name="ce2">
            <text:p>000047</text:p>
          </table:table-cell>
          <table:table-cell office:value-type="float" office:value="46" table:formula="of:=BITXOR([.$A43];[.I$1])" table:style-name="ce2">
            <text:p>000046</text:p>
          </table:table-cell>
          <table:table-cell office:value-type="float" office:value="33" table:formula="of:=BITXOR([.$A43];[.J$1])" table:style-name="ce2">
            <text:p>000033</text:p>
          </table:table-cell>
          <table:table-cell office:value-type="float" office:value="32" table:formula="of:=BITXOR([.$A43];[.K$1])" table:style-name="ce2">
            <text:p>000032</text:p>
          </table:table-cell>
          <table:table-cell office:value-type="float" office:value="35" table:formula="of:=BITXOR([.$A43];[.L$1])" table:style-name="ce2">
            <text:p>000035</text:p>
          </table:table-cell>
          <table:table-cell office:value-type="float" office:value="34" table:formula="of:=BITXOR([.$A43];[.M$1])" table:style-name="ce2">
            <text:p>000034</text:p>
          </table:table-cell>
          <table:table-cell office:value-type="float" office:value="37" table:formula="of:=BITXOR([.$A43];[.N$1])" table:style-name="ce2">
            <text:p>000037</text:p>
          </table:table-cell>
          <table:table-cell office:value-type="float" office:value="36" table:formula="of:=BITXOR([.$A43];[.O$1])" table:style-name="ce2">
            <text:p>000036</text:p>
          </table:table-cell>
          <table:table-cell office:value-type="float" office:value="39" table:formula="of:=BITXOR([.$A43];[.P$1])" table:style-name="ce2">
            <text:p>000039</text:p>
          </table:table-cell>
          <table:table-cell office:value-type="float" office:value="38" table:formula="of:=BITXOR([.$A43];[.Q$1])" table:style-name="ce2">
            <text:p>000038</text:p>
          </table:table-cell>
          <table:table-cell office:value-type="float" office:value="57" table:formula="of:=BITXOR([.$A43];[.R$1])" table:style-name="ce2">
            <text:p>000057</text:p>
          </table:table-cell>
          <table:table-cell office:value-type="float" office:value="56" table:formula="of:=BITXOR([.$A43];[.S$1])" table:style-name="ce2">
            <text:p>000056</text:p>
          </table:table-cell>
          <table:table-cell office:value-type="float" office:value="59" table:formula="of:=BITXOR([.$A43];[.T$1])" table:style-name="ce2">
            <text:p>000059</text:p>
          </table:table-cell>
          <table:table-cell office:value-type="float" office:value="58" table:formula="of:=BITXOR([.$A43];[.U$1])" table:style-name="ce2">
            <text:p>000058</text:p>
          </table:table-cell>
          <table:table-cell office:value-type="float" office:value="61" table:formula="of:=BITXOR([.$A43];[.V$1])" table:style-name="ce2">
            <text:p>000061</text:p>
          </table:table-cell>
          <table:table-cell office:value-type="float" office:value="60" table:formula="of:=BITXOR([.$A43];[.W$1])" table:style-name="ce2">
            <text:p>000060</text:p>
          </table:table-cell>
          <table:table-cell office:value-type="float" office:value="63" table:formula="of:=BITXOR([.$A43];[.X$1])" table:style-name="ce2">
            <text:p>000063</text:p>
          </table:table-cell>
          <table:table-cell office:value-type="float" office:value="62" table:formula="of:=BITXOR([.$A43];[.Y$1])" table:style-name="ce2">
            <text:p>000062</text:p>
          </table:table-cell>
          <table:table-cell office:value-type="float" office:value="49" table:formula="of:=BITXOR([.$A43];[.Z$1])" table:style-name="ce2">
            <text:p>000049</text:p>
          </table:table-cell>
          <table:table-cell office:value-type="float" office:value="48" table:formula="of:=BITXOR([.$A43];[.AA$1])" table:style-name="ce2">
            <text:p>000048</text:p>
          </table:table-cell>
          <table:table-cell office:value-type="float" office:value="51" table:formula="of:=BITXOR([.$A43];[.AB$1])" table:style-name="ce2">
            <text:p>000051</text:p>
          </table:table-cell>
          <table:table-cell office:value-type="float" office:value="50" table:formula="of:=BITXOR([.$A43];[.AC$1])" table:style-name="ce2">
            <text:p>000050</text:p>
          </table:table-cell>
          <table:table-cell office:value-type="float" office:value="53" table:formula="of:=BITXOR([.$A43];[.AD$1])" table:style-name="ce2">
            <text:p>000053</text:p>
          </table:table-cell>
          <table:table-cell office:value-type="float" office:value="52" table:formula="of:=BITXOR([.$A43];[.AE$1])" table:style-name="ce2">
            <text:p>000052</text:p>
          </table:table-cell>
          <table:table-cell office:value-type="float" office:value="55" table:formula="of:=BITXOR([.$A43];[.AF$1])" table:style-name="ce2">
            <text:p>000055</text:p>
          </table:table-cell>
          <table:table-cell office:value-type="float" office:value="54" table:formula="of:=BITXOR([.$A43];[.AG$1])" table:style-name="ce2">
            <text:p>000054</text:p>
          </table:table-cell>
          <table:table-cell office:value-type="float" office:value="9" table:formula="of:=BITXOR([.$A43];[.AH$1])" table:style-name="ce2">
            <text:p>000009</text:p>
          </table:table-cell>
          <table:table-cell office:value-type="float" office:value="8" table:formula="of:=BITXOR([.$A43];[.AI$1])" table:style-name="ce2">
            <text:p>000008</text:p>
          </table:table-cell>
          <table:table-cell office:value-type="float" office:value="11" table:formula="of:=BITXOR([.$A43];[.AJ$1])" table:style-name="ce2">
            <text:p>000011</text:p>
          </table:table-cell>
          <table:table-cell office:value-type="float" office:value="10" table:formula="of:=BITXOR([.$A43];[.AK$1])" table:style-name="ce2">
            <text:p>000010</text:p>
          </table:table-cell>
          <table:table-cell office:value-type="float" office:value="13" table:formula="of:=BITXOR([.$A43];[.AL$1])" table:style-name="ce2">
            <text:p>000013</text:p>
          </table:table-cell>
          <table:table-cell office:value-type="float" office:value="12" table:formula="of:=BITXOR([.$A43];[.AM$1])" table:style-name="ce2">
            <text:p>000012</text:p>
          </table:table-cell>
          <table:table-cell office:value-type="float" office:value="15" table:formula="of:=BITXOR([.$A43];[.AN$1])" table:style-name="ce2">
            <text:p>000015</text:p>
          </table:table-cell>
          <table:table-cell office:value-type="float" office:value="14" table:formula="of:=BITXOR([.$A43];[.AO$1])" table:style-name="ce2">
            <text:p>000014</text:p>
          </table:table-cell>
          <table:table-cell office:value-type="float" office:value="1" table:formula="of:=BITXOR([.$A43];[.AP$1])" table:style-name="ce2">
            <text:p>000001</text:p>
          </table:table-cell>
          <table:table-cell office:value-type="float" office:value="0" table:formula="of:=BITXOR([.$A43];[.AQ$1])" table:style-name="ce2">
            <text:p>000000</text:p>
          </table:table-cell>
          <table:table-cell office:value-type="float" office:value="3" table:formula="of:=BITXOR([.$A43];[.AR$1])" table:style-name="ce2">
            <text:p>000003</text:p>
          </table:table-cell>
          <table:table-cell office:value-type="float" office:value="2" table:formula="of:=BITXOR([.$A43];[.AS$1])" table:style-name="ce2">
            <text:p>000002</text:p>
          </table:table-cell>
          <table:table-cell office:value-type="float" office:value="5" table:formula="of:=BITXOR([.$A43];[.AT$1])" table:style-name="ce2">
            <text:p>000005</text:p>
          </table:table-cell>
          <table:table-cell office:value-type="float" office:value="4" table:formula="of:=BITXOR([.$A43];[.AU$1])" table:style-name="ce2">
            <text:p>000004</text:p>
          </table:table-cell>
          <table:table-cell office:value-type="float" office:value="7" table:formula="of:=BITXOR([.$A43];[.AV$1])" table:style-name="ce2">
            <text:p>000007</text:p>
          </table:table-cell>
          <table:table-cell office:value-type="float" office:value="6" table:formula="of:=BITXOR([.$A43];[.AW$1])" table:style-name="ce2">
            <text:p>000006</text:p>
          </table:table-cell>
          <table:table-cell office:value-type="float" office:value="25" table:formula="of:=BITXOR([.$A43];[.AX$1])" table:style-name="ce2">
            <text:p>000025</text:p>
          </table:table-cell>
          <table:table-cell office:value-type="float" office:value="24" table:formula="of:=BITXOR([.$A43];[.AY$1])" table:style-name="ce2">
            <text:p>000024</text:p>
          </table:table-cell>
          <table:table-cell office:value-type="float" office:value="27" table:formula="of:=BITXOR([.$A43];[.AZ$1])" table:style-name="ce2">
            <text:p>000027</text:p>
          </table:table-cell>
          <table:table-cell office:value-type="float" office:value="26" table:formula="of:=BITXOR([.$A43];[.BA$1])" table:style-name="ce2">
            <text:p>000026</text:p>
          </table:table-cell>
          <table:table-cell office:value-type="float" office:value="29" table:formula="of:=BITXOR([.$A43];[.BB$1])" table:style-name="ce2">
            <text:p>000029</text:p>
          </table:table-cell>
          <table:table-cell office:value-type="float" office:value="28" table:formula="of:=BITXOR([.$A43];[.BC$1])" table:style-name="ce2">
            <text:p>000028</text:p>
          </table:table-cell>
          <table:table-cell office:value-type="float" office:value="31" table:formula="of:=BITXOR([.$A43];[.BD$1])" table:style-name="ce2">
            <text:p>000031</text:p>
          </table:table-cell>
          <table:table-cell office:value-type="float" office:value="30" table:formula="of:=BITXOR([.$A43];[.BE$1])" table:style-name="ce2">
            <text:p>000030</text:p>
          </table:table-cell>
          <table:table-cell office:value-type="float" office:value="17" table:formula="of:=BITXOR([.$A43];[.BF$1])" table:style-name="ce2">
            <text:p>000017</text:p>
          </table:table-cell>
          <table:table-cell office:value-type="float" office:value="16" table:formula="of:=BITXOR([.$A43];[.BG$1])" table:style-name="ce2">
            <text:p>000016</text:p>
          </table:table-cell>
          <table:table-cell office:value-type="float" office:value="19" table:formula="of:=BITXOR([.$A43];[.BH$1])" table:style-name="ce2">
            <text:p>000019</text:p>
          </table:table-cell>
          <table:table-cell office:value-type="float" office:value="18" table:formula="of:=BITXOR([.$A43];[.BI$1])" table:style-name="ce2">
            <text:p>000018</text:p>
          </table:table-cell>
          <table:table-cell office:value-type="float" office:value="21" table:formula="of:=BITXOR([.$A43];[.BJ$1])" table:style-name="ce2">
            <text:p>000021</text:p>
          </table:table-cell>
          <table:table-cell office:value-type="float" office:value="20" table:formula="of:=BITXOR([.$A43];[.BK$1])" table:style-name="ce2">
            <text:p>000020</text:p>
          </table:table-cell>
          <table:table-cell office:value-type="float" office:value="23" table:formula="of:=BITXOR([.$A43];[.BL$1])" table:style-name="ce2">
            <text:p>000023</text:p>
          </table:table-cell>
          <table:table-cell office:value-type="float" office:value="22" table:formula="of:=BITXOR([.$A43];[.BM$1])" table:style-name="ce2">
            <text:p>000022</text:p>
          </table:table-cell>
          <table:table-cell table:number-columns-repeated="16319"/>
        </table:table-row>
        <table:table-row table:style-name="ro1">
          <table:table-cell office:value-type="float" office:value="42" table:style-name="ce3">
            <text:p>000042</text:p>
          </table:table-cell>
          <table:table-cell office:value-type="float" office:value="42" table:formula="of:=BITXOR([.$A44];[.B$1])" table:style-name="ce2">
            <text:p>000042</text:p>
          </table:table-cell>
          <table:table-cell office:value-type="float" office:value="43" table:formula="of:=BITXOR([.$A44];[.C$1])" table:style-name="ce2">
            <text:p>000043</text:p>
          </table:table-cell>
          <table:table-cell office:value-type="float" office:value="40" table:formula="of:=BITXOR([.$A44];[.D$1])" table:style-name="ce2">
            <text:p>000040</text:p>
          </table:table-cell>
          <table:table-cell office:value-type="float" office:value="41" table:formula="of:=BITXOR([.$A44];[.E$1])" table:style-name="ce2">
            <text:p>000041</text:p>
          </table:table-cell>
          <table:table-cell office:value-type="float" office:value="46" table:formula="of:=BITXOR([.$A44];[.F$1])" table:style-name="ce2">
            <text:p>000046</text:p>
          </table:table-cell>
          <table:table-cell office:value-type="float" office:value="47" table:formula="of:=BITXOR([.$A44];[.G$1])" table:style-name="ce2">
            <text:p>000047</text:p>
          </table:table-cell>
          <table:table-cell office:value-type="float" office:value="44" table:formula="of:=BITXOR([.$A44];[.H$1])" table:style-name="ce2">
            <text:p>000044</text:p>
          </table:table-cell>
          <table:table-cell office:value-type="float" office:value="45" table:formula="of:=BITXOR([.$A44];[.I$1])" table:style-name="ce2">
            <text:p>000045</text:p>
          </table:table-cell>
          <table:table-cell office:value-type="float" office:value="34" table:formula="of:=BITXOR([.$A44];[.J$1])" table:style-name="ce2">
            <text:p>000034</text:p>
          </table:table-cell>
          <table:table-cell office:value-type="float" office:value="35" table:formula="of:=BITXOR([.$A44];[.K$1])" table:style-name="ce2">
            <text:p>000035</text:p>
          </table:table-cell>
          <table:table-cell office:value-type="float" office:value="32" table:formula="of:=BITXOR([.$A44];[.L$1])" table:style-name="ce2">
            <text:p>000032</text:p>
          </table:table-cell>
          <table:table-cell office:value-type="float" office:value="33" table:formula="of:=BITXOR([.$A44];[.M$1])" table:style-name="ce2">
            <text:p>000033</text:p>
          </table:table-cell>
          <table:table-cell office:value-type="float" office:value="38" table:formula="of:=BITXOR([.$A44];[.N$1])" table:style-name="ce2">
            <text:p>000038</text:p>
          </table:table-cell>
          <table:table-cell office:value-type="float" office:value="39" table:formula="of:=BITXOR([.$A44];[.O$1])" table:style-name="ce2">
            <text:p>000039</text:p>
          </table:table-cell>
          <table:table-cell office:value-type="float" office:value="36" table:formula="of:=BITXOR([.$A44];[.P$1])" table:style-name="ce2">
            <text:p>000036</text:p>
          </table:table-cell>
          <table:table-cell office:value-type="float" office:value="37" table:formula="of:=BITXOR([.$A44];[.Q$1])" table:style-name="ce2">
            <text:p>000037</text:p>
          </table:table-cell>
          <table:table-cell office:value-type="float" office:value="58" table:formula="of:=BITXOR([.$A44];[.R$1])" table:style-name="ce2">
            <text:p>000058</text:p>
          </table:table-cell>
          <table:table-cell office:value-type="float" office:value="59" table:formula="of:=BITXOR([.$A44];[.S$1])" table:style-name="ce2">
            <text:p>000059</text:p>
          </table:table-cell>
          <table:table-cell office:value-type="float" office:value="56" table:formula="of:=BITXOR([.$A44];[.T$1])" table:style-name="ce2">
            <text:p>000056</text:p>
          </table:table-cell>
          <table:table-cell office:value-type="float" office:value="57" table:formula="of:=BITXOR([.$A44];[.U$1])" table:style-name="ce2">
            <text:p>000057</text:p>
          </table:table-cell>
          <table:table-cell office:value-type="float" office:value="62" table:formula="of:=BITXOR([.$A44];[.V$1])" table:style-name="ce2">
            <text:p>000062</text:p>
          </table:table-cell>
          <table:table-cell office:value-type="float" office:value="63" table:formula="of:=BITXOR([.$A44];[.W$1])" table:style-name="ce2">
            <text:p>000063</text:p>
          </table:table-cell>
          <table:table-cell office:value-type="float" office:value="60" table:formula="of:=BITXOR([.$A44];[.X$1])" table:style-name="ce2">
            <text:p>000060</text:p>
          </table:table-cell>
          <table:table-cell office:value-type="float" office:value="61" table:formula="of:=BITXOR([.$A44];[.Y$1])" table:style-name="ce2">
            <text:p>000061</text:p>
          </table:table-cell>
          <table:table-cell office:value-type="float" office:value="50" table:formula="of:=BITXOR([.$A44];[.Z$1])" table:style-name="ce2">
            <text:p>000050</text:p>
          </table:table-cell>
          <table:table-cell office:value-type="float" office:value="51" table:formula="of:=BITXOR([.$A44];[.AA$1])" table:style-name="ce2">
            <text:p>000051</text:p>
          </table:table-cell>
          <table:table-cell office:value-type="float" office:value="48" table:formula="of:=BITXOR([.$A44];[.AB$1])" table:style-name="ce2">
            <text:p>000048</text:p>
          </table:table-cell>
          <table:table-cell office:value-type="float" office:value="49" table:formula="of:=BITXOR([.$A44];[.AC$1])" table:style-name="ce2">
            <text:p>000049</text:p>
          </table:table-cell>
          <table:table-cell office:value-type="float" office:value="54" table:formula="of:=BITXOR([.$A44];[.AD$1])" table:style-name="ce2">
            <text:p>000054</text:p>
          </table:table-cell>
          <table:table-cell office:value-type="float" office:value="55" table:formula="of:=BITXOR([.$A44];[.AE$1])" table:style-name="ce2">
            <text:p>000055</text:p>
          </table:table-cell>
          <table:table-cell office:value-type="float" office:value="52" table:formula="of:=BITXOR([.$A44];[.AF$1])" table:style-name="ce2">
            <text:p>000052</text:p>
          </table:table-cell>
          <table:table-cell office:value-type="float" office:value="53" table:formula="of:=BITXOR([.$A44];[.AG$1])" table:style-name="ce2">
            <text:p>000053</text:p>
          </table:table-cell>
          <table:table-cell office:value-type="float" office:value="10" table:formula="of:=BITXOR([.$A44];[.AH$1])" table:style-name="ce2">
            <text:p>000010</text:p>
          </table:table-cell>
          <table:table-cell office:value-type="float" office:value="11" table:formula="of:=BITXOR([.$A44];[.AI$1])" table:style-name="ce2">
            <text:p>000011</text:p>
          </table:table-cell>
          <table:table-cell office:value-type="float" office:value="8" table:formula="of:=BITXOR([.$A44];[.AJ$1])" table:style-name="ce2">
            <text:p>000008</text:p>
          </table:table-cell>
          <table:table-cell office:value-type="float" office:value="9" table:formula="of:=BITXOR([.$A44];[.AK$1])" table:style-name="ce2">
            <text:p>000009</text:p>
          </table:table-cell>
          <table:table-cell office:value-type="float" office:value="14" table:formula="of:=BITXOR([.$A44];[.AL$1])" table:style-name="ce2">
            <text:p>000014</text:p>
          </table:table-cell>
          <table:table-cell office:value-type="float" office:value="15" table:formula="of:=BITXOR([.$A44];[.AM$1])" table:style-name="ce2">
            <text:p>000015</text:p>
          </table:table-cell>
          <table:table-cell office:value-type="float" office:value="12" table:formula="of:=BITXOR([.$A44];[.AN$1])" table:style-name="ce2">
            <text:p>000012</text:p>
          </table:table-cell>
          <table:table-cell office:value-type="float" office:value="13" table:formula="of:=BITXOR([.$A44];[.AO$1])" table:style-name="ce2">
            <text:p>000013</text:p>
          </table:table-cell>
          <table:table-cell office:value-type="float" office:value="2" table:formula="of:=BITXOR([.$A44];[.AP$1])" table:style-name="ce2">
            <text:p>000002</text:p>
          </table:table-cell>
          <table:table-cell office:value-type="float" office:value="3" table:formula="of:=BITXOR([.$A44];[.AQ$1])" table:style-name="ce2">
            <text:p>000003</text:p>
          </table:table-cell>
          <table:table-cell office:value-type="float" office:value="0" table:formula="of:=BITXOR([.$A44];[.AR$1])" table:style-name="ce2">
            <text:p>000000</text:p>
          </table:table-cell>
          <table:table-cell office:value-type="float" office:value="1" table:formula="of:=BITXOR([.$A44];[.AS$1])" table:style-name="ce2">
            <text:p>000001</text:p>
          </table:table-cell>
          <table:table-cell office:value-type="float" office:value="6" table:formula="of:=BITXOR([.$A44];[.AT$1])" table:style-name="ce2">
            <text:p>000006</text:p>
          </table:table-cell>
          <table:table-cell office:value-type="float" office:value="7" table:formula="of:=BITXOR([.$A44];[.AU$1])" table:style-name="ce2">
            <text:p>000007</text:p>
          </table:table-cell>
          <table:table-cell office:value-type="float" office:value="4" table:formula="of:=BITXOR([.$A44];[.AV$1])" table:style-name="ce2">
            <text:p>000004</text:p>
          </table:table-cell>
          <table:table-cell office:value-type="float" office:value="5" table:formula="of:=BITXOR([.$A44];[.AW$1])" table:style-name="ce2">
            <text:p>000005</text:p>
          </table:table-cell>
          <table:table-cell office:value-type="float" office:value="26" table:formula="of:=BITXOR([.$A44];[.AX$1])" table:style-name="ce2">
            <text:p>000026</text:p>
          </table:table-cell>
          <table:table-cell office:value-type="float" office:value="27" table:formula="of:=BITXOR([.$A44];[.AY$1])" table:style-name="ce2">
            <text:p>000027</text:p>
          </table:table-cell>
          <table:table-cell office:value-type="float" office:value="24" table:formula="of:=BITXOR([.$A44];[.AZ$1])" table:style-name="ce2">
            <text:p>000024</text:p>
          </table:table-cell>
          <table:table-cell office:value-type="float" office:value="25" table:formula="of:=BITXOR([.$A44];[.BA$1])" table:style-name="ce2">
            <text:p>000025</text:p>
          </table:table-cell>
          <table:table-cell office:value-type="float" office:value="30" table:formula="of:=BITXOR([.$A44];[.BB$1])" table:style-name="ce2">
            <text:p>000030</text:p>
          </table:table-cell>
          <table:table-cell office:value-type="float" office:value="31" table:formula="of:=BITXOR([.$A44];[.BC$1])" table:style-name="ce2">
            <text:p>000031</text:p>
          </table:table-cell>
          <table:table-cell office:value-type="float" office:value="28" table:formula="of:=BITXOR([.$A44];[.BD$1])" table:style-name="ce2">
            <text:p>000028</text:p>
          </table:table-cell>
          <table:table-cell office:value-type="float" office:value="29" table:formula="of:=BITXOR([.$A44];[.BE$1])" table:style-name="ce2">
            <text:p>000029</text:p>
          </table:table-cell>
          <table:table-cell office:value-type="float" office:value="18" table:formula="of:=BITXOR([.$A44];[.BF$1])" table:style-name="ce2">
            <text:p>000018</text:p>
          </table:table-cell>
          <table:table-cell office:value-type="float" office:value="19" table:formula="of:=BITXOR([.$A44];[.BG$1])" table:style-name="ce2">
            <text:p>000019</text:p>
          </table:table-cell>
          <table:table-cell office:value-type="float" office:value="16" table:formula="of:=BITXOR([.$A44];[.BH$1])" table:style-name="ce2">
            <text:p>000016</text:p>
          </table:table-cell>
          <table:table-cell office:value-type="float" office:value="17" table:formula="of:=BITXOR([.$A44];[.BI$1])" table:style-name="ce2">
            <text:p>000017</text:p>
          </table:table-cell>
          <table:table-cell office:value-type="float" office:value="22" table:formula="of:=BITXOR([.$A44];[.BJ$1])" table:style-name="ce2">
            <text:p>000022</text:p>
          </table:table-cell>
          <table:table-cell office:value-type="float" office:value="23" table:formula="of:=BITXOR([.$A44];[.BK$1])" table:style-name="ce2">
            <text:p>000023</text:p>
          </table:table-cell>
          <table:table-cell office:value-type="float" office:value="20" table:formula="of:=BITXOR([.$A44];[.BL$1])" table:style-name="ce2">
            <text:p>000020</text:p>
          </table:table-cell>
          <table:table-cell office:value-type="float" office:value="21" table:formula="of:=BITXOR([.$A44];[.BM$1])" table:style-name="ce2">
            <text:p>000021</text:p>
          </table:table-cell>
          <table:table-cell table:number-columns-repeated="16319"/>
        </table:table-row>
        <table:table-row table:style-name="ro1">
          <table:table-cell office:value-type="float" office:value="43" table:style-name="ce3">
            <text:p>000043</text:p>
          </table:table-cell>
          <table:table-cell office:value-type="float" office:value="43" table:formula="of:=BITXOR([.$A45];[.B$1])" table:style-name="ce2">
            <text:p>000043</text:p>
          </table:table-cell>
          <table:table-cell office:value-type="float" office:value="42" table:formula="of:=BITXOR([.$A45];[.C$1])" table:style-name="ce2">
            <text:p>000042</text:p>
          </table:table-cell>
          <table:table-cell office:value-type="float" office:value="41" table:formula="of:=BITXOR([.$A45];[.D$1])" table:style-name="ce2">
            <text:p>000041</text:p>
          </table:table-cell>
          <table:table-cell office:value-type="float" office:value="40" table:formula="of:=BITXOR([.$A45];[.E$1])" table:style-name="ce2">
            <text:p>000040</text:p>
          </table:table-cell>
          <table:table-cell office:value-type="float" office:value="47" table:formula="of:=BITXOR([.$A45];[.F$1])" table:style-name="ce2">
            <text:p>000047</text:p>
          </table:table-cell>
          <table:table-cell office:value-type="float" office:value="46" table:formula="of:=BITXOR([.$A45];[.G$1])" table:style-name="ce2">
            <text:p>000046</text:p>
          </table:table-cell>
          <table:table-cell office:value-type="float" office:value="45" table:formula="of:=BITXOR([.$A45];[.H$1])" table:style-name="ce2">
            <text:p>000045</text:p>
          </table:table-cell>
          <table:table-cell office:value-type="float" office:value="44" table:formula="of:=BITXOR([.$A45];[.I$1])" table:style-name="ce2">
            <text:p>000044</text:p>
          </table:table-cell>
          <table:table-cell office:value-type="float" office:value="35" table:formula="of:=BITXOR([.$A45];[.J$1])" table:style-name="ce2">
            <text:p>000035</text:p>
          </table:table-cell>
          <table:table-cell office:value-type="float" office:value="34" table:formula="of:=BITXOR([.$A45];[.K$1])" table:style-name="ce2">
            <text:p>000034</text:p>
          </table:table-cell>
          <table:table-cell office:value-type="float" office:value="33" table:formula="of:=BITXOR([.$A45];[.L$1])" table:style-name="ce2">
            <text:p>000033</text:p>
          </table:table-cell>
          <table:table-cell office:value-type="float" office:value="32" table:formula="of:=BITXOR([.$A45];[.M$1])" table:style-name="ce2">
            <text:p>000032</text:p>
          </table:table-cell>
          <table:table-cell office:value-type="float" office:value="39" table:formula="of:=BITXOR([.$A45];[.N$1])" table:style-name="ce2">
            <text:p>000039</text:p>
          </table:table-cell>
          <table:table-cell office:value-type="float" office:value="38" table:formula="of:=BITXOR([.$A45];[.O$1])" table:style-name="ce2">
            <text:p>000038</text:p>
          </table:table-cell>
          <table:table-cell office:value-type="float" office:value="37" table:formula="of:=BITXOR([.$A45];[.P$1])" table:style-name="ce2">
            <text:p>000037</text:p>
          </table:table-cell>
          <table:table-cell office:value-type="float" office:value="36" table:formula="of:=BITXOR([.$A45];[.Q$1])" table:style-name="ce2">
            <text:p>000036</text:p>
          </table:table-cell>
          <table:table-cell office:value-type="float" office:value="59" table:formula="of:=BITXOR([.$A45];[.R$1])" table:style-name="ce2">
            <text:p>000059</text:p>
          </table:table-cell>
          <table:table-cell office:value-type="float" office:value="58" table:formula="of:=BITXOR([.$A45];[.S$1])" table:style-name="ce2">
            <text:p>000058</text:p>
          </table:table-cell>
          <table:table-cell office:value-type="float" office:value="57" table:formula="of:=BITXOR([.$A45];[.T$1])" table:style-name="ce2">
            <text:p>000057</text:p>
          </table:table-cell>
          <table:table-cell office:value-type="float" office:value="56" table:formula="of:=BITXOR([.$A45];[.U$1])" table:style-name="ce2">
            <text:p>000056</text:p>
          </table:table-cell>
          <table:table-cell office:value-type="float" office:value="63" table:formula="of:=BITXOR([.$A45];[.V$1])" table:style-name="ce2">
            <text:p>000063</text:p>
          </table:table-cell>
          <table:table-cell office:value-type="float" office:value="62" table:formula="of:=BITXOR([.$A45];[.W$1])" table:style-name="ce2">
            <text:p>000062</text:p>
          </table:table-cell>
          <table:table-cell office:value-type="float" office:value="61" table:formula="of:=BITXOR([.$A45];[.X$1])" table:style-name="ce2">
            <text:p>000061</text:p>
          </table:table-cell>
          <table:table-cell office:value-type="float" office:value="60" table:formula="of:=BITXOR([.$A45];[.Y$1])" table:style-name="ce2">
            <text:p>000060</text:p>
          </table:table-cell>
          <table:table-cell office:value-type="float" office:value="51" table:formula="of:=BITXOR([.$A45];[.Z$1])" table:style-name="ce2">
            <text:p>000051</text:p>
          </table:table-cell>
          <table:table-cell office:value-type="float" office:value="50" table:formula="of:=BITXOR([.$A45];[.AA$1])" table:style-name="ce2">
            <text:p>000050</text:p>
          </table:table-cell>
          <table:table-cell office:value-type="float" office:value="49" table:formula="of:=BITXOR([.$A45];[.AB$1])" table:style-name="ce2">
            <text:p>000049</text:p>
          </table:table-cell>
          <table:table-cell office:value-type="float" office:value="48" table:formula="of:=BITXOR([.$A45];[.AC$1])" table:style-name="ce2">
            <text:p>000048</text:p>
          </table:table-cell>
          <table:table-cell office:value-type="float" office:value="55" table:formula="of:=BITXOR([.$A45];[.AD$1])" table:style-name="ce2">
            <text:p>000055</text:p>
          </table:table-cell>
          <table:table-cell office:value-type="float" office:value="54" table:formula="of:=BITXOR([.$A45];[.AE$1])" table:style-name="ce2">
            <text:p>000054</text:p>
          </table:table-cell>
          <table:table-cell office:value-type="float" office:value="53" table:formula="of:=BITXOR([.$A45];[.AF$1])" table:style-name="ce2">
            <text:p>000053</text:p>
          </table:table-cell>
          <table:table-cell office:value-type="float" office:value="52" table:formula="of:=BITXOR([.$A45];[.AG$1])" table:style-name="ce2">
            <text:p>000052</text:p>
          </table:table-cell>
          <table:table-cell office:value-type="float" office:value="11" table:formula="of:=BITXOR([.$A45];[.AH$1])" table:style-name="ce2">
            <text:p>000011</text:p>
          </table:table-cell>
          <table:table-cell office:value-type="float" office:value="10" table:formula="of:=BITXOR([.$A45];[.AI$1])" table:style-name="ce2">
            <text:p>000010</text:p>
          </table:table-cell>
          <table:table-cell office:value-type="float" office:value="9" table:formula="of:=BITXOR([.$A45];[.AJ$1])" table:style-name="ce2">
            <text:p>000009</text:p>
          </table:table-cell>
          <table:table-cell office:value-type="float" office:value="8" table:formula="of:=BITXOR([.$A45];[.AK$1])" table:style-name="ce2">
            <text:p>000008</text:p>
          </table:table-cell>
          <table:table-cell office:value-type="float" office:value="15" table:formula="of:=BITXOR([.$A45];[.AL$1])" table:style-name="ce2">
            <text:p>000015</text:p>
          </table:table-cell>
          <table:table-cell office:value-type="float" office:value="14" table:formula="of:=BITXOR([.$A45];[.AM$1])" table:style-name="ce2">
            <text:p>000014</text:p>
          </table:table-cell>
          <table:table-cell office:value-type="float" office:value="13" table:formula="of:=BITXOR([.$A45];[.AN$1])" table:style-name="ce2">
            <text:p>000013</text:p>
          </table:table-cell>
          <table:table-cell office:value-type="float" office:value="12" table:formula="of:=BITXOR([.$A45];[.AO$1])" table:style-name="ce2">
            <text:p>000012</text:p>
          </table:table-cell>
          <table:table-cell office:value-type="float" office:value="3" table:formula="of:=BITXOR([.$A45];[.AP$1])" table:style-name="ce2">
            <text:p>000003</text:p>
          </table:table-cell>
          <table:table-cell office:value-type="float" office:value="2" table:formula="of:=BITXOR([.$A45];[.AQ$1])" table:style-name="ce2">
            <text:p>000002</text:p>
          </table:table-cell>
          <table:table-cell office:value-type="float" office:value="1" table:formula="of:=BITXOR([.$A45];[.AR$1])" table:style-name="ce2">
            <text:p>000001</text:p>
          </table:table-cell>
          <table:table-cell office:value-type="float" office:value="0" table:formula="of:=BITXOR([.$A45];[.AS$1])" table:style-name="ce2">
            <text:p>000000</text:p>
          </table:table-cell>
          <table:table-cell office:value-type="float" office:value="7" table:formula="of:=BITXOR([.$A45];[.AT$1])" table:style-name="ce2">
            <text:p>000007</text:p>
          </table:table-cell>
          <table:table-cell office:value-type="float" office:value="6" table:formula="of:=BITXOR([.$A45];[.AU$1])" table:style-name="ce2">
            <text:p>000006</text:p>
          </table:table-cell>
          <table:table-cell office:value-type="float" office:value="5" table:formula="of:=BITXOR([.$A45];[.AV$1])" table:style-name="ce2">
            <text:p>000005</text:p>
          </table:table-cell>
          <table:table-cell office:value-type="float" office:value="4" table:formula="of:=BITXOR([.$A45];[.AW$1])" table:style-name="ce2">
            <text:p>000004</text:p>
          </table:table-cell>
          <table:table-cell office:value-type="float" office:value="27" table:formula="of:=BITXOR([.$A45];[.AX$1])" table:style-name="ce2">
            <text:p>000027</text:p>
          </table:table-cell>
          <table:table-cell office:value-type="float" office:value="26" table:formula="of:=BITXOR([.$A45];[.AY$1])" table:style-name="ce2">
            <text:p>000026</text:p>
          </table:table-cell>
          <table:table-cell office:value-type="float" office:value="25" table:formula="of:=BITXOR([.$A45];[.AZ$1])" table:style-name="ce2">
            <text:p>000025</text:p>
          </table:table-cell>
          <table:table-cell office:value-type="float" office:value="24" table:formula="of:=BITXOR([.$A45];[.BA$1])" table:style-name="ce2">
            <text:p>000024</text:p>
          </table:table-cell>
          <table:table-cell office:value-type="float" office:value="31" table:formula="of:=BITXOR([.$A45];[.BB$1])" table:style-name="ce2">
            <text:p>000031</text:p>
          </table:table-cell>
          <table:table-cell office:value-type="float" office:value="30" table:formula="of:=BITXOR([.$A45];[.BC$1])" table:style-name="ce2">
            <text:p>000030</text:p>
          </table:table-cell>
          <table:table-cell office:value-type="float" office:value="29" table:formula="of:=BITXOR([.$A45];[.BD$1])" table:style-name="ce2">
            <text:p>000029</text:p>
          </table:table-cell>
          <table:table-cell office:value-type="float" office:value="28" table:formula="of:=BITXOR([.$A45];[.BE$1])" table:style-name="ce2">
            <text:p>000028</text:p>
          </table:table-cell>
          <table:table-cell office:value-type="float" office:value="19" table:formula="of:=BITXOR([.$A45];[.BF$1])" table:style-name="ce2">
            <text:p>000019</text:p>
          </table:table-cell>
          <table:table-cell office:value-type="float" office:value="18" table:formula="of:=BITXOR([.$A45];[.BG$1])" table:style-name="ce2">
            <text:p>000018</text:p>
          </table:table-cell>
          <table:table-cell office:value-type="float" office:value="17" table:formula="of:=BITXOR([.$A45];[.BH$1])" table:style-name="ce2">
            <text:p>000017</text:p>
          </table:table-cell>
          <table:table-cell office:value-type="float" office:value="16" table:formula="of:=BITXOR([.$A45];[.BI$1])" table:style-name="ce2">
            <text:p>000016</text:p>
          </table:table-cell>
          <table:table-cell office:value-type="float" office:value="23" table:formula="of:=BITXOR([.$A45];[.BJ$1])" table:style-name="ce2">
            <text:p>000023</text:p>
          </table:table-cell>
          <table:table-cell office:value-type="float" office:value="22" table:formula="of:=BITXOR([.$A45];[.BK$1])" table:style-name="ce2">
            <text:p>000022</text:p>
          </table:table-cell>
          <table:table-cell office:value-type="float" office:value="21" table:formula="of:=BITXOR([.$A45];[.BL$1])" table:style-name="ce2">
            <text:p>000021</text:p>
          </table:table-cell>
          <table:table-cell office:value-type="float" office:value="20" table:formula="of:=BITXOR([.$A45];[.BM$1])" table:style-name="ce2">
            <text:p>000020</text:p>
          </table:table-cell>
          <table:table-cell table:number-columns-repeated="16319"/>
        </table:table-row>
        <table:table-row table:style-name="ro1">
          <table:table-cell office:value-type="float" office:value="44" table:style-name="ce3">
            <text:p>000044</text:p>
          </table:table-cell>
          <table:table-cell office:value-type="float" office:value="44" table:formula="of:=BITXOR([.$A46];[.B$1])" table:style-name="ce2">
            <text:p>000044</text:p>
          </table:table-cell>
          <table:table-cell office:value-type="float" office:value="45" table:formula="of:=BITXOR([.$A46];[.C$1])" table:style-name="ce2">
            <text:p>000045</text:p>
          </table:table-cell>
          <table:table-cell office:value-type="float" office:value="46" table:formula="of:=BITXOR([.$A46];[.D$1])" table:style-name="ce2">
            <text:p>000046</text:p>
          </table:table-cell>
          <table:table-cell office:value-type="float" office:value="47" table:formula="of:=BITXOR([.$A46];[.E$1])" table:style-name="ce2">
            <text:p>000047</text:p>
          </table:table-cell>
          <table:table-cell office:value-type="float" office:value="40" table:formula="of:=BITXOR([.$A46];[.F$1])" table:style-name="ce2">
            <text:p>000040</text:p>
          </table:table-cell>
          <table:table-cell office:value-type="float" office:value="41" table:formula="of:=BITXOR([.$A46];[.G$1])" table:style-name="ce2">
            <text:p>000041</text:p>
          </table:table-cell>
          <table:table-cell office:value-type="float" office:value="42" table:formula="of:=BITXOR([.$A46];[.H$1])" table:style-name="ce2">
            <text:p>000042</text:p>
          </table:table-cell>
          <table:table-cell office:value-type="float" office:value="43" table:formula="of:=BITXOR([.$A46];[.I$1])" table:style-name="ce2">
            <text:p>000043</text:p>
          </table:table-cell>
          <table:table-cell office:value-type="float" office:value="36" table:formula="of:=BITXOR([.$A46];[.J$1])" table:style-name="ce2">
            <text:p>000036</text:p>
          </table:table-cell>
          <table:table-cell office:value-type="float" office:value="37" table:formula="of:=BITXOR([.$A46];[.K$1])" table:style-name="ce2">
            <text:p>000037</text:p>
          </table:table-cell>
          <table:table-cell office:value-type="float" office:value="38" table:formula="of:=BITXOR([.$A46];[.L$1])" table:style-name="ce2">
            <text:p>000038</text:p>
          </table:table-cell>
          <table:table-cell office:value-type="float" office:value="39" table:formula="of:=BITXOR([.$A46];[.M$1])" table:style-name="ce2">
            <text:p>000039</text:p>
          </table:table-cell>
          <table:table-cell office:value-type="float" office:value="32" table:formula="of:=BITXOR([.$A46];[.N$1])" table:style-name="ce2">
            <text:p>000032</text:p>
          </table:table-cell>
          <table:table-cell office:value-type="float" office:value="33" table:formula="of:=BITXOR([.$A46];[.O$1])" table:style-name="ce2">
            <text:p>000033</text:p>
          </table:table-cell>
          <table:table-cell office:value-type="float" office:value="34" table:formula="of:=BITXOR([.$A46];[.P$1])" table:style-name="ce2">
            <text:p>000034</text:p>
          </table:table-cell>
          <table:table-cell office:value-type="float" office:value="35" table:formula="of:=BITXOR([.$A46];[.Q$1])" table:style-name="ce2">
            <text:p>000035</text:p>
          </table:table-cell>
          <table:table-cell office:value-type="float" office:value="60" table:formula="of:=BITXOR([.$A46];[.R$1])" table:style-name="ce2">
            <text:p>000060</text:p>
          </table:table-cell>
          <table:table-cell office:value-type="float" office:value="61" table:formula="of:=BITXOR([.$A46];[.S$1])" table:style-name="ce2">
            <text:p>000061</text:p>
          </table:table-cell>
          <table:table-cell office:value-type="float" office:value="62" table:formula="of:=BITXOR([.$A46];[.T$1])" table:style-name="ce2">
            <text:p>000062</text:p>
          </table:table-cell>
          <table:table-cell office:value-type="float" office:value="63" table:formula="of:=BITXOR([.$A46];[.U$1])" table:style-name="ce2">
            <text:p>000063</text:p>
          </table:table-cell>
          <table:table-cell office:value-type="float" office:value="56" table:formula="of:=BITXOR([.$A46];[.V$1])" table:style-name="ce2">
            <text:p>000056</text:p>
          </table:table-cell>
          <table:table-cell office:value-type="float" office:value="57" table:formula="of:=BITXOR([.$A46];[.W$1])" table:style-name="ce2">
            <text:p>000057</text:p>
          </table:table-cell>
          <table:table-cell office:value-type="float" office:value="58" table:formula="of:=BITXOR([.$A46];[.X$1])" table:style-name="ce2">
            <text:p>000058</text:p>
          </table:table-cell>
          <table:table-cell office:value-type="float" office:value="59" table:formula="of:=BITXOR([.$A46];[.Y$1])" table:style-name="ce2">
            <text:p>000059</text:p>
          </table:table-cell>
          <table:table-cell office:value-type="float" office:value="52" table:formula="of:=BITXOR([.$A46];[.Z$1])" table:style-name="ce2">
            <text:p>000052</text:p>
          </table:table-cell>
          <table:table-cell office:value-type="float" office:value="53" table:formula="of:=BITXOR([.$A46];[.AA$1])" table:style-name="ce2">
            <text:p>000053</text:p>
          </table:table-cell>
          <table:table-cell office:value-type="float" office:value="54" table:formula="of:=BITXOR([.$A46];[.AB$1])" table:style-name="ce2">
            <text:p>000054</text:p>
          </table:table-cell>
          <table:table-cell office:value-type="float" office:value="55" table:formula="of:=BITXOR([.$A46];[.AC$1])" table:style-name="ce2">
            <text:p>000055</text:p>
          </table:table-cell>
          <table:table-cell office:value-type="float" office:value="48" table:formula="of:=BITXOR([.$A46];[.AD$1])" table:style-name="ce2">
            <text:p>000048</text:p>
          </table:table-cell>
          <table:table-cell office:value-type="float" office:value="49" table:formula="of:=BITXOR([.$A46];[.AE$1])" table:style-name="ce2">
            <text:p>000049</text:p>
          </table:table-cell>
          <table:table-cell office:value-type="float" office:value="50" table:formula="of:=BITXOR([.$A46];[.AF$1])" table:style-name="ce2">
            <text:p>000050</text:p>
          </table:table-cell>
          <table:table-cell office:value-type="float" office:value="51" table:formula="of:=BITXOR([.$A46];[.AG$1])" table:style-name="ce2">
            <text:p>000051</text:p>
          </table:table-cell>
          <table:table-cell office:value-type="float" office:value="12" table:formula="of:=BITXOR([.$A46];[.AH$1])" table:style-name="ce2">
            <text:p>000012</text:p>
          </table:table-cell>
          <table:table-cell office:value-type="float" office:value="13" table:formula="of:=BITXOR([.$A46];[.AI$1])" table:style-name="ce2">
            <text:p>000013</text:p>
          </table:table-cell>
          <table:table-cell office:value-type="float" office:value="14" table:formula="of:=BITXOR([.$A46];[.AJ$1])" table:style-name="ce2">
            <text:p>000014</text:p>
          </table:table-cell>
          <table:table-cell office:value-type="float" office:value="15" table:formula="of:=BITXOR([.$A46];[.AK$1])" table:style-name="ce2">
            <text:p>000015</text:p>
          </table:table-cell>
          <table:table-cell office:value-type="float" office:value="8" table:formula="of:=BITXOR([.$A46];[.AL$1])" table:style-name="ce2">
            <text:p>000008</text:p>
          </table:table-cell>
          <table:table-cell office:value-type="float" office:value="9" table:formula="of:=BITXOR([.$A46];[.AM$1])" table:style-name="ce2">
            <text:p>000009</text:p>
          </table:table-cell>
          <table:table-cell office:value-type="float" office:value="10" table:formula="of:=BITXOR([.$A46];[.AN$1])" table:style-name="ce2">
            <text:p>000010</text:p>
          </table:table-cell>
          <table:table-cell office:value-type="float" office:value="11" table:formula="of:=BITXOR([.$A46];[.AO$1])" table:style-name="ce2">
            <text:p>000011</text:p>
          </table:table-cell>
          <table:table-cell office:value-type="float" office:value="4" table:formula="of:=BITXOR([.$A46];[.AP$1])" table:style-name="ce2">
            <text:p>000004</text:p>
          </table:table-cell>
          <table:table-cell office:value-type="float" office:value="5" table:formula="of:=BITXOR([.$A46];[.AQ$1])" table:style-name="ce2">
            <text:p>000005</text:p>
          </table:table-cell>
          <table:table-cell office:value-type="float" office:value="6" table:formula="of:=BITXOR([.$A46];[.AR$1])" table:style-name="ce2">
            <text:p>000006</text:p>
          </table:table-cell>
          <table:table-cell office:value-type="float" office:value="7" table:formula="of:=BITXOR([.$A46];[.AS$1])" table:style-name="ce2">
            <text:p>000007</text:p>
          </table:table-cell>
          <table:table-cell office:value-type="float" office:value="0" table:formula="of:=BITXOR([.$A46];[.AT$1])" table:style-name="ce2">
            <text:p>000000</text:p>
          </table:table-cell>
          <table:table-cell office:value-type="float" office:value="1" table:formula="of:=BITXOR([.$A46];[.AU$1])" table:style-name="ce2">
            <text:p>000001</text:p>
          </table:table-cell>
          <table:table-cell office:value-type="float" office:value="2" table:formula="of:=BITXOR([.$A46];[.AV$1])" table:style-name="ce2">
            <text:p>000002</text:p>
          </table:table-cell>
          <table:table-cell office:value-type="float" office:value="3" table:formula="of:=BITXOR([.$A46];[.AW$1])" table:style-name="ce2">
            <text:p>000003</text:p>
          </table:table-cell>
          <table:table-cell office:value-type="float" office:value="28" table:formula="of:=BITXOR([.$A46];[.AX$1])" table:style-name="ce2">
            <text:p>000028</text:p>
          </table:table-cell>
          <table:table-cell office:value-type="float" office:value="29" table:formula="of:=BITXOR([.$A46];[.AY$1])" table:style-name="ce2">
            <text:p>000029</text:p>
          </table:table-cell>
          <table:table-cell office:value-type="float" office:value="30" table:formula="of:=BITXOR([.$A46];[.AZ$1])" table:style-name="ce2">
            <text:p>000030</text:p>
          </table:table-cell>
          <table:table-cell office:value-type="float" office:value="31" table:formula="of:=BITXOR([.$A46];[.BA$1])" table:style-name="ce2">
            <text:p>000031</text:p>
          </table:table-cell>
          <table:table-cell office:value-type="float" office:value="24" table:formula="of:=BITXOR([.$A46];[.BB$1])" table:style-name="ce2">
            <text:p>000024</text:p>
          </table:table-cell>
          <table:table-cell office:value-type="float" office:value="25" table:formula="of:=BITXOR([.$A46];[.BC$1])" table:style-name="ce2">
            <text:p>000025</text:p>
          </table:table-cell>
          <table:table-cell office:value-type="float" office:value="26" table:formula="of:=BITXOR([.$A46];[.BD$1])" table:style-name="ce2">
            <text:p>000026</text:p>
          </table:table-cell>
          <table:table-cell office:value-type="float" office:value="27" table:formula="of:=BITXOR([.$A46];[.BE$1])" table:style-name="ce2">
            <text:p>000027</text:p>
          </table:table-cell>
          <table:table-cell office:value-type="float" office:value="20" table:formula="of:=BITXOR([.$A46];[.BF$1])" table:style-name="ce2">
            <text:p>000020</text:p>
          </table:table-cell>
          <table:table-cell office:value-type="float" office:value="21" table:formula="of:=BITXOR([.$A46];[.BG$1])" table:style-name="ce2">
            <text:p>000021</text:p>
          </table:table-cell>
          <table:table-cell office:value-type="float" office:value="22" table:formula="of:=BITXOR([.$A46];[.BH$1])" table:style-name="ce2">
            <text:p>000022</text:p>
          </table:table-cell>
          <table:table-cell office:value-type="float" office:value="23" table:formula="of:=BITXOR([.$A46];[.BI$1])" table:style-name="ce2">
            <text:p>000023</text:p>
          </table:table-cell>
          <table:table-cell office:value-type="float" office:value="16" table:formula="of:=BITXOR([.$A46];[.BJ$1])" table:style-name="ce2">
            <text:p>000016</text:p>
          </table:table-cell>
          <table:table-cell office:value-type="float" office:value="17" table:formula="of:=BITXOR([.$A46];[.BK$1])" table:style-name="ce2">
            <text:p>000017</text:p>
          </table:table-cell>
          <table:table-cell office:value-type="float" office:value="18" table:formula="of:=BITXOR([.$A46];[.BL$1])" table:style-name="ce2">
            <text:p>000018</text:p>
          </table:table-cell>
          <table:table-cell office:value-type="float" office:value="19" table:formula="of:=BITXOR([.$A46];[.BM$1])" table:style-name="ce2">
            <text:p>000019</text:p>
          </table:table-cell>
          <table:table-cell table:number-columns-repeated="16319"/>
        </table:table-row>
        <table:table-row table:style-name="ro1">
          <table:table-cell office:value-type="float" office:value="45" table:style-name="ce3">
            <text:p>000045</text:p>
          </table:table-cell>
          <table:table-cell office:value-type="float" office:value="45" table:formula="of:=BITXOR([.$A47];[.B$1])" table:style-name="ce2">
            <text:p>000045</text:p>
          </table:table-cell>
          <table:table-cell office:value-type="float" office:value="44" table:formula="of:=BITXOR([.$A47];[.C$1])" table:style-name="ce2">
            <text:p>000044</text:p>
          </table:table-cell>
          <table:table-cell office:value-type="float" office:value="47" table:formula="of:=BITXOR([.$A47];[.D$1])" table:style-name="ce2">
            <text:p>000047</text:p>
          </table:table-cell>
          <table:table-cell office:value-type="float" office:value="46" table:formula="of:=BITXOR([.$A47];[.E$1])" table:style-name="ce2">
            <text:p>000046</text:p>
          </table:table-cell>
          <table:table-cell office:value-type="float" office:value="41" table:formula="of:=BITXOR([.$A47];[.F$1])" table:style-name="ce2">
            <text:p>000041</text:p>
          </table:table-cell>
          <table:table-cell office:value-type="float" office:value="40" table:formula="of:=BITXOR([.$A47];[.G$1])" table:style-name="ce2">
            <text:p>000040</text:p>
          </table:table-cell>
          <table:table-cell office:value-type="float" office:value="43" table:formula="of:=BITXOR([.$A47];[.H$1])" table:style-name="ce2">
            <text:p>000043</text:p>
          </table:table-cell>
          <table:table-cell office:value-type="float" office:value="42" table:formula="of:=BITXOR([.$A47];[.I$1])" table:style-name="ce2">
            <text:p>000042</text:p>
          </table:table-cell>
          <table:table-cell office:value-type="float" office:value="37" table:formula="of:=BITXOR([.$A47];[.J$1])" table:style-name="ce2">
            <text:p>000037</text:p>
          </table:table-cell>
          <table:table-cell office:value-type="float" office:value="36" table:formula="of:=BITXOR([.$A47];[.K$1])" table:style-name="ce2">
            <text:p>000036</text:p>
          </table:table-cell>
          <table:table-cell office:value-type="float" office:value="39" table:formula="of:=BITXOR([.$A47];[.L$1])" table:style-name="ce2">
            <text:p>000039</text:p>
          </table:table-cell>
          <table:table-cell office:value-type="float" office:value="38" table:formula="of:=BITXOR([.$A47];[.M$1])" table:style-name="ce2">
            <text:p>000038</text:p>
          </table:table-cell>
          <table:table-cell office:value-type="float" office:value="33" table:formula="of:=BITXOR([.$A47];[.N$1])" table:style-name="ce2">
            <text:p>000033</text:p>
          </table:table-cell>
          <table:table-cell office:value-type="float" office:value="32" table:formula="of:=BITXOR([.$A47];[.O$1])" table:style-name="ce2">
            <text:p>000032</text:p>
          </table:table-cell>
          <table:table-cell office:value-type="float" office:value="35" table:formula="of:=BITXOR([.$A47];[.P$1])" table:style-name="ce2">
            <text:p>000035</text:p>
          </table:table-cell>
          <table:table-cell office:value-type="float" office:value="34" table:formula="of:=BITXOR([.$A47];[.Q$1])" table:style-name="ce2">
            <text:p>000034</text:p>
          </table:table-cell>
          <table:table-cell office:value-type="float" office:value="61" table:formula="of:=BITXOR([.$A47];[.R$1])" table:style-name="ce2">
            <text:p>000061</text:p>
          </table:table-cell>
          <table:table-cell office:value-type="float" office:value="60" table:formula="of:=BITXOR([.$A47];[.S$1])" table:style-name="ce2">
            <text:p>000060</text:p>
          </table:table-cell>
          <table:table-cell office:value-type="float" office:value="63" table:formula="of:=BITXOR([.$A47];[.T$1])" table:style-name="ce2">
            <text:p>000063</text:p>
          </table:table-cell>
          <table:table-cell office:value-type="float" office:value="62" table:formula="of:=BITXOR([.$A47];[.U$1])" table:style-name="ce2">
            <text:p>000062</text:p>
          </table:table-cell>
          <table:table-cell office:value-type="float" office:value="57" table:formula="of:=BITXOR([.$A47];[.V$1])" table:style-name="ce2">
            <text:p>000057</text:p>
          </table:table-cell>
          <table:table-cell office:value-type="float" office:value="56" table:formula="of:=BITXOR([.$A47];[.W$1])" table:style-name="ce2">
            <text:p>000056</text:p>
          </table:table-cell>
          <table:table-cell office:value-type="float" office:value="59" table:formula="of:=BITXOR([.$A47];[.X$1])" table:style-name="ce2">
            <text:p>000059</text:p>
          </table:table-cell>
          <table:table-cell office:value-type="float" office:value="58" table:formula="of:=BITXOR([.$A47];[.Y$1])" table:style-name="ce2">
            <text:p>000058</text:p>
          </table:table-cell>
          <table:table-cell office:value-type="float" office:value="53" table:formula="of:=BITXOR([.$A47];[.Z$1])" table:style-name="ce2">
            <text:p>000053</text:p>
          </table:table-cell>
          <table:table-cell office:value-type="float" office:value="52" table:formula="of:=BITXOR([.$A47];[.AA$1])" table:style-name="ce2">
            <text:p>000052</text:p>
          </table:table-cell>
          <table:table-cell office:value-type="float" office:value="55" table:formula="of:=BITXOR([.$A47];[.AB$1])" table:style-name="ce2">
            <text:p>000055</text:p>
          </table:table-cell>
          <table:table-cell office:value-type="float" office:value="54" table:formula="of:=BITXOR([.$A47];[.AC$1])" table:style-name="ce2">
            <text:p>000054</text:p>
          </table:table-cell>
          <table:table-cell office:value-type="float" office:value="49" table:formula="of:=BITXOR([.$A47];[.AD$1])" table:style-name="ce2">
            <text:p>000049</text:p>
          </table:table-cell>
          <table:table-cell office:value-type="float" office:value="48" table:formula="of:=BITXOR([.$A47];[.AE$1])" table:style-name="ce2">
            <text:p>000048</text:p>
          </table:table-cell>
          <table:table-cell office:value-type="float" office:value="51" table:formula="of:=BITXOR([.$A47];[.AF$1])" table:style-name="ce2">
            <text:p>000051</text:p>
          </table:table-cell>
          <table:table-cell office:value-type="float" office:value="50" table:formula="of:=BITXOR([.$A47];[.AG$1])" table:style-name="ce2">
            <text:p>000050</text:p>
          </table:table-cell>
          <table:table-cell office:value-type="float" office:value="13" table:formula="of:=BITXOR([.$A47];[.AH$1])" table:style-name="ce2">
            <text:p>000013</text:p>
          </table:table-cell>
          <table:table-cell office:value-type="float" office:value="12" table:formula="of:=BITXOR([.$A47];[.AI$1])" table:style-name="ce2">
            <text:p>000012</text:p>
          </table:table-cell>
          <table:table-cell office:value-type="float" office:value="15" table:formula="of:=BITXOR([.$A47];[.AJ$1])" table:style-name="ce2">
            <text:p>000015</text:p>
          </table:table-cell>
          <table:table-cell office:value-type="float" office:value="14" table:formula="of:=BITXOR([.$A47];[.AK$1])" table:style-name="ce2">
            <text:p>000014</text:p>
          </table:table-cell>
          <table:table-cell office:value-type="float" office:value="9" table:formula="of:=BITXOR([.$A47];[.AL$1])" table:style-name="ce2">
            <text:p>000009</text:p>
          </table:table-cell>
          <table:table-cell office:value-type="float" office:value="8" table:formula="of:=BITXOR([.$A47];[.AM$1])" table:style-name="ce2">
            <text:p>000008</text:p>
          </table:table-cell>
          <table:table-cell office:value-type="float" office:value="11" table:formula="of:=BITXOR([.$A47];[.AN$1])" table:style-name="ce2">
            <text:p>000011</text:p>
          </table:table-cell>
          <table:table-cell office:value-type="float" office:value="10" table:formula="of:=BITXOR([.$A47];[.AO$1])" table:style-name="ce2">
            <text:p>000010</text:p>
          </table:table-cell>
          <table:table-cell office:value-type="float" office:value="5" table:formula="of:=BITXOR([.$A47];[.AP$1])" table:style-name="ce2">
            <text:p>000005</text:p>
          </table:table-cell>
          <table:table-cell office:value-type="float" office:value="4" table:formula="of:=BITXOR([.$A47];[.AQ$1])" table:style-name="ce2">
            <text:p>000004</text:p>
          </table:table-cell>
          <table:table-cell office:value-type="float" office:value="7" table:formula="of:=BITXOR([.$A47];[.AR$1])" table:style-name="ce2">
            <text:p>000007</text:p>
          </table:table-cell>
          <table:table-cell office:value-type="float" office:value="6" table:formula="of:=BITXOR([.$A47];[.AS$1])" table:style-name="ce2">
            <text:p>000006</text:p>
          </table:table-cell>
          <table:table-cell office:value-type="float" office:value="1" table:formula="of:=BITXOR([.$A47];[.AT$1])" table:style-name="ce2">
            <text:p>000001</text:p>
          </table:table-cell>
          <table:table-cell office:value-type="float" office:value="0" table:formula="of:=BITXOR([.$A47];[.AU$1])" table:style-name="ce2">
            <text:p>000000</text:p>
          </table:table-cell>
          <table:table-cell office:value-type="float" office:value="3" table:formula="of:=BITXOR([.$A47];[.AV$1])" table:style-name="ce2">
            <text:p>000003</text:p>
          </table:table-cell>
          <table:table-cell office:value-type="float" office:value="2" table:formula="of:=BITXOR([.$A47];[.AW$1])" table:style-name="ce2">
            <text:p>000002</text:p>
          </table:table-cell>
          <table:table-cell office:value-type="float" office:value="29" table:formula="of:=BITXOR([.$A47];[.AX$1])" table:style-name="ce2">
            <text:p>000029</text:p>
          </table:table-cell>
          <table:table-cell office:value-type="float" office:value="28" table:formula="of:=BITXOR([.$A47];[.AY$1])" table:style-name="ce2">
            <text:p>000028</text:p>
          </table:table-cell>
          <table:table-cell office:value-type="float" office:value="31" table:formula="of:=BITXOR([.$A47];[.AZ$1])" table:style-name="ce2">
            <text:p>000031</text:p>
          </table:table-cell>
          <table:table-cell office:value-type="float" office:value="30" table:formula="of:=BITXOR([.$A47];[.BA$1])" table:style-name="ce2">
            <text:p>000030</text:p>
          </table:table-cell>
          <table:table-cell office:value-type="float" office:value="25" table:formula="of:=BITXOR([.$A47];[.BB$1])" table:style-name="ce2">
            <text:p>000025</text:p>
          </table:table-cell>
          <table:table-cell office:value-type="float" office:value="24" table:formula="of:=BITXOR([.$A47];[.BC$1])" table:style-name="ce2">
            <text:p>000024</text:p>
          </table:table-cell>
          <table:table-cell office:value-type="float" office:value="27" table:formula="of:=BITXOR([.$A47];[.BD$1])" table:style-name="ce2">
            <text:p>000027</text:p>
          </table:table-cell>
          <table:table-cell office:value-type="float" office:value="26" table:formula="of:=BITXOR([.$A47];[.BE$1])" table:style-name="ce2">
            <text:p>000026</text:p>
          </table:table-cell>
          <table:table-cell office:value-type="float" office:value="21" table:formula="of:=BITXOR([.$A47];[.BF$1])" table:style-name="ce2">
            <text:p>000021</text:p>
          </table:table-cell>
          <table:table-cell office:value-type="float" office:value="20" table:formula="of:=BITXOR([.$A47];[.BG$1])" table:style-name="ce2">
            <text:p>000020</text:p>
          </table:table-cell>
          <table:table-cell office:value-type="float" office:value="23" table:formula="of:=BITXOR([.$A47];[.BH$1])" table:style-name="ce2">
            <text:p>000023</text:p>
          </table:table-cell>
          <table:table-cell office:value-type="float" office:value="22" table:formula="of:=BITXOR([.$A47];[.BI$1])" table:style-name="ce2">
            <text:p>000022</text:p>
          </table:table-cell>
          <table:table-cell office:value-type="float" office:value="17" table:formula="of:=BITXOR([.$A47];[.BJ$1])" table:style-name="ce2">
            <text:p>000017</text:p>
          </table:table-cell>
          <table:table-cell office:value-type="float" office:value="16" table:formula="of:=BITXOR([.$A47];[.BK$1])" table:style-name="ce2">
            <text:p>000016</text:p>
          </table:table-cell>
          <table:table-cell office:value-type="float" office:value="19" table:formula="of:=BITXOR([.$A47];[.BL$1])" table:style-name="ce2">
            <text:p>000019</text:p>
          </table:table-cell>
          <table:table-cell office:value-type="float" office:value="18" table:formula="of:=BITXOR([.$A47];[.BM$1])" table:style-name="ce2">
            <text:p>000018</text:p>
          </table:table-cell>
          <table:table-cell table:number-columns-repeated="16319"/>
        </table:table-row>
        <table:table-row table:style-name="ro1">
          <table:table-cell office:value-type="float" office:value="46" table:style-name="ce3">
            <text:p>000046</text:p>
          </table:table-cell>
          <table:table-cell office:value-type="float" office:value="46" table:formula="of:=BITXOR([.$A48];[.B$1])" table:style-name="ce2">
            <text:p>000046</text:p>
          </table:table-cell>
          <table:table-cell office:value-type="float" office:value="47" table:formula="of:=BITXOR([.$A48];[.C$1])" table:style-name="ce2">
            <text:p>000047</text:p>
          </table:table-cell>
          <table:table-cell office:value-type="float" office:value="44" table:formula="of:=BITXOR([.$A48];[.D$1])" table:style-name="ce2">
            <text:p>000044</text:p>
          </table:table-cell>
          <table:table-cell office:value-type="float" office:value="45" table:formula="of:=BITXOR([.$A48];[.E$1])" table:style-name="ce2">
            <text:p>000045</text:p>
          </table:table-cell>
          <table:table-cell office:value-type="float" office:value="42" table:formula="of:=BITXOR([.$A48];[.F$1])" table:style-name="ce2">
            <text:p>000042</text:p>
          </table:table-cell>
          <table:table-cell office:value-type="float" office:value="43" table:formula="of:=BITXOR([.$A48];[.G$1])" table:style-name="ce2">
            <text:p>000043</text:p>
          </table:table-cell>
          <table:table-cell office:value-type="float" office:value="40" table:formula="of:=BITXOR([.$A48];[.H$1])" table:style-name="ce2">
            <text:p>000040</text:p>
          </table:table-cell>
          <table:table-cell office:value-type="float" office:value="41" table:formula="of:=BITXOR([.$A48];[.I$1])" table:style-name="ce2">
            <text:p>000041</text:p>
          </table:table-cell>
          <table:table-cell office:value-type="float" office:value="38" table:formula="of:=BITXOR([.$A48];[.J$1])" table:style-name="ce2">
            <text:p>000038</text:p>
          </table:table-cell>
          <table:table-cell office:value-type="float" office:value="39" table:formula="of:=BITXOR([.$A48];[.K$1])" table:style-name="ce2">
            <text:p>000039</text:p>
          </table:table-cell>
          <table:table-cell office:value-type="float" office:value="36" table:formula="of:=BITXOR([.$A48];[.L$1])" table:style-name="ce2">
            <text:p>000036</text:p>
          </table:table-cell>
          <table:table-cell office:value-type="float" office:value="37" table:formula="of:=BITXOR([.$A48];[.M$1])" table:style-name="ce2">
            <text:p>000037</text:p>
          </table:table-cell>
          <table:table-cell office:value-type="float" office:value="34" table:formula="of:=BITXOR([.$A48];[.N$1])" table:style-name="ce2">
            <text:p>000034</text:p>
          </table:table-cell>
          <table:table-cell office:value-type="float" office:value="35" table:formula="of:=BITXOR([.$A48];[.O$1])" table:style-name="ce2">
            <text:p>000035</text:p>
          </table:table-cell>
          <table:table-cell office:value-type="float" office:value="32" table:formula="of:=BITXOR([.$A48];[.P$1])" table:style-name="ce2">
            <text:p>000032</text:p>
          </table:table-cell>
          <table:table-cell office:value-type="float" office:value="33" table:formula="of:=BITXOR([.$A48];[.Q$1])" table:style-name="ce2">
            <text:p>000033</text:p>
          </table:table-cell>
          <table:table-cell office:value-type="float" office:value="62" table:formula="of:=BITXOR([.$A48];[.R$1])" table:style-name="ce2">
            <text:p>000062</text:p>
          </table:table-cell>
          <table:table-cell office:value-type="float" office:value="63" table:formula="of:=BITXOR([.$A48];[.S$1])" table:style-name="ce2">
            <text:p>000063</text:p>
          </table:table-cell>
          <table:table-cell office:value-type="float" office:value="60" table:formula="of:=BITXOR([.$A48];[.T$1])" table:style-name="ce2">
            <text:p>000060</text:p>
          </table:table-cell>
          <table:table-cell office:value-type="float" office:value="61" table:formula="of:=BITXOR([.$A48];[.U$1])" table:style-name="ce2">
            <text:p>000061</text:p>
          </table:table-cell>
          <table:table-cell office:value-type="float" office:value="58" table:formula="of:=BITXOR([.$A48];[.V$1])" table:style-name="ce2">
            <text:p>000058</text:p>
          </table:table-cell>
          <table:table-cell office:value-type="float" office:value="59" table:formula="of:=BITXOR([.$A48];[.W$1])" table:style-name="ce2">
            <text:p>000059</text:p>
          </table:table-cell>
          <table:table-cell office:value-type="float" office:value="56" table:formula="of:=BITXOR([.$A48];[.X$1])" table:style-name="ce2">
            <text:p>000056</text:p>
          </table:table-cell>
          <table:table-cell office:value-type="float" office:value="57" table:formula="of:=BITXOR([.$A48];[.Y$1])" table:style-name="ce2">
            <text:p>000057</text:p>
          </table:table-cell>
          <table:table-cell office:value-type="float" office:value="54" table:formula="of:=BITXOR([.$A48];[.Z$1])" table:style-name="ce2">
            <text:p>000054</text:p>
          </table:table-cell>
          <table:table-cell office:value-type="float" office:value="55" table:formula="of:=BITXOR([.$A48];[.AA$1])" table:style-name="ce2">
            <text:p>000055</text:p>
          </table:table-cell>
          <table:table-cell office:value-type="float" office:value="52" table:formula="of:=BITXOR([.$A48];[.AB$1])" table:style-name="ce2">
            <text:p>000052</text:p>
          </table:table-cell>
          <table:table-cell office:value-type="float" office:value="53" table:formula="of:=BITXOR([.$A48];[.AC$1])" table:style-name="ce2">
            <text:p>000053</text:p>
          </table:table-cell>
          <table:table-cell office:value-type="float" office:value="50" table:formula="of:=BITXOR([.$A48];[.AD$1])" table:style-name="ce2">
            <text:p>000050</text:p>
          </table:table-cell>
          <table:table-cell office:value-type="float" office:value="51" table:formula="of:=BITXOR([.$A48];[.AE$1])" table:style-name="ce2">
            <text:p>000051</text:p>
          </table:table-cell>
          <table:table-cell office:value-type="float" office:value="48" table:formula="of:=BITXOR([.$A48];[.AF$1])" table:style-name="ce2">
            <text:p>000048</text:p>
          </table:table-cell>
          <table:table-cell office:value-type="float" office:value="49" table:formula="of:=BITXOR([.$A48];[.AG$1])" table:style-name="ce2">
            <text:p>000049</text:p>
          </table:table-cell>
          <table:table-cell office:value-type="float" office:value="14" table:formula="of:=BITXOR([.$A48];[.AH$1])" table:style-name="ce2">
            <text:p>000014</text:p>
          </table:table-cell>
          <table:table-cell office:value-type="float" office:value="15" table:formula="of:=BITXOR([.$A48];[.AI$1])" table:style-name="ce2">
            <text:p>000015</text:p>
          </table:table-cell>
          <table:table-cell office:value-type="float" office:value="12" table:formula="of:=BITXOR([.$A48];[.AJ$1])" table:style-name="ce2">
            <text:p>000012</text:p>
          </table:table-cell>
          <table:table-cell office:value-type="float" office:value="13" table:formula="of:=BITXOR([.$A48];[.AK$1])" table:style-name="ce2">
            <text:p>000013</text:p>
          </table:table-cell>
          <table:table-cell office:value-type="float" office:value="10" table:formula="of:=BITXOR([.$A48];[.AL$1])" table:style-name="ce2">
            <text:p>000010</text:p>
          </table:table-cell>
          <table:table-cell office:value-type="float" office:value="11" table:formula="of:=BITXOR([.$A48];[.AM$1])" table:style-name="ce2">
            <text:p>000011</text:p>
          </table:table-cell>
          <table:table-cell office:value-type="float" office:value="8" table:formula="of:=BITXOR([.$A48];[.AN$1])" table:style-name="ce2">
            <text:p>000008</text:p>
          </table:table-cell>
          <table:table-cell office:value-type="float" office:value="9" table:formula="of:=BITXOR([.$A48];[.AO$1])" table:style-name="ce2">
            <text:p>000009</text:p>
          </table:table-cell>
          <table:table-cell office:value-type="float" office:value="6" table:formula="of:=BITXOR([.$A48];[.AP$1])" table:style-name="ce2">
            <text:p>000006</text:p>
          </table:table-cell>
          <table:table-cell office:value-type="float" office:value="7" table:formula="of:=BITXOR([.$A48];[.AQ$1])" table:style-name="ce2">
            <text:p>000007</text:p>
          </table:table-cell>
          <table:table-cell office:value-type="float" office:value="4" table:formula="of:=BITXOR([.$A48];[.AR$1])" table:style-name="ce2">
            <text:p>000004</text:p>
          </table:table-cell>
          <table:table-cell office:value-type="float" office:value="5" table:formula="of:=BITXOR([.$A48];[.AS$1])" table:style-name="ce2">
            <text:p>000005</text:p>
          </table:table-cell>
          <table:table-cell office:value-type="float" office:value="2" table:formula="of:=BITXOR([.$A48];[.AT$1])" table:style-name="ce2">
            <text:p>000002</text:p>
          </table:table-cell>
          <table:table-cell office:value-type="float" office:value="3" table:formula="of:=BITXOR([.$A48];[.AU$1])" table:style-name="ce2">
            <text:p>000003</text:p>
          </table:table-cell>
          <table:table-cell office:value-type="float" office:value="0" table:formula="of:=BITXOR([.$A48];[.AV$1])" table:style-name="ce2">
            <text:p>000000</text:p>
          </table:table-cell>
          <table:table-cell office:value-type="float" office:value="1" table:formula="of:=BITXOR([.$A48];[.AW$1])" table:style-name="ce2">
            <text:p>000001</text:p>
          </table:table-cell>
          <table:table-cell office:value-type="float" office:value="30" table:formula="of:=BITXOR([.$A48];[.AX$1])" table:style-name="ce2">
            <text:p>000030</text:p>
          </table:table-cell>
          <table:table-cell office:value-type="float" office:value="31" table:formula="of:=BITXOR([.$A48];[.AY$1])" table:style-name="ce2">
            <text:p>000031</text:p>
          </table:table-cell>
          <table:table-cell office:value-type="float" office:value="28" table:formula="of:=BITXOR([.$A48];[.AZ$1])" table:style-name="ce2">
            <text:p>000028</text:p>
          </table:table-cell>
          <table:table-cell office:value-type="float" office:value="29" table:formula="of:=BITXOR([.$A48];[.BA$1])" table:style-name="ce2">
            <text:p>000029</text:p>
          </table:table-cell>
          <table:table-cell office:value-type="float" office:value="26" table:formula="of:=BITXOR([.$A48];[.BB$1])" table:style-name="ce2">
            <text:p>000026</text:p>
          </table:table-cell>
          <table:table-cell office:value-type="float" office:value="27" table:formula="of:=BITXOR([.$A48];[.BC$1])" table:style-name="ce2">
            <text:p>000027</text:p>
          </table:table-cell>
          <table:table-cell office:value-type="float" office:value="24" table:formula="of:=BITXOR([.$A48];[.BD$1])" table:style-name="ce2">
            <text:p>000024</text:p>
          </table:table-cell>
          <table:table-cell office:value-type="float" office:value="25" table:formula="of:=BITXOR([.$A48];[.BE$1])" table:style-name="ce2">
            <text:p>000025</text:p>
          </table:table-cell>
          <table:table-cell office:value-type="float" office:value="22" table:formula="of:=BITXOR([.$A48];[.BF$1])" table:style-name="ce2">
            <text:p>000022</text:p>
          </table:table-cell>
          <table:table-cell office:value-type="float" office:value="23" table:formula="of:=BITXOR([.$A48];[.BG$1])" table:style-name="ce2">
            <text:p>000023</text:p>
          </table:table-cell>
          <table:table-cell office:value-type="float" office:value="20" table:formula="of:=BITXOR([.$A48];[.BH$1])" table:style-name="ce2">
            <text:p>000020</text:p>
          </table:table-cell>
          <table:table-cell office:value-type="float" office:value="21" table:formula="of:=BITXOR([.$A48];[.BI$1])" table:style-name="ce2">
            <text:p>000021</text:p>
          </table:table-cell>
          <table:table-cell office:value-type="float" office:value="18" table:formula="of:=BITXOR([.$A48];[.BJ$1])" table:style-name="ce2">
            <text:p>000018</text:p>
          </table:table-cell>
          <table:table-cell office:value-type="float" office:value="19" table:formula="of:=BITXOR([.$A48];[.BK$1])" table:style-name="ce2">
            <text:p>000019</text:p>
          </table:table-cell>
          <table:table-cell office:value-type="float" office:value="16" table:formula="of:=BITXOR([.$A48];[.BL$1])" table:style-name="ce2">
            <text:p>000016</text:p>
          </table:table-cell>
          <table:table-cell office:value-type="float" office:value="17" table:formula="of:=BITXOR([.$A48];[.BM$1])" table:style-name="ce2">
            <text:p>000017</text:p>
          </table:table-cell>
          <table:table-cell table:number-columns-repeated="16319"/>
        </table:table-row>
        <table:table-row table:style-name="ro1">
          <table:table-cell office:value-type="float" office:value="47" table:style-name="ce3">
            <text:p>000047</text:p>
          </table:table-cell>
          <table:table-cell office:value-type="float" office:value="47" table:formula="of:=BITXOR([.$A49];[.B$1])" table:style-name="ce2">
            <text:p>000047</text:p>
          </table:table-cell>
          <table:table-cell office:value-type="float" office:value="46" table:formula="of:=BITXOR([.$A49];[.C$1])" table:style-name="ce2">
            <text:p>000046</text:p>
          </table:table-cell>
          <table:table-cell office:value-type="float" office:value="45" table:formula="of:=BITXOR([.$A49];[.D$1])" table:style-name="ce2">
            <text:p>000045</text:p>
          </table:table-cell>
          <table:table-cell office:value-type="float" office:value="44" table:formula="of:=BITXOR([.$A49];[.E$1])" table:style-name="ce2">
            <text:p>000044</text:p>
          </table:table-cell>
          <table:table-cell office:value-type="float" office:value="43" table:formula="of:=BITXOR([.$A49];[.F$1])" table:style-name="ce2">
            <text:p>000043</text:p>
          </table:table-cell>
          <table:table-cell office:value-type="float" office:value="42" table:formula="of:=BITXOR([.$A49];[.G$1])" table:style-name="ce2">
            <text:p>000042</text:p>
          </table:table-cell>
          <table:table-cell office:value-type="float" office:value="41" table:formula="of:=BITXOR([.$A49];[.H$1])" table:style-name="ce2">
            <text:p>000041</text:p>
          </table:table-cell>
          <table:table-cell office:value-type="float" office:value="40" table:formula="of:=BITXOR([.$A49];[.I$1])" table:style-name="ce2">
            <text:p>000040</text:p>
          </table:table-cell>
          <table:table-cell office:value-type="float" office:value="39" table:formula="of:=BITXOR([.$A49];[.J$1])" table:style-name="ce2">
            <text:p>000039</text:p>
          </table:table-cell>
          <table:table-cell office:value-type="float" office:value="38" table:formula="of:=BITXOR([.$A49];[.K$1])" table:style-name="ce2">
            <text:p>000038</text:p>
          </table:table-cell>
          <table:table-cell office:value-type="float" office:value="37" table:formula="of:=BITXOR([.$A49];[.L$1])" table:style-name="ce2">
            <text:p>000037</text:p>
          </table:table-cell>
          <table:table-cell office:value-type="float" office:value="36" table:formula="of:=BITXOR([.$A49];[.M$1])" table:style-name="ce2">
            <text:p>000036</text:p>
          </table:table-cell>
          <table:table-cell office:value-type="float" office:value="35" table:formula="of:=BITXOR([.$A49];[.N$1])" table:style-name="ce2">
            <text:p>000035</text:p>
          </table:table-cell>
          <table:table-cell office:value-type="float" office:value="34" table:formula="of:=BITXOR([.$A49];[.O$1])" table:style-name="ce2">
            <text:p>000034</text:p>
          </table:table-cell>
          <table:table-cell office:value-type="float" office:value="33" table:formula="of:=BITXOR([.$A49];[.P$1])" table:style-name="ce2">
            <text:p>000033</text:p>
          </table:table-cell>
          <table:table-cell office:value-type="float" office:value="32" table:formula="of:=BITXOR([.$A49];[.Q$1])" table:style-name="ce2">
            <text:p>000032</text:p>
          </table:table-cell>
          <table:table-cell office:value-type="float" office:value="63" table:formula="of:=BITXOR([.$A49];[.R$1])" table:style-name="ce2">
            <text:p>000063</text:p>
          </table:table-cell>
          <table:table-cell office:value-type="float" office:value="62" table:formula="of:=BITXOR([.$A49];[.S$1])" table:style-name="ce2">
            <text:p>000062</text:p>
          </table:table-cell>
          <table:table-cell office:value-type="float" office:value="61" table:formula="of:=BITXOR([.$A49];[.T$1])" table:style-name="ce2">
            <text:p>000061</text:p>
          </table:table-cell>
          <table:table-cell office:value-type="float" office:value="60" table:formula="of:=BITXOR([.$A49];[.U$1])" table:style-name="ce2">
            <text:p>000060</text:p>
          </table:table-cell>
          <table:table-cell office:value-type="float" office:value="59" table:formula="of:=BITXOR([.$A49];[.V$1])" table:style-name="ce2">
            <text:p>000059</text:p>
          </table:table-cell>
          <table:table-cell office:value-type="float" office:value="58" table:formula="of:=BITXOR([.$A49];[.W$1])" table:style-name="ce2">
            <text:p>000058</text:p>
          </table:table-cell>
          <table:table-cell office:value-type="float" office:value="57" table:formula="of:=BITXOR([.$A49];[.X$1])" table:style-name="ce2">
            <text:p>000057</text:p>
          </table:table-cell>
          <table:table-cell office:value-type="float" office:value="56" table:formula="of:=BITXOR([.$A49];[.Y$1])" table:style-name="ce2">
            <text:p>000056</text:p>
          </table:table-cell>
          <table:table-cell office:value-type="float" office:value="55" table:formula="of:=BITXOR([.$A49];[.Z$1])" table:style-name="ce2">
            <text:p>000055</text:p>
          </table:table-cell>
          <table:table-cell office:value-type="float" office:value="54" table:formula="of:=BITXOR([.$A49];[.AA$1])" table:style-name="ce2">
            <text:p>000054</text:p>
          </table:table-cell>
          <table:table-cell office:value-type="float" office:value="53" table:formula="of:=BITXOR([.$A49];[.AB$1])" table:style-name="ce2">
            <text:p>000053</text:p>
          </table:table-cell>
          <table:table-cell office:value-type="float" office:value="52" table:formula="of:=BITXOR([.$A49];[.AC$1])" table:style-name="ce2">
            <text:p>000052</text:p>
          </table:table-cell>
          <table:table-cell office:value-type="float" office:value="51" table:formula="of:=BITXOR([.$A49];[.AD$1])" table:style-name="ce2">
            <text:p>000051</text:p>
          </table:table-cell>
          <table:table-cell office:value-type="float" office:value="50" table:formula="of:=BITXOR([.$A49];[.AE$1])" table:style-name="ce2">
            <text:p>000050</text:p>
          </table:table-cell>
          <table:table-cell office:value-type="float" office:value="49" table:formula="of:=BITXOR([.$A49];[.AF$1])" table:style-name="ce2">
            <text:p>000049</text:p>
          </table:table-cell>
          <table:table-cell office:value-type="float" office:value="48" table:formula="of:=BITXOR([.$A49];[.AG$1])" table:style-name="ce2">
            <text:p>000048</text:p>
          </table:table-cell>
          <table:table-cell office:value-type="float" office:value="15" table:formula="of:=BITXOR([.$A49];[.AH$1])" table:style-name="ce2">
            <text:p>000015</text:p>
          </table:table-cell>
          <table:table-cell office:value-type="float" office:value="14" table:formula="of:=BITXOR([.$A49];[.AI$1])" table:style-name="ce2">
            <text:p>000014</text:p>
          </table:table-cell>
          <table:table-cell office:value-type="float" office:value="13" table:formula="of:=BITXOR([.$A49];[.AJ$1])" table:style-name="ce2">
            <text:p>000013</text:p>
          </table:table-cell>
          <table:table-cell office:value-type="float" office:value="12" table:formula="of:=BITXOR([.$A49];[.AK$1])" table:style-name="ce2">
            <text:p>000012</text:p>
          </table:table-cell>
          <table:table-cell office:value-type="float" office:value="11" table:formula="of:=BITXOR([.$A49];[.AL$1])" table:style-name="ce2">
            <text:p>000011</text:p>
          </table:table-cell>
          <table:table-cell office:value-type="float" office:value="10" table:formula="of:=BITXOR([.$A49];[.AM$1])" table:style-name="ce2">
            <text:p>000010</text:p>
          </table:table-cell>
          <table:table-cell office:value-type="float" office:value="9" table:formula="of:=BITXOR([.$A49];[.AN$1])" table:style-name="ce2">
            <text:p>000009</text:p>
          </table:table-cell>
          <table:table-cell office:value-type="float" office:value="8" table:formula="of:=BITXOR([.$A49];[.AO$1])" table:style-name="ce2">
            <text:p>000008</text:p>
          </table:table-cell>
          <table:table-cell office:value-type="float" office:value="7" table:formula="of:=BITXOR([.$A49];[.AP$1])" table:style-name="ce2">
            <text:p>000007</text:p>
          </table:table-cell>
          <table:table-cell office:value-type="float" office:value="6" table:formula="of:=BITXOR([.$A49];[.AQ$1])" table:style-name="ce2">
            <text:p>000006</text:p>
          </table:table-cell>
          <table:table-cell office:value-type="float" office:value="5" table:formula="of:=BITXOR([.$A49];[.AR$1])" table:style-name="ce2">
            <text:p>000005</text:p>
          </table:table-cell>
          <table:table-cell office:value-type="float" office:value="4" table:formula="of:=BITXOR([.$A49];[.AS$1])" table:style-name="ce2">
            <text:p>000004</text:p>
          </table:table-cell>
          <table:table-cell office:value-type="float" office:value="3" table:formula="of:=BITXOR([.$A49];[.AT$1])" table:style-name="ce2">
            <text:p>000003</text:p>
          </table:table-cell>
          <table:table-cell office:value-type="float" office:value="2" table:formula="of:=BITXOR([.$A49];[.AU$1])" table:style-name="ce2">
            <text:p>000002</text:p>
          </table:table-cell>
          <table:table-cell office:value-type="float" office:value="1" table:formula="of:=BITXOR([.$A49];[.AV$1])" table:style-name="ce2">
            <text:p>000001</text:p>
          </table:table-cell>
          <table:table-cell office:value-type="float" office:value="0" table:formula="of:=BITXOR([.$A49];[.AW$1])" table:style-name="ce2">
            <text:p>000000</text:p>
          </table:table-cell>
          <table:table-cell office:value-type="float" office:value="31" table:formula="of:=BITXOR([.$A49];[.AX$1])" table:style-name="ce2">
            <text:p>000031</text:p>
          </table:table-cell>
          <table:table-cell office:value-type="float" office:value="30" table:formula="of:=BITXOR([.$A49];[.AY$1])" table:style-name="ce2">
            <text:p>000030</text:p>
          </table:table-cell>
          <table:table-cell office:value-type="float" office:value="29" table:formula="of:=BITXOR([.$A49];[.AZ$1])" table:style-name="ce2">
            <text:p>000029</text:p>
          </table:table-cell>
          <table:table-cell office:value-type="float" office:value="28" table:formula="of:=BITXOR([.$A49];[.BA$1])" table:style-name="ce2">
            <text:p>000028</text:p>
          </table:table-cell>
          <table:table-cell office:value-type="float" office:value="27" table:formula="of:=BITXOR([.$A49];[.BB$1])" table:style-name="ce2">
            <text:p>000027</text:p>
          </table:table-cell>
          <table:table-cell office:value-type="float" office:value="26" table:formula="of:=BITXOR([.$A49];[.BC$1])" table:style-name="ce2">
            <text:p>000026</text:p>
          </table:table-cell>
          <table:table-cell office:value-type="float" office:value="25" table:formula="of:=BITXOR([.$A49];[.BD$1])" table:style-name="ce2">
            <text:p>000025</text:p>
          </table:table-cell>
          <table:table-cell office:value-type="float" office:value="24" table:formula="of:=BITXOR([.$A49];[.BE$1])" table:style-name="ce2">
            <text:p>000024</text:p>
          </table:table-cell>
          <table:table-cell office:value-type="float" office:value="23" table:formula="of:=BITXOR([.$A49];[.BF$1])" table:style-name="ce2">
            <text:p>000023</text:p>
          </table:table-cell>
          <table:table-cell office:value-type="float" office:value="22" table:formula="of:=BITXOR([.$A49];[.BG$1])" table:style-name="ce2">
            <text:p>000022</text:p>
          </table:table-cell>
          <table:table-cell office:value-type="float" office:value="21" table:formula="of:=BITXOR([.$A49];[.BH$1])" table:style-name="ce2">
            <text:p>000021</text:p>
          </table:table-cell>
          <table:table-cell office:value-type="float" office:value="20" table:formula="of:=BITXOR([.$A49];[.BI$1])" table:style-name="ce2">
            <text:p>000020</text:p>
          </table:table-cell>
          <table:table-cell office:value-type="float" office:value="19" table:formula="of:=BITXOR([.$A49];[.BJ$1])" table:style-name="ce2">
            <text:p>000019</text:p>
          </table:table-cell>
          <table:table-cell office:value-type="float" office:value="18" table:formula="of:=BITXOR([.$A49];[.BK$1])" table:style-name="ce2">
            <text:p>000018</text:p>
          </table:table-cell>
          <table:table-cell office:value-type="float" office:value="17" table:formula="of:=BITXOR([.$A49];[.BL$1])" table:style-name="ce2">
            <text:p>000017</text:p>
          </table:table-cell>
          <table:table-cell office:value-type="float" office:value="16" table:formula="of:=BITXOR([.$A49];[.BM$1])" table:style-name="ce2">
            <text:p>000016</text:p>
          </table:table-cell>
          <table:table-cell table:number-columns-repeated="16319"/>
        </table:table-row>
        <table:table-row table:style-name="ro1">
          <table:table-cell office:value-type="float" office:value="48" table:style-name="ce3">
            <text:p>000048</text:p>
          </table:table-cell>
          <table:table-cell office:value-type="float" office:value="48" table:formula="of:=BITXOR([.$A50];[.B$1])" table:style-name="ce2">
            <text:p>000048</text:p>
          </table:table-cell>
          <table:table-cell office:value-type="float" office:value="49" table:formula="of:=BITXOR([.$A50];[.C$1])" table:style-name="ce2">
            <text:p>000049</text:p>
          </table:table-cell>
          <table:table-cell office:value-type="float" office:value="50" table:formula="of:=BITXOR([.$A50];[.D$1])" table:style-name="ce2">
            <text:p>000050</text:p>
          </table:table-cell>
          <table:table-cell office:value-type="float" office:value="51" table:formula="of:=BITXOR([.$A50];[.E$1])" table:style-name="ce2">
            <text:p>000051</text:p>
          </table:table-cell>
          <table:table-cell office:value-type="float" office:value="52" table:formula="of:=BITXOR([.$A50];[.F$1])" table:style-name="ce2">
            <text:p>000052</text:p>
          </table:table-cell>
          <table:table-cell office:value-type="float" office:value="53" table:formula="of:=BITXOR([.$A50];[.G$1])" table:style-name="ce2">
            <text:p>000053</text:p>
          </table:table-cell>
          <table:table-cell office:value-type="float" office:value="54" table:formula="of:=BITXOR([.$A50];[.H$1])" table:style-name="ce2">
            <text:p>000054</text:p>
          </table:table-cell>
          <table:table-cell office:value-type="float" office:value="55" table:formula="of:=BITXOR([.$A50];[.I$1])" table:style-name="ce2">
            <text:p>000055</text:p>
          </table:table-cell>
          <table:table-cell office:value-type="float" office:value="56" table:formula="of:=BITXOR([.$A50];[.J$1])" table:style-name="ce2">
            <text:p>000056</text:p>
          </table:table-cell>
          <table:table-cell office:value-type="float" office:value="57" table:formula="of:=BITXOR([.$A50];[.K$1])" table:style-name="ce2">
            <text:p>000057</text:p>
          </table:table-cell>
          <table:table-cell office:value-type="float" office:value="58" table:formula="of:=BITXOR([.$A50];[.L$1])" table:style-name="ce2">
            <text:p>000058</text:p>
          </table:table-cell>
          <table:table-cell office:value-type="float" office:value="59" table:formula="of:=BITXOR([.$A50];[.M$1])" table:style-name="ce2">
            <text:p>000059</text:p>
          </table:table-cell>
          <table:table-cell office:value-type="float" office:value="60" table:formula="of:=BITXOR([.$A50];[.N$1])" table:style-name="ce2">
            <text:p>000060</text:p>
          </table:table-cell>
          <table:table-cell office:value-type="float" office:value="61" table:formula="of:=BITXOR([.$A50];[.O$1])" table:style-name="ce2">
            <text:p>000061</text:p>
          </table:table-cell>
          <table:table-cell office:value-type="float" office:value="62" table:formula="of:=BITXOR([.$A50];[.P$1])" table:style-name="ce2">
            <text:p>000062</text:p>
          </table:table-cell>
          <table:table-cell office:value-type="float" office:value="63" table:formula="of:=BITXOR([.$A50];[.Q$1])" table:style-name="ce2">
            <text:p>000063</text:p>
          </table:table-cell>
          <table:table-cell office:value-type="float" office:value="32" table:formula="of:=BITXOR([.$A50];[.R$1])" table:style-name="ce2">
            <text:p>000032</text:p>
          </table:table-cell>
          <table:table-cell office:value-type="float" office:value="33" table:formula="of:=BITXOR([.$A50];[.S$1])" table:style-name="ce2">
            <text:p>000033</text:p>
          </table:table-cell>
          <table:table-cell office:value-type="float" office:value="34" table:formula="of:=BITXOR([.$A50];[.T$1])" table:style-name="ce2">
            <text:p>000034</text:p>
          </table:table-cell>
          <table:table-cell office:value-type="float" office:value="35" table:formula="of:=BITXOR([.$A50];[.U$1])" table:style-name="ce2">
            <text:p>000035</text:p>
          </table:table-cell>
          <table:table-cell office:value-type="float" office:value="36" table:formula="of:=BITXOR([.$A50];[.V$1])" table:style-name="ce2">
            <text:p>000036</text:p>
          </table:table-cell>
          <table:table-cell office:value-type="float" office:value="37" table:formula="of:=BITXOR([.$A50];[.W$1])" table:style-name="ce2">
            <text:p>000037</text:p>
          </table:table-cell>
          <table:table-cell office:value-type="float" office:value="38" table:formula="of:=BITXOR([.$A50];[.X$1])" table:style-name="ce2">
            <text:p>000038</text:p>
          </table:table-cell>
          <table:table-cell office:value-type="float" office:value="39" table:formula="of:=BITXOR([.$A50];[.Y$1])" table:style-name="ce2">
            <text:p>000039</text:p>
          </table:table-cell>
          <table:table-cell office:value-type="float" office:value="40" table:formula="of:=BITXOR([.$A50];[.Z$1])" table:style-name="ce2">
            <text:p>000040</text:p>
          </table:table-cell>
          <table:table-cell office:value-type="float" office:value="41" table:formula="of:=BITXOR([.$A50];[.AA$1])" table:style-name="ce2">
            <text:p>000041</text:p>
          </table:table-cell>
          <table:table-cell office:value-type="float" office:value="42" table:formula="of:=BITXOR([.$A50];[.AB$1])" table:style-name="ce2">
            <text:p>000042</text:p>
          </table:table-cell>
          <table:table-cell office:value-type="float" office:value="43" table:formula="of:=BITXOR([.$A50];[.AC$1])" table:style-name="ce2">
            <text:p>000043</text:p>
          </table:table-cell>
          <table:table-cell office:value-type="float" office:value="44" table:formula="of:=BITXOR([.$A50];[.AD$1])" table:style-name="ce2">
            <text:p>000044</text:p>
          </table:table-cell>
          <table:table-cell office:value-type="float" office:value="45" table:formula="of:=BITXOR([.$A50];[.AE$1])" table:style-name="ce2">
            <text:p>000045</text:p>
          </table:table-cell>
          <table:table-cell office:value-type="float" office:value="46" table:formula="of:=BITXOR([.$A50];[.AF$1])" table:style-name="ce2">
            <text:p>000046</text:p>
          </table:table-cell>
          <table:table-cell office:value-type="float" office:value="47" table:formula="of:=BITXOR([.$A50];[.AG$1])" table:style-name="ce2">
            <text:p>000047</text:p>
          </table:table-cell>
          <table:table-cell office:value-type="float" office:value="16" table:formula="of:=BITXOR([.$A50];[.AH$1])" table:style-name="ce2">
            <text:p>000016</text:p>
          </table:table-cell>
          <table:table-cell office:value-type="float" office:value="17" table:formula="of:=BITXOR([.$A50];[.AI$1])" table:style-name="ce2">
            <text:p>000017</text:p>
          </table:table-cell>
          <table:table-cell office:value-type="float" office:value="18" table:formula="of:=BITXOR([.$A50];[.AJ$1])" table:style-name="ce2">
            <text:p>000018</text:p>
          </table:table-cell>
          <table:table-cell office:value-type="float" office:value="19" table:formula="of:=BITXOR([.$A50];[.AK$1])" table:style-name="ce2">
            <text:p>000019</text:p>
          </table:table-cell>
          <table:table-cell office:value-type="float" office:value="20" table:formula="of:=BITXOR([.$A50];[.AL$1])" table:style-name="ce2">
            <text:p>000020</text:p>
          </table:table-cell>
          <table:table-cell office:value-type="float" office:value="21" table:formula="of:=BITXOR([.$A50];[.AM$1])" table:style-name="ce2">
            <text:p>000021</text:p>
          </table:table-cell>
          <table:table-cell office:value-type="float" office:value="22" table:formula="of:=BITXOR([.$A50];[.AN$1])" table:style-name="ce2">
            <text:p>000022</text:p>
          </table:table-cell>
          <table:table-cell office:value-type="float" office:value="23" table:formula="of:=BITXOR([.$A50];[.AO$1])" table:style-name="ce2">
            <text:p>000023</text:p>
          </table:table-cell>
          <table:table-cell office:value-type="float" office:value="24" table:formula="of:=BITXOR([.$A50];[.AP$1])" table:style-name="ce2">
            <text:p>000024</text:p>
          </table:table-cell>
          <table:table-cell office:value-type="float" office:value="25" table:formula="of:=BITXOR([.$A50];[.AQ$1])" table:style-name="ce2">
            <text:p>000025</text:p>
          </table:table-cell>
          <table:table-cell office:value-type="float" office:value="26" table:formula="of:=BITXOR([.$A50];[.AR$1])" table:style-name="ce2">
            <text:p>000026</text:p>
          </table:table-cell>
          <table:table-cell office:value-type="float" office:value="27" table:formula="of:=BITXOR([.$A50];[.AS$1])" table:style-name="ce2">
            <text:p>000027</text:p>
          </table:table-cell>
          <table:table-cell office:value-type="float" office:value="28" table:formula="of:=BITXOR([.$A50];[.AT$1])" table:style-name="ce2">
            <text:p>000028</text:p>
          </table:table-cell>
          <table:table-cell office:value-type="float" office:value="29" table:formula="of:=BITXOR([.$A50];[.AU$1])" table:style-name="ce2">
            <text:p>000029</text:p>
          </table:table-cell>
          <table:table-cell office:value-type="float" office:value="30" table:formula="of:=BITXOR([.$A50];[.AV$1])" table:style-name="ce2">
            <text:p>000030</text:p>
          </table:table-cell>
          <table:table-cell office:value-type="float" office:value="31" table:formula="of:=BITXOR([.$A50];[.AW$1])" table:style-name="ce2">
            <text:p>000031</text:p>
          </table:table-cell>
          <table:table-cell office:value-type="float" office:value="0" table:formula="of:=BITXOR([.$A50];[.AX$1])" table:style-name="ce2">
            <text:p>000000</text:p>
          </table:table-cell>
          <table:table-cell office:value-type="float" office:value="1" table:formula="of:=BITXOR([.$A50];[.AY$1])" table:style-name="ce2">
            <text:p>000001</text:p>
          </table:table-cell>
          <table:table-cell office:value-type="float" office:value="2" table:formula="of:=BITXOR([.$A50];[.AZ$1])" table:style-name="ce2">
            <text:p>000002</text:p>
          </table:table-cell>
          <table:table-cell office:value-type="float" office:value="3" table:formula="of:=BITXOR([.$A50];[.BA$1])" table:style-name="ce2">
            <text:p>000003</text:p>
          </table:table-cell>
          <table:table-cell office:value-type="float" office:value="4" table:formula="of:=BITXOR([.$A50];[.BB$1])" table:style-name="ce2">
            <text:p>000004</text:p>
          </table:table-cell>
          <table:table-cell office:value-type="float" office:value="5" table:formula="of:=BITXOR([.$A50];[.BC$1])" table:style-name="ce2">
            <text:p>000005</text:p>
          </table:table-cell>
          <table:table-cell office:value-type="float" office:value="6" table:formula="of:=BITXOR([.$A50];[.BD$1])" table:style-name="ce2">
            <text:p>000006</text:p>
          </table:table-cell>
          <table:table-cell office:value-type="float" office:value="7" table:formula="of:=BITXOR([.$A50];[.BE$1])" table:style-name="ce2">
            <text:p>000007</text:p>
          </table:table-cell>
          <table:table-cell office:value-type="float" office:value="8" table:formula="of:=BITXOR([.$A50];[.BF$1])" table:style-name="ce2">
            <text:p>000008</text:p>
          </table:table-cell>
          <table:table-cell office:value-type="float" office:value="9" table:formula="of:=BITXOR([.$A50];[.BG$1])" table:style-name="ce2">
            <text:p>000009</text:p>
          </table:table-cell>
          <table:table-cell office:value-type="float" office:value="10" table:formula="of:=BITXOR([.$A50];[.BH$1])" table:style-name="ce2">
            <text:p>000010</text:p>
          </table:table-cell>
          <table:table-cell office:value-type="float" office:value="11" table:formula="of:=BITXOR([.$A50];[.BI$1])" table:style-name="ce2">
            <text:p>000011</text:p>
          </table:table-cell>
          <table:table-cell office:value-type="float" office:value="12" table:formula="of:=BITXOR([.$A50];[.BJ$1])" table:style-name="ce2">
            <text:p>000012</text:p>
          </table:table-cell>
          <table:table-cell office:value-type="float" office:value="13" table:formula="of:=BITXOR([.$A50];[.BK$1])" table:style-name="ce2">
            <text:p>000013</text:p>
          </table:table-cell>
          <table:table-cell office:value-type="float" office:value="14" table:formula="of:=BITXOR([.$A50];[.BL$1])" table:style-name="ce2">
            <text:p>000014</text:p>
          </table:table-cell>
          <table:table-cell office:value-type="float" office:value="15" table:formula="of:=BITXOR([.$A50];[.BM$1])" table:style-name="ce2">
            <text:p>000015</text:p>
          </table:table-cell>
          <table:table-cell table:number-columns-repeated="16319"/>
        </table:table-row>
        <table:table-row table:style-name="ro1">
          <table:table-cell office:value-type="float" office:value="49" table:style-name="ce3">
            <text:p>000049</text:p>
          </table:table-cell>
          <table:table-cell office:value-type="float" office:value="49" table:formula="of:=BITXOR([.$A51];[.B$1])" table:style-name="ce2">
            <text:p>000049</text:p>
          </table:table-cell>
          <table:table-cell office:value-type="float" office:value="48" table:formula="of:=BITXOR([.$A51];[.C$1])" table:style-name="ce2">
            <text:p>000048</text:p>
          </table:table-cell>
          <table:table-cell office:value-type="float" office:value="51" table:formula="of:=BITXOR([.$A51];[.D$1])" table:style-name="ce2">
            <text:p>000051</text:p>
          </table:table-cell>
          <table:table-cell office:value-type="float" office:value="50" table:formula="of:=BITXOR([.$A51];[.E$1])" table:style-name="ce2">
            <text:p>000050</text:p>
          </table:table-cell>
          <table:table-cell office:value-type="float" office:value="53" table:formula="of:=BITXOR([.$A51];[.F$1])" table:style-name="ce2">
            <text:p>000053</text:p>
          </table:table-cell>
          <table:table-cell office:value-type="float" office:value="52" table:formula="of:=BITXOR([.$A51];[.G$1])" table:style-name="ce2">
            <text:p>000052</text:p>
          </table:table-cell>
          <table:table-cell office:value-type="float" office:value="55" table:formula="of:=BITXOR([.$A51];[.H$1])" table:style-name="ce2">
            <text:p>000055</text:p>
          </table:table-cell>
          <table:table-cell office:value-type="float" office:value="54" table:formula="of:=BITXOR([.$A51];[.I$1])" table:style-name="ce2">
            <text:p>000054</text:p>
          </table:table-cell>
          <table:table-cell office:value-type="float" office:value="57" table:formula="of:=BITXOR([.$A51];[.J$1])" table:style-name="ce2">
            <text:p>000057</text:p>
          </table:table-cell>
          <table:table-cell office:value-type="float" office:value="56" table:formula="of:=BITXOR([.$A51];[.K$1])" table:style-name="ce2">
            <text:p>000056</text:p>
          </table:table-cell>
          <table:table-cell office:value-type="float" office:value="59" table:formula="of:=BITXOR([.$A51];[.L$1])" table:style-name="ce2">
            <text:p>000059</text:p>
          </table:table-cell>
          <table:table-cell office:value-type="float" office:value="58" table:formula="of:=BITXOR([.$A51];[.M$1])" table:style-name="ce2">
            <text:p>000058</text:p>
          </table:table-cell>
          <table:table-cell office:value-type="float" office:value="61" table:formula="of:=BITXOR([.$A51];[.N$1])" table:style-name="ce2">
            <text:p>000061</text:p>
          </table:table-cell>
          <table:table-cell office:value-type="float" office:value="60" table:formula="of:=BITXOR([.$A51];[.O$1])" table:style-name="ce2">
            <text:p>000060</text:p>
          </table:table-cell>
          <table:table-cell office:value-type="float" office:value="63" table:formula="of:=BITXOR([.$A51];[.P$1])" table:style-name="ce2">
            <text:p>000063</text:p>
          </table:table-cell>
          <table:table-cell office:value-type="float" office:value="62" table:formula="of:=BITXOR([.$A51];[.Q$1])" table:style-name="ce2">
            <text:p>000062</text:p>
          </table:table-cell>
          <table:table-cell office:value-type="float" office:value="33" table:formula="of:=BITXOR([.$A51];[.R$1])" table:style-name="ce2">
            <text:p>000033</text:p>
          </table:table-cell>
          <table:table-cell office:value-type="float" office:value="32" table:formula="of:=BITXOR([.$A51];[.S$1])" table:style-name="ce2">
            <text:p>000032</text:p>
          </table:table-cell>
          <table:table-cell office:value-type="float" office:value="35" table:formula="of:=BITXOR([.$A51];[.T$1])" table:style-name="ce2">
            <text:p>000035</text:p>
          </table:table-cell>
          <table:table-cell office:value-type="float" office:value="34" table:formula="of:=BITXOR([.$A51];[.U$1])" table:style-name="ce2">
            <text:p>000034</text:p>
          </table:table-cell>
          <table:table-cell office:value-type="float" office:value="37" table:formula="of:=BITXOR([.$A51];[.V$1])" table:style-name="ce2">
            <text:p>000037</text:p>
          </table:table-cell>
          <table:table-cell office:value-type="float" office:value="36" table:formula="of:=BITXOR([.$A51];[.W$1])" table:style-name="ce2">
            <text:p>000036</text:p>
          </table:table-cell>
          <table:table-cell office:value-type="float" office:value="39" table:formula="of:=BITXOR([.$A51];[.X$1])" table:style-name="ce2">
            <text:p>000039</text:p>
          </table:table-cell>
          <table:table-cell office:value-type="float" office:value="38" table:formula="of:=BITXOR([.$A51];[.Y$1])" table:style-name="ce2">
            <text:p>000038</text:p>
          </table:table-cell>
          <table:table-cell office:value-type="float" office:value="41" table:formula="of:=BITXOR([.$A51];[.Z$1])" table:style-name="ce2">
            <text:p>000041</text:p>
          </table:table-cell>
          <table:table-cell office:value-type="float" office:value="40" table:formula="of:=BITXOR([.$A51];[.AA$1])" table:style-name="ce2">
            <text:p>000040</text:p>
          </table:table-cell>
          <table:table-cell office:value-type="float" office:value="43" table:formula="of:=BITXOR([.$A51];[.AB$1])" table:style-name="ce2">
            <text:p>000043</text:p>
          </table:table-cell>
          <table:table-cell office:value-type="float" office:value="42" table:formula="of:=BITXOR([.$A51];[.AC$1])" table:style-name="ce2">
            <text:p>000042</text:p>
          </table:table-cell>
          <table:table-cell office:value-type="float" office:value="45" table:formula="of:=BITXOR([.$A51];[.AD$1])" table:style-name="ce2">
            <text:p>000045</text:p>
          </table:table-cell>
          <table:table-cell office:value-type="float" office:value="44" table:formula="of:=BITXOR([.$A51];[.AE$1])" table:style-name="ce2">
            <text:p>000044</text:p>
          </table:table-cell>
          <table:table-cell office:value-type="float" office:value="47" table:formula="of:=BITXOR([.$A51];[.AF$1])" table:style-name="ce2">
            <text:p>000047</text:p>
          </table:table-cell>
          <table:table-cell office:value-type="float" office:value="46" table:formula="of:=BITXOR([.$A51];[.AG$1])" table:style-name="ce2">
            <text:p>000046</text:p>
          </table:table-cell>
          <table:table-cell office:value-type="float" office:value="17" table:formula="of:=BITXOR([.$A51];[.AH$1])" table:style-name="ce2">
            <text:p>000017</text:p>
          </table:table-cell>
          <table:table-cell office:value-type="float" office:value="16" table:formula="of:=BITXOR([.$A51];[.AI$1])" table:style-name="ce2">
            <text:p>000016</text:p>
          </table:table-cell>
          <table:table-cell office:value-type="float" office:value="19" table:formula="of:=BITXOR([.$A51];[.AJ$1])" table:style-name="ce2">
            <text:p>000019</text:p>
          </table:table-cell>
          <table:table-cell office:value-type="float" office:value="18" table:formula="of:=BITXOR([.$A51];[.AK$1])" table:style-name="ce2">
            <text:p>000018</text:p>
          </table:table-cell>
          <table:table-cell office:value-type="float" office:value="21" table:formula="of:=BITXOR([.$A51];[.AL$1])" table:style-name="ce2">
            <text:p>000021</text:p>
          </table:table-cell>
          <table:table-cell office:value-type="float" office:value="20" table:formula="of:=BITXOR([.$A51];[.AM$1])" table:style-name="ce2">
            <text:p>000020</text:p>
          </table:table-cell>
          <table:table-cell office:value-type="float" office:value="23" table:formula="of:=BITXOR([.$A51];[.AN$1])" table:style-name="ce2">
            <text:p>000023</text:p>
          </table:table-cell>
          <table:table-cell office:value-type="float" office:value="22" table:formula="of:=BITXOR([.$A51];[.AO$1])" table:style-name="ce2">
            <text:p>000022</text:p>
          </table:table-cell>
          <table:table-cell office:value-type="float" office:value="25" table:formula="of:=BITXOR([.$A51];[.AP$1])" table:style-name="ce2">
            <text:p>000025</text:p>
          </table:table-cell>
          <table:table-cell office:value-type="float" office:value="24" table:formula="of:=BITXOR([.$A51];[.AQ$1])" table:style-name="ce2">
            <text:p>000024</text:p>
          </table:table-cell>
          <table:table-cell office:value-type="float" office:value="27" table:formula="of:=BITXOR([.$A51];[.AR$1])" table:style-name="ce2">
            <text:p>000027</text:p>
          </table:table-cell>
          <table:table-cell office:value-type="float" office:value="26" table:formula="of:=BITXOR([.$A51];[.AS$1])" table:style-name="ce2">
            <text:p>000026</text:p>
          </table:table-cell>
          <table:table-cell office:value-type="float" office:value="29" table:formula="of:=BITXOR([.$A51];[.AT$1])" table:style-name="ce2">
            <text:p>000029</text:p>
          </table:table-cell>
          <table:table-cell office:value-type="float" office:value="28" table:formula="of:=BITXOR([.$A51];[.AU$1])" table:style-name="ce2">
            <text:p>000028</text:p>
          </table:table-cell>
          <table:table-cell office:value-type="float" office:value="31" table:formula="of:=BITXOR([.$A51];[.AV$1])" table:style-name="ce2">
            <text:p>000031</text:p>
          </table:table-cell>
          <table:table-cell office:value-type="float" office:value="30" table:formula="of:=BITXOR([.$A51];[.AW$1])" table:style-name="ce2">
            <text:p>000030</text:p>
          </table:table-cell>
          <table:table-cell office:value-type="float" office:value="1" table:formula="of:=BITXOR([.$A51];[.AX$1])" table:style-name="ce2">
            <text:p>000001</text:p>
          </table:table-cell>
          <table:table-cell office:value-type="float" office:value="0" table:formula="of:=BITXOR([.$A51];[.AY$1])" table:style-name="ce2">
            <text:p>000000</text:p>
          </table:table-cell>
          <table:table-cell office:value-type="float" office:value="3" table:formula="of:=BITXOR([.$A51];[.AZ$1])" table:style-name="ce2">
            <text:p>000003</text:p>
          </table:table-cell>
          <table:table-cell office:value-type="float" office:value="2" table:formula="of:=BITXOR([.$A51];[.BA$1])" table:style-name="ce2">
            <text:p>000002</text:p>
          </table:table-cell>
          <table:table-cell office:value-type="float" office:value="5" table:formula="of:=BITXOR([.$A51];[.BB$1])" table:style-name="ce2">
            <text:p>000005</text:p>
          </table:table-cell>
          <table:table-cell office:value-type="float" office:value="4" table:formula="of:=BITXOR([.$A51];[.BC$1])" table:style-name="ce2">
            <text:p>000004</text:p>
          </table:table-cell>
          <table:table-cell office:value-type="float" office:value="7" table:formula="of:=BITXOR([.$A51];[.BD$1])" table:style-name="ce2">
            <text:p>000007</text:p>
          </table:table-cell>
          <table:table-cell office:value-type="float" office:value="6" table:formula="of:=BITXOR([.$A51];[.BE$1])" table:style-name="ce2">
            <text:p>000006</text:p>
          </table:table-cell>
          <table:table-cell office:value-type="float" office:value="9" table:formula="of:=BITXOR([.$A51];[.BF$1])" table:style-name="ce2">
            <text:p>000009</text:p>
          </table:table-cell>
          <table:table-cell office:value-type="float" office:value="8" table:formula="of:=BITXOR([.$A51];[.BG$1])" table:style-name="ce2">
            <text:p>000008</text:p>
          </table:table-cell>
          <table:table-cell office:value-type="float" office:value="11" table:formula="of:=BITXOR([.$A51];[.BH$1])" table:style-name="ce2">
            <text:p>000011</text:p>
          </table:table-cell>
          <table:table-cell office:value-type="float" office:value="10" table:formula="of:=BITXOR([.$A51];[.BI$1])" table:style-name="ce2">
            <text:p>000010</text:p>
          </table:table-cell>
          <table:table-cell office:value-type="float" office:value="13" table:formula="of:=BITXOR([.$A51];[.BJ$1])" table:style-name="ce2">
            <text:p>000013</text:p>
          </table:table-cell>
          <table:table-cell office:value-type="float" office:value="12" table:formula="of:=BITXOR([.$A51];[.BK$1])" table:style-name="ce2">
            <text:p>000012</text:p>
          </table:table-cell>
          <table:table-cell office:value-type="float" office:value="15" table:formula="of:=BITXOR([.$A51];[.BL$1])" table:style-name="ce2">
            <text:p>000015</text:p>
          </table:table-cell>
          <table:table-cell office:value-type="float" office:value="14" table:formula="of:=BITXOR([.$A51];[.BM$1])" table:style-name="ce2">
            <text:p>000014</text:p>
          </table:table-cell>
          <table:table-cell table:number-columns-repeated="16319"/>
        </table:table-row>
        <table:table-row table:style-name="ro1">
          <table:table-cell office:value-type="float" office:value="50" table:style-name="ce3">
            <text:p>000050</text:p>
          </table:table-cell>
          <table:table-cell office:value-type="float" office:value="50" table:formula="of:=BITXOR([.$A52];[.B$1])" table:style-name="ce2">
            <text:p>000050</text:p>
          </table:table-cell>
          <table:table-cell office:value-type="float" office:value="51" table:formula="of:=BITXOR([.$A52];[.C$1])" table:style-name="ce2">
            <text:p>000051</text:p>
          </table:table-cell>
          <table:table-cell office:value-type="float" office:value="48" table:formula="of:=BITXOR([.$A52];[.D$1])" table:style-name="ce2">
            <text:p>000048</text:p>
          </table:table-cell>
          <table:table-cell office:value-type="float" office:value="49" table:formula="of:=BITXOR([.$A52];[.E$1])" table:style-name="ce2">
            <text:p>000049</text:p>
          </table:table-cell>
          <table:table-cell office:value-type="float" office:value="54" table:formula="of:=BITXOR([.$A52];[.F$1])" table:style-name="ce2">
            <text:p>000054</text:p>
          </table:table-cell>
          <table:table-cell office:value-type="float" office:value="55" table:formula="of:=BITXOR([.$A52];[.G$1])" table:style-name="ce2">
            <text:p>000055</text:p>
          </table:table-cell>
          <table:table-cell office:value-type="float" office:value="52" table:formula="of:=BITXOR([.$A52];[.H$1])" table:style-name="ce2">
            <text:p>000052</text:p>
          </table:table-cell>
          <table:table-cell office:value-type="float" office:value="53" table:formula="of:=BITXOR([.$A52];[.I$1])" table:style-name="ce2">
            <text:p>000053</text:p>
          </table:table-cell>
          <table:table-cell office:value-type="float" office:value="58" table:formula="of:=BITXOR([.$A52];[.J$1])" table:style-name="ce2">
            <text:p>000058</text:p>
          </table:table-cell>
          <table:table-cell office:value-type="float" office:value="59" table:formula="of:=BITXOR([.$A52];[.K$1])" table:style-name="ce2">
            <text:p>000059</text:p>
          </table:table-cell>
          <table:table-cell office:value-type="float" office:value="56" table:formula="of:=BITXOR([.$A52];[.L$1])" table:style-name="ce2">
            <text:p>000056</text:p>
          </table:table-cell>
          <table:table-cell office:value-type="float" office:value="57" table:formula="of:=BITXOR([.$A52];[.M$1])" table:style-name="ce2">
            <text:p>000057</text:p>
          </table:table-cell>
          <table:table-cell office:value-type="float" office:value="62" table:formula="of:=BITXOR([.$A52];[.N$1])" table:style-name="ce2">
            <text:p>000062</text:p>
          </table:table-cell>
          <table:table-cell office:value-type="float" office:value="63" table:formula="of:=BITXOR([.$A52];[.O$1])" table:style-name="ce2">
            <text:p>000063</text:p>
          </table:table-cell>
          <table:table-cell office:value-type="float" office:value="60" table:formula="of:=BITXOR([.$A52];[.P$1])" table:style-name="ce2">
            <text:p>000060</text:p>
          </table:table-cell>
          <table:table-cell office:value-type="float" office:value="61" table:formula="of:=BITXOR([.$A52];[.Q$1])" table:style-name="ce2">
            <text:p>000061</text:p>
          </table:table-cell>
          <table:table-cell office:value-type="float" office:value="34" table:formula="of:=BITXOR([.$A52];[.R$1])" table:style-name="ce2">
            <text:p>000034</text:p>
          </table:table-cell>
          <table:table-cell office:value-type="float" office:value="35" table:formula="of:=BITXOR([.$A52];[.S$1])" table:style-name="ce2">
            <text:p>000035</text:p>
          </table:table-cell>
          <table:table-cell office:value-type="float" office:value="32" table:formula="of:=BITXOR([.$A52];[.T$1])" table:style-name="ce2">
            <text:p>000032</text:p>
          </table:table-cell>
          <table:table-cell office:value-type="float" office:value="33" table:formula="of:=BITXOR([.$A52];[.U$1])" table:style-name="ce2">
            <text:p>000033</text:p>
          </table:table-cell>
          <table:table-cell office:value-type="float" office:value="38" table:formula="of:=BITXOR([.$A52];[.V$1])" table:style-name="ce2">
            <text:p>000038</text:p>
          </table:table-cell>
          <table:table-cell office:value-type="float" office:value="39" table:formula="of:=BITXOR([.$A52];[.W$1])" table:style-name="ce2">
            <text:p>000039</text:p>
          </table:table-cell>
          <table:table-cell office:value-type="float" office:value="36" table:formula="of:=BITXOR([.$A52];[.X$1])" table:style-name="ce2">
            <text:p>000036</text:p>
          </table:table-cell>
          <table:table-cell office:value-type="float" office:value="37" table:formula="of:=BITXOR([.$A52];[.Y$1])" table:style-name="ce2">
            <text:p>000037</text:p>
          </table:table-cell>
          <table:table-cell office:value-type="float" office:value="42" table:formula="of:=BITXOR([.$A52];[.Z$1])" table:style-name="ce2">
            <text:p>000042</text:p>
          </table:table-cell>
          <table:table-cell office:value-type="float" office:value="43" table:formula="of:=BITXOR([.$A52];[.AA$1])" table:style-name="ce2">
            <text:p>000043</text:p>
          </table:table-cell>
          <table:table-cell office:value-type="float" office:value="40" table:formula="of:=BITXOR([.$A52];[.AB$1])" table:style-name="ce2">
            <text:p>000040</text:p>
          </table:table-cell>
          <table:table-cell office:value-type="float" office:value="41" table:formula="of:=BITXOR([.$A52];[.AC$1])" table:style-name="ce2">
            <text:p>000041</text:p>
          </table:table-cell>
          <table:table-cell office:value-type="float" office:value="46" table:formula="of:=BITXOR([.$A52];[.AD$1])" table:style-name="ce2">
            <text:p>000046</text:p>
          </table:table-cell>
          <table:table-cell office:value-type="float" office:value="47" table:formula="of:=BITXOR([.$A52];[.AE$1])" table:style-name="ce2">
            <text:p>000047</text:p>
          </table:table-cell>
          <table:table-cell office:value-type="float" office:value="44" table:formula="of:=BITXOR([.$A52];[.AF$1])" table:style-name="ce2">
            <text:p>000044</text:p>
          </table:table-cell>
          <table:table-cell office:value-type="float" office:value="45" table:formula="of:=BITXOR([.$A52];[.AG$1])" table:style-name="ce2">
            <text:p>000045</text:p>
          </table:table-cell>
          <table:table-cell office:value-type="float" office:value="18" table:formula="of:=BITXOR([.$A52];[.AH$1])" table:style-name="ce2">
            <text:p>000018</text:p>
          </table:table-cell>
          <table:table-cell office:value-type="float" office:value="19" table:formula="of:=BITXOR([.$A52];[.AI$1])" table:style-name="ce2">
            <text:p>000019</text:p>
          </table:table-cell>
          <table:table-cell office:value-type="float" office:value="16" table:formula="of:=BITXOR([.$A52];[.AJ$1])" table:style-name="ce2">
            <text:p>000016</text:p>
          </table:table-cell>
          <table:table-cell office:value-type="float" office:value="17" table:formula="of:=BITXOR([.$A52];[.AK$1])" table:style-name="ce2">
            <text:p>000017</text:p>
          </table:table-cell>
          <table:table-cell office:value-type="float" office:value="22" table:formula="of:=BITXOR([.$A52];[.AL$1])" table:style-name="ce2">
            <text:p>000022</text:p>
          </table:table-cell>
          <table:table-cell office:value-type="float" office:value="23" table:formula="of:=BITXOR([.$A52];[.AM$1])" table:style-name="ce2">
            <text:p>000023</text:p>
          </table:table-cell>
          <table:table-cell office:value-type="float" office:value="20" table:formula="of:=BITXOR([.$A52];[.AN$1])" table:style-name="ce2">
            <text:p>000020</text:p>
          </table:table-cell>
          <table:table-cell office:value-type="float" office:value="21" table:formula="of:=BITXOR([.$A52];[.AO$1])" table:style-name="ce2">
            <text:p>000021</text:p>
          </table:table-cell>
          <table:table-cell office:value-type="float" office:value="26" table:formula="of:=BITXOR([.$A52];[.AP$1])" table:style-name="ce2">
            <text:p>000026</text:p>
          </table:table-cell>
          <table:table-cell office:value-type="float" office:value="27" table:formula="of:=BITXOR([.$A52];[.AQ$1])" table:style-name="ce2">
            <text:p>000027</text:p>
          </table:table-cell>
          <table:table-cell office:value-type="float" office:value="24" table:formula="of:=BITXOR([.$A52];[.AR$1])" table:style-name="ce2">
            <text:p>000024</text:p>
          </table:table-cell>
          <table:table-cell office:value-type="float" office:value="25" table:formula="of:=BITXOR([.$A52];[.AS$1])" table:style-name="ce2">
            <text:p>000025</text:p>
          </table:table-cell>
          <table:table-cell office:value-type="float" office:value="30" table:formula="of:=BITXOR([.$A52];[.AT$1])" table:style-name="ce2">
            <text:p>000030</text:p>
          </table:table-cell>
          <table:table-cell office:value-type="float" office:value="31" table:formula="of:=BITXOR([.$A52];[.AU$1])" table:style-name="ce2">
            <text:p>000031</text:p>
          </table:table-cell>
          <table:table-cell office:value-type="float" office:value="28" table:formula="of:=BITXOR([.$A52];[.AV$1])" table:style-name="ce2">
            <text:p>000028</text:p>
          </table:table-cell>
          <table:table-cell office:value-type="float" office:value="29" table:formula="of:=BITXOR([.$A52];[.AW$1])" table:style-name="ce2">
            <text:p>000029</text:p>
          </table:table-cell>
          <table:table-cell office:value-type="float" office:value="2" table:formula="of:=BITXOR([.$A52];[.AX$1])" table:style-name="ce2">
            <text:p>000002</text:p>
          </table:table-cell>
          <table:table-cell office:value-type="float" office:value="3" table:formula="of:=BITXOR([.$A52];[.AY$1])" table:style-name="ce2">
            <text:p>000003</text:p>
          </table:table-cell>
          <table:table-cell office:value-type="float" office:value="0" table:formula="of:=BITXOR([.$A52];[.AZ$1])" table:style-name="ce2">
            <text:p>000000</text:p>
          </table:table-cell>
          <table:table-cell office:value-type="float" office:value="1" table:formula="of:=BITXOR([.$A52];[.BA$1])" table:style-name="ce2">
            <text:p>000001</text:p>
          </table:table-cell>
          <table:table-cell office:value-type="float" office:value="6" table:formula="of:=BITXOR([.$A52];[.BB$1])" table:style-name="ce2">
            <text:p>000006</text:p>
          </table:table-cell>
          <table:table-cell office:value-type="float" office:value="7" table:formula="of:=BITXOR([.$A52];[.BC$1])" table:style-name="ce2">
            <text:p>000007</text:p>
          </table:table-cell>
          <table:table-cell office:value-type="float" office:value="4" table:formula="of:=BITXOR([.$A52];[.BD$1])" table:style-name="ce2">
            <text:p>000004</text:p>
          </table:table-cell>
          <table:table-cell office:value-type="float" office:value="5" table:formula="of:=BITXOR([.$A52];[.BE$1])" table:style-name="ce2">
            <text:p>000005</text:p>
          </table:table-cell>
          <table:table-cell office:value-type="float" office:value="10" table:formula="of:=BITXOR([.$A52];[.BF$1])" table:style-name="ce2">
            <text:p>000010</text:p>
          </table:table-cell>
          <table:table-cell office:value-type="float" office:value="11" table:formula="of:=BITXOR([.$A52];[.BG$1])" table:style-name="ce2">
            <text:p>000011</text:p>
          </table:table-cell>
          <table:table-cell office:value-type="float" office:value="8" table:formula="of:=BITXOR([.$A52];[.BH$1])" table:style-name="ce2">
            <text:p>000008</text:p>
          </table:table-cell>
          <table:table-cell office:value-type="float" office:value="9" table:formula="of:=BITXOR([.$A52];[.BI$1])" table:style-name="ce2">
            <text:p>000009</text:p>
          </table:table-cell>
          <table:table-cell office:value-type="float" office:value="14" table:formula="of:=BITXOR([.$A52];[.BJ$1])" table:style-name="ce2">
            <text:p>000014</text:p>
          </table:table-cell>
          <table:table-cell office:value-type="float" office:value="15" table:formula="of:=BITXOR([.$A52];[.BK$1])" table:style-name="ce2">
            <text:p>000015</text:p>
          </table:table-cell>
          <table:table-cell office:value-type="float" office:value="12" table:formula="of:=BITXOR([.$A52];[.BL$1])" table:style-name="ce2">
            <text:p>000012</text:p>
          </table:table-cell>
          <table:table-cell office:value-type="float" office:value="13" table:formula="of:=BITXOR([.$A52];[.BM$1])" table:style-name="ce2">
            <text:p>000013</text:p>
          </table:table-cell>
          <table:table-cell table:number-columns-repeated="16319"/>
        </table:table-row>
        <table:table-row table:style-name="ro1">
          <table:table-cell office:value-type="float" office:value="51" table:style-name="ce3">
            <text:p>000051</text:p>
          </table:table-cell>
          <table:table-cell office:value-type="float" office:value="51" table:formula="of:=BITXOR([.$A53];[.B$1])" table:style-name="ce2">
            <text:p>000051</text:p>
          </table:table-cell>
          <table:table-cell office:value-type="float" office:value="50" table:formula="of:=BITXOR([.$A53];[.C$1])" table:style-name="ce2">
            <text:p>000050</text:p>
          </table:table-cell>
          <table:table-cell office:value-type="float" office:value="49" table:formula="of:=BITXOR([.$A53];[.D$1])" table:style-name="ce2">
            <text:p>000049</text:p>
          </table:table-cell>
          <table:table-cell office:value-type="float" office:value="48" table:formula="of:=BITXOR([.$A53];[.E$1])" table:style-name="ce2">
            <text:p>000048</text:p>
          </table:table-cell>
          <table:table-cell office:value-type="float" office:value="55" table:formula="of:=BITXOR([.$A53];[.F$1])" table:style-name="ce2">
            <text:p>000055</text:p>
          </table:table-cell>
          <table:table-cell office:value-type="float" office:value="54" table:formula="of:=BITXOR([.$A53];[.G$1])" table:style-name="ce2">
            <text:p>000054</text:p>
          </table:table-cell>
          <table:table-cell office:value-type="float" office:value="53" table:formula="of:=BITXOR([.$A53];[.H$1])" table:style-name="ce2">
            <text:p>000053</text:p>
          </table:table-cell>
          <table:table-cell office:value-type="float" office:value="52" table:formula="of:=BITXOR([.$A53];[.I$1])" table:style-name="ce2">
            <text:p>000052</text:p>
          </table:table-cell>
          <table:table-cell office:value-type="float" office:value="59" table:formula="of:=BITXOR([.$A53];[.J$1])" table:style-name="ce2">
            <text:p>000059</text:p>
          </table:table-cell>
          <table:table-cell office:value-type="float" office:value="58" table:formula="of:=BITXOR([.$A53];[.K$1])" table:style-name="ce2">
            <text:p>000058</text:p>
          </table:table-cell>
          <table:table-cell office:value-type="float" office:value="57" table:formula="of:=BITXOR([.$A53];[.L$1])" table:style-name="ce2">
            <text:p>000057</text:p>
          </table:table-cell>
          <table:table-cell office:value-type="float" office:value="56" table:formula="of:=BITXOR([.$A53];[.M$1])" table:style-name="ce2">
            <text:p>000056</text:p>
          </table:table-cell>
          <table:table-cell office:value-type="float" office:value="63" table:formula="of:=BITXOR([.$A53];[.N$1])" table:style-name="ce2">
            <text:p>000063</text:p>
          </table:table-cell>
          <table:table-cell office:value-type="float" office:value="62" table:formula="of:=BITXOR([.$A53];[.O$1])" table:style-name="ce2">
            <text:p>000062</text:p>
          </table:table-cell>
          <table:table-cell office:value-type="float" office:value="61" table:formula="of:=BITXOR([.$A53];[.P$1])" table:style-name="ce2">
            <text:p>000061</text:p>
          </table:table-cell>
          <table:table-cell office:value-type="float" office:value="60" table:formula="of:=BITXOR([.$A53];[.Q$1])" table:style-name="ce2">
            <text:p>000060</text:p>
          </table:table-cell>
          <table:table-cell office:value-type="float" office:value="35" table:formula="of:=BITXOR([.$A53];[.R$1])" table:style-name="ce2">
            <text:p>000035</text:p>
          </table:table-cell>
          <table:table-cell office:value-type="float" office:value="34" table:formula="of:=BITXOR([.$A53];[.S$1])" table:style-name="ce2">
            <text:p>000034</text:p>
          </table:table-cell>
          <table:table-cell office:value-type="float" office:value="33" table:formula="of:=BITXOR([.$A53];[.T$1])" table:style-name="ce2">
            <text:p>000033</text:p>
          </table:table-cell>
          <table:table-cell office:value-type="float" office:value="32" table:formula="of:=BITXOR([.$A53];[.U$1])" table:style-name="ce2">
            <text:p>000032</text:p>
          </table:table-cell>
          <table:table-cell office:value-type="float" office:value="39" table:formula="of:=BITXOR([.$A53];[.V$1])" table:style-name="ce2">
            <text:p>000039</text:p>
          </table:table-cell>
          <table:table-cell office:value-type="float" office:value="38" table:formula="of:=BITXOR([.$A53];[.W$1])" table:style-name="ce2">
            <text:p>000038</text:p>
          </table:table-cell>
          <table:table-cell office:value-type="float" office:value="37" table:formula="of:=BITXOR([.$A53];[.X$1])" table:style-name="ce2">
            <text:p>000037</text:p>
          </table:table-cell>
          <table:table-cell office:value-type="float" office:value="36" table:formula="of:=BITXOR([.$A53];[.Y$1])" table:style-name="ce2">
            <text:p>000036</text:p>
          </table:table-cell>
          <table:table-cell office:value-type="float" office:value="43" table:formula="of:=BITXOR([.$A53];[.Z$1])" table:style-name="ce2">
            <text:p>000043</text:p>
          </table:table-cell>
          <table:table-cell office:value-type="float" office:value="42" table:formula="of:=BITXOR([.$A53];[.AA$1])" table:style-name="ce2">
            <text:p>000042</text:p>
          </table:table-cell>
          <table:table-cell office:value-type="float" office:value="41" table:formula="of:=BITXOR([.$A53];[.AB$1])" table:style-name="ce2">
            <text:p>000041</text:p>
          </table:table-cell>
          <table:table-cell office:value-type="float" office:value="40" table:formula="of:=BITXOR([.$A53];[.AC$1])" table:style-name="ce2">
            <text:p>000040</text:p>
          </table:table-cell>
          <table:table-cell office:value-type="float" office:value="47" table:formula="of:=BITXOR([.$A53];[.AD$1])" table:style-name="ce2">
            <text:p>000047</text:p>
          </table:table-cell>
          <table:table-cell office:value-type="float" office:value="46" table:formula="of:=BITXOR([.$A53];[.AE$1])" table:style-name="ce2">
            <text:p>000046</text:p>
          </table:table-cell>
          <table:table-cell office:value-type="float" office:value="45" table:formula="of:=BITXOR([.$A53];[.AF$1])" table:style-name="ce2">
            <text:p>000045</text:p>
          </table:table-cell>
          <table:table-cell office:value-type="float" office:value="44" table:formula="of:=BITXOR([.$A53];[.AG$1])" table:style-name="ce2">
            <text:p>000044</text:p>
          </table:table-cell>
          <table:table-cell office:value-type="float" office:value="19" table:formula="of:=BITXOR([.$A53];[.AH$1])" table:style-name="ce2">
            <text:p>000019</text:p>
          </table:table-cell>
          <table:table-cell office:value-type="float" office:value="18" table:formula="of:=BITXOR([.$A53];[.AI$1])" table:style-name="ce2">
            <text:p>000018</text:p>
          </table:table-cell>
          <table:table-cell office:value-type="float" office:value="17" table:formula="of:=BITXOR([.$A53];[.AJ$1])" table:style-name="ce2">
            <text:p>000017</text:p>
          </table:table-cell>
          <table:table-cell office:value-type="float" office:value="16" table:formula="of:=BITXOR([.$A53];[.AK$1])" table:style-name="ce2">
            <text:p>000016</text:p>
          </table:table-cell>
          <table:table-cell office:value-type="float" office:value="23" table:formula="of:=BITXOR([.$A53];[.AL$1])" table:style-name="ce2">
            <text:p>000023</text:p>
          </table:table-cell>
          <table:table-cell office:value-type="float" office:value="22" table:formula="of:=BITXOR([.$A53];[.AM$1])" table:style-name="ce2">
            <text:p>000022</text:p>
          </table:table-cell>
          <table:table-cell office:value-type="float" office:value="21" table:formula="of:=BITXOR([.$A53];[.AN$1])" table:style-name="ce2">
            <text:p>000021</text:p>
          </table:table-cell>
          <table:table-cell office:value-type="float" office:value="20" table:formula="of:=BITXOR([.$A53];[.AO$1])" table:style-name="ce2">
            <text:p>000020</text:p>
          </table:table-cell>
          <table:table-cell office:value-type="float" office:value="27" table:formula="of:=BITXOR([.$A53];[.AP$1])" table:style-name="ce2">
            <text:p>000027</text:p>
          </table:table-cell>
          <table:table-cell office:value-type="float" office:value="26" table:formula="of:=BITXOR([.$A53];[.AQ$1])" table:style-name="ce2">
            <text:p>000026</text:p>
          </table:table-cell>
          <table:table-cell office:value-type="float" office:value="25" table:formula="of:=BITXOR([.$A53];[.AR$1])" table:style-name="ce2">
            <text:p>000025</text:p>
          </table:table-cell>
          <table:table-cell office:value-type="float" office:value="24" table:formula="of:=BITXOR([.$A53];[.AS$1])" table:style-name="ce2">
            <text:p>000024</text:p>
          </table:table-cell>
          <table:table-cell office:value-type="float" office:value="31" table:formula="of:=BITXOR([.$A53];[.AT$1])" table:style-name="ce2">
            <text:p>000031</text:p>
          </table:table-cell>
          <table:table-cell office:value-type="float" office:value="30" table:formula="of:=BITXOR([.$A53];[.AU$1])" table:style-name="ce2">
            <text:p>000030</text:p>
          </table:table-cell>
          <table:table-cell office:value-type="float" office:value="29" table:formula="of:=BITXOR([.$A53];[.AV$1])" table:style-name="ce2">
            <text:p>000029</text:p>
          </table:table-cell>
          <table:table-cell office:value-type="float" office:value="28" table:formula="of:=BITXOR([.$A53];[.AW$1])" table:style-name="ce2">
            <text:p>000028</text:p>
          </table:table-cell>
          <table:table-cell office:value-type="float" office:value="3" table:formula="of:=BITXOR([.$A53];[.AX$1])" table:style-name="ce2">
            <text:p>000003</text:p>
          </table:table-cell>
          <table:table-cell office:value-type="float" office:value="2" table:formula="of:=BITXOR([.$A53];[.AY$1])" table:style-name="ce2">
            <text:p>000002</text:p>
          </table:table-cell>
          <table:table-cell office:value-type="float" office:value="1" table:formula="of:=BITXOR([.$A53];[.AZ$1])" table:style-name="ce2">
            <text:p>000001</text:p>
          </table:table-cell>
          <table:table-cell office:value-type="float" office:value="0" table:formula="of:=BITXOR([.$A53];[.BA$1])" table:style-name="ce2">
            <text:p>000000</text:p>
          </table:table-cell>
          <table:table-cell office:value-type="float" office:value="7" table:formula="of:=BITXOR([.$A53];[.BB$1])" table:style-name="ce2">
            <text:p>000007</text:p>
          </table:table-cell>
          <table:table-cell office:value-type="float" office:value="6" table:formula="of:=BITXOR([.$A53];[.BC$1])" table:style-name="ce2">
            <text:p>000006</text:p>
          </table:table-cell>
          <table:table-cell office:value-type="float" office:value="5" table:formula="of:=BITXOR([.$A53];[.BD$1])" table:style-name="ce2">
            <text:p>000005</text:p>
          </table:table-cell>
          <table:table-cell office:value-type="float" office:value="4" table:formula="of:=BITXOR([.$A53];[.BE$1])" table:style-name="ce2">
            <text:p>000004</text:p>
          </table:table-cell>
          <table:table-cell office:value-type="float" office:value="11" table:formula="of:=BITXOR([.$A53];[.BF$1])" table:style-name="ce2">
            <text:p>000011</text:p>
          </table:table-cell>
          <table:table-cell office:value-type="float" office:value="10" table:formula="of:=BITXOR([.$A53];[.BG$1])" table:style-name="ce2">
            <text:p>000010</text:p>
          </table:table-cell>
          <table:table-cell office:value-type="float" office:value="9" table:formula="of:=BITXOR([.$A53];[.BH$1])" table:style-name="ce2">
            <text:p>000009</text:p>
          </table:table-cell>
          <table:table-cell office:value-type="float" office:value="8" table:formula="of:=BITXOR([.$A53];[.BI$1])" table:style-name="ce2">
            <text:p>000008</text:p>
          </table:table-cell>
          <table:table-cell office:value-type="float" office:value="15" table:formula="of:=BITXOR([.$A53];[.BJ$1])" table:style-name="ce2">
            <text:p>000015</text:p>
          </table:table-cell>
          <table:table-cell office:value-type="float" office:value="14" table:formula="of:=BITXOR([.$A53];[.BK$1])" table:style-name="ce2">
            <text:p>000014</text:p>
          </table:table-cell>
          <table:table-cell office:value-type="float" office:value="13" table:formula="of:=BITXOR([.$A53];[.BL$1])" table:style-name="ce2">
            <text:p>000013</text:p>
          </table:table-cell>
          <table:table-cell office:value-type="float" office:value="12" table:formula="of:=BITXOR([.$A53];[.BM$1])" table:style-name="ce2">
            <text:p>000012</text:p>
          </table:table-cell>
          <table:table-cell table:number-columns-repeated="16319"/>
        </table:table-row>
        <table:table-row table:style-name="ro1">
          <table:table-cell office:value-type="float" office:value="52" table:style-name="ce3">
            <text:p>000052</text:p>
          </table:table-cell>
          <table:table-cell office:value-type="float" office:value="52" table:formula="of:=BITXOR([.$A54];[.B$1])" table:style-name="ce2">
            <text:p>000052</text:p>
          </table:table-cell>
          <table:table-cell office:value-type="float" office:value="53" table:formula="of:=BITXOR([.$A54];[.C$1])" table:style-name="ce2">
            <text:p>000053</text:p>
          </table:table-cell>
          <table:table-cell office:value-type="float" office:value="54" table:formula="of:=BITXOR([.$A54];[.D$1])" table:style-name="ce2">
            <text:p>000054</text:p>
          </table:table-cell>
          <table:table-cell office:value-type="float" office:value="55" table:formula="of:=BITXOR([.$A54];[.E$1])" table:style-name="ce2">
            <text:p>000055</text:p>
          </table:table-cell>
          <table:table-cell office:value-type="float" office:value="48" table:formula="of:=BITXOR([.$A54];[.F$1])" table:style-name="ce2">
            <text:p>000048</text:p>
          </table:table-cell>
          <table:table-cell office:value-type="float" office:value="49" table:formula="of:=BITXOR([.$A54];[.G$1])" table:style-name="ce2">
            <text:p>000049</text:p>
          </table:table-cell>
          <table:table-cell office:value-type="float" office:value="50" table:formula="of:=BITXOR([.$A54];[.H$1])" table:style-name="ce2">
            <text:p>000050</text:p>
          </table:table-cell>
          <table:table-cell office:value-type="float" office:value="51" table:formula="of:=BITXOR([.$A54];[.I$1])" table:style-name="ce2">
            <text:p>000051</text:p>
          </table:table-cell>
          <table:table-cell office:value-type="float" office:value="60" table:formula="of:=BITXOR([.$A54];[.J$1])" table:style-name="ce2">
            <text:p>000060</text:p>
          </table:table-cell>
          <table:table-cell office:value-type="float" office:value="61" table:formula="of:=BITXOR([.$A54];[.K$1])" table:style-name="ce2">
            <text:p>000061</text:p>
          </table:table-cell>
          <table:table-cell office:value-type="float" office:value="62" table:formula="of:=BITXOR([.$A54];[.L$1])" table:style-name="ce2">
            <text:p>000062</text:p>
          </table:table-cell>
          <table:table-cell office:value-type="float" office:value="63" table:formula="of:=BITXOR([.$A54];[.M$1])" table:style-name="ce2">
            <text:p>000063</text:p>
          </table:table-cell>
          <table:table-cell office:value-type="float" office:value="56" table:formula="of:=BITXOR([.$A54];[.N$1])" table:style-name="ce2">
            <text:p>000056</text:p>
          </table:table-cell>
          <table:table-cell office:value-type="float" office:value="57" table:formula="of:=BITXOR([.$A54];[.O$1])" table:style-name="ce2">
            <text:p>000057</text:p>
          </table:table-cell>
          <table:table-cell office:value-type="float" office:value="58" table:formula="of:=BITXOR([.$A54];[.P$1])" table:style-name="ce2">
            <text:p>000058</text:p>
          </table:table-cell>
          <table:table-cell office:value-type="float" office:value="59" table:formula="of:=BITXOR([.$A54];[.Q$1])" table:style-name="ce2">
            <text:p>000059</text:p>
          </table:table-cell>
          <table:table-cell office:value-type="float" office:value="36" table:formula="of:=BITXOR([.$A54];[.R$1])" table:style-name="ce2">
            <text:p>000036</text:p>
          </table:table-cell>
          <table:table-cell office:value-type="float" office:value="37" table:formula="of:=BITXOR([.$A54];[.S$1])" table:style-name="ce2">
            <text:p>000037</text:p>
          </table:table-cell>
          <table:table-cell office:value-type="float" office:value="38" table:formula="of:=BITXOR([.$A54];[.T$1])" table:style-name="ce2">
            <text:p>000038</text:p>
          </table:table-cell>
          <table:table-cell office:value-type="float" office:value="39" table:formula="of:=BITXOR([.$A54];[.U$1])" table:style-name="ce2">
            <text:p>000039</text:p>
          </table:table-cell>
          <table:table-cell office:value-type="float" office:value="32" table:formula="of:=BITXOR([.$A54];[.V$1])" table:style-name="ce2">
            <text:p>000032</text:p>
          </table:table-cell>
          <table:table-cell office:value-type="float" office:value="33" table:formula="of:=BITXOR([.$A54];[.W$1])" table:style-name="ce2">
            <text:p>000033</text:p>
          </table:table-cell>
          <table:table-cell office:value-type="float" office:value="34" table:formula="of:=BITXOR([.$A54];[.X$1])" table:style-name="ce2">
            <text:p>000034</text:p>
          </table:table-cell>
          <table:table-cell office:value-type="float" office:value="35" table:formula="of:=BITXOR([.$A54];[.Y$1])" table:style-name="ce2">
            <text:p>000035</text:p>
          </table:table-cell>
          <table:table-cell office:value-type="float" office:value="44" table:formula="of:=BITXOR([.$A54];[.Z$1])" table:style-name="ce2">
            <text:p>000044</text:p>
          </table:table-cell>
          <table:table-cell office:value-type="float" office:value="45" table:formula="of:=BITXOR([.$A54];[.AA$1])" table:style-name="ce2">
            <text:p>000045</text:p>
          </table:table-cell>
          <table:table-cell office:value-type="float" office:value="46" table:formula="of:=BITXOR([.$A54];[.AB$1])" table:style-name="ce2">
            <text:p>000046</text:p>
          </table:table-cell>
          <table:table-cell office:value-type="float" office:value="47" table:formula="of:=BITXOR([.$A54];[.AC$1])" table:style-name="ce2">
            <text:p>000047</text:p>
          </table:table-cell>
          <table:table-cell office:value-type="float" office:value="40" table:formula="of:=BITXOR([.$A54];[.AD$1])" table:style-name="ce2">
            <text:p>000040</text:p>
          </table:table-cell>
          <table:table-cell office:value-type="float" office:value="41" table:formula="of:=BITXOR([.$A54];[.AE$1])" table:style-name="ce2">
            <text:p>000041</text:p>
          </table:table-cell>
          <table:table-cell office:value-type="float" office:value="42" table:formula="of:=BITXOR([.$A54];[.AF$1])" table:style-name="ce2">
            <text:p>000042</text:p>
          </table:table-cell>
          <table:table-cell office:value-type="float" office:value="43" table:formula="of:=BITXOR([.$A54];[.AG$1])" table:style-name="ce2">
            <text:p>000043</text:p>
          </table:table-cell>
          <table:table-cell office:value-type="float" office:value="20" table:formula="of:=BITXOR([.$A54];[.AH$1])" table:style-name="ce2">
            <text:p>000020</text:p>
          </table:table-cell>
          <table:table-cell office:value-type="float" office:value="21" table:formula="of:=BITXOR([.$A54];[.AI$1])" table:style-name="ce2">
            <text:p>000021</text:p>
          </table:table-cell>
          <table:table-cell office:value-type="float" office:value="22" table:formula="of:=BITXOR([.$A54];[.AJ$1])" table:style-name="ce2">
            <text:p>000022</text:p>
          </table:table-cell>
          <table:table-cell office:value-type="float" office:value="23" table:formula="of:=BITXOR([.$A54];[.AK$1])" table:style-name="ce2">
            <text:p>000023</text:p>
          </table:table-cell>
          <table:table-cell office:value-type="float" office:value="16" table:formula="of:=BITXOR([.$A54];[.AL$1])" table:style-name="ce2">
            <text:p>000016</text:p>
          </table:table-cell>
          <table:table-cell office:value-type="float" office:value="17" table:formula="of:=BITXOR([.$A54];[.AM$1])" table:style-name="ce2">
            <text:p>000017</text:p>
          </table:table-cell>
          <table:table-cell office:value-type="float" office:value="18" table:formula="of:=BITXOR([.$A54];[.AN$1])" table:style-name="ce2">
            <text:p>000018</text:p>
          </table:table-cell>
          <table:table-cell office:value-type="float" office:value="19" table:formula="of:=BITXOR([.$A54];[.AO$1])" table:style-name="ce2">
            <text:p>000019</text:p>
          </table:table-cell>
          <table:table-cell office:value-type="float" office:value="28" table:formula="of:=BITXOR([.$A54];[.AP$1])" table:style-name="ce2">
            <text:p>000028</text:p>
          </table:table-cell>
          <table:table-cell office:value-type="float" office:value="29" table:formula="of:=BITXOR([.$A54];[.AQ$1])" table:style-name="ce2">
            <text:p>000029</text:p>
          </table:table-cell>
          <table:table-cell office:value-type="float" office:value="30" table:formula="of:=BITXOR([.$A54];[.AR$1])" table:style-name="ce2">
            <text:p>000030</text:p>
          </table:table-cell>
          <table:table-cell office:value-type="float" office:value="31" table:formula="of:=BITXOR([.$A54];[.AS$1])" table:style-name="ce2">
            <text:p>000031</text:p>
          </table:table-cell>
          <table:table-cell office:value-type="float" office:value="24" table:formula="of:=BITXOR([.$A54];[.AT$1])" table:style-name="ce2">
            <text:p>000024</text:p>
          </table:table-cell>
          <table:table-cell office:value-type="float" office:value="25" table:formula="of:=BITXOR([.$A54];[.AU$1])" table:style-name="ce2">
            <text:p>000025</text:p>
          </table:table-cell>
          <table:table-cell office:value-type="float" office:value="26" table:formula="of:=BITXOR([.$A54];[.AV$1])" table:style-name="ce2">
            <text:p>000026</text:p>
          </table:table-cell>
          <table:table-cell office:value-type="float" office:value="27" table:formula="of:=BITXOR([.$A54];[.AW$1])" table:style-name="ce2">
            <text:p>000027</text:p>
          </table:table-cell>
          <table:table-cell office:value-type="float" office:value="4" table:formula="of:=BITXOR([.$A54];[.AX$1])" table:style-name="ce2">
            <text:p>000004</text:p>
          </table:table-cell>
          <table:table-cell office:value-type="float" office:value="5" table:formula="of:=BITXOR([.$A54];[.AY$1])" table:style-name="ce2">
            <text:p>000005</text:p>
          </table:table-cell>
          <table:table-cell office:value-type="float" office:value="6" table:formula="of:=BITXOR([.$A54];[.AZ$1])" table:style-name="ce2">
            <text:p>000006</text:p>
          </table:table-cell>
          <table:table-cell office:value-type="float" office:value="7" table:formula="of:=BITXOR([.$A54];[.BA$1])" table:style-name="ce2">
            <text:p>000007</text:p>
          </table:table-cell>
          <table:table-cell office:value-type="float" office:value="0" table:formula="of:=BITXOR([.$A54];[.BB$1])" table:style-name="ce2">
            <text:p>000000</text:p>
          </table:table-cell>
          <table:table-cell office:value-type="float" office:value="1" table:formula="of:=BITXOR([.$A54];[.BC$1])" table:style-name="ce2">
            <text:p>000001</text:p>
          </table:table-cell>
          <table:table-cell office:value-type="float" office:value="2" table:formula="of:=BITXOR([.$A54];[.BD$1])" table:style-name="ce2">
            <text:p>000002</text:p>
          </table:table-cell>
          <table:table-cell office:value-type="float" office:value="3" table:formula="of:=BITXOR([.$A54];[.BE$1])" table:style-name="ce2">
            <text:p>000003</text:p>
          </table:table-cell>
          <table:table-cell office:value-type="float" office:value="12" table:formula="of:=BITXOR([.$A54];[.BF$1])" table:style-name="ce2">
            <text:p>000012</text:p>
          </table:table-cell>
          <table:table-cell office:value-type="float" office:value="13" table:formula="of:=BITXOR([.$A54];[.BG$1])" table:style-name="ce2">
            <text:p>000013</text:p>
          </table:table-cell>
          <table:table-cell office:value-type="float" office:value="14" table:formula="of:=BITXOR([.$A54];[.BH$1])" table:style-name="ce2">
            <text:p>000014</text:p>
          </table:table-cell>
          <table:table-cell office:value-type="float" office:value="15" table:formula="of:=BITXOR([.$A54];[.BI$1])" table:style-name="ce2">
            <text:p>000015</text:p>
          </table:table-cell>
          <table:table-cell office:value-type="float" office:value="8" table:formula="of:=BITXOR([.$A54];[.BJ$1])" table:style-name="ce2">
            <text:p>000008</text:p>
          </table:table-cell>
          <table:table-cell office:value-type="float" office:value="9" table:formula="of:=BITXOR([.$A54];[.BK$1])" table:style-name="ce2">
            <text:p>000009</text:p>
          </table:table-cell>
          <table:table-cell office:value-type="float" office:value="10" table:formula="of:=BITXOR([.$A54];[.BL$1])" table:style-name="ce2">
            <text:p>000010</text:p>
          </table:table-cell>
          <table:table-cell office:value-type="float" office:value="11" table:formula="of:=BITXOR([.$A54];[.BM$1])" table:style-name="ce2">
            <text:p>000011</text:p>
          </table:table-cell>
          <table:table-cell table:number-columns-repeated="16319"/>
        </table:table-row>
        <table:table-row table:style-name="ro1">
          <table:table-cell office:value-type="float" office:value="53" table:style-name="ce3">
            <text:p>000053</text:p>
          </table:table-cell>
          <table:table-cell office:value-type="float" office:value="53" table:formula="of:=BITXOR([.$A55];[.B$1])" table:style-name="ce2">
            <text:p>000053</text:p>
          </table:table-cell>
          <table:table-cell office:value-type="float" office:value="52" table:formula="of:=BITXOR([.$A55];[.C$1])" table:style-name="ce2">
            <text:p>000052</text:p>
          </table:table-cell>
          <table:table-cell office:value-type="float" office:value="55" table:formula="of:=BITXOR([.$A55];[.D$1])" table:style-name="ce2">
            <text:p>000055</text:p>
          </table:table-cell>
          <table:table-cell office:value-type="float" office:value="54" table:formula="of:=BITXOR([.$A55];[.E$1])" table:style-name="ce2">
            <text:p>000054</text:p>
          </table:table-cell>
          <table:table-cell office:value-type="float" office:value="49" table:formula="of:=BITXOR([.$A55];[.F$1])" table:style-name="ce2">
            <text:p>000049</text:p>
          </table:table-cell>
          <table:table-cell office:value-type="float" office:value="48" table:formula="of:=BITXOR([.$A55];[.G$1])" table:style-name="ce2">
            <text:p>000048</text:p>
          </table:table-cell>
          <table:table-cell office:value-type="float" office:value="51" table:formula="of:=BITXOR([.$A55];[.H$1])" table:style-name="ce2">
            <text:p>000051</text:p>
          </table:table-cell>
          <table:table-cell office:value-type="float" office:value="50" table:formula="of:=BITXOR([.$A55];[.I$1])" table:style-name="ce2">
            <text:p>000050</text:p>
          </table:table-cell>
          <table:table-cell office:value-type="float" office:value="61" table:formula="of:=BITXOR([.$A55];[.J$1])" table:style-name="ce2">
            <text:p>000061</text:p>
          </table:table-cell>
          <table:table-cell office:value-type="float" office:value="60" table:formula="of:=BITXOR([.$A55];[.K$1])" table:style-name="ce2">
            <text:p>000060</text:p>
          </table:table-cell>
          <table:table-cell office:value-type="float" office:value="63" table:formula="of:=BITXOR([.$A55];[.L$1])" table:style-name="ce2">
            <text:p>000063</text:p>
          </table:table-cell>
          <table:table-cell office:value-type="float" office:value="62" table:formula="of:=BITXOR([.$A55];[.M$1])" table:style-name="ce2">
            <text:p>000062</text:p>
          </table:table-cell>
          <table:table-cell office:value-type="float" office:value="57" table:formula="of:=BITXOR([.$A55];[.N$1])" table:style-name="ce2">
            <text:p>000057</text:p>
          </table:table-cell>
          <table:table-cell office:value-type="float" office:value="56" table:formula="of:=BITXOR([.$A55];[.O$1])" table:style-name="ce2">
            <text:p>000056</text:p>
          </table:table-cell>
          <table:table-cell office:value-type="float" office:value="59" table:formula="of:=BITXOR([.$A55];[.P$1])" table:style-name="ce2">
            <text:p>000059</text:p>
          </table:table-cell>
          <table:table-cell office:value-type="float" office:value="58" table:formula="of:=BITXOR([.$A55];[.Q$1])" table:style-name="ce2">
            <text:p>000058</text:p>
          </table:table-cell>
          <table:table-cell office:value-type="float" office:value="37" table:formula="of:=BITXOR([.$A55];[.R$1])" table:style-name="ce2">
            <text:p>000037</text:p>
          </table:table-cell>
          <table:table-cell office:value-type="float" office:value="36" table:formula="of:=BITXOR([.$A55];[.S$1])" table:style-name="ce2">
            <text:p>000036</text:p>
          </table:table-cell>
          <table:table-cell office:value-type="float" office:value="39" table:formula="of:=BITXOR([.$A55];[.T$1])" table:style-name="ce2">
            <text:p>000039</text:p>
          </table:table-cell>
          <table:table-cell office:value-type="float" office:value="38" table:formula="of:=BITXOR([.$A55];[.U$1])" table:style-name="ce2">
            <text:p>000038</text:p>
          </table:table-cell>
          <table:table-cell office:value-type="float" office:value="33" table:formula="of:=BITXOR([.$A55];[.V$1])" table:style-name="ce2">
            <text:p>000033</text:p>
          </table:table-cell>
          <table:table-cell office:value-type="float" office:value="32" table:formula="of:=BITXOR([.$A55];[.W$1])" table:style-name="ce2">
            <text:p>000032</text:p>
          </table:table-cell>
          <table:table-cell office:value-type="float" office:value="35" table:formula="of:=BITXOR([.$A55];[.X$1])" table:style-name="ce2">
            <text:p>000035</text:p>
          </table:table-cell>
          <table:table-cell office:value-type="float" office:value="34" table:formula="of:=BITXOR([.$A55];[.Y$1])" table:style-name="ce2">
            <text:p>000034</text:p>
          </table:table-cell>
          <table:table-cell office:value-type="float" office:value="45" table:formula="of:=BITXOR([.$A55];[.Z$1])" table:style-name="ce2">
            <text:p>000045</text:p>
          </table:table-cell>
          <table:table-cell office:value-type="float" office:value="44" table:formula="of:=BITXOR([.$A55];[.AA$1])" table:style-name="ce2">
            <text:p>000044</text:p>
          </table:table-cell>
          <table:table-cell office:value-type="float" office:value="47" table:formula="of:=BITXOR([.$A55];[.AB$1])" table:style-name="ce2">
            <text:p>000047</text:p>
          </table:table-cell>
          <table:table-cell office:value-type="float" office:value="46" table:formula="of:=BITXOR([.$A55];[.AC$1])" table:style-name="ce2">
            <text:p>000046</text:p>
          </table:table-cell>
          <table:table-cell office:value-type="float" office:value="41" table:formula="of:=BITXOR([.$A55];[.AD$1])" table:style-name="ce2">
            <text:p>000041</text:p>
          </table:table-cell>
          <table:table-cell office:value-type="float" office:value="40" table:formula="of:=BITXOR([.$A55];[.AE$1])" table:style-name="ce2">
            <text:p>000040</text:p>
          </table:table-cell>
          <table:table-cell office:value-type="float" office:value="43" table:formula="of:=BITXOR([.$A55];[.AF$1])" table:style-name="ce2">
            <text:p>000043</text:p>
          </table:table-cell>
          <table:table-cell office:value-type="float" office:value="42" table:formula="of:=BITXOR([.$A55];[.AG$1])" table:style-name="ce2">
            <text:p>000042</text:p>
          </table:table-cell>
          <table:table-cell office:value-type="float" office:value="21" table:formula="of:=BITXOR([.$A55];[.AH$1])" table:style-name="ce2">
            <text:p>000021</text:p>
          </table:table-cell>
          <table:table-cell office:value-type="float" office:value="20" table:formula="of:=BITXOR([.$A55];[.AI$1])" table:style-name="ce2">
            <text:p>000020</text:p>
          </table:table-cell>
          <table:table-cell office:value-type="float" office:value="23" table:formula="of:=BITXOR([.$A55];[.AJ$1])" table:style-name="ce2">
            <text:p>000023</text:p>
          </table:table-cell>
          <table:table-cell office:value-type="float" office:value="22" table:formula="of:=BITXOR([.$A55];[.AK$1])" table:style-name="ce2">
            <text:p>000022</text:p>
          </table:table-cell>
          <table:table-cell office:value-type="float" office:value="17" table:formula="of:=BITXOR([.$A55];[.AL$1])" table:style-name="ce2">
            <text:p>000017</text:p>
          </table:table-cell>
          <table:table-cell office:value-type="float" office:value="16" table:formula="of:=BITXOR([.$A55];[.AM$1])" table:style-name="ce2">
            <text:p>000016</text:p>
          </table:table-cell>
          <table:table-cell office:value-type="float" office:value="19" table:formula="of:=BITXOR([.$A55];[.AN$1])" table:style-name="ce2">
            <text:p>000019</text:p>
          </table:table-cell>
          <table:table-cell office:value-type="float" office:value="18" table:formula="of:=BITXOR([.$A55];[.AO$1])" table:style-name="ce2">
            <text:p>000018</text:p>
          </table:table-cell>
          <table:table-cell office:value-type="float" office:value="29" table:formula="of:=BITXOR([.$A55];[.AP$1])" table:style-name="ce2">
            <text:p>000029</text:p>
          </table:table-cell>
          <table:table-cell office:value-type="float" office:value="28" table:formula="of:=BITXOR([.$A55];[.AQ$1])" table:style-name="ce2">
            <text:p>000028</text:p>
          </table:table-cell>
          <table:table-cell office:value-type="float" office:value="31" table:formula="of:=BITXOR([.$A55];[.AR$1])" table:style-name="ce2">
            <text:p>000031</text:p>
          </table:table-cell>
          <table:table-cell office:value-type="float" office:value="30" table:formula="of:=BITXOR([.$A55];[.AS$1])" table:style-name="ce2">
            <text:p>000030</text:p>
          </table:table-cell>
          <table:table-cell office:value-type="float" office:value="25" table:formula="of:=BITXOR([.$A55];[.AT$1])" table:style-name="ce2">
            <text:p>000025</text:p>
          </table:table-cell>
          <table:table-cell office:value-type="float" office:value="24" table:formula="of:=BITXOR([.$A55];[.AU$1])" table:style-name="ce2">
            <text:p>000024</text:p>
          </table:table-cell>
          <table:table-cell office:value-type="float" office:value="27" table:formula="of:=BITXOR([.$A55];[.AV$1])" table:style-name="ce2">
            <text:p>000027</text:p>
          </table:table-cell>
          <table:table-cell office:value-type="float" office:value="26" table:formula="of:=BITXOR([.$A55];[.AW$1])" table:style-name="ce2">
            <text:p>000026</text:p>
          </table:table-cell>
          <table:table-cell office:value-type="float" office:value="5" table:formula="of:=BITXOR([.$A55];[.AX$1])" table:style-name="ce2">
            <text:p>000005</text:p>
          </table:table-cell>
          <table:table-cell office:value-type="float" office:value="4" table:formula="of:=BITXOR([.$A55];[.AY$1])" table:style-name="ce2">
            <text:p>000004</text:p>
          </table:table-cell>
          <table:table-cell office:value-type="float" office:value="7" table:formula="of:=BITXOR([.$A55];[.AZ$1])" table:style-name="ce2">
            <text:p>000007</text:p>
          </table:table-cell>
          <table:table-cell office:value-type="float" office:value="6" table:formula="of:=BITXOR([.$A55];[.BA$1])" table:style-name="ce2">
            <text:p>000006</text:p>
          </table:table-cell>
          <table:table-cell office:value-type="float" office:value="1" table:formula="of:=BITXOR([.$A55];[.BB$1])" table:style-name="ce2">
            <text:p>000001</text:p>
          </table:table-cell>
          <table:table-cell office:value-type="float" office:value="0" table:formula="of:=BITXOR([.$A55];[.BC$1])" table:style-name="ce2">
            <text:p>000000</text:p>
          </table:table-cell>
          <table:table-cell office:value-type="float" office:value="3" table:formula="of:=BITXOR([.$A55];[.BD$1])" table:style-name="ce2">
            <text:p>000003</text:p>
          </table:table-cell>
          <table:table-cell office:value-type="float" office:value="2" table:formula="of:=BITXOR([.$A55];[.BE$1])" table:style-name="ce2">
            <text:p>000002</text:p>
          </table:table-cell>
          <table:table-cell office:value-type="float" office:value="13" table:formula="of:=BITXOR([.$A55];[.BF$1])" table:style-name="ce2">
            <text:p>000013</text:p>
          </table:table-cell>
          <table:table-cell office:value-type="float" office:value="12" table:formula="of:=BITXOR([.$A55];[.BG$1])" table:style-name="ce2">
            <text:p>000012</text:p>
          </table:table-cell>
          <table:table-cell office:value-type="float" office:value="15" table:formula="of:=BITXOR([.$A55];[.BH$1])" table:style-name="ce2">
            <text:p>000015</text:p>
          </table:table-cell>
          <table:table-cell office:value-type="float" office:value="14" table:formula="of:=BITXOR([.$A55];[.BI$1])" table:style-name="ce2">
            <text:p>000014</text:p>
          </table:table-cell>
          <table:table-cell office:value-type="float" office:value="9" table:formula="of:=BITXOR([.$A55];[.BJ$1])" table:style-name="ce2">
            <text:p>000009</text:p>
          </table:table-cell>
          <table:table-cell office:value-type="float" office:value="8" table:formula="of:=BITXOR([.$A55];[.BK$1])" table:style-name="ce2">
            <text:p>000008</text:p>
          </table:table-cell>
          <table:table-cell office:value-type="float" office:value="11" table:formula="of:=BITXOR([.$A55];[.BL$1])" table:style-name="ce2">
            <text:p>000011</text:p>
          </table:table-cell>
          <table:table-cell office:value-type="float" office:value="10" table:formula="of:=BITXOR([.$A55];[.BM$1])" table:style-name="ce2">
            <text:p>000010</text:p>
          </table:table-cell>
          <table:table-cell table:number-columns-repeated="16319"/>
        </table:table-row>
        <table:table-row table:style-name="ro1">
          <table:table-cell office:value-type="float" office:value="54" table:style-name="ce3">
            <text:p>000054</text:p>
          </table:table-cell>
          <table:table-cell office:value-type="float" office:value="54" table:formula="of:=BITXOR([.$A56];[.B$1])" table:style-name="ce2">
            <text:p>000054</text:p>
          </table:table-cell>
          <table:table-cell office:value-type="float" office:value="55" table:formula="of:=BITXOR([.$A56];[.C$1])" table:style-name="ce2">
            <text:p>000055</text:p>
          </table:table-cell>
          <table:table-cell office:value-type="float" office:value="52" table:formula="of:=BITXOR([.$A56];[.D$1])" table:style-name="ce2">
            <text:p>000052</text:p>
          </table:table-cell>
          <table:table-cell office:value-type="float" office:value="53" table:formula="of:=BITXOR([.$A56];[.E$1])" table:style-name="ce2">
            <text:p>000053</text:p>
          </table:table-cell>
          <table:table-cell office:value-type="float" office:value="50" table:formula="of:=BITXOR([.$A56];[.F$1])" table:style-name="ce2">
            <text:p>000050</text:p>
          </table:table-cell>
          <table:table-cell office:value-type="float" office:value="51" table:formula="of:=BITXOR([.$A56];[.G$1])" table:style-name="ce2">
            <text:p>000051</text:p>
          </table:table-cell>
          <table:table-cell office:value-type="float" office:value="48" table:formula="of:=BITXOR([.$A56];[.H$1])" table:style-name="ce2">
            <text:p>000048</text:p>
          </table:table-cell>
          <table:table-cell office:value-type="float" office:value="49" table:formula="of:=BITXOR([.$A56];[.I$1])" table:style-name="ce2">
            <text:p>000049</text:p>
          </table:table-cell>
          <table:table-cell office:value-type="float" office:value="62" table:formula="of:=BITXOR([.$A56];[.J$1])" table:style-name="ce2">
            <text:p>000062</text:p>
          </table:table-cell>
          <table:table-cell office:value-type="float" office:value="63" table:formula="of:=BITXOR([.$A56];[.K$1])" table:style-name="ce2">
            <text:p>000063</text:p>
          </table:table-cell>
          <table:table-cell office:value-type="float" office:value="60" table:formula="of:=BITXOR([.$A56];[.L$1])" table:style-name="ce2">
            <text:p>000060</text:p>
          </table:table-cell>
          <table:table-cell office:value-type="float" office:value="61" table:formula="of:=BITXOR([.$A56];[.M$1])" table:style-name="ce2">
            <text:p>000061</text:p>
          </table:table-cell>
          <table:table-cell office:value-type="float" office:value="58" table:formula="of:=BITXOR([.$A56];[.N$1])" table:style-name="ce2">
            <text:p>000058</text:p>
          </table:table-cell>
          <table:table-cell office:value-type="float" office:value="59" table:formula="of:=BITXOR([.$A56];[.O$1])" table:style-name="ce2">
            <text:p>000059</text:p>
          </table:table-cell>
          <table:table-cell office:value-type="float" office:value="56" table:formula="of:=BITXOR([.$A56];[.P$1])" table:style-name="ce2">
            <text:p>000056</text:p>
          </table:table-cell>
          <table:table-cell office:value-type="float" office:value="57" table:formula="of:=BITXOR([.$A56];[.Q$1])" table:style-name="ce2">
            <text:p>000057</text:p>
          </table:table-cell>
          <table:table-cell office:value-type="float" office:value="38" table:formula="of:=BITXOR([.$A56];[.R$1])" table:style-name="ce2">
            <text:p>000038</text:p>
          </table:table-cell>
          <table:table-cell office:value-type="float" office:value="39" table:formula="of:=BITXOR([.$A56];[.S$1])" table:style-name="ce2">
            <text:p>000039</text:p>
          </table:table-cell>
          <table:table-cell office:value-type="float" office:value="36" table:formula="of:=BITXOR([.$A56];[.T$1])" table:style-name="ce2">
            <text:p>000036</text:p>
          </table:table-cell>
          <table:table-cell office:value-type="float" office:value="37" table:formula="of:=BITXOR([.$A56];[.U$1])" table:style-name="ce2">
            <text:p>000037</text:p>
          </table:table-cell>
          <table:table-cell office:value-type="float" office:value="34" table:formula="of:=BITXOR([.$A56];[.V$1])" table:style-name="ce2">
            <text:p>000034</text:p>
          </table:table-cell>
          <table:table-cell office:value-type="float" office:value="35" table:formula="of:=BITXOR([.$A56];[.W$1])" table:style-name="ce2">
            <text:p>000035</text:p>
          </table:table-cell>
          <table:table-cell office:value-type="float" office:value="32" table:formula="of:=BITXOR([.$A56];[.X$1])" table:style-name="ce2">
            <text:p>000032</text:p>
          </table:table-cell>
          <table:table-cell office:value-type="float" office:value="33" table:formula="of:=BITXOR([.$A56];[.Y$1])" table:style-name="ce2">
            <text:p>000033</text:p>
          </table:table-cell>
          <table:table-cell office:value-type="float" office:value="46" table:formula="of:=BITXOR([.$A56];[.Z$1])" table:style-name="ce2">
            <text:p>000046</text:p>
          </table:table-cell>
          <table:table-cell office:value-type="float" office:value="47" table:formula="of:=BITXOR([.$A56];[.AA$1])" table:style-name="ce2">
            <text:p>000047</text:p>
          </table:table-cell>
          <table:table-cell office:value-type="float" office:value="44" table:formula="of:=BITXOR([.$A56];[.AB$1])" table:style-name="ce2">
            <text:p>000044</text:p>
          </table:table-cell>
          <table:table-cell office:value-type="float" office:value="45" table:formula="of:=BITXOR([.$A56];[.AC$1])" table:style-name="ce2">
            <text:p>000045</text:p>
          </table:table-cell>
          <table:table-cell office:value-type="float" office:value="42" table:formula="of:=BITXOR([.$A56];[.AD$1])" table:style-name="ce2">
            <text:p>000042</text:p>
          </table:table-cell>
          <table:table-cell office:value-type="float" office:value="43" table:formula="of:=BITXOR([.$A56];[.AE$1])" table:style-name="ce2">
            <text:p>000043</text:p>
          </table:table-cell>
          <table:table-cell office:value-type="float" office:value="40" table:formula="of:=BITXOR([.$A56];[.AF$1])" table:style-name="ce2">
            <text:p>000040</text:p>
          </table:table-cell>
          <table:table-cell office:value-type="float" office:value="41" table:formula="of:=BITXOR([.$A56];[.AG$1])" table:style-name="ce2">
            <text:p>000041</text:p>
          </table:table-cell>
          <table:table-cell office:value-type="float" office:value="22" table:formula="of:=BITXOR([.$A56];[.AH$1])" table:style-name="ce2">
            <text:p>000022</text:p>
          </table:table-cell>
          <table:table-cell office:value-type="float" office:value="23" table:formula="of:=BITXOR([.$A56];[.AI$1])" table:style-name="ce2">
            <text:p>000023</text:p>
          </table:table-cell>
          <table:table-cell office:value-type="float" office:value="20" table:formula="of:=BITXOR([.$A56];[.AJ$1])" table:style-name="ce2">
            <text:p>000020</text:p>
          </table:table-cell>
          <table:table-cell office:value-type="float" office:value="21" table:formula="of:=BITXOR([.$A56];[.AK$1])" table:style-name="ce2">
            <text:p>000021</text:p>
          </table:table-cell>
          <table:table-cell office:value-type="float" office:value="18" table:formula="of:=BITXOR([.$A56];[.AL$1])" table:style-name="ce2">
            <text:p>000018</text:p>
          </table:table-cell>
          <table:table-cell office:value-type="float" office:value="19" table:formula="of:=BITXOR([.$A56];[.AM$1])" table:style-name="ce2">
            <text:p>000019</text:p>
          </table:table-cell>
          <table:table-cell office:value-type="float" office:value="16" table:formula="of:=BITXOR([.$A56];[.AN$1])" table:style-name="ce2">
            <text:p>000016</text:p>
          </table:table-cell>
          <table:table-cell office:value-type="float" office:value="17" table:formula="of:=BITXOR([.$A56];[.AO$1])" table:style-name="ce2">
            <text:p>000017</text:p>
          </table:table-cell>
          <table:table-cell office:value-type="float" office:value="30" table:formula="of:=BITXOR([.$A56];[.AP$1])" table:style-name="ce2">
            <text:p>000030</text:p>
          </table:table-cell>
          <table:table-cell office:value-type="float" office:value="31" table:formula="of:=BITXOR([.$A56];[.AQ$1])" table:style-name="ce2">
            <text:p>000031</text:p>
          </table:table-cell>
          <table:table-cell office:value-type="float" office:value="28" table:formula="of:=BITXOR([.$A56];[.AR$1])" table:style-name="ce2">
            <text:p>000028</text:p>
          </table:table-cell>
          <table:table-cell office:value-type="float" office:value="29" table:formula="of:=BITXOR([.$A56];[.AS$1])" table:style-name="ce2">
            <text:p>000029</text:p>
          </table:table-cell>
          <table:table-cell office:value-type="float" office:value="26" table:formula="of:=BITXOR([.$A56];[.AT$1])" table:style-name="ce2">
            <text:p>000026</text:p>
          </table:table-cell>
          <table:table-cell office:value-type="float" office:value="27" table:formula="of:=BITXOR([.$A56];[.AU$1])" table:style-name="ce2">
            <text:p>000027</text:p>
          </table:table-cell>
          <table:table-cell office:value-type="float" office:value="24" table:formula="of:=BITXOR([.$A56];[.AV$1])" table:style-name="ce2">
            <text:p>000024</text:p>
          </table:table-cell>
          <table:table-cell office:value-type="float" office:value="25" table:formula="of:=BITXOR([.$A56];[.AW$1])" table:style-name="ce2">
            <text:p>000025</text:p>
          </table:table-cell>
          <table:table-cell office:value-type="float" office:value="6" table:formula="of:=BITXOR([.$A56];[.AX$1])" table:style-name="ce2">
            <text:p>000006</text:p>
          </table:table-cell>
          <table:table-cell office:value-type="float" office:value="7" table:formula="of:=BITXOR([.$A56];[.AY$1])" table:style-name="ce2">
            <text:p>000007</text:p>
          </table:table-cell>
          <table:table-cell office:value-type="float" office:value="4" table:formula="of:=BITXOR([.$A56];[.AZ$1])" table:style-name="ce2">
            <text:p>000004</text:p>
          </table:table-cell>
          <table:table-cell office:value-type="float" office:value="5" table:formula="of:=BITXOR([.$A56];[.BA$1])" table:style-name="ce2">
            <text:p>000005</text:p>
          </table:table-cell>
          <table:table-cell office:value-type="float" office:value="2" table:formula="of:=BITXOR([.$A56];[.BB$1])" table:style-name="ce2">
            <text:p>000002</text:p>
          </table:table-cell>
          <table:table-cell office:value-type="float" office:value="3" table:formula="of:=BITXOR([.$A56];[.BC$1])" table:style-name="ce2">
            <text:p>000003</text:p>
          </table:table-cell>
          <table:table-cell office:value-type="float" office:value="0" table:formula="of:=BITXOR([.$A56];[.BD$1])" table:style-name="ce2">
            <text:p>000000</text:p>
          </table:table-cell>
          <table:table-cell office:value-type="float" office:value="1" table:formula="of:=BITXOR([.$A56];[.BE$1])" table:style-name="ce2">
            <text:p>000001</text:p>
          </table:table-cell>
          <table:table-cell office:value-type="float" office:value="14" table:formula="of:=BITXOR([.$A56];[.BF$1])" table:style-name="ce2">
            <text:p>000014</text:p>
          </table:table-cell>
          <table:table-cell office:value-type="float" office:value="15" table:formula="of:=BITXOR([.$A56];[.BG$1])" table:style-name="ce2">
            <text:p>000015</text:p>
          </table:table-cell>
          <table:table-cell office:value-type="float" office:value="12" table:formula="of:=BITXOR([.$A56];[.BH$1])" table:style-name="ce2">
            <text:p>000012</text:p>
          </table:table-cell>
          <table:table-cell office:value-type="float" office:value="13" table:formula="of:=BITXOR([.$A56];[.BI$1])" table:style-name="ce2">
            <text:p>000013</text:p>
          </table:table-cell>
          <table:table-cell office:value-type="float" office:value="10" table:formula="of:=BITXOR([.$A56];[.BJ$1])" table:style-name="ce2">
            <text:p>000010</text:p>
          </table:table-cell>
          <table:table-cell office:value-type="float" office:value="11" table:formula="of:=BITXOR([.$A56];[.BK$1])" table:style-name="ce2">
            <text:p>000011</text:p>
          </table:table-cell>
          <table:table-cell office:value-type="float" office:value="8" table:formula="of:=BITXOR([.$A56];[.BL$1])" table:style-name="ce2">
            <text:p>000008</text:p>
          </table:table-cell>
          <table:table-cell office:value-type="float" office:value="9" table:formula="of:=BITXOR([.$A56];[.BM$1])" table:style-name="ce2">
            <text:p>000009</text:p>
          </table:table-cell>
          <table:table-cell table:number-columns-repeated="16319"/>
        </table:table-row>
        <table:table-row table:style-name="ro1">
          <table:table-cell office:value-type="float" office:value="55" table:style-name="ce3">
            <text:p>000055</text:p>
          </table:table-cell>
          <table:table-cell office:value-type="float" office:value="55" table:formula="of:=BITXOR([.$A57];[.B$1])" table:style-name="ce2">
            <text:p>000055</text:p>
          </table:table-cell>
          <table:table-cell office:value-type="float" office:value="54" table:formula="of:=BITXOR([.$A57];[.C$1])" table:style-name="ce2">
            <text:p>000054</text:p>
          </table:table-cell>
          <table:table-cell office:value-type="float" office:value="53" table:formula="of:=BITXOR([.$A57];[.D$1])" table:style-name="ce2">
            <text:p>000053</text:p>
          </table:table-cell>
          <table:table-cell office:value-type="float" office:value="52" table:formula="of:=BITXOR([.$A57];[.E$1])" table:style-name="ce2">
            <text:p>000052</text:p>
          </table:table-cell>
          <table:table-cell office:value-type="float" office:value="51" table:formula="of:=BITXOR([.$A57];[.F$1])" table:style-name="ce2">
            <text:p>000051</text:p>
          </table:table-cell>
          <table:table-cell office:value-type="float" office:value="50" table:formula="of:=BITXOR([.$A57];[.G$1])" table:style-name="ce2">
            <text:p>000050</text:p>
          </table:table-cell>
          <table:table-cell office:value-type="float" office:value="49" table:formula="of:=BITXOR([.$A57];[.H$1])" table:style-name="ce2">
            <text:p>000049</text:p>
          </table:table-cell>
          <table:table-cell office:value-type="float" office:value="48" table:formula="of:=BITXOR([.$A57];[.I$1])" table:style-name="ce2">
            <text:p>000048</text:p>
          </table:table-cell>
          <table:table-cell office:value-type="float" office:value="63" table:formula="of:=BITXOR([.$A57];[.J$1])" table:style-name="ce2">
            <text:p>000063</text:p>
          </table:table-cell>
          <table:table-cell office:value-type="float" office:value="62" table:formula="of:=BITXOR([.$A57];[.K$1])" table:style-name="ce2">
            <text:p>000062</text:p>
          </table:table-cell>
          <table:table-cell office:value-type="float" office:value="61" table:formula="of:=BITXOR([.$A57];[.L$1])" table:style-name="ce2">
            <text:p>000061</text:p>
          </table:table-cell>
          <table:table-cell office:value-type="float" office:value="60" table:formula="of:=BITXOR([.$A57];[.M$1])" table:style-name="ce2">
            <text:p>000060</text:p>
          </table:table-cell>
          <table:table-cell office:value-type="float" office:value="59" table:formula="of:=BITXOR([.$A57];[.N$1])" table:style-name="ce2">
            <text:p>000059</text:p>
          </table:table-cell>
          <table:table-cell office:value-type="float" office:value="58" table:formula="of:=BITXOR([.$A57];[.O$1])" table:style-name="ce2">
            <text:p>000058</text:p>
          </table:table-cell>
          <table:table-cell office:value-type="float" office:value="57" table:formula="of:=BITXOR([.$A57];[.P$1])" table:style-name="ce2">
            <text:p>000057</text:p>
          </table:table-cell>
          <table:table-cell office:value-type="float" office:value="56" table:formula="of:=BITXOR([.$A57];[.Q$1])" table:style-name="ce2">
            <text:p>000056</text:p>
          </table:table-cell>
          <table:table-cell office:value-type="float" office:value="39" table:formula="of:=BITXOR([.$A57];[.R$1])" table:style-name="ce2">
            <text:p>000039</text:p>
          </table:table-cell>
          <table:table-cell office:value-type="float" office:value="38" table:formula="of:=BITXOR([.$A57];[.S$1])" table:style-name="ce2">
            <text:p>000038</text:p>
          </table:table-cell>
          <table:table-cell office:value-type="float" office:value="37" table:formula="of:=BITXOR([.$A57];[.T$1])" table:style-name="ce2">
            <text:p>000037</text:p>
          </table:table-cell>
          <table:table-cell office:value-type="float" office:value="36" table:formula="of:=BITXOR([.$A57];[.U$1])" table:style-name="ce2">
            <text:p>000036</text:p>
          </table:table-cell>
          <table:table-cell office:value-type="float" office:value="35" table:formula="of:=BITXOR([.$A57];[.V$1])" table:style-name="ce2">
            <text:p>000035</text:p>
          </table:table-cell>
          <table:table-cell office:value-type="float" office:value="34" table:formula="of:=BITXOR([.$A57];[.W$1])" table:style-name="ce2">
            <text:p>000034</text:p>
          </table:table-cell>
          <table:table-cell office:value-type="float" office:value="33" table:formula="of:=BITXOR([.$A57];[.X$1])" table:style-name="ce2">
            <text:p>000033</text:p>
          </table:table-cell>
          <table:table-cell office:value-type="float" office:value="32" table:formula="of:=BITXOR([.$A57];[.Y$1])" table:style-name="ce2">
            <text:p>000032</text:p>
          </table:table-cell>
          <table:table-cell office:value-type="float" office:value="47" table:formula="of:=BITXOR([.$A57];[.Z$1])" table:style-name="ce2">
            <text:p>000047</text:p>
          </table:table-cell>
          <table:table-cell office:value-type="float" office:value="46" table:formula="of:=BITXOR([.$A57];[.AA$1])" table:style-name="ce2">
            <text:p>000046</text:p>
          </table:table-cell>
          <table:table-cell office:value-type="float" office:value="45" table:formula="of:=BITXOR([.$A57];[.AB$1])" table:style-name="ce2">
            <text:p>000045</text:p>
          </table:table-cell>
          <table:table-cell office:value-type="float" office:value="44" table:formula="of:=BITXOR([.$A57];[.AC$1])" table:style-name="ce2">
            <text:p>000044</text:p>
          </table:table-cell>
          <table:table-cell office:value-type="float" office:value="43" table:formula="of:=BITXOR([.$A57];[.AD$1])" table:style-name="ce2">
            <text:p>000043</text:p>
          </table:table-cell>
          <table:table-cell office:value-type="float" office:value="42" table:formula="of:=BITXOR([.$A57];[.AE$1])" table:style-name="ce2">
            <text:p>000042</text:p>
          </table:table-cell>
          <table:table-cell office:value-type="float" office:value="41" table:formula="of:=BITXOR([.$A57];[.AF$1])" table:style-name="ce2">
            <text:p>000041</text:p>
          </table:table-cell>
          <table:table-cell office:value-type="float" office:value="40" table:formula="of:=BITXOR([.$A57];[.AG$1])" table:style-name="ce2">
            <text:p>000040</text:p>
          </table:table-cell>
          <table:table-cell office:value-type="float" office:value="23" table:formula="of:=BITXOR([.$A57];[.AH$1])" table:style-name="ce2">
            <text:p>000023</text:p>
          </table:table-cell>
          <table:table-cell office:value-type="float" office:value="22" table:formula="of:=BITXOR([.$A57];[.AI$1])" table:style-name="ce2">
            <text:p>000022</text:p>
          </table:table-cell>
          <table:table-cell office:value-type="float" office:value="21" table:formula="of:=BITXOR([.$A57];[.AJ$1])" table:style-name="ce2">
            <text:p>000021</text:p>
          </table:table-cell>
          <table:table-cell office:value-type="float" office:value="20" table:formula="of:=BITXOR([.$A57];[.AK$1])" table:style-name="ce2">
            <text:p>000020</text:p>
          </table:table-cell>
          <table:table-cell office:value-type="float" office:value="19" table:formula="of:=BITXOR([.$A57];[.AL$1])" table:style-name="ce2">
            <text:p>000019</text:p>
          </table:table-cell>
          <table:table-cell office:value-type="float" office:value="18" table:formula="of:=BITXOR([.$A57];[.AM$1])" table:style-name="ce2">
            <text:p>000018</text:p>
          </table:table-cell>
          <table:table-cell office:value-type="float" office:value="17" table:formula="of:=BITXOR([.$A57];[.AN$1])" table:style-name="ce2">
            <text:p>000017</text:p>
          </table:table-cell>
          <table:table-cell office:value-type="float" office:value="16" table:formula="of:=BITXOR([.$A57];[.AO$1])" table:style-name="ce2">
            <text:p>000016</text:p>
          </table:table-cell>
          <table:table-cell office:value-type="float" office:value="31" table:formula="of:=BITXOR([.$A57];[.AP$1])" table:style-name="ce2">
            <text:p>000031</text:p>
          </table:table-cell>
          <table:table-cell office:value-type="float" office:value="30" table:formula="of:=BITXOR([.$A57];[.AQ$1])" table:style-name="ce2">
            <text:p>000030</text:p>
          </table:table-cell>
          <table:table-cell office:value-type="float" office:value="29" table:formula="of:=BITXOR([.$A57];[.AR$1])" table:style-name="ce2">
            <text:p>000029</text:p>
          </table:table-cell>
          <table:table-cell office:value-type="float" office:value="28" table:formula="of:=BITXOR([.$A57];[.AS$1])" table:style-name="ce2">
            <text:p>000028</text:p>
          </table:table-cell>
          <table:table-cell office:value-type="float" office:value="27" table:formula="of:=BITXOR([.$A57];[.AT$1])" table:style-name="ce2">
            <text:p>000027</text:p>
          </table:table-cell>
          <table:table-cell office:value-type="float" office:value="26" table:formula="of:=BITXOR([.$A57];[.AU$1])" table:style-name="ce2">
            <text:p>000026</text:p>
          </table:table-cell>
          <table:table-cell office:value-type="float" office:value="25" table:formula="of:=BITXOR([.$A57];[.AV$1])" table:style-name="ce2">
            <text:p>000025</text:p>
          </table:table-cell>
          <table:table-cell office:value-type="float" office:value="24" table:formula="of:=BITXOR([.$A57];[.AW$1])" table:style-name="ce2">
            <text:p>000024</text:p>
          </table:table-cell>
          <table:table-cell office:value-type="float" office:value="7" table:formula="of:=BITXOR([.$A57];[.AX$1])" table:style-name="ce2">
            <text:p>000007</text:p>
          </table:table-cell>
          <table:table-cell office:value-type="float" office:value="6" table:formula="of:=BITXOR([.$A57];[.AY$1])" table:style-name="ce2">
            <text:p>000006</text:p>
          </table:table-cell>
          <table:table-cell office:value-type="float" office:value="5" table:formula="of:=BITXOR([.$A57];[.AZ$1])" table:style-name="ce2">
            <text:p>000005</text:p>
          </table:table-cell>
          <table:table-cell office:value-type="float" office:value="4" table:formula="of:=BITXOR([.$A57];[.BA$1])" table:style-name="ce2">
            <text:p>000004</text:p>
          </table:table-cell>
          <table:table-cell office:value-type="float" office:value="3" table:formula="of:=BITXOR([.$A57];[.BB$1])" table:style-name="ce2">
            <text:p>000003</text:p>
          </table:table-cell>
          <table:table-cell office:value-type="float" office:value="2" table:formula="of:=BITXOR([.$A57];[.BC$1])" table:style-name="ce2">
            <text:p>000002</text:p>
          </table:table-cell>
          <table:table-cell office:value-type="float" office:value="1" table:formula="of:=BITXOR([.$A57];[.BD$1])" table:style-name="ce2">
            <text:p>000001</text:p>
          </table:table-cell>
          <table:table-cell office:value-type="float" office:value="0" table:formula="of:=BITXOR([.$A57];[.BE$1])" table:style-name="ce2">
            <text:p>000000</text:p>
          </table:table-cell>
          <table:table-cell office:value-type="float" office:value="15" table:formula="of:=BITXOR([.$A57];[.BF$1])" table:style-name="ce2">
            <text:p>000015</text:p>
          </table:table-cell>
          <table:table-cell office:value-type="float" office:value="14" table:formula="of:=BITXOR([.$A57];[.BG$1])" table:style-name="ce2">
            <text:p>000014</text:p>
          </table:table-cell>
          <table:table-cell office:value-type="float" office:value="13" table:formula="of:=BITXOR([.$A57];[.BH$1])" table:style-name="ce2">
            <text:p>000013</text:p>
          </table:table-cell>
          <table:table-cell office:value-type="float" office:value="12" table:formula="of:=BITXOR([.$A57];[.BI$1])" table:style-name="ce2">
            <text:p>000012</text:p>
          </table:table-cell>
          <table:table-cell office:value-type="float" office:value="11" table:formula="of:=BITXOR([.$A57];[.BJ$1])" table:style-name="ce2">
            <text:p>000011</text:p>
          </table:table-cell>
          <table:table-cell office:value-type="float" office:value="10" table:formula="of:=BITXOR([.$A57];[.BK$1])" table:style-name="ce2">
            <text:p>000010</text:p>
          </table:table-cell>
          <table:table-cell office:value-type="float" office:value="9" table:formula="of:=BITXOR([.$A57];[.BL$1])" table:style-name="ce2">
            <text:p>000009</text:p>
          </table:table-cell>
          <table:table-cell office:value-type="float" office:value="8" table:formula="of:=BITXOR([.$A57];[.BM$1])" table:style-name="ce2">
            <text:p>000008</text:p>
          </table:table-cell>
          <table:table-cell table:number-columns-repeated="16319"/>
        </table:table-row>
        <table:table-row table:style-name="ro1">
          <table:table-cell office:value-type="float" office:value="56" table:style-name="ce3">
            <text:p>000056</text:p>
          </table:table-cell>
          <table:table-cell office:value-type="float" office:value="56" table:formula="of:=BITXOR([.$A58];[.B$1])" table:style-name="ce2">
            <text:p>000056</text:p>
          </table:table-cell>
          <table:table-cell office:value-type="float" office:value="57" table:formula="of:=BITXOR([.$A58];[.C$1])" table:style-name="ce2">
            <text:p>000057</text:p>
          </table:table-cell>
          <table:table-cell office:value-type="float" office:value="58" table:formula="of:=BITXOR([.$A58];[.D$1])" table:style-name="ce2">
            <text:p>000058</text:p>
          </table:table-cell>
          <table:table-cell office:value-type="float" office:value="59" table:formula="of:=BITXOR([.$A58];[.E$1])" table:style-name="ce2">
            <text:p>000059</text:p>
          </table:table-cell>
          <table:table-cell office:value-type="float" office:value="60" table:formula="of:=BITXOR([.$A58];[.F$1])" table:style-name="ce2">
            <text:p>000060</text:p>
          </table:table-cell>
          <table:table-cell office:value-type="float" office:value="61" table:formula="of:=BITXOR([.$A58];[.G$1])" table:style-name="ce2">
            <text:p>000061</text:p>
          </table:table-cell>
          <table:table-cell office:value-type="float" office:value="62" table:formula="of:=BITXOR([.$A58];[.H$1])" table:style-name="ce2">
            <text:p>000062</text:p>
          </table:table-cell>
          <table:table-cell office:value-type="float" office:value="63" table:formula="of:=BITXOR([.$A58];[.I$1])" table:style-name="ce2">
            <text:p>000063</text:p>
          </table:table-cell>
          <table:table-cell office:value-type="float" office:value="48" table:formula="of:=BITXOR([.$A58];[.J$1])" table:style-name="ce2">
            <text:p>000048</text:p>
          </table:table-cell>
          <table:table-cell office:value-type="float" office:value="49" table:formula="of:=BITXOR([.$A58];[.K$1])" table:style-name="ce2">
            <text:p>000049</text:p>
          </table:table-cell>
          <table:table-cell office:value-type="float" office:value="50" table:formula="of:=BITXOR([.$A58];[.L$1])" table:style-name="ce2">
            <text:p>000050</text:p>
          </table:table-cell>
          <table:table-cell office:value-type="float" office:value="51" table:formula="of:=BITXOR([.$A58];[.M$1])" table:style-name="ce2">
            <text:p>000051</text:p>
          </table:table-cell>
          <table:table-cell office:value-type="float" office:value="52" table:formula="of:=BITXOR([.$A58];[.N$1])" table:style-name="ce2">
            <text:p>000052</text:p>
          </table:table-cell>
          <table:table-cell office:value-type="float" office:value="53" table:formula="of:=BITXOR([.$A58];[.O$1])" table:style-name="ce2">
            <text:p>000053</text:p>
          </table:table-cell>
          <table:table-cell office:value-type="float" office:value="54" table:formula="of:=BITXOR([.$A58];[.P$1])" table:style-name="ce2">
            <text:p>000054</text:p>
          </table:table-cell>
          <table:table-cell office:value-type="float" office:value="55" table:formula="of:=BITXOR([.$A58];[.Q$1])" table:style-name="ce2">
            <text:p>000055</text:p>
          </table:table-cell>
          <table:table-cell office:value-type="float" office:value="40" table:formula="of:=BITXOR([.$A58];[.R$1])" table:style-name="ce2">
            <text:p>000040</text:p>
          </table:table-cell>
          <table:table-cell office:value-type="float" office:value="41" table:formula="of:=BITXOR([.$A58];[.S$1])" table:style-name="ce2">
            <text:p>000041</text:p>
          </table:table-cell>
          <table:table-cell office:value-type="float" office:value="42" table:formula="of:=BITXOR([.$A58];[.T$1])" table:style-name="ce2">
            <text:p>000042</text:p>
          </table:table-cell>
          <table:table-cell office:value-type="float" office:value="43" table:formula="of:=BITXOR([.$A58];[.U$1])" table:style-name="ce2">
            <text:p>000043</text:p>
          </table:table-cell>
          <table:table-cell office:value-type="float" office:value="44" table:formula="of:=BITXOR([.$A58];[.V$1])" table:style-name="ce2">
            <text:p>000044</text:p>
          </table:table-cell>
          <table:table-cell office:value-type="float" office:value="45" table:formula="of:=BITXOR([.$A58];[.W$1])" table:style-name="ce2">
            <text:p>000045</text:p>
          </table:table-cell>
          <table:table-cell office:value-type="float" office:value="46" table:formula="of:=BITXOR([.$A58];[.X$1])" table:style-name="ce2">
            <text:p>000046</text:p>
          </table:table-cell>
          <table:table-cell office:value-type="float" office:value="47" table:formula="of:=BITXOR([.$A58];[.Y$1])" table:style-name="ce2">
            <text:p>000047</text:p>
          </table:table-cell>
          <table:table-cell office:value-type="float" office:value="32" table:formula="of:=BITXOR([.$A58];[.Z$1])" table:style-name="ce2">
            <text:p>000032</text:p>
          </table:table-cell>
          <table:table-cell office:value-type="float" office:value="33" table:formula="of:=BITXOR([.$A58];[.AA$1])" table:style-name="ce2">
            <text:p>000033</text:p>
          </table:table-cell>
          <table:table-cell office:value-type="float" office:value="34" table:formula="of:=BITXOR([.$A58];[.AB$1])" table:style-name="ce2">
            <text:p>000034</text:p>
          </table:table-cell>
          <table:table-cell office:value-type="float" office:value="35" table:formula="of:=BITXOR([.$A58];[.AC$1])" table:style-name="ce2">
            <text:p>000035</text:p>
          </table:table-cell>
          <table:table-cell office:value-type="float" office:value="36" table:formula="of:=BITXOR([.$A58];[.AD$1])" table:style-name="ce2">
            <text:p>000036</text:p>
          </table:table-cell>
          <table:table-cell office:value-type="float" office:value="37" table:formula="of:=BITXOR([.$A58];[.AE$1])" table:style-name="ce2">
            <text:p>000037</text:p>
          </table:table-cell>
          <table:table-cell office:value-type="float" office:value="38" table:formula="of:=BITXOR([.$A58];[.AF$1])" table:style-name="ce2">
            <text:p>000038</text:p>
          </table:table-cell>
          <table:table-cell office:value-type="float" office:value="39" table:formula="of:=BITXOR([.$A58];[.AG$1])" table:style-name="ce2">
            <text:p>000039</text:p>
          </table:table-cell>
          <table:table-cell office:value-type="float" office:value="24" table:formula="of:=BITXOR([.$A58];[.AH$1])" table:style-name="ce2">
            <text:p>000024</text:p>
          </table:table-cell>
          <table:table-cell office:value-type="float" office:value="25" table:formula="of:=BITXOR([.$A58];[.AI$1])" table:style-name="ce2">
            <text:p>000025</text:p>
          </table:table-cell>
          <table:table-cell office:value-type="float" office:value="26" table:formula="of:=BITXOR([.$A58];[.AJ$1])" table:style-name="ce2">
            <text:p>000026</text:p>
          </table:table-cell>
          <table:table-cell office:value-type="float" office:value="27" table:formula="of:=BITXOR([.$A58];[.AK$1])" table:style-name="ce2">
            <text:p>000027</text:p>
          </table:table-cell>
          <table:table-cell office:value-type="float" office:value="28" table:formula="of:=BITXOR([.$A58];[.AL$1])" table:style-name="ce2">
            <text:p>000028</text:p>
          </table:table-cell>
          <table:table-cell office:value-type="float" office:value="29" table:formula="of:=BITXOR([.$A58];[.AM$1])" table:style-name="ce2">
            <text:p>000029</text:p>
          </table:table-cell>
          <table:table-cell office:value-type="float" office:value="30" table:formula="of:=BITXOR([.$A58];[.AN$1])" table:style-name="ce2">
            <text:p>000030</text:p>
          </table:table-cell>
          <table:table-cell office:value-type="float" office:value="31" table:formula="of:=BITXOR([.$A58];[.AO$1])" table:style-name="ce2">
            <text:p>000031</text:p>
          </table:table-cell>
          <table:table-cell office:value-type="float" office:value="16" table:formula="of:=BITXOR([.$A58];[.AP$1])" table:style-name="ce2">
            <text:p>000016</text:p>
          </table:table-cell>
          <table:table-cell office:value-type="float" office:value="17" table:formula="of:=BITXOR([.$A58];[.AQ$1])" table:style-name="ce2">
            <text:p>000017</text:p>
          </table:table-cell>
          <table:table-cell office:value-type="float" office:value="18" table:formula="of:=BITXOR([.$A58];[.AR$1])" table:style-name="ce2">
            <text:p>000018</text:p>
          </table:table-cell>
          <table:table-cell office:value-type="float" office:value="19" table:formula="of:=BITXOR([.$A58];[.AS$1])" table:style-name="ce2">
            <text:p>000019</text:p>
          </table:table-cell>
          <table:table-cell office:value-type="float" office:value="20" table:formula="of:=BITXOR([.$A58];[.AT$1])" table:style-name="ce2">
            <text:p>000020</text:p>
          </table:table-cell>
          <table:table-cell office:value-type="float" office:value="21" table:formula="of:=BITXOR([.$A58];[.AU$1])" table:style-name="ce2">
            <text:p>000021</text:p>
          </table:table-cell>
          <table:table-cell office:value-type="float" office:value="22" table:formula="of:=BITXOR([.$A58];[.AV$1])" table:style-name="ce2">
            <text:p>000022</text:p>
          </table:table-cell>
          <table:table-cell office:value-type="float" office:value="23" table:formula="of:=BITXOR([.$A58];[.AW$1])" table:style-name="ce2">
            <text:p>000023</text:p>
          </table:table-cell>
          <table:table-cell office:value-type="float" office:value="8" table:formula="of:=BITXOR([.$A58];[.AX$1])" table:style-name="ce2">
            <text:p>000008</text:p>
          </table:table-cell>
          <table:table-cell office:value-type="float" office:value="9" table:formula="of:=BITXOR([.$A58];[.AY$1])" table:style-name="ce2">
            <text:p>000009</text:p>
          </table:table-cell>
          <table:table-cell office:value-type="float" office:value="10" table:formula="of:=BITXOR([.$A58];[.AZ$1])" table:style-name="ce2">
            <text:p>000010</text:p>
          </table:table-cell>
          <table:table-cell office:value-type="float" office:value="11" table:formula="of:=BITXOR([.$A58];[.BA$1])" table:style-name="ce2">
            <text:p>000011</text:p>
          </table:table-cell>
          <table:table-cell office:value-type="float" office:value="12" table:formula="of:=BITXOR([.$A58];[.BB$1])" table:style-name="ce2">
            <text:p>000012</text:p>
          </table:table-cell>
          <table:table-cell office:value-type="float" office:value="13" table:formula="of:=BITXOR([.$A58];[.BC$1])" table:style-name="ce2">
            <text:p>000013</text:p>
          </table:table-cell>
          <table:table-cell office:value-type="float" office:value="14" table:formula="of:=BITXOR([.$A58];[.BD$1])" table:style-name="ce2">
            <text:p>000014</text:p>
          </table:table-cell>
          <table:table-cell office:value-type="float" office:value="15" table:formula="of:=BITXOR([.$A58];[.BE$1])" table:style-name="ce2">
            <text:p>000015</text:p>
          </table:table-cell>
          <table:table-cell office:value-type="float" office:value="0" table:formula="of:=BITXOR([.$A58];[.BF$1])" table:style-name="ce2">
            <text:p>000000</text:p>
          </table:table-cell>
          <table:table-cell office:value-type="float" office:value="1" table:formula="of:=BITXOR([.$A58];[.BG$1])" table:style-name="ce2">
            <text:p>000001</text:p>
          </table:table-cell>
          <table:table-cell office:value-type="float" office:value="2" table:formula="of:=BITXOR([.$A58];[.BH$1])" table:style-name="ce2">
            <text:p>000002</text:p>
          </table:table-cell>
          <table:table-cell office:value-type="float" office:value="3" table:formula="of:=BITXOR([.$A58];[.BI$1])" table:style-name="ce2">
            <text:p>000003</text:p>
          </table:table-cell>
          <table:table-cell office:value-type="float" office:value="4" table:formula="of:=BITXOR([.$A58];[.BJ$1])" table:style-name="ce2">
            <text:p>000004</text:p>
          </table:table-cell>
          <table:table-cell office:value-type="float" office:value="5" table:formula="of:=BITXOR([.$A58];[.BK$1])" table:style-name="ce2">
            <text:p>000005</text:p>
          </table:table-cell>
          <table:table-cell office:value-type="float" office:value="6" table:formula="of:=BITXOR([.$A58];[.BL$1])" table:style-name="ce2">
            <text:p>000006</text:p>
          </table:table-cell>
          <table:table-cell office:value-type="float" office:value="7" table:formula="of:=BITXOR([.$A58];[.BM$1])" table:style-name="ce2">
            <text:p>000007</text:p>
          </table:table-cell>
          <table:table-cell table:number-columns-repeated="16319"/>
        </table:table-row>
        <table:table-row table:style-name="ro1">
          <table:table-cell office:value-type="float" office:value="57" table:style-name="ce3">
            <text:p>000057</text:p>
          </table:table-cell>
          <table:table-cell office:value-type="float" office:value="57" table:formula="of:=BITXOR([.$A59];[.B$1])" table:style-name="ce2">
            <text:p>000057</text:p>
          </table:table-cell>
          <table:table-cell office:value-type="float" office:value="56" table:formula="of:=BITXOR([.$A59];[.C$1])" table:style-name="ce2">
            <text:p>000056</text:p>
          </table:table-cell>
          <table:table-cell office:value-type="float" office:value="59" table:formula="of:=BITXOR([.$A59];[.D$1])" table:style-name="ce2">
            <text:p>000059</text:p>
          </table:table-cell>
          <table:table-cell office:value-type="float" office:value="58" table:formula="of:=BITXOR([.$A59];[.E$1])" table:style-name="ce2">
            <text:p>000058</text:p>
          </table:table-cell>
          <table:table-cell office:value-type="float" office:value="61" table:formula="of:=BITXOR([.$A59];[.F$1])" table:style-name="ce2">
            <text:p>000061</text:p>
          </table:table-cell>
          <table:table-cell office:value-type="float" office:value="60" table:formula="of:=BITXOR([.$A59];[.G$1])" table:style-name="ce2">
            <text:p>000060</text:p>
          </table:table-cell>
          <table:table-cell office:value-type="float" office:value="63" table:formula="of:=BITXOR([.$A59];[.H$1])" table:style-name="ce2">
            <text:p>000063</text:p>
          </table:table-cell>
          <table:table-cell office:value-type="float" office:value="62" table:formula="of:=BITXOR([.$A59];[.I$1])" table:style-name="ce2">
            <text:p>000062</text:p>
          </table:table-cell>
          <table:table-cell office:value-type="float" office:value="49" table:formula="of:=BITXOR([.$A59];[.J$1])" table:style-name="ce2">
            <text:p>000049</text:p>
          </table:table-cell>
          <table:table-cell office:value-type="float" office:value="48" table:formula="of:=BITXOR([.$A59];[.K$1])" table:style-name="ce2">
            <text:p>000048</text:p>
          </table:table-cell>
          <table:table-cell office:value-type="float" office:value="51" table:formula="of:=BITXOR([.$A59];[.L$1])" table:style-name="ce2">
            <text:p>000051</text:p>
          </table:table-cell>
          <table:table-cell office:value-type="float" office:value="50" table:formula="of:=BITXOR([.$A59];[.M$1])" table:style-name="ce2">
            <text:p>000050</text:p>
          </table:table-cell>
          <table:table-cell office:value-type="float" office:value="53" table:formula="of:=BITXOR([.$A59];[.N$1])" table:style-name="ce2">
            <text:p>000053</text:p>
          </table:table-cell>
          <table:table-cell office:value-type="float" office:value="52" table:formula="of:=BITXOR([.$A59];[.O$1])" table:style-name="ce2">
            <text:p>000052</text:p>
          </table:table-cell>
          <table:table-cell office:value-type="float" office:value="55" table:formula="of:=BITXOR([.$A59];[.P$1])" table:style-name="ce2">
            <text:p>000055</text:p>
          </table:table-cell>
          <table:table-cell office:value-type="float" office:value="54" table:formula="of:=BITXOR([.$A59];[.Q$1])" table:style-name="ce2">
            <text:p>000054</text:p>
          </table:table-cell>
          <table:table-cell office:value-type="float" office:value="41" table:formula="of:=BITXOR([.$A59];[.R$1])" table:style-name="ce2">
            <text:p>000041</text:p>
          </table:table-cell>
          <table:table-cell office:value-type="float" office:value="40" table:formula="of:=BITXOR([.$A59];[.S$1])" table:style-name="ce2">
            <text:p>000040</text:p>
          </table:table-cell>
          <table:table-cell office:value-type="float" office:value="43" table:formula="of:=BITXOR([.$A59];[.T$1])" table:style-name="ce2">
            <text:p>000043</text:p>
          </table:table-cell>
          <table:table-cell office:value-type="float" office:value="42" table:formula="of:=BITXOR([.$A59];[.U$1])" table:style-name="ce2">
            <text:p>000042</text:p>
          </table:table-cell>
          <table:table-cell office:value-type="float" office:value="45" table:formula="of:=BITXOR([.$A59];[.V$1])" table:style-name="ce2">
            <text:p>000045</text:p>
          </table:table-cell>
          <table:table-cell office:value-type="float" office:value="44" table:formula="of:=BITXOR([.$A59];[.W$1])" table:style-name="ce2">
            <text:p>000044</text:p>
          </table:table-cell>
          <table:table-cell office:value-type="float" office:value="47" table:formula="of:=BITXOR([.$A59];[.X$1])" table:style-name="ce2">
            <text:p>000047</text:p>
          </table:table-cell>
          <table:table-cell office:value-type="float" office:value="46" table:formula="of:=BITXOR([.$A59];[.Y$1])" table:style-name="ce2">
            <text:p>000046</text:p>
          </table:table-cell>
          <table:table-cell office:value-type="float" office:value="33" table:formula="of:=BITXOR([.$A59];[.Z$1])" table:style-name="ce2">
            <text:p>000033</text:p>
          </table:table-cell>
          <table:table-cell office:value-type="float" office:value="32" table:formula="of:=BITXOR([.$A59];[.AA$1])" table:style-name="ce2">
            <text:p>000032</text:p>
          </table:table-cell>
          <table:table-cell office:value-type="float" office:value="35" table:formula="of:=BITXOR([.$A59];[.AB$1])" table:style-name="ce2">
            <text:p>000035</text:p>
          </table:table-cell>
          <table:table-cell office:value-type="float" office:value="34" table:formula="of:=BITXOR([.$A59];[.AC$1])" table:style-name="ce2">
            <text:p>000034</text:p>
          </table:table-cell>
          <table:table-cell office:value-type="float" office:value="37" table:formula="of:=BITXOR([.$A59];[.AD$1])" table:style-name="ce2">
            <text:p>000037</text:p>
          </table:table-cell>
          <table:table-cell office:value-type="float" office:value="36" table:formula="of:=BITXOR([.$A59];[.AE$1])" table:style-name="ce2">
            <text:p>000036</text:p>
          </table:table-cell>
          <table:table-cell office:value-type="float" office:value="39" table:formula="of:=BITXOR([.$A59];[.AF$1])" table:style-name="ce2">
            <text:p>000039</text:p>
          </table:table-cell>
          <table:table-cell office:value-type="float" office:value="38" table:formula="of:=BITXOR([.$A59];[.AG$1])" table:style-name="ce2">
            <text:p>000038</text:p>
          </table:table-cell>
          <table:table-cell office:value-type="float" office:value="25" table:formula="of:=BITXOR([.$A59];[.AH$1])" table:style-name="ce2">
            <text:p>000025</text:p>
          </table:table-cell>
          <table:table-cell office:value-type="float" office:value="24" table:formula="of:=BITXOR([.$A59];[.AI$1])" table:style-name="ce2">
            <text:p>000024</text:p>
          </table:table-cell>
          <table:table-cell office:value-type="float" office:value="27" table:formula="of:=BITXOR([.$A59];[.AJ$1])" table:style-name="ce2">
            <text:p>000027</text:p>
          </table:table-cell>
          <table:table-cell office:value-type="float" office:value="26" table:formula="of:=BITXOR([.$A59];[.AK$1])" table:style-name="ce2">
            <text:p>000026</text:p>
          </table:table-cell>
          <table:table-cell office:value-type="float" office:value="29" table:formula="of:=BITXOR([.$A59];[.AL$1])" table:style-name="ce2">
            <text:p>000029</text:p>
          </table:table-cell>
          <table:table-cell office:value-type="float" office:value="28" table:formula="of:=BITXOR([.$A59];[.AM$1])" table:style-name="ce2">
            <text:p>000028</text:p>
          </table:table-cell>
          <table:table-cell office:value-type="float" office:value="31" table:formula="of:=BITXOR([.$A59];[.AN$1])" table:style-name="ce2">
            <text:p>000031</text:p>
          </table:table-cell>
          <table:table-cell office:value-type="float" office:value="30" table:formula="of:=BITXOR([.$A59];[.AO$1])" table:style-name="ce2">
            <text:p>000030</text:p>
          </table:table-cell>
          <table:table-cell office:value-type="float" office:value="17" table:formula="of:=BITXOR([.$A59];[.AP$1])" table:style-name="ce2">
            <text:p>000017</text:p>
          </table:table-cell>
          <table:table-cell office:value-type="float" office:value="16" table:formula="of:=BITXOR([.$A59];[.AQ$1])" table:style-name="ce2">
            <text:p>000016</text:p>
          </table:table-cell>
          <table:table-cell office:value-type="float" office:value="19" table:formula="of:=BITXOR([.$A59];[.AR$1])" table:style-name="ce2">
            <text:p>000019</text:p>
          </table:table-cell>
          <table:table-cell office:value-type="float" office:value="18" table:formula="of:=BITXOR([.$A59];[.AS$1])" table:style-name="ce2">
            <text:p>000018</text:p>
          </table:table-cell>
          <table:table-cell office:value-type="float" office:value="21" table:formula="of:=BITXOR([.$A59];[.AT$1])" table:style-name="ce2">
            <text:p>000021</text:p>
          </table:table-cell>
          <table:table-cell office:value-type="float" office:value="20" table:formula="of:=BITXOR([.$A59];[.AU$1])" table:style-name="ce2">
            <text:p>000020</text:p>
          </table:table-cell>
          <table:table-cell office:value-type="float" office:value="23" table:formula="of:=BITXOR([.$A59];[.AV$1])" table:style-name="ce2">
            <text:p>000023</text:p>
          </table:table-cell>
          <table:table-cell office:value-type="float" office:value="22" table:formula="of:=BITXOR([.$A59];[.AW$1])" table:style-name="ce2">
            <text:p>000022</text:p>
          </table:table-cell>
          <table:table-cell office:value-type="float" office:value="9" table:formula="of:=BITXOR([.$A59];[.AX$1])" table:style-name="ce2">
            <text:p>000009</text:p>
          </table:table-cell>
          <table:table-cell office:value-type="float" office:value="8" table:formula="of:=BITXOR([.$A59];[.AY$1])" table:style-name="ce2">
            <text:p>000008</text:p>
          </table:table-cell>
          <table:table-cell office:value-type="float" office:value="11" table:formula="of:=BITXOR([.$A59];[.AZ$1])" table:style-name="ce2">
            <text:p>000011</text:p>
          </table:table-cell>
          <table:table-cell office:value-type="float" office:value="10" table:formula="of:=BITXOR([.$A59];[.BA$1])" table:style-name="ce2">
            <text:p>000010</text:p>
          </table:table-cell>
          <table:table-cell office:value-type="float" office:value="13" table:formula="of:=BITXOR([.$A59];[.BB$1])" table:style-name="ce2">
            <text:p>000013</text:p>
          </table:table-cell>
          <table:table-cell office:value-type="float" office:value="12" table:formula="of:=BITXOR([.$A59];[.BC$1])" table:style-name="ce2">
            <text:p>000012</text:p>
          </table:table-cell>
          <table:table-cell office:value-type="float" office:value="15" table:formula="of:=BITXOR([.$A59];[.BD$1])" table:style-name="ce2">
            <text:p>000015</text:p>
          </table:table-cell>
          <table:table-cell office:value-type="float" office:value="14" table:formula="of:=BITXOR([.$A59];[.BE$1])" table:style-name="ce2">
            <text:p>000014</text:p>
          </table:table-cell>
          <table:table-cell office:value-type="float" office:value="1" table:formula="of:=BITXOR([.$A59];[.BF$1])" table:style-name="ce2">
            <text:p>000001</text:p>
          </table:table-cell>
          <table:table-cell office:value-type="float" office:value="0" table:formula="of:=BITXOR([.$A59];[.BG$1])" table:style-name="ce2">
            <text:p>000000</text:p>
          </table:table-cell>
          <table:table-cell office:value-type="float" office:value="3" table:formula="of:=BITXOR([.$A59];[.BH$1])" table:style-name="ce2">
            <text:p>000003</text:p>
          </table:table-cell>
          <table:table-cell office:value-type="float" office:value="2" table:formula="of:=BITXOR([.$A59];[.BI$1])" table:style-name="ce2">
            <text:p>000002</text:p>
          </table:table-cell>
          <table:table-cell office:value-type="float" office:value="5" table:formula="of:=BITXOR([.$A59];[.BJ$1])" table:style-name="ce2">
            <text:p>000005</text:p>
          </table:table-cell>
          <table:table-cell office:value-type="float" office:value="4" table:formula="of:=BITXOR([.$A59];[.BK$1])" table:style-name="ce2">
            <text:p>000004</text:p>
          </table:table-cell>
          <table:table-cell office:value-type="float" office:value="7" table:formula="of:=BITXOR([.$A59];[.BL$1])" table:style-name="ce2">
            <text:p>000007</text:p>
          </table:table-cell>
          <table:table-cell office:value-type="float" office:value="6" table:formula="of:=BITXOR([.$A59];[.BM$1])" table:style-name="ce2">
            <text:p>000006</text:p>
          </table:table-cell>
          <table:table-cell table:number-columns-repeated="16319"/>
        </table:table-row>
        <table:table-row table:style-name="ro1">
          <table:table-cell office:value-type="float" office:value="58" table:style-name="ce3">
            <text:p>000058</text:p>
          </table:table-cell>
          <table:table-cell office:value-type="float" office:value="58" table:formula="of:=BITXOR([.$A60];[.B$1])" table:style-name="ce2">
            <text:p>000058</text:p>
          </table:table-cell>
          <table:table-cell office:value-type="float" office:value="59" table:formula="of:=BITXOR([.$A60];[.C$1])" table:style-name="ce2">
            <text:p>000059</text:p>
          </table:table-cell>
          <table:table-cell office:value-type="float" office:value="56" table:formula="of:=BITXOR([.$A60];[.D$1])" table:style-name="ce2">
            <text:p>000056</text:p>
          </table:table-cell>
          <table:table-cell office:value-type="float" office:value="57" table:formula="of:=BITXOR([.$A60];[.E$1])" table:style-name="ce2">
            <text:p>000057</text:p>
          </table:table-cell>
          <table:table-cell office:value-type="float" office:value="62" table:formula="of:=BITXOR([.$A60];[.F$1])" table:style-name="ce2">
            <text:p>000062</text:p>
          </table:table-cell>
          <table:table-cell office:value-type="float" office:value="63" table:formula="of:=BITXOR([.$A60];[.G$1])" table:style-name="ce2">
            <text:p>000063</text:p>
          </table:table-cell>
          <table:table-cell office:value-type="float" office:value="60" table:formula="of:=BITXOR([.$A60];[.H$1])" table:style-name="ce2">
            <text:p>000060</text:p>
          </table:table-cell>
          <table:table-cell office:value-type="float" office:value="61" table:formula="of:=BITXOR([.$A60];[.I$1])" table:style-name="ce2">
            <text:p>000061</text:p>
          </table:table-cell>
          <table:table-cell office:value-type="float" office:value="50" table:formula="of:=BITXOR([.$A60];[.J$1])" table:style-name="ce2">
            <text:p>000050</text:p>
          </table:table-cell>
          <table:table-cell office:value-type="float" office:value="51" table:formula="of:=BITXOR([.$A60];[.K$1])" table:style-name="ce2">
            <text:p>000051</text:p>
          </table:table-cell>
          <table:table-cell office:value-type="float" office:value="48" table:formula="of:=BITXOR([.$A60];[.L$1])" table:style-name="ce2">
            <text:p>000048</text:p>
          </table:table-cell>
          <table:table-cell office:value-type="float" office:value="49" table:formula="of:=BITXOR([.$A60];[.M$1])" table:style-name="ce2">
            <text:p>000049</text:p>
          </table:table-cell>
          <table:table-cell office:value-type="float" office:value="54" table:formula="of:=BITXOR([.$A60];[.N$1])" table:style-name="ce2">
            <text:p>000054</text:p>
          </table:table-cell>
          <table:table-cell office:value-type="float" office:value="55" table:formula="of:=BITXOR([.$A60];[.O$1])" table:style-name="ce2">
            <text:p>000055</text:p>
          </table:table-cell>
          <table:table-cell office:value-type="float" office:value="52" table:formula="of:=BITXOR([.$A60];[.P$1])" table:style-name="ce2">
            <text:p>000052</text:p>
          </table:table-cell>
          <table:table-cell office:value-type="float" office:value="53" table:formula="of:=BITXOR([.$A60];[.Q$1])" table:style-name="ce2">
            <text:p>000053</text:p>
          </table:table-cell>
          <table:table-cell office:value-type="float" office:value="42" table:formula="of:=BITXOR([.$A60];[.R$1])" table:style-name="ce2">
            <text:p>000042</text:p>
          </table:table-cell>
          <table:table-cell office:value-type="float" office:value="43" table:formula="of:=BITXOR([.$A60];[.S$1])" table:style-name="ce2">
            <text:p>000043</text:p>
          </table:table-cell>
          <table:table-cell office:value-type="float" office:value="40" table:formula="of:=BITXOR([.$A60];[.T$1])" table:style-name="ce2">
            <text:p>000040</text:p>
          </table:table-cell>
          <table:table-cell office:value-type="float" office:value="41" table:formula="of:=BITXOR([.$A60];[.U$1])" table:style-name="ce2">
            <text:p>000041</text:p>
          </table:table-cell>
          <table:table-cell office:value-type="float" office:value="46" table:formula="of:=BITXOR([.$A60];[.V$1])" table:style-name="ce2">
            <text:p>000046</text:p>
          </table:table-cell>
          <table:table-cell office:value-type="float" office:value="47" table:formula="of:=BITXOR([.$A60];[.W$1])" table:style-name="ce2">
            <text:p>000047</text:p>
          </table:table-cell>
          <table:table-cell office:value-type="float" office:value="44" table:formula="of:=BITXOR([.$A60];[.X$1])" table:style-name="ce2">
            <text:p>000044</text:p>
          </table:table-cell>
          <table:table-cell office:value-type="float" office:value="45" table:formula="of:=BITXOR([.$A60];[.Y$1])" table:style-name="ce2">
            <text:p>000045</text:p>
          </table:table-cell>
          <table:table-cell office:value-type="float" office:value="34" table:formula="of:=BITXOR([.$A60];[.Z$1])" table:style-name="ce2">
            <text:p>000034</text:p>
          </table:table-cell>
          <table:table-cell office:value-type="float" office:value="35" table:formula="of:=BITXOR([.$A60];[.AA$1])" table:style-name="ce2">
            <text:p>000035</text:p>
          </table:table-cell>
          <table:table-cell office:value-type="float" office:value="32" table:formula="of:=BITXOR([.$A60];[.AB$1])" table:style-name="ce2">
            <text:p>000032</text:p>
          </table:table-cell>
          <table:table-cell office:value-type="float" office:value="33" table:formula="of:=BITXOR([.$A60];[.AC$1])" table:style-name="ce2">
            <text:p>000033</text:p>
          </table:table-cell>
          <table:table-cell office:value-type="float" office:value="38" table:formula="of:=BITXOR([.$A60];[.AD$1])" table:style-name="ce2">
            <text:p>000038</text:p>
          </table:table-cell>
          <table:table-cell office:value-type="float" office:value="39" table:formula="of:=BITXOR([.$A60];[.AE$1])" table:style-name="ce2">
            <text:p>000039</text:p>
          </table:table-cell>
          <table:table-cell office:value-type="float" office:value="36" table:formula="of:=BITXOR([.$A60];[.AF$1])" table:style-name="ce2">
            <text:p>000036</text:p>
          </table:table-cell>
          <table:table-cell office:value-type="float" office:value="37" table:formula="of:=BITXOR([.$A60];[.AG$1])" table:style-name="ce2">
            <text:p>000037</text:p>
          </table:table-cell>
          <table:table-cell office:value-type="float" office:value="26" table:formula="of:=BITXOR([.$A60];[.AH$1])" table:style-name="ce2">
            <text:p>000026</text:p>
          </table:table-cell>
          <table:table-cell office:value-type="float" office:value="27" table:formula="of:=BITXOR([.$A60];[.AI$1])" table:style-name="ce2">
            <text:p>000027</text:p>
          </table:table-cell>
          <table:table-cell office:value-type="float" office:value="24" table:formula="of:=BITXOR([.$A60];[.AJ$1])" table:style-name="ce2">
            <text:p>000024</text:p>
          </table:table-cell>
          <table:table-cell office:value-type="float" office:value="25" table:formula="of:=BITXOR([.$A60];[.AK$1])" table:style-name="ce2">
            <text:p>000025</text:p>
          </table:table-cell>
          <table:table-cell office:value-type="float" office:value="30" table:formula="of:=BITXOR([.$A60];[.AL$1])" table:style-name="ce2">
            <text:p>000030</text:p>
          </table:table-cell>
          <table:table-cell office:value-type="float" office:value="31" table:formula="of:=BITXOR([.$A60];[.AM$1])" table:style-name="ce2">
            <text:p>000031</text:p>
          </table:table-cell>
          <table:table-cell office:value-type="float" office:value="28" table:formula="of:=BITXOR([.$A60];[.AN$1])" table:style-name="ce2">
            <text:p>000028</text:p>
          </table:table-cell>
          <table:table-cell office:value-type="float" office:value="29" table:formula="of:=BITXOR([.$A60];[.AO$1])" table:style-name="ce2">
            <text:p>000029</text:p>
          </table:table-cell>
          <table:table-cell office:value-type="float" office:value="18" table:formula="of:=BITXOR([.$A60];[.AP$1])" table:style-name="ce2">
            <text:p>000018</text:p>
          </table:table-cell>
          <table:table-cell office:value-type="float" office:value="19" table:formula="of:=BITXOR([.$A60];[.AQ$1])" table:style-name="ce2">
            <text:p>000019</text:p>
          </table:table-cell>
          <table:table-cell office:value-type="float" office:value="16" table:formula="of:=BITXOR([.$A60];[.AR$1])" table:style-name="ce2">
            <text:p>000016</text:p>
          </table:table-cell>
          <table:table-cell office:value-type="float" office:value="17" table:formula="of:=BITXOR([.$A60];[.AS$1])" table:style-name="ce2">
            <text:p>000017</text:p>
          </table:table-cell>
          <table:table-cell office:value-type="float" office:value="22" table:formula="of:=BITXOR([.$A60];[.AT$1])" table:style-name="ce2">
            <text:p>000022</text:p>
          </table:table-cell>
          <table:table-cell office:value-type="float" office:value="23" table:formula="of:=BITXOR([.$A60];[.AU$1])" table:style-name="ce2">
            <text:p>000023</text:p>
          </table:table-cell>
          <table:table-cell office:value-type="float" office:value="20" table:formula="of:=BITXOR([.$A60];[.AV$1])" table:style-name="ce2">
            <text:p>000020</text:p>
          </table:table-cell>
          <table:table-cell office:value-type="float" office:value="21" table:formula="of:=BITXOR([.$A60];[.AW$1])" table:style-name="ce2">
            <text:p>000021</text:p>
          </table:table-cell>
          <table:table-cell office:value-type="float" office:value="10" table:formula="of:=BITXOR([.$A60];[.AX$1])" table:style-name="ce2">
            <text:p>000010</text:p>
          </table:table-cell>
          <table:table-cell office:value-type="float" office:value="11" table:formula="of:=BITXOR([.$A60];[.AY$1])" table:style-name="ce2">
            <text:p>000011</text:p>
          </table:table-cell>
          <table:table-cell office:value-type="float" office:value="8" table:formula="of:=BITXOR([.$A60];[.AZ$1])" table:style-name="ce2">
            <text:p>000008</text:p>
          </table:table-cell>
          <table:table-cell office:value-type="float" office:value="9" table:formula="of:=BITXOR([.$A60];[.BA$1])" table:style-name="ce2">
            <text:p>000009</text:p>
          </table:table-cell>
          <table:table-cell office:value-type="float" office:value="14" table:formula="of:=BITXOR([.$A60];[.BB$1])" table:style-name="ce2">
            <text:p>000014</text:p>
          </table:table-cell>
          <table:table-cell office:value-type="float" office:value="15" table:formula="of:=BITXOR([.$A60];[.BC$1])" table:style-name="ce2">
            <text:p>000015</text:p>
          </table:table-cell>
          <table:table-cell office:value-type="float" office:value="12" table:formula="of:=BITXOR([.$A60];[.BD$1])" table:style-name="ce2">
            <text:p>000012</text:p>
          </table:table-cell>
          <table:table-cell office:value-type="float" office:value="13" table:formula="of:=BITXOR([.$A60];[.BE$1])" table:style-name="ce2">
            <text:p>000013</text:p>
          </table:table-cell>
          <table:table-cell office:value-type="float" office:value="2" table:formula="of:=BITXOR([.$A60];[.BF$1])" table:style-name="ce2">
            <text:p>000002</text:p>
          </table:table-cell>
          <table:table-cell office:value-type="float" office:value="3" table:formula="of:=BITXOR([.$A60];[.BG$1])" table:style-name="ce2">
            <text:p>000003</text:p>
          </table:table-cell>
          <table:table-cell office:value-type="float" office:value="0" table:formula="of:=BITXOR([.$A60];[.BH$1])" table:style-name="ce2">
            <text:p>000000</text:p>
          </table:table-cell>
          <table:table-cell office:value-type="float" office:value="1" table:formula="of:=BITXOR([.$A60];[.BI$1])" table:style-name="ce2">
            <text:p>000001</text:p>
          </table:table-cell>
          <table:table-cell office:value-type="float" office:value="6" table:formula="of:=BITXOR([.$A60];[.BJ$1])" table:style-name="ce2">
            <text:p>000006</text:p>
          </table:table-cell>
          <table:table-cell office:value-type="float" office:value="7" table:formula="of:=BITXOR([.$A60];[.BK$1])" table:style-name="ce2">
            <text:p>000007</text:p>
          </table:table-cell>
          <table:table-cell office:value-type="float" office:value="4" table:formula="of:=BITXOR([.$A60];[.BL$1])" table:style-name="ce2">
            <text:p>000004</text:p>
          </table:table-cell>
          <table:table-cell office:value-type="float" office:value="5" table:formula="of:=BITXOR([.$A60];[.BM$1])" table:style-name="ce2">
            <text:p>000005</text:p>
          </table:table-cell>
          <table:table-cell table:number-columns-repeated="16319"/>
        </table:table-row>
        <table:table-row table:style-name="ro1">
          <table:table-cell office:value-type="float" office:value="59" table:style-name="ce3">
            <text:p>000059</text:p>
          </table:table-cell>
          <table:table-cell office:value-type="float" office:value="59" table:formula="of:=BITXOR([.$A61];[.B$1])" table:style-name="ce2">
            <text:p>000059</text:p>
          </table:table-cell>
          <table:table-cell office:value-type="float" office:value="58" table:formula="of:=BITXOR([.$A61];[.C$1])" table:style-name="ce2">
            <text:p>000058</text:p>
          </table:table-cell>
          <table:table-cell office:value-type="float" office:value="57" table:formula="of:=BITXOR([.$A61];[.D$1])" table:style-name="ce2">
            <text:p>000057</text:p>
          </table:table-cell>
          <table:table-cell office:value-type="float" office:value="56" table:formula="of:=BITXOR([.$A61];[.E$1])" table:style-name="ce2">
            <text:p>000056</text:p>
          </table:table-cell>
          <table:table-cell office:value-type="float" office:value="63" table:formula="of:=BITXOR([.$A61];[.F$1])" table:style-name="ce2">
            <text:p>000063</text:p>
          </table:table-cell>
          <table:table-cell office:value-type="float" office:value="62" table:formula="of:=BITXOR([.$A61];[.G$1])" table:style-name="ce2">
            <text:p>000062</text:p>
          </table:table-cell>
          <table:table-cell office:value-type="float" office:value="61" table:formula="of:=BITXOR([.$A61];[.H$1])" table:style-name="ce2">
            <text:p>000061</text:p>
          </table:table-cell>
          <table:table-cell office:value-type="float" office:value="60" table:formula="of:=BITXOR([.$A61];[.I$1])" table:style-name="ce2">
            <text:p>000060</text:p>
          </table:table-cell>
          <table:table-cell office:value-type="float" office:value="51" table:formula="of:=BITXOR([.$A61];[.J$1])" table:style-name="ce2">
            <text:p>000051</text:p>
          </table:table-cell>
          <table:table-cell office:value-type="float" office:value="50" table:formula="of:=BITXOR([.$A61];[.K$1])" table:style-name="ce2">
            <text:p>000050</text:p>
          </table:table-cell>
          <table:table-cell office:value-type="float" office:value="49" table:formula="of:=BITXOR([.$A61];[.L$1])" table:style-name="ce2">
            <text:p>000049</text:p>
          </table:table-cell>
          <table:table-cell office:value-type="float" office:value="48" table:formula="of:=BITXOR([.$A61];[.M$1])" table:style-name="ce2">
            <text:p>000048</text:p>
          </table:table-cell>
          <table:table-cell office:value-type="float" office:value="55" table:formula="of:=BITXOR([.$A61];[.N$1])" table:style-name="ce2">
            <text:p>000055</text:p>
          </table:table-cell>
          <table:table-cell office:value-type="float" office:value="54" table:formula="of:=BITXOR([.$A61];[.O$1])" table:style-name="ce2">
            <text:p>000054</text:p>
          </table:table-cell>
          <table:table-cell office:value-type="float" office:value="53" table:formula="of:=BITXOR([.$A61];[.P$1])" table:style-name="ce2">
            <text:p>000053</text:p>
          </table:table-cell>
          <table:table-cell office:value-type="float" office:value="52" table:formula="of:=BITXOR([.$A61];[.Q$1])" table:style-name="ce2">
            <text:p>000052</text:p>
          </table:table-cell>
          <table:table-cell office:value-type="float" office:value="43" table:formula="of:=BITXOR([.$A61];[.R$1])" table:style-name="ce2">
            <text:p>000043</text:p>
          </table:table-cell>
          <table:table-cell office:value-type="float" office:value="42" table:formula="of:=BITXOR([.$A61];[.S$1])" table:style-name="ce2">
            <text:p>000042</text:p>
          </table:table-cell>
          <table:table-cell office:value-type="float" office:value="41" table:formula="of:=BITXOR([.$A61];[.T$1])" table:style-name="ce2">
            <text:p>000041</text:p>
          </table:table-cell>
          <table:table-cell office:value-type="float" office:value="40" table:formula="of:=BITXOR([.$A61];[.U$1])" table:style-name="ce2">
            <text:p>000040</text:p>
          </table:table-cell>
          <table:table-cell office:value-type="float" office:value="47" table:formula="of:=BITXOR([.$A61];[.V$1])" table:style-name="ce2">
            <text:p>000047</text:p>
          </table:table-cell>
          <table:table-cell office:value-type="float" office:value="46" table:formula="of:=BITXOR([.$A61];[.W$1])" table:style-name="ce2">
            <text:p>000046</text:p>
          </table:table-cell>
          <table:table-cell office:value-type="float" office:value="45" table:formula="of:=BITXOR([.$A61];[.X$1])" table:style-name="ce2">
            <text:p>000045</text:p>
          </table:table-cell>
          <table:table-cell office:value-type="float" office:value="44" table:formula="of:=BITXOR([.$A61];[.Y$1])" table:style-name="ce2">
            <text:p>000044</text:p>
          </table:table-cell>
          <table:table-cell office:value-type="float" office:value="35" table:formula="of:=BITXOR([.$A61];[.Z$1])" table:style-name="ce2">
            <text:p>000035</text:p>
          </table:table-cell>
          <table:table-cell office:value-type="float" office:value="34" table:formula="of:=BITXOR([.$A61];[.AA$1])" table:style-name="ce2">
            <text:p>000034</text:p>
          </table:table-cell>
          <table:table-cell office:value-type="float" office:value="33" table:formula="of:=BITXOR([.$A61];[.AB$1])" table:style-name="ce2">
            <text:p>000033</text:p>
          </table:table-cell>
          <table:table-cell office:value-type="float" office:value="32" table:formula="of:=BITXOR([.$A61];[.AC$1])" table:style-name="ce2">
            <text:p>000032</text:p>
          </table:table-cell>
          <table:table-cell office:value-type="float" office:value="39" table:formula="of:=BITXOR([.$A61];[.AD$1])" table:style-name="ce2">
            <text:p>000039</text:p>
          </table:table-cell>
          <table:table-cell office:value-type="float" office:value="38" table:formula="of:=BITXOR([.$A61];[.AE$1])" table:style-name="ce2">
            <text:p>000038</text:p>
          </table:table-cell>
          <table:table-cell office:value-type="float" office:value="37" table:formula="of:=BITXOR([.$A61];[.AF$1])" table:style-name="ce2">
            <text:p>000037</text:p>
          </table:table-cell>
          <table:table-cell office:value-type="float" office:value="36" table:formula="of:=BITXOR([.$A61];[.AG$1])" table:style-name="ce2">
            <text:p>000036</text:p>
          </table:table-cell>
          <table:table-cell office:value-type="float" office:value="27" table:formula="of:=BITXOR([.$A61];[.AH$1])" table:style-name="ce2">
            <text:p>000027</text:p>
          </table:table-cell>
          <table:table-cell office:value-type="float" office:value="26" table:formula="of:=BITXOR([.$A61];[.AI$1])" table:style-name="ce2">
            <text:p>000026</text:p>
          </table:table-cell>
          <table:table-cell office:value-type="float" office:value="25" table:formula="of:=BITXOR([.$A61];[.AJ$1])" table:style-name="ce2">
            <text:p>000025</text:p>
          </table:table-cell>
          <table:table-cell office:value-type="float" office:value="24" table:formula="of:=BITXOR([.$A61];[.AK$1])" table:style-name="ce2">
            <text:p>000024</text:p>
          </table:table-cell>
          <table:table-cell office:value-type="float" office:value="31" table:formula="of:=BITXOR([.$A61];[.AL$1])" table:style-name="ce2">
            <text:p>000031</text:p>
          </table:table-cell>
          <table:table-cell office:value-type="float" office:value="30" table:formula="of:=BITXOR([.$A61];[.AM$1])" table:style-name="ce2">
            <text:p>000030</text:p>
          </table:table-cell>
          <table:table-cell office:value-type="float" office:value="29" table:formula="of:=BITXOR([.$A61];[.AN$1])" table:style-name="ce2">
            <text:p>000029</text:p>
          </table:table-cell>
          <table:table-cell office:value-type="float" office:value="28" table:formula="of:=BITXOR([.$A61];[.AO$1])" table:style-name="ce2">
            <text:p>000028</text:p>
          </table:table-cell>
          <table:table-cell office:value-type="float" office:value="19" table:formula="of:=BITXOR([.$A61];[.AP$1])" table:style-name="ce2">
            <text:p>000019</text:p>
          </table:table-cell>
          <table:table-cell office:value-type="float" office:value="18" table:formula="of:=BITXOR([.$A61];[.AQ$1])" table:style-name="ce2">
            <text:p>000018</text:p>
          </table:table-cell>
          <table:table-cell office:value-type="float" office:value="17" table:formula="of:=BITXOR([.$A61];[.AR$1])" table:style-name="ce2">
            <text:p>000017</text:p>
          </table:table-cell>
          <table:table-cell office:value-type="float" office:value="16" table:formula="of:=BITXOR([.$A61];[.AS$1])" table:style-name="ce2">
            <text:p>000016</text:p>
          </table:table-cell>
          <table:table-cell office:value-type="float" office:value="23" table:formula="of:=BITXOR([.$A61];[.AT$1])" table:style-name="ce2">
            <text:p>000023</text:p>
          </table:table-cell>
          <table:table-cell office:value-type="float" office:value="22" table:formula="of:=BITXOR([.$A61];[.AU$1])" table:style-name="ce2">
            <text:p>000022</text:p>
          </table:table-cell>
          <table:table-cell office:value-type="float" office:value="21" table:formula="of:=BITXOR([.$A61];[.AV$1])" table:style-name="ce2">
            <text:p>000021</text:p>
          </table:table-cell>
          <table:table-cell office:value-type="float" office:value="20" table:formula="of:=BITXOR([.$A61];[.AW$1])" table:style-name="ce2">
            <text:p>000020</text:p>
          </table:table-cell>
          <table:table-cell office:value-type="float" office:value="11" table:formula="of:=BITXOR([.$A61];[.AX$1])" table:style-name="ce2">
            <text:p>000011</text:p>
          </table:table-cell>
          <table:table-cell office:value-type="float" office:value="10" table:formula="of:=BITXOR([.$A61];[.AY$1])" table:style-name="ce2">
            <text:p>000010</text:p>
          </table:table-cell>
          <table:table-cell office:value-type="float" office:value="9" table:formula="of:=BITXOR([.$A61];[.AZ$1])" table:style-name="ce2">
            <text:p>000009</text:p>
          </table:table-cell>
          <table:table-cell office:value-type="float" office:value="8" table:formula="of:=BITXOR([.$A61];[.BA$1])" table:style-name="ce2">
            <text:p>000008</text:p>
          </table:table-cell>
          <table:table-cell office:value-type="float" office:value="15" table:formula="of:=BITXOR([.$A61];[.BB$1])" table:style-name="ce2">
            <text:p>000015</text:p>
          </table:table-cell>
          <table:table-cell office:value-type="float" office:value="14" table:formula="of:=BITXOR([.$A61];[.BC$1])" table:style-name="ce2">
            <text:p>000014</text:p>
          </table:table-cell>
          <table:table-cell office:value-type="float" office:value="13" table:formula="of:=BITXOR([.$A61];[.BD$1])" table:style-name="ce2">
            <text:p>000013</text:p>
          </table:table-cell>
          <table:table-cell office:value-type="float" office:value="12" table:formula="of:=BITXOR([.$A61];[.BE$1])" table:style-name="ce2">
            <text:p>000012</text:p>
          </table:table-cell>
          <table:table-cell office:value-type="float" office:value="3" table:formula="of:=BITXOR([.$A61];[.BF$1])" table:style-name="ce2">
            <text:p>000003</text:p>
          </table:table-cell>
          <table:table-cell office:value-type="float" office:value="2" table:formula="of:=BITXOR([.$A61];[.BG$1])" table:style-name="ce2">
            <text:p>000002</text:p>
          </table:table-cell>
          <table:table-cell office:value-type="float" office:value="1" table:formula="of:=BITXOR([.$A61];[.BH$1])" table:style-name="ce2">
            <text:p>000001</text:p>
          </table:table-cell>
          <table:table-cell office:value-type="float" office:value="0" table:formula="of:=BITXOR([.$A61];[.BI$1])" table:style-name="ce2">
            <text:p>000000</text:p>
          </table:table-cell>
          <table:table-cell office:value-type="float" office:value="7" table:formula="of:=BITXOR([.$A61];[.BJ$1])" table:style-name="ce2">
            <text:p>000007</text:p>
          </table:table-cell>
          <table:table-cell office:value-type="float" office:value="6" table:formula="of:=BITXOR([.$A61];[.BK$1])" table:style-name="ce2">
            <text:p>000006</text:p>
          </table:table-cell>
          <table:table-cell office:value-type="float" office:value="5" table:formula="of:=BITXOR([.$A61];[.BL$1])" table:style-name="ce2">
            <text:p>000005</text:p>
          </table:table-cell>
          <table:table-cell office:value-type="float" office:value="4" table:formula="of:=BITXOR([.$A61];[.BM$1])" table:style-name="ce2">
            <text:p>000004</text:p>
          </table:table-cell>
          <table:table-cell table:number-columns-repeated="16319"/>
        </table:table-row>
        <table:table-row table:style-name="ro1">
          <table:table-cell office:value-type="float" office:value="60" table:style-name="ce3">
            <text:p>000060</text:p>
          </table:table-cell>
          <table:table-cell office:value-type="float" office:value="60" table:formula="of:=BITXOR([.$A62];[.B$1])" table:style-name="ce2">
            <text:p>000060</text:p>
          </table:table-cell>
          <table:table-cell office:value-type="float" office:value="61" table:formula="of:=BITXOR([.$A62];[.C$1])" table:style-name="ce2">
            <text:p>000061</text:p>
          </table:table-cell>
          <table:table-cell office:value-type="float" office:value="62" table:formula="of:=BITXOR([.$A62];[.D$1])" table:style-name="ce2">
            <text:p>000062</text:p>
          </table:table-cell>
          <table:table-cell office:value-type="float" office:value="63" table:formula="of:=BITXOR([.$A62];[.E$1])" table:style-name="ce2">
            <text:p>000063</text:p>
          </table:table-cell>
          <table:table-cell office:value-type="float" office:value="56" table:formula="of:=BITXOR([.$A62];[.F$1])" table:style-name="ce2">
            <text:p>000056</text:p>
          </table:table-cell>
          <table:table-cell office:value-type="float" office:value="57" table:formula="of:=BITXOR([.$A62];[.G$1])" table:style-name="ce2">
            <text:p>000057</text:p>
          </table:table-cell>
          <table:table-cell office:value-type="float" office:value="58" table:formula="of:=BITXOR([.$A62];[.H$1])" table:style-name="ce2">
            <text:p>000058</text:p>
          </table:table-cell>
          <table:table-cell office:value-type="float" office:value="59" table:formula="of:=BITXOR([.$A62];[.I$1])" table:style-name="ce2">
            <text:p>000059</text:p>
          </table:table-cell>
          <table:table-cell office:value-type="float" office:value="52" table:formula="of:=BITXOR([.$A62];[.J$1])" table:style-name="ce2">
            <text:p>000052</text:p>
          </table:table-cell>
          <table:table-cell office:value-type="float" office:value="53" table:formula="of:=BITXOR([.$A62];[.K$1])" table:style-name="ce2">
            <text:p>000053</text:p>
          </table:table-cell>
          <table:table-cell office:value-type="float" office:value="54" table:formula="of:=BITXOR([.$A62];[.L$1])" table:style-name="ce2">
            <text:p>000054</text:p>
          </table:table-cell>
          <table:table-cell office:value-type="float" office:value="55" table:formula="of:=BITXOR([.$A62];[.M$1])" table:style-name="ce2">
            <text:p>000055</text:p>
          </table:table-cell>
          <table:table-cell office:value-type="float" office:value="48" table:formula="of:=BITXOR([.$A62];[.N$1])" table:style-name="ce2">
            <text:p>000048</text:p>
          </table:table-cell>
          <table:table-cell office:value-type="float" office:value="49" table:formula="of:=BITXOR([.$A62];[.O$1])" table:style-name="ce2">
            <text:p>000049</text:p>
          </table:table-cell>
          <table:table-cell office:value-type="float" office:value="50" table:formula="of:=BITXOR([.$A62];[.P$1])" table:style-name="ce2">
            <text:p>000050</text:p>
          </table:table-cell>
          <table:table-cell office:value-type="float" office:value="51" table:formula="of:=BITXOR([.$A62];[.Q$1])" table:style-name="ce2">
            <text:p>000051</text:p>
          </table:table-cell>
          <table:table-cell office:value-type="float" office:value="44" table:formula="of:=BITXOR([.$A62];[.R$1])" table:style-name="ce2">
            <text:p>000044</text:p>
          </table:table-cell>
          <table:table-cell office:value-type="float" office:value="45" table:formula="of:=BITXOR([.$A62];[.S$1])" table:style-name="ce2">
            <text:p>000045</text:p>
          </table:table-cell>
          <table:table-cell office:value-type="float" office:value="46" table:formula="of:=BITXOR([.$A62];[.T$1])" table:style-name="ce2">
            <text:p>000046</text:p>
          </table:table-cell>
          <table:table-cell office:value-type="float" office:value="47" table:formula="of:=BITXOR([.$A62];[.U$1])" table:style-name="ce2">
            <text:p>000047</text:p>
          </table:table-cell>
          <table:table-cell office:value-type="float" office:value="40" table:formula="of:=BITXOR([.$A62];[.V$1])" table:style-name="ce2">
            <text:p>000040</text:p>
          </table:table-cell>
          <table:table-cell office:value-type="float" office:value="41" table:formula="of:=BITXOR([.$A62];[.W$1])" table:style-name="ce2">
            <text:p>000041</text:p>
          </table:table-cell>
          <table:table-cell office:value-type="float" office:value="42" table:formula="of:=BITXOR([.$A62];[.X$1])" table:style-name="ce2">
            <text:p>000042</text:p>
          </table:table-cell>
          <table:table-cell office:value-type="float" office:value="43" table:formula="of:=BITXOR([.$A62];[.Y$1])" table:style-name="ce2">
            <text:p>000043</text:p>
          </table:table-cell>
          <table:table-cell office:value-type="float" office:value="36" table:formula="of:=BITXOR([.$A62];[.Z$1])" table:style-name="ce2">
            <text:p>000036</text:p>
          </table:table-cell>
          <table:table-cell office:value-type="float" office:value="37" table:formula="of:=BITXOR([.$A62];[.AA$1])" table:style-name="ce2">
            <text:p>000037</text:p>
          </table:table-cell>
          <table:table-cell office:value-type="float" office:value="38" table:formula="of:=BITXOR([.$A62];[.AB$1])" table:style-name="ce2">
            <text:p>000038</text:p>
          </table:table-cell>
          <table:table-cell office:value-type="float" office:value="39" table:formula="of:=BITXOR([.$A62];[.AC$1])" table:style-name="ce2">
            <text:p>000039</text:p>
          </table:table-cell>
          <table:table-cell office:value-type="float" office:value="32" table:formula="of:=BITXOR([.$A62];[.AD$1])" table:style-name="ce2">
            <text:p>000032</text:p>
          </table:table-cell>
          <table:table-cell office:value-type="float" office:value="33" table:formula="of:=BITXOR([.$A62];[.AE$1])" table:style-name="ce2">
            <text:p>000033</text:p>
          </table:table-cell>
          <table:table-cell office:value-type="float" office:value="34" table:formula="of:=BITXOR([.$A62];[.AF$1])" table:style-name="ce2">
            <text:p>000034</text:p>
          </table:table-cell>
          <table:table-cell office:value-type="float" office:value="35" table:formula="of:=BITXOR([.$A62];[.AG$1])" table:style-name="ce2">
            <text:p>000035</text:p>
          </table:table-cell>
          <table:table-cell office:value-type="float" office:value="28" table:formula="of:=BITXOR([.$A62];[.AH$1])" table:style-name="ce2">
            <text:p>000028</text:p>
          </table:table-cell>
          <table:table-cell office:value-type="float" office:value="29" table:formula="of:=BITXOR([.$A62];[.AI$1])" table:style-name="ce2">
            <text:p>000029</text:p>
          </table:table-cell>
          <table:table-cell office:value-type="float" office:value="30" table:formula="of:=BITXOR([.$A62];[.AJ$1])" table:style-name="ce2">
            <text:p>000030</text:p>
          </table:table-cell>
          <table:table-cell office:value-type="float" office:value="31" table:formula="of:=BITXOR([.$A62];[.AK$1])" table:style-name="ce2">
            <text:p>000031</text:p>
          </table:table-cell>
          <table:table-cell office:value-type="float" office:value="24" table:formula="of:=BITXOR([.$A62];[.AL$1])" table:style-name="ce2">
            <text:p>000024</text:p>
          </table:table-cell>
          <table:table-cell office:value-type="float" office:value="25" table:formula="of:=BITXOR([.$A62];[.AM$1])" table:style-name="ce2">
            <text:p>000025</text:p>
          </table:table-cell>
          <table:table-cell office:value-type="float" office:value="26" table:formula="of:=BITXOR([.$A62];[.AN$1])" table:style-name="ce2">
            <text:p>000026</text:p>
          </table:table-cell>
          <table:table-cell office:value-type="float" office:value="27" table:formula="of:=BITXOR([.$A62];[.AO$1])" table:style-name="ce2">
            <text:p>000027</text:p>
          </table:table-cell>
          <table:table-cell office:value-type="float" office:value="20" table:formula="of:=BITXOR([.$A62];[.AP$1])" table:style-name="ce2">
            <text:p>000020</text:p>
          </table:table-cell>
          <table:table-cell office:value-type="float" office:value="21" table:formula="of:=BITXOR([.$A62];[.AQ$1])" table:style-name="ce2">
            <text:p>000021</text:p>
          </table:table-cell>
          <table:table-cell office:value-type="float" office:value="22" table:formula="of:=BITXOR([.$A62];[.AR$1])" table:style-name="ce2">
            <text:p>000022</text:p>
          </table:table-cell>
          <table:table-cell office:value-type="float" office:value="23" table:formula="of:=BITXOR([.$A62];[.AS$1])" table:style-name="ce2">
            <text:p>000023</text:p>
          </table:table-cell>
          <table:table-cell office:value-type="float" office:value="16" table:formula="of:=BITXOR([.$A62];[.AT$1])" table:style-name="ce2">
            <text:p>000016</text:p>
          </table:table-cell>
          <table:table-cell office:value-type="float" office:value="17" table:formula="of:=BITXOR([.$A62];[.AU$1])" table:style-name="ce2">
            <text:p>000017</text:p>
          </table:table-cell>
          <table:table-cell office:value-type="float" office:value="18" table:formula="of:=BITXOR([.$A62];[.AV$1])" table:style-name="ce2">
            <text:p>000018</text:p>
          </table:table-cell>
          <table:table-cell office:value-type="float" office:value="19" table:formula="of:=BITXOR([.$A62];[.AW$1])" table:style-name="ce2">
            <text:p>000019</text:p>
          </table:table-cell>
          <table:table-cell office:value-type="float" office:value="12" table:formula="of:=BITXOR([.$A62];[.AX$1])" table:style-name="ce2">
            <text:p>000012</text:p>
          </table:table-cell>
          <table:table-cell office:value-type="float" office:value="13" table:formula="of:=BITXOR([.$A62];[.AY$1])" table:style-name="ce2">
            <text:p>000013</text:p>
          </table:table-cell>
          <table:table-cell office:value-type="float" office:value="14" table:formula="of:=BITXOR([.$A62];[.AZ$1])" table:style-name="ce2">
            <text:p>000014</text:p>
          </table:table-cell>
          <table:table-cell office:value-type="float" office:value="15" table:formula="of:=BITXOR([.$A62];[.BA$1])" table:style-name="ce2">
            <text:p>000015</text:p>
          </table:table-cell>
          <table:table-cell office:value-type="float" office:value="8" table:formula="of:=BITXOR([.$A62];[.BB$1])" table:style-name="ce2">
            <text:p>000008</text:p>
          </table:table-cell>
          <table:table-cell office:value-type="float" office:value="9" table:formula="of:=BITXOR([.$A62];[.BC$1])" table:style-name="ce2">
            <text:p>000009</text:p>
          </table:table-cell>
          <table:table-cell office:value-type="float" office:value="10" table:formula="of:=BITXOR([.$A62];[.BD$1])" table:style-name="ce2">
            <text:p>000010</text:p>
          </table:table-cell>
          <table:table-cell office:value-type="float" office:value="11" table:formula="of:=BITXOR([.$A62];[.BE$1])" table:style-name="ce2">
            <text:p>000011</text:p>
          </table:table-cell>
          <table:table-cell office:value-type="float" office:value="4" table:formula="of:=BITXOR([.$A62];[.BF$1])" table:style-name="ce2">
            <text:p>000004</text:p>
          </table:table-cell>
          <table:table-cell office:value-type="float" office:value="5" table:formula="of:=BITXOR([.$A62];[.BG$1])" table:style-name="ce2">
            <text:p>000005</text:p>
          </table:table-cell>
          <table:table-cell office:value-type="float" office:value="6" table:formula="of:=BITXOR([.$A62];[.BH$1])" table:style-name="ce2">
            <text:p>000006</text:p>
          </table:table-cell>
          <table:table-cell office:value-type="float" office:value="7" table:formula="of:=BITXOR([.$A62];[.BI$1])" table:style-name="ce2">
            <text:p>000007</text:p>
          </table:table-cell>
          <table:table-cell office:value-type="float" office:value="0" table:formula="of:=BITXOR([.$A62];[.BJ$1])" table:style-name="ce2">
            <text:p>000000</text:p>
          </table:table-cell>
          <table:table-cell office:value-type="float" office:value="1" table:formula="of:=BITXOR([.$A62];[.BK$1])" table:style-name="ce2">
            <text:p>000001</text:p>
          </table:table-cell>
          <table:table-cell office:value-type="float" office:value="2" table:formula="of:=BITXOR([.$A62];[.BL$1])" table:style-name="ce2">
            <text:p>000002</text:p>
          </table:table-cell>
          <table:table-cell office:value-type="float" office:value="3" table:formula="of:=BITXOR([.$A62];[.BM$1])" table:style-name="ce2">
            <text:p>000003</text:p>
          </table:table-cell>
          <table:table-cell table:number-columns-repeated="16319"/>
        </table:table-row>
        <table:table-row table:style-name="ro1">
          <table:table-cell office:value-type="float" office:value="61" table:style-name="ce3">
            <text:p>000061</text:p>
          </table:table-cell>
          <table:table-cell office:value-type="float" office:value="61" table:formula="of:=BITXOR([.$A63];[.B$1])" table:style-name="ce2">
            <text:p>000061</text:p>
          </table:table-cell>
          <table:table-cell office:value-type="float" office:value="60" table:formula="of:=BITXOR([.$A63];[.C$1])" table:style-name="ce2">
            <text:p>000060</text:p>
          </table:table-cell>
          <table:table-cell office:value-type="float" office:value="63" table:formula="of:=BITXOR([.$A63];[.D$1])" table:style-name="ce2">
            <text:p>000063</text:p>
          </table:table-cell>
          <table:table-cell office:value-type="float" office:value="62" table:formula="of:=BITXOR([.$A63];[.E$1])" table:style-name="ce2">
            <text:p>000062</text:p>
          </table:table-cell>
          <table:table-cell office:value-type="float" office:value="57" table:formula="of:=BITXOR([.$A63];[.F$1])" table:style-name="ce2">
            <text:p>000057</text:p>
          </table:table-cell>
          <table:table-cell office:value-type="float" office:value="56" table:formula="of:=BITXOR([.$A63];[.G$1])" table:style-name="ce2">
            <text:p>000056</text:p>
          </table:table-cell>
          <table:table-cell office:value-type="float" office:value="59" table:formula="of:=BITXOR([.$A63];[.H$1])" table:style-name="ce2">
            <text:p>000059</text:p>
          </table:table-cell>
          <table:table-cell office:value-type="float" office:value="58" table:formula="of:=BITXOR([.$A63];[.I$1])" table:style-name="ce2">
            <text:p>000058</text:p>
          </table:table-cell>
          <table:table-cell office:value-type="float" office:value="53" table:formula="of:=BITXOR([.$A63];[.J$1])" table:style-name="ce2">
            <text:p>000053</text:p>
          </table:table-cell>
          <table:table-cell office:value-type="float" office:value="52" table:formula="of:=BITXOR([.$A63];[.K$1])" table:style-name="ce2">
            <text:p>000052</text:p>
          </table:table-cell>
          <table:table-cell office:value-type="float" office:value="55" table:formula="of:=BITXOR([.$A63];[.L$1])" table:style-name="ce2">
            <text:p>000055</text:p>
          </table:table-cell>
          <table:table-cell office:value-type="float" office:value="54" table:formula="of:=BITXOR([.$A63];[.M$1])" table:style-name="ce2">
            <text:p>000054</text:p>
          </table:table-cell>
          <table:table-cell office:value-type="float" office:value="49" table:formula="of:=BITXOR([.$A63];[.N$1])" table:style-name="ce2">
            <text:p>000049</text:p>
          </table:table-cell>
          <table:table-cell office:value-type="float" office:value="48" table:formula="of:=BITXOR([.$A63];[.O$1])" table:style-name="ce2">
            <text:p>000048</text:p>
          </table:table-cell>
          <table:table-cell office:value-type="float" office:value="51" table:formula="of:=BITXOR([.$A63];[.P$1])" table:style-name="ce2">
            <text:p>000051</text:p>
          </table:table-cell>
          <table:table-cell office:value-type="float" office:value="50" table:formula="of:=BITXOR([.$A63];[.Q$1])" table:style-name="ce2">
            <text:p>000050</text:p>
          </table:table-cell>
          <table:table-cell office:value-type="float" office:value="45" table:formula="of:=BITXOR([.$A63];[.R$1])" table:style-name="ce2">
            <text:p>000045</text:p>
          </table:table-cell>
          <table:table-cell office:value-type="float" office:value="44" table:formula="of:=BITXOR([.$A63];[.S$1])" table:style-name="ce2">
            <text:p>000044</text:p>
          </table:table-cell>
          <table:table-cell office:value-type="float" office:value="47" table:formula="of:=BITXOR([.$A63];[.T$1])" table:style-name="ce2">
            <text:p>000047</text:p>
          </table:table-cell>
          <table:table-cell office:value-type="float" office:value="46" table:formula="of:=BITXOR([.$A63];[.U$1])" table:style-name="ce2">
            <text:p>000046</text:p>
          </table:table-cell>
          <table:table-cell office:value-type="float" office:value="41" table:formula="of:=BITXOR([.$A63];[.V$1])" table:style-name="ce2">
            <text:p>000041</text:p>
          </table:table-cell>
          <table:table-cell office:value-type="float" office:value="40" table:formula="of:=BITXOR([.$A63];[.W$1])" table:style-name="ce2">
            <text:p>000040</text:p>
          </table:table-cell>
          <table:table-cell office:value-type="float" office:value="43" table:formula="of:=BITXOR([.$A63];[.X$1])" table:style-name="ce2">
            <text:p>000043</text:p>
          </table:table-cell>
          <table:table-cell office:value-type="float" office:value="42" table:formula="of:=BITXOR([.$A63];[.Y$1])" table:style-name="ce2">
            <text:p>000042</text:p>
          </table:table-cell>
          <table:table-cell office:value-type="float" office:value="37" table:formula="of:=BITXOR([.$A63];[.Z$1])" table:style-name="ce2">
            <text:p>000037</text:p>
          </table:table-cell>
          <table:table-cell office:value-type="float" office:value="36" table:formula="of:=BITXOR([.$A63];[.AA$1])" table:style-name="ce2">
            <text:p>000036</text:p>
          </table:table-cell>
          <table:table-cell office:value-type="float" office:value="39" table:formula="of:=BITXOR([.$A63];[.AB$1])" table:style-name="ce2">
            <text:p>000039</text:p>
          </table:table-cell>
          <table:table-cell office:value-type="float" office:value="38" table:formula="of:=BITXOR([.$A63];[.AC$1])" table:style-name="ce2">
            <text:p>000038</text:p>
          </table:table-cell>
          <table:table-cell office:value-type="float" office:value="33" table:formula="of:=BITXOR([.$A63];[.AD$1])" table:style-name="ce2">
            <text:p>000033</text:p>
          </table:table-cell>
          <table:table-cell office:value-type="float" office:value="32" table:formula="of:=BITXOR([.$A63];[.AE$1])" table:style-name="ce2">
            <text:p>000032</text:p>
          </table:table-cell>
          <table:table-cell office:value-type="float" office:value="35" table:formula="of:=BITXOR([.$A63];[.AF$1])" table:style-name="ce2">
            <text:p>000035</text:p>
          </table:table-cell>
          <table:table-cell office:value-type="float" office:value="34" table:formula="of:=BITXOR([.$A63];[.AG$1])" table:style-name="ce2">
            <text:p>000034</text:p>
          </table:table-cell>
          <table:table-cell office:value-type="float" office:value="29" table:formula="of:=BITXOR([.$A63];[.AH$1])" table:style-name="ce2">
            <text:p>000029</text:p>
          </table:table-cell>
          <table:table-cell office:value-type="float" office:value="28" table:formula="of:=BITXOR([.$A63];[.AI$1])" table:style-name="ce2">
            <text:p>000028</text:p>
          </table:table-cell>
          <table:table-cell office:value-type="float" office:value="31" table:formula="of:=BITXOR([.$A63];[.AJ$1])" table:style-name="ce2">
            <text:p>000031</text:p>
          </table:table-cell>
          <table:table-cell office:value-type="float" office:value="30" table:formula="of:=BITXOR([.$A63];[.AK$1])" table:style-name="ce2">
            <text:p>000030</text:p>
          </table:table-cell>
          <table:table-cell office:value-type="float" office:value="25" table:formula="of:=BITXOR([.$A63];[.AL$1])" table:style-name="ce2">
            <text:p>000025</text:p>
          </table:table-cell>
          <table:table-cell office:value-type="float" office:value="24" table:formula="of:=BITXOR([.$A63];[.AM$1])" table:style-name="ce2">
            <text:p>000024</text:p>
          </table:table-cell>
          <table:table-cell office:value-type="float" office:value="27" table:formula="of:=BITXOR([.$A63];[.AN$1])" table:style-name="ce2">
            <text:p>000027</text:p>
          </table:table-cell>
          <table:table-cell office:value-type="float" office:value="26" table:formula="of:=BITXOR([.$A63];[.AO$1])" table:style-name="ce2">
            <text:p>000026</text:p>
          </table:table-cell>
          <table:table-cell office:value-type="float" office:value="21" table:formula="of:=BITXOR([.$A63];[.AP$1])" table:style-name="ce2">
            <text:p>000021</text:p>
          </table:table-cell>
          <table:table-cell office:value-type="float" office:value="20" table:formula="of:=BITXOR([.$A63];[.AQ$1])" table:style-name="ce2">
            <text:p>000020</text:p>
          </table:table-cell>
          <table:table-cell office:value-type="float" office:value="23" table:formula="of:=BITXOR([.$A63];[.AR$1])" table:style-name="ce2">
            <text:p>000023</text:p>
          </table:table-cell>
          <table:table-cell office:value-type="float" office:value="22" table:formula="of:=BITXOR([.$A63];[.AS$1])" table:style-name="ce2">
            <text:p>000022</text:p>
          </table:table-cell>
          <table:table-cell office:value-type="float" office:value="17" table:formula="of:=BITXOR([.$A63];[.AT$1])" table:style-name="ce2">
            <text:p>000017</text:p>
          </table:table-cell>
          <table:table-cell office:value-type="float" office:value="16" table:formula="of:=BITXOR([.$A63];[.AU$1])" table:style-name="ce2">
            <text:p>000016</text:p>
          </table:table-cell>
          <table:table-cell office:value-type="float" office:value="19" table:formula="of:=BITXOR([.$A63];[.AV$1])" table:style-name="ce2">
            <text:p>000019</text:p>
          </table:table-cell>
          <table:table-cell office:value-type="float" office:value="18" table:formula="of:=BITXOR([.$A63];[.AW$1])" table:style-name="ce2">
            <text:p>000018</text:p>
          </table:table-cell>
          <table:table-cell office:value-type="float" office:value="13" table:formula="of:=BITXOR([.$A63];[.AX$1])" table:style-name="ce2">
            <text:p>000013</text:p>
          </table:table-cell>
          <table:table-cell office:value-type="float" office:value="12" table:formula="of:=BITXOR([.$A63];[.AY$1])" table:style-name="ce2">
            <text:p>000012</text:p>
          </table:table-cell>
          <table:table-cell office:value-type="float" office:value="15" table:formula="of:=BITXOR([.$A63];[.AZ$1])" table:style-name="ce2">
            <text:p>000015</text:p>
          </table:table-cell>
          <table:table-cell office:value-type="float" office:value="14" table:formula="of:=BITXOR([.$A63];[.BA$1])" table:style-name="ce2">
            <text:p>000014</text:p>
          </table:table-cell>
          <table:table-cell office:value-type="float" office:value="9" table:formula="of:=BITXOR([.$A63];[.BB$1])" table:style-name="ce2">
            <text:p>000009</text:p>
          </table:table-cell>
          <table:table-cell office:value-type="float" office:value="8" table:formula="of:=BITXOR([.$A63];[.BC$1])" table:style-name="ce2">
            <text:p>000008</text:p>
          </table:table-cell>
          <table:table-cell office:value-type="float" office:value="11" table:formula="of:=BITXOR([.$A63];[.BD$1])" table:style-name="ce2">
            <text:p>000011</text:p>
          </table:table-cell>
          <table:table-cell office:value-type="float" office:value="10" table:formula="of:=BITXOR([.$A63];[.BE$1])" table:style-name="ce2">
            <text:p>000010</text:p>
          </table:table-cell>
          <table:table-cell office:value-type="float" office:value="5" table:formula="of:=BITXOR([.$A63];[.BF$1])" table:style-name="ce2">
            <text:p>000005</text:p>
          </table:table-cell>
          <table:table-cell office:value-type="float" office:value="4" table:formula="of:=BITXOR([.$A63];[.BG$1])" table:style-name="ce2">
            <text:p>000004</text:p>
          </table:table-cell>
          <table:table-cell office:value-type="float" office:value="7" table:formula="of:=BITXOR([.$A63];[.BH$1])" table:style-name="ce2">
            <text:p>000007</text:p>
          </table:table-cell>
          <table:table-cell office:value-type="float" office:value="6" table:formula="of:=BITXOR([.$A63];[.BI$1])" table:style-name="ce2">
            <text:p>000006</text:p>
          </table:table-cell>
          <table:table-cell office:value-type="float" office:value="1" table:formula="of:=BITXOR([.$A63];[.BJ$1])" table:style-name="ce2">
            <text:p>000001</text:p>
          </table:table-cell>
          <table:table-cell office:value-type="float" office:value="0" table:formula="of:=BITXOR([.$A63];[.BK$1])" table:style-name="ce2">
            <text:p>000000</text:p>
          </table:table-cell>
          <table:table-cell office:value-type="float" office:value="3" table:formula="of:=BITXOR([.$A63];[.BL$1])" table:style-name="ce2">
            <text:p>000003</text:p>
          </table:table-cell>
          <table:table-cell office:value-type="float" office:value="2" table:formula="of:=BITXOR([.$A63];[.BM$1])" table:style-name="ce2">
            <text:p>000002</text:p>
          </table:table-cell>
          <table:table-cell table:number-columns-repeated="16319"/>
        </table:table-row>
        <table:table-row table:style-name="ro1">
          <table:table-cell office:value-type="float" office:value="62" table:style-name="ce3">
            <text:p>000062</text:p>
          </table:table-cell>
          <table:table-cell office:value-type="float" office:value="62" table:formula="of:=BITXOR([.$A64];[.B$1])" table:style-name="ce2">
            <text:p>000062</text:p>
          </table:table-cell>
          <table:table-cell office:value-type="float" office:value="63" table:formula="of:=BITXOR([.$A64];[.C$1])" table:style-name="ce2">
            <text:p>000063</text:p>
          </table:table-cell>
          <table:table-cell office:value-type="float" office:value="60" table:formula="of:=BITXOR([.$A64];[.D$1])" table:style-name="ce2">
            <text:p>000060</text:p>
          </table:table-cell>
          <table:table-cell office:value-type="float" office:value="61" table:formula="of:=BITXOR([.$A64];[.E$1])" table:style-name="ce2">
            <text:p>000061</text:p>
          </table:table-cell>
          <table:table-cell office:value-type="float" office:value="58" table:formula="of:=BITXOR([.$A64];[.F$1])" table:style-name="ce2">
            <text:p>000058</text:p>
          </table:table-cell>
          <table:table-cell office:value-type="float" office:value="59" table:formula="of:=BITXOR([.$A64];[.G$1])" table:style-name="ce2">
            <text:p>000059</text:p>
          </table:table-cell>
          <table:table-cell office:value-type="float" office:value="56" table:formula="of:=BITXOR([.$A64];[.H$1])" table:style-name="ce2">
            <text:p>000056</text:p>
          </table:table-cell>
          <table:table-cell office:value-type="float" office:value="57" table:formula="of:=BITXOR([.$A64];[.I$1])" table:style-name="ce2">
            <text:p>000057</text:p>
          </table:table-cell>
          <table:table-cell office:value-type="float" office:value="54" table:formula="of:=BITXOR([.$A64];[.J$1])" table:style-name="ce2">
            <text:p>000054</text:p>
          </table:table-cell>
          <table:table-cell office:value-type="float" office:value="55" table:formula="of:=BITXOR([.$A64];[.K$1])" table:style-name="ce2">
            <text:p>000055</text:p>
          </table:table-cell>
          <table:table-cell office:value-type="float" office:value="52" table:formula="of:=BITXOR([.$A64];[.L$1])" table:style-name="ce2">
            <text:p>000052</text:p>
          </table:table-cell>
          <table:table-cell office:value-type="float" office:value="53" table:formula="of:=BITXOR([.$A64];[.M$1])" table:style-name="ce2">
            <text:p>000053</text:p>
          </table:table-cell>
          <table:table-cell office:value-type="float" office:value="50" table:formula="of:=BITXOR([.$A64];[.N$1])" table:style-name="ce2">
            <text:p>000050</text:p>
          </table:table-cell>
          <table:table-cell office:value-type="float" office:value="51" table:formula="of:=BITXOR([.$A64];[.O$1])" table:style-name="ce2">
            <text:p>000051</text:p>
          </table:table-cell>
          <table:table-cell office:value-type="float" office:value="48" table:formula="of:=BITXOR([.$A64];[.P$1])" table:style-name="ce2">
            <text:p>000048</text:p>
          </table:table-cell>
          <table:table-cell office:value-type="float" office:value="49" table:formula="of:=BITXOR([.$A64];[.Q$1])" table:style-name="ce2">
            <text:p>000049</text:p>
          </table:table-cell>
          <table:table-cell office:value-type="float" office:value="46" table:formula="of:=BITXOR([.$A64];[.R$1])" table:style-name="ce2">
            <text:p>000046</text:p>
          </table:table-cell>
          <table:table-cell office:value-type="float" office:value="47" table:formula="of:=BITXOR([.$A64];[.S$1])" table:style-name="ce2">
            <text:p>000047</text:p>
          </table:table-cell>
          <table:table-cell office:value-type="float" office:value="44" table:formula="of:=BITXOR([.$A64];[.T$1])" table:style-name="ce2">
            <text:p>000044</text:p>
          </table:table-cell>
          <table:table-cell office:value-type="float" office:value="45" table:formula="of:=BITXOR([.$A64];[.U$1])" table:style-name="ce2">
            <text:p>000045</text:p>
          </table:table-cell>
          <table:table-cell office:value-type="float" office:value="42" table:formula="of:=BITXOR([.$A64];[.V$1])" table:style-name="ce2">
            <text:p>000042</text:p>
          </table:table-cell>
          <table:table-cell office:value-type="float" office:value="43" table:formula="of:=BITXOR([.$A64];[.W$1])" table:style-name="ce2">
            <text:p>000043</text:p>
          </table:table-cell>
          <table:table-cell office:value-type="float" office:value="40" table:formula="of:=BITXOR([.$A64];[.X$1])" table:style-name="ce2">
            <text:p>000040</text:p>
          </table:table-cell>
          <table:table-cell office:value-type="float" office:value="41" table:formula="of:=BITXOR([.$A64];[.Y$1])" table:style-name="ce2">
            <text:p>000041</text:p>
          </table:table-cell>
          <table:table-cell office:value-type="float" office:value="38" table:formula="of:=BITXOR([.$A64];[.Z$1])" table:style-name="ce2">
            <text:p>000038</text:p>
          </table:table-cell>
          <table:table-cell office:value-type="float" office:value="39" table:formula="of:=BITXOR([.$A64];[.AA$1])" table:style-name="ce2">
            <text:p>000039</text:p>
          </table:table-cell>
          <table:table-cell office:value-type="float" office:value="36" table:formula="of:=BITXOR([.$A64];[.AB$1])" table:style-name="ce2">
            <text:p>000036</text:p>
          </table:table-cell>
          <table:table-cell office:value-type="float" office:value="37" table:formula="of:=BITXOR([.$A64];[.AC$1])" table:style-name="ce2">
            <text:p>000037</text:p>
          </table:table-cell>
          <table:table-cell office:value-type="float" office:value="34" table:formula="of:=BITXOR([.$A64];[.AD$1])" table:style-name="ce2">
            <text:p>000034</text:p>
          </table:table-cell>
          <table:table-cell office:value-type="float" office:value="35" table:formula="of:=BITXOR([.$A64];[.AE$1])" table:style-name="ce2">
            <text:p>000035</text:p>
          </table:table-cell>
          <table:table-cell office:value-type="float" office:value="32" table:formula="of:=BITXOR([.$A64];[.AF$1])" table:style-name="ce2">
            <text:p>000032</text:p>
          </table:table-cell>
          <table:table-cell office:value-type="float" office:value="33" table:formula="of:=BITXOR([.$A64];[.AG$1])" table:style-name="ce2">
            <text:p>000033</text:p>
          </table:table-cell>
          <table:table-cell office:value-type="float" office:value="30" table:formula="of:=BITXOR([.$A64];[.AH$1])" table:style-name="ce2">
            <text:p>000030</text:p>
          </table:table-cell>
          <table:table-cell office:value-type="float" office:value="31" table:formula="of:=BITXOR([.$A64];[.AI$1])" table:style-name="ce2">
            <text:p>000031</text:p>
          </table:table-cell>
          <table:table-cell office:value-type="float" office:value="28" table:formula="of:=BITXOR([.$A64];[.AJ$1])" table:style-name="ce2">
            <text:p>000028</text:p>
          </table:table-cell>
          <table:table-cell office:value-type="float" office:value="29" table:formula="of:=BITXOR([.$A64];[.AK$1])" table:style-name="ce2">
            <text:p>000029</text:p>
          </table:table-cell>
          <table:table-cell office:value-type="float" office:value="26" table:formula="of:=BITXOR([.$A64];[.AL$1])" table:style-name="ce2">
            <text:p>000026</text:p>
          </table:table-cell>
          <table:table-cell office:value-type="float" office:value="27" table:formula="of:=BITXOR([.$A64];[.AM$1])" table:style-name="ce2">
            <text:p>000027</text:p>
          </table:table-cell>
          <table:table-cell office:value-type="float" office:value="24" table:formula="of:=BITXOR([.$A64];[.AN$1])" table:style-name="ce2">
            <text:p>000024</text:p>
          </table:table-cell>
          <table:table-cell office:value-type="float" office:value="25" table:formula="of:=BITXOR([.$A64];[.AO$1])" table:style-name="ce2">
            <text:p>000025</text:p>
          </table:table-cell>
          <table:table-cell office:value-type="float" office:value="22" table:formula="of:=BITXOR([.$A64];[.AP$1])" table:style-name="ce2">
            <text:p>000022</text:p>
          </table:table-cell>
          <table:table-cell office:value-type="float" office:value="23" table:formula="of:=BITXOR([.$A64];[.AQ$1])" table:style-name="ce2">
            <text:p>000023</text:p>
          </table:table-cell>
          <table:table-cell office:value-type="float" office:value="20" table:formula="of:=BITXOR([.$A64];[.AR$1])" table:style-name="ce2">
            <text:p>000020</text:p>
          </table:table-cell>
          <table:table-cell office:value-type="float" office:value="21" table:formula="of:=BITXOR([.$A64];[.AS$1])" table:style-name="ce2">
            <text:p>000021</text:p>
          </table:table-cell>
          <table:table-cell office:value-type="float" office:value="18" table:formula="of:=BITXOR([.$A64];[.AT$1])" table:style-name="ce2">
            <text:p>000018</text:p>
          </table:table-cell>
          <table:table-cell office:value-type="float" office:value="19" table:formula="of:=BITXOR([.$A64];[.AU$1])" table:style-name="ce2">
            <text:p>000019</text:p>
          </table:table-cell>
          <table:table-cell office:value-type="float" office:value="16" table:formula="of:=BITXOR([.$A64];[.AV$1])" table:style-name="ce2">
            <text:p>000016</text:p>
          </table:table-cell>
          <table:table-cell office:value-type="float" office:value="17" table:formula="of:=BITXOR([.$A64];[.AW$1])" table:style-name="ce2">
            <text:p>000017</text:p>
          </table:table-cell>
          <table:table-cell office:value-type="float" office:value="14" table:formula="of:=BITXOR([.$A64];[.AX$1])" table:style-name="ce2">
            <text:p>000014</text:p>
          </table:table-cell>
          <table:table-cell office:value-type="float" office:value="15" table:formula="of:=BITXOR([.$A64];[.AY$1])" table:style-name="ce2">
            <text:p>000015</text:p>
          </table:table-cell>
          <table:table-cell office:value-type="float" office:value="12" table:formula="of:=BITXOR([.$A64];[.AZ$1])" table:style-name="ce2">
            <text:p>000012</text:p>
          </table:table-cell>
          <table:table-cell office:value-type="float" office:value="13" table:formula="of:=BITXOR([.$A64];[.BA$1])" table:style-name="ce2">
            <text:p>000013</text:p>
          </table:table-cell>
          <table:table-cell office:value-type="float" office:value="10" table:formula="of:=BITXOR([.$A64];[.BB$1])" table:style-name="ce2">
            <text:p>000010</text:p>
          </table:table-cell>
          <table:table-cell office:value-type="float" office:value="11" table:formula="of:=BITXOR([.$A64];[.BC$1])" table:style-name="ce2">
            <text:p>000011</text:p>
          </table:table-cell>
          <table:table-cell office:value-type="float" office:value="8" table:formula="of:=BITXOR([.$A64];[.BD$1])" table:style-name="ce2">
            <text:p>000008</text:p>
          </table:table-cell>
          <table:table-cell office:value-type="float" office:value="9" table:formula="of:=BITXOR([.$A64];[.BE$1])" table:style-name="ce2">
            <text:p>000009</text:p>
          </table:table-cell>
          <table:table-cell office:value-type="float" office:value="6" table:formula="of:=BITXOR([.$A64];[.BF$1])" table:style-name="ce2">
            <text:p>000006</text:p>
          </table:table-cell>
          <table:table-cell office:value-type="float" office:value="7" table:formula="of:=BITXOR([.$A64];[.BG$1])" table:style-name="ce2">
            <text:p>000007</text:p>
          </table:table-cell>
          <table:table-cell office:value-type="float" office:value="4" table:formula="of:=BITXOR([.$A64];[.BH$1])" table:style-name="ce2">
            <text:p>000004</text:p>
          </table:table-cell>
          <table:table-cell office:value-type="float" office:value="5" table:formula="of:=BITXOR([.$A64];[.BI$1])" table:style-name="ce2">
            <text:p>000005</text:p>
          </table:table-cell>
          <table:table-cell office:value-type="float" office:value="2" table:formula="of:=BITXOR([.$A64];[.BJ$1])" table:style-name="ce2">
            <text:p>000002</text:p>
          </table:table-cell>
          <table:table-cell office:value-type="float" office:value="3" table:formula="of:=BITXOR([.$A64];[.BK$1])" table:style-name="ce2">
            <text:p>000003</text:p>
          </table:table-cell>
          <table:table-cell office:value-type="float" office:value="0" table:formula="of:=BITXOR([.$A64];[.BL$1])" table:style-name="ce2">
            <text:p>000000</text:p>
          </table:table-cell>
          <table:table-cell office:value-type="float" office:value="1" table:formula="of:=BITXOR([.$A64];[.BM$1])" table:style-name="ce2">
            <text:p>000001</text:p>
          </table:table-cell>
          <table:table-cell table:number-columns-repeated="16319"/>
        </table:table-row>
        <table:table-row table:style-name="ro1">
          <table:table-cell office:value-type="float" office:value="63" table:style-name="ce3">
            <text:p>000063</text:p>
          </table:table-cell>
          <table:table-cell office:value-type="float" office:value="63" table:formula="of:=BITXOR([.$A65];[.B$1])" table:style-name="ce2">
            <text:p>000063</text:p>
          </table:table-cell>
          <table:table-cell office:value-type="float" office:value="62" table:formula="of:=BITXOR([.$A65];[.C$1])" table:style-name="ce2">
            <text:p>000062</text:p>
          </table:table-cell>
          <table:table-cell office:value-type="float" office:value="61" table:formula="of:=BITXOR([.$A65];[.D$1])" table:style-name="ce2">
            <text:p>000061</text:p>
          </table:table-cell>
          <table:table-cell office:value-type="float" office:value="60" table:formula="of:=BITXOR([.$A65];[.E$1])" table:style-name="ce2">
            <text:p>000060</text:p>
          </table:table-cell>
          <table:table-cell office:value-type="float" office:value="59" table:formula="of:=BITXOR([.$A65];[.F$1])" table:style-name="ce2">
            <text:p>000059</text:p>
          </table:table-cell>
          <table:table-cell office:value-type="float" office:value="58" table:formula="of:=BITXOR([.$A65];[.G$1])" table:style-name="ce2">
            <text:p>000058</text:p>
          </table:table-cell>
          <table:table-cell office:value-type="float" office:value="57" table:formula="of:=BITXOR([.$A65];[.H$1])" table:style-name="ce2">
            <text:p>000057</text:p>
          </table:table-cell>
          <table:table-cell office:value-type="float" office:value="56" table:formula="of:=BITXOR([.$A65];[.I$1])" table:style-name="ce2">
            <text:p>000056</text:p>
          </table:table-cell>
          <table:table-cell office:value-type="float" office:value="55" table:formula="of:=BITXOR([.$A65];[.J$1])" table:style-name="ce2">
            <text:p>000055</text:p>
          </table:table-cell>
          <table:table-cell office:value-type="float" office:value="54" table:formula="of:=BITXOR([.$A65];[.K$1])" table:style-name="ce2">
            <text:p>000054</text:p>
          </table:table-cell>
          <table:table-cell office:value-type="float" office:value="53" table:formula="of:=BITXOR([.$A65];[.L$1])" table:style-name="ce2">
            <text:p>000053</text:p>
          </table:table-cell>
          <table:table-cell office:value-type="float" office:value="52" table:formula="of:=BITXOR([.$A65];[.M$1])" table:style-name="ce2">
            <text:p>000052</text:p>
          </table:table-cell>
          <table:table-cell office:value-type="float" office:value="51" table:formula="of:=BITXOR([.$A65];[.N$1])" table:style-name="ce2">
            <text:p>000051</text:p>
          </table:table-cell>
          <table:table-cell office:value-type="float" office:value="50" table:formula="of:=BITXOR([.$A65];[.O$1])" table:style-name="ce2">
            <text:p>000050</text:p>
          </table:table-cell>
          <table:table-cell office:value-type="float" office:value="49" table:formula="of:=BITXOR([.$A65];[.P$1])" table:style-name="ce2">
            <text:p>000049</text:p>
          </table:table-cell>
          <table:table-cell office:value-type="float" office:value="48" table:formula="of:=BITXOR([.$A65];[.Q$1])" table:style-name="ce2">
            <text:p>000048</text:p>
          </table:table-cell>
          <table:table-cell office:value-type="float" office:value="47" table:formula="of:=BITXOR([.$A65];[.R$1])" table:style-name="ce2">
            <text:p>000047</text:p>
          </table:table-cell>
          <table:table-cell office:value-type="float" office:value="46" table:formula="of:=BITXOR([.$A65];[.S$1])" table:style-name="ce2">
            <text:p>000046</text:p>
          </table:table-cell>
          <table:table-cell office:value-type="float" office:value="45" table:formula="of:=BITXOR([.$A65];[.T$1])" table:style-name="ce2">
            <text:p>000045</text:p>
          </table:table-cell>
          <table:table-cell office:value-type="float" office:value="44" table:formula="of:=BITXOR([.$A65];[.U$1])" table:style-name="ce2">
            <text:p>000044</text:p>
          </table:table-cell>
          <table:table-cell office:value-type="float" office:value="43" table:formula="of:=BITXOR([.$A65];[.V$1])" table:style-name="ce2">
            <text:p>000043</text:p>
          </table:table-cell>
          <table:table-cell office:value-type="float" office:value="42" table:formula="of:=BITXOR([.$A65];[.W$1])" table:style-name="ce2">
            <text:p>000042</text:p>
          </table:table-cell>
          <table:table-cell office:value-type="float" office:value="41" table:formula="of:=BITXOR([.$A65];[.X$1])" table:style-name="ce2">
            <text:p>000041</text:p>
          </table:table-cell>
          <table:table-cell office:value-type="float" office:value="40" table:formula="of:=BITXOR([.$A65];[.Y$1])" table:style-name="ce2">
            <text:p>000040</text:p>
          </table:table-cell>
          <table:table-cell office:value-type="float" office:value="39" table:formula="of:=BITXOR([.$A65];[.Z$1])" table:style-name="ce2">
            <text:p>000039</text:p>
          </table:table-cell>
          <table:table-cell office:value-type="float" office:value="38" table:formula="of:=BITXOR([.$A65];[.AA$1])" table:style-name="ce2">
            <text:p>000038</text:p>
          </table:table-cell>
          <table:table-cell office:value-type="float" office:value="37" table:formula="of:=BITXOR([.$A65];[.AB$1])" table:style-name="ce2">
            <text:p>000037</text:p>
          </table:table-cell>
          <table:table-cell office:value-type="float" office:value="36" table:formula="of:=BITXOR([.$A65];[.AC$1])" table:style-name="ce2">
            <text:p>000036</text:p>
          </table:table-cell>
          <table:table-cell office:value-type="float" office:value="35" table:formula="of:=BITXOR([.$A65];[.AD$1])" table:style-name="ce2">
            <text:p>000035</text:p>
          </table:table-cell>
          <table:table-cell office:value-type="float" office:value="34" table:formula="of:=BITXOR([.$A65];[.AE$1])" table:style-name="ce2">
            <text:p>000034</text:p>
          </table:table-cell>
          <table:table-cell office:value-type="float" office:value="33" table:formula="of:=BITXOR([.$A65];[.AF$1])" table:style-name="ce2">
            <text:p>000033</text:p>
          </table:table-cell>
          <table:table-cell office:value-type="float" office:value="32" table:formula="of:=BITXOR([.$A65];[.AG$1])" table:style-name="ce2">
            <text:p>000032</text:p>
          </table:table-cell>
          <table:table-cell office:value-type="float" office:value="31" table:formula="of:=BITXOR([.$A65];[.AH$1])" table:style-name="ce2">
            <text:p>000031</text:p>
          </table:table-cell>
          <table:table-cell office:value-type="float" office:value="30" table:formula="of:=BITXOR([.$A65];[.AI$1])" table:style-name="ce2">
            <text:p>000030</text:p>
          </table:table-cell>
          <table:table-cell office:value-type="float" office:value="29" table:formula="of:=BITXOR([.$A65];[.AJ$1])" table:style-name="ce2">
            <text:p>000029</text:p>
          </table:table-cell>
          <table:table-cell office:value-type="float" office:value="28" table:formula="of:=BITXOR([.$A65];[.AK$1])" table:style-name="ce2">
            <text:p>000028</text:p>
          </table:table-cell>
          <table:table-cell office:value-type="float" office:value="27" table:formula="of:=BITXOR([.$A65];[.AL$1])" table:style-name="ce2">
            <text:p>000027</text:p>
          </table:table-cell>
          <table:table-cell office:value-type="float" office:value="26" table:formula="of:=BITXOR([.$A65];[.AM$1])" table:style-name="ce2">
            <text:p>000026</text:p>
          </table:table-cell>
          <table:table-cell office:value-type="float" office:value="25" table:formula="of:=BITXOR([.$A65];[.AN$1])" table:style-name="ce2">
            <text:p>000025</text:p>
          </table:table-cell>
          <table:table-cell office:value-type="float" office:value="24" table:formula="of:=BITXOR([.$A65];[.AO$1])" table:style-name="ce2">
            <text:p>000024</text:p>
          </table:table-cell>
          <table:table-cell office:value-type="float" office:value="23" table:formula="of:=BITXOR([.$A65];[.AP$1])" table:style-name="ce2">
            <text:p>000023</text:p>
          </table:table-cell>
          <table:table-cell office:value-type="float" office:value="22" table:formula="of:=BITXOR([.$A65];[.AQ$1])" table:style-name="ce2">
            <text:p>000022</text:p>
          </table:table-cell>
          <table:table-cell office:value-type="float" office:value="21" table:formula="of:=BITXOR([.$A65];[.AR$1])" table:style-name="ce2">
            <text:p>000021</text:p>
          </table:table-cell>
          <table:table-cell office:value-type="float" office:value="20" table:formula="of:=BITXOR([.$A65];[.AS$1])" table:style-name="ce2">
            <text:p>000020</text:p>
          </table:table-cell>
          <table:table-cell office:value-type="float" office:value="19" table:formula="of:=BITXOR([.$A65];[.AT$1])" table:style-name="ce2">
            <text:p>000019</text:p>
          </table:table-cell>
          <table:table-cell office:value-type="float" office:value="18" table:formula="of:=BITXOR([.$A65];[.AU$1])" table:style-name="ce2">
            <text:p>000018</text:p>
          </table:table-cell>
          <table:table-cell office:value-type="float" office:value="17" table:formula="of:=BITXOR([.$A65];[.AV$1])" table:style-name="ce2">
            <text:p>000017</text:p>
          </table:table-cell>
          <table:table-cell office:value-type="float" office:value="16" table:formula="of:=BITXOR([.$A65];[.AW$1])" table:style-name="ce2">
            <text:p>000016</text:p>
          </table:table-cell>
          <table:table-cell office:value-type="float" office:value="15" table:formula="of:=BITXOR([.$A65];[.AX$1])" table:style-name="ce2">
            <text:p>000015</text:p>
          </table:table-cell>
          <table:table-cell office:value-type="float" office:value="14" table:formula="of:=BITXOR([.$A65];[.AY$1])" table:style-name="ce2">
            <text:p>000014</text:p>
          </table:table-cell>
          <table:table-cell office:value-type="float" office:value="13" table:formula="of:=BITXOR([.$A65];[.AZ$1])" table:style-name="ce2">
            <text:p>000013</text:p>
          </table:table-cell>
          <table:table-cell office:value-type="float" office:value="12" table:formula="of:=BITXOR([.$A65];[.BA$1])" table:style-name="ce2">
            <text:p>000012</text:p>
          </table:table-cell>
          <table:table-cell office:value-type="float" office:value="11" table:formula="of:=BITXOR([.$A65];[.BB$1])" table:style-name="ce2">
            <text:p>000011</text:p>
          </table:table-cell>
          <table:table-cell office:value-type="float" office:value="10" table:formula="of:=BITXOR([.$A65];[.BC$1])" table:style-name="ce2">
            <text:p>000010</text:p>
          </table:table-cell>
          <table:table-cell office:value-type="float" office:value="9" table:formula="of:=BITXOR([.$A65];[.BD$1])" table:style-name="ce2">
            <text:p>000009</text:p>
          </table:table-cell>
          <table:table-cell office:value-type="float" office:value="8" table:formula="of:=BITXOR([.$A65];[.BE$1])" table:style-name="ce2">
            <text:p>000008</text:p>
          </table:table-cell>
          <table:table-cell office:value-type="float" office:value="7" table:formula="of:=BITXOR([.$A65];[.BF$1])" table:style-name="ce2">
            <text:p>000007</text:p>
          </table:table-cell>
          <table:table-cell office:value-type="float" office:value="6" table:formula="of:=BITXOR([.$A65];[.BG$1])" table:style-name="ce2">
            <text:p>000006</text:p>
          </table:table-cell>
          <table:table-cell office:value-type="float" office:value="5" table:formula="of:=BITXOR([.$A65];[.BH$1])" table:style-name="ce2">
            <text:p>000005</text:p>
          </table:table-cell>
          <table:table-cell office:value-type="float" office:value="4" table:formula="of:=BITXOR([.$A65];[.BI$1])" table:style-name="ce2">
            <text:p>000004</text:p>
          </table:table-cell>
          <table:table-cell office:value-type="float" office:value="3" table:formula="of:=BITXOR([.$A65];[.BJ$1])" table:style-name="ce2">
            <text:p>000003</text:p>
          </table:table-cell>
          <table:table-cell office:value-type="float" office:value="2" table:formula="of:=BITXOR([.$A65];[.BK$1])" table:style-name="ce2">
            <text:p>000002</text:p>
          </table:table-cell>
          <table:table-cell office:value-type="float" office:value="1" table:formula="of:=BITXOR([.$A65];[.BL$1])" table:style-name="ce2">
            <text:p>000001</text:p>
          </table:table-cell>
          <table:table-cell office:value-type="float" office:value="0" table:formula="of:=BITXOR([.$A65];[.BM$1])" table:style-name="ce2">
            <text:p>000000</text:p>
          </table:table-cell>
          <table:table-cell table:number-columns-repeated="16319"/>
        </table:table-row>
        <table:table-row table:number-rows-repeated="104851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number-style style:name="N36">
      <number:number number:decimal-places="0" number:min-decimal-places="0" number:min-integer-digits="6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meta:initial-creator>Oleksandr Nedosiek (275978)</meta:initial-creator>
    <dc:creator>Oleksandr Nedosiek (275978)</dc:creator>
    <meta:creation-date>2024-10-28T16:19:31Z</meta:creation-date>
    <dc:date>2024-10-29T09:01:52Z</dc:date>
  </office:meta>
</office:document-meta>
</file>